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2.1154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1.2543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1.6756in"/>
    </style:style>
    <style:style style:name="co16" style:family="table-column">
      <style:table-column-properties fo:break-before="auto" style:column-width="2.0083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3972in"/>
    </style:style>
    <style:style style:name="co20" style:family="table-column">
      <style:table-column-properties fo:break-before="auto" style:column-width="1.3862in"/>
    </style:style>
    <style:style style:name="co21" style:family="table-column">
      <style:table-column-properties fo:break-before="auto" style:column-width="1.05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cc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2b2b2"/>
      <style:text-properties style:use-window-font-color="true" fo:font-size="12pt" style:font-size-asian="12pt" style:font-size-complex="12pt"/>
    </style:style>
    <style:style style:name="ce6" style:family="table-cell" style:parent-style-name="Default">
      <style:table-cell-properties fo:background-color="#999999"/>
      <style:text-properties style:use-window-font-color="true"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9999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22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22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22">
      <style:text-properties fo:font-size="12pt" style:font-size-asian="12pt" style:font-size-complex="12pt"/>
    </style:style>
    <style:style style:name="ce18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2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2">
      <style:table-cell-properties fo:background-color="transparen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cc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cccc"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28" style:family="table-cell" style:parent-style-name="Default">
      <style:table-cell-properties fo:background-color="#7e002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950e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33" style:family="table-cell" style:parent-style-name="Default" style:data-style-name="N122">
      <style:table-cell-properties fo:background-color="transparent" fo:border="0.06pt solid #000000"/>
      <style:text-properties fo:font-size="12pt" style:font-size-asian="12pt" style:font-size-complex="12pt"/>
    </style:style>
    <style:style style:name="ce34" style:family="table-cell" style:parent-style-name="Default" style:data-style-name="N122">
      <style:table-cell-properties fo:background-color="#579d1c" fo:border="0.06pt solid #000000"/>
      <style:text-properties fo:font-size="12pt" style:font-size-asian="12pt" style:font-size-complex="12pt"/>
    </style:style>
    <style:style style:name="ce35" style:family="table-cell" style:parent-style-name="Default" style:data-style-name="N122">
      <style:table-cell-properties fo:background-color="#7e0021" fo:border="0.06pt solid #000000"/>
      <style:text-properties fo:color="#000000" fo:font-size="12pt" style:font-size-asian="12pt" style:font-size-complex="12pt"/>
    </style:style>
    <style:style style:name="ce36" style:family="table-cell" style:parent-style-name="Default" style:data-style-name="N122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37" style:family="table-cell" style:parent-style-name="Default" style:data-style-name="N122">
      <style:table-cell-properties fo:background-color="transparent" fo:border="none"/>
      <style:text-properties fo:color="#000000" fo:font-size="12pt" style:font-size-asian="12pt" style:font-size-complex="12pt"/>
    </style:style>
    <style:style style:name="ce38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style:font-size-asian="12pt" style:font-size-complex="12pt"/>
    </style:style>
    <style:style style:name="ce42" style:family="table-cell" style:parent-style-name="Default" style:data-style-name="N122">
      <style:table-cell-properties fo:background-color="transparent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cccc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ackground-color="#ffcccc"/>
    </style:style>
    <style:style style:name="ce46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transparent" fo:border="0.06pt solid #000000"/>
      <style:text-properties fo:color="#ff3333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2pt" style:font-size-asian="12pt" style:font-size-complex="12pt"/>
    </style:style>
    <style:style style:name="ce51" style:family="table-cell" style:parent-style-name="Default" style:data-style-name="N122">
      <style:table-cell-properties fo:background-color="#579d1c" fo:border="0.06pt solid #000000"/>
      <style:text-properties style:use-window-font-color="true" fo:font-size="12pt" style:font-size-asian="12pt" style:font-size-complex="12pt"/>
    </style:style>
    <style:style style:name="ce52" style:family="table-cell" style:parent-style-name="Default">
      <style:table-cell-properties fo:background-color="#579d1c"/>
      <style:text-properties style:use-window-font-color="true"/>
    </style:style>
    <style:style style:name="ce53" style:family="table-cell" style:parent-style-name="Default" style:data-style-name="N122">
      <style:table-cell-properties fo:background-color="transparent" fo:border="0.06pt solid #000000"/>
      <style:text-properties style:use-window-font-color="true" fo:font-size="12pt" style:font-size-asian="12pt" style:font-size-complex="12pt"/>
    </style:style>
    <style:style style:name="ce54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55" style:family="table-cell" style:parent-style-name="Default" style:data-style-name="N122">
      <style:table-cell-properties fo:background-color="#000000" fo:border="0.06pt solid #000000"/>
      <style:text-properties fo:font-size="12pt" style:font-size-asian="12pt" style:font-size-complex="12pt"/>
    </style:style>
    <style:style style:name="ce56" style:family="table-cell" style:parent-style-name="Default" style:data-style-name="N122">
      <style:table-cell-properties fo:background-color="#7e0021" fo:border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transparent" fo:border="0.06pt solid #000000"/>
      <style:text-properties fo:color="#7e0021" fo:font-size="12pt" style:font-size-asian="12pt" style:font-size-complex="12pt"/>
    </style:style>
    <style:style style:name="ce58" style:family="table-cell" style:parent-style-name="Default" style:data-style-name="N122">
      <style:table-cell-properties fo:background-color="#ff950e" fo:border="0.06pt solid #000000"/>
      <style:text-properties style:use-window-font-color="true" fo:font-size="12pt" style:font-size-asian="12pt" style:font-size-complex="12pt"/>
    </style:style>
    <style:style style:name="ce59" style:family="table-cell" style:parent-style-name="Default" style:data-style-name="N122">
      <style:table-cell-properties fo:background-color="#7e0021" fo:border="0.06pt solid #000000"/>
      <style:text-properties style:use-window-font-color="true" fo:font-size="12pt" style:font-size-asian="12pt" style:font-size-complex="12pt"/>
    </style:style>
    <style:style style:name="ce60" style:family="table-cell" style:parent-style-name="Default">
      <style:table-cell-properties fo:background-color="#000000"/>
    </style:style>
    <style:style style:name="ce61" style:family="table-cell" style:parent-style-name="Default" style:data-style-name="N122">
      <style:table-cell-properties fo:background-color="#000000"/>
    </style:style>
    <style:style style:name="ce62" style:family="table-cell" style:parent-style-name="Default" style:data-style-name="N122">
      <style:table-cell-properties fo:background-color="#ff950e" fo:border="0.06pt solid #000000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ackground-color="#ccffcc" fo:border="0.06pt solid #000000"/>
      <style:text-properties style:use-window-font-color="true" fo:font-size="12pt" style:font-size-asian="12pt" style:font-size-complex="12pt"/>
    </style:style>
    <style:style style:name="ce64" style:family="table-cell" style:parent-style-name="Default" style:data-style-name="N122">
      <style:table-cell-properties fo:background-color="#ccffcc" fo:border="0.06pt solid #000000"/>
      <style:text-properties fo:font-size="12pt" style:font-size-asian="12pt" style:font-size-complex="12pt"/>
    </style:style>
    <style:style style:name="ce65" style:family="table-cell" style:parent-style-name="Default" style:data-style-name="N123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123">
      <style:table-cell-properties fo:background-color="#000000" fo:border="0.06pt solid #000000"/>
      <style:text-properties fo:font-size="12pt" style:font-size-asian="12pt" style:font-size-complex="12pt"/>
    </style:style>
    <style:style style:name="ce67" style:family="table-cell" style:parent-style-name="Default" style:data-style-name="N123">
      <style:table-cell-properties fo:background-color="#ccffcc" fo:border="0.06pt solid #000000"/>
      <style:text-properties fo:font-size="12pt" style:font-size-asian="12pt" style:font-size-complex="12pt"/>
    </style:style>
    <style:style style:name="ce68" style:family="table-cell" style:parent-style-name="Default" style:data-style-name="N123">
      <style:text-properties fo:font-size="12pt" style:font-size-asian="12pt" style:font-size-complex="12pt"/>
    </style:style>
    <style:style style:name="ce69" style:family="table-cell" style:parent-style-name="Default" style:data-style-name="N123">
      <style:table-cell-properties fo:background-color="transparent"/>
      <style:text-properties fo:font-size="12pt" style:font-size-asian="12pt" style:font-size-complex="12pt"/>
    </style:style>
    <style:style style:name="ce70" style:family="table-cell" style:parent-style-name="Default" style:data-style-name="N123">
      <style:table-cell-properties fo:background-color="transparent" fo:border="0.06pt solid #000000"/>
      <style:text-properties fo:font-size="12pt" style:font-size-asian="12pt" style:font-size-complex="12pt"/>
    </style:style>
    <style:style style:name="ce71" style:family="table-cell" style:parent-style-name="Default" style:data-style-name="N123">
      <style:table-cell-properties fo:background-color="transparent" fo:border="none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5" style:family="table-cell" style:parent-style-name="Default">
      <style:table-cell-properties fo:background-color="transparent"/>
      <style:text-properties fo:color="#7e0021" fo:font-size="12pt" style:font-size-asian="12pt" style:font-size-complex="12pt"/>
    </style:style>
    <style:style style:name="ce76" style:family="table-cell" style:parent-style-name="Default" style:data-style-name="N122">
      <style:table-cell-properties fo:background-color="transparent"/>
      <style:text-properties fo:color="#7e0021" fo:font-size="12pt" style:font-size-asian="12pt" style:font-size-complex="12pt"/>
    </style:style>
    <style:style style:name="ce77" style:family="table-cell" style:parent-style-name="Default" style:data-style-name="N122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fo:color="#7e002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fo:background-color="transparent"/>
    </style:style>
    <style:style style:name="ce84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60">
      <style:table-cell-properties fo:background-color="#ffcccc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ffcccc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ackground-color="#ffcccc"/>
      <style:text-properties fo:color="#000000" fo:font-size="12pt" style:font-size-asian="12pt" style:font-size-complex="12pt"/>
    </style:style>
    <style:style style:name="ce94" style:family="table-cell" style:parent-style-name="Default">
      <style:table-cell-properties fo:background-color="#ffcccc" fo:border="none"/>
    </style:style>
    <style:style style:name="ce95" style:family="table-cell" style:parent-style-name="Default">
      <style:table-cell-properties fo:background-color="transparent" fo:border="none"/>
    </style:style>
    <style:style style:name="ce96" style:family="table-cell" style:parent-style-name="Default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60">
      <style:table-cell-properties fo:background-color="transparent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cccc" fo:border="0.06pt solid #000000"/>
      <style:text-properties style:use-window-font-color="true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2pt" style:font-size-asian="12pt" style:font-size-complex="12pt"/>
    </style:style>
    <style:style style:name="ce102" style:family="table-cell" style:parent-style-name="Default">
      <style:table-cell-properties fo:background-color="transparent" fo:border="0.06pt solid #000000"/>
      <style:text-properties fo:color="#ff3333" style:font-name="Liberation Sans" fo:font-size="12pt" style:font-name-asian="Droid Sans Fallback" style:font-size-asian="12pt" style:font-name-complex="FreeSans" style:font-size-complex="12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ffcccc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ffcccc" fo:border="0.06pt solid #000000"/>
    </style:style>
    <style:style style:name="ce106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order-bottom="none" fo:background-color="#ff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 fo:border="0.06pt solid #000000"/>
      <style:text-properties fo:color="#000000" style:font-name="Liberation Sans" fo:font-size="12pt" style:font-name-asian="Droid Sans Fallback" style:font-size-asian="12pt" style:font-name-complex="FreeSans" style:font-size-complex="12pt"/>
    </style:style>
    <style:style style:name="ce109" style:family="table-cell" style:parent-style-name="Default">
      <style:table-cell-properties fo:background-color="#000000" fo:border="0.06pt solid #000000"/>
      <style:text-properties fo:color="#000000" fo:font-size="12pt" style:font-size-asian="12pt" style:font-size-complex="12pt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-bottom="none" fo:background-color="#ffcccc" fo:border-left="0.06pt solid #000000" fo:border-right="none" fo:border-top="none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ffcccc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999999"/>
    </style:style>
    <style:style style:name="ce115" style:family="table-cell" style:parent-style-name="Default">
      <style:table-cell-properties fo:background-color="#ffcccc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cccc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ffcccc"/>
      <style:text-properties style:use-window-font-color="true" fo:font-size="12pt" style:font-size-asian="12pt" style:font-size-complex="12pt"/>
    </style:style>
    <style:style style:name="ce118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000000" fo:border="0.06pt solid #000000"/>
      <style:text-properties style:use-window-font-color="true" fo:font-size="12pt" style:font-size-asian="12pt" style:font-size-complex="12pt"/>
    </style:style>
    <style:style style:name="ce120" style:family="table-cell" style:parent-style-name="Default">
      <style:table-cell-properties fo:border-bottom="none" fo:background-color="#ffcccc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121" style:family="table-cell" style:parent-style-name="Default">
      <style:table-cell-properties fo:border-bottom="none" fo:background-color="#ffcccc" fo:border-left="none" fo:border-right="0.06pt solid #000000" fo:border-top="none"/>
      <style:text-properties style:use-window-font-color="true" fo:font-size="12pt" style:font-size-asian="12pt" style:font-size-complex="12pt"/>
    </style:style>
    <style:style style:name="ce122" style:family="table-cell" style:parent-style-name="Default">
      <style:table-cell-properties fo:background-color="#ffcccc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3" table:number-columns-repeated="2" table:default-cell-style-name="ce8"/>
        <table:table-column table:style-name="co10" table:default-cell-style-name="ce8"/>
        <table:table-column table:style-name="co3" table:number-columns-repeated="1009" table:default-cell-style-name="ce8"/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170632" calcext:value-type="float">
            <text:p>17063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35" calcext:value-type="float">
            <text:p>35</text:p>
          </table:table-cell>
          <table:table-cell table:style-name="ce21" office:value-type="float" office:value="890" calcext:value-type="float">
            <text:p>890</text:p>
          </table:table-cell>
          <table:table-cell table:style-name="ce21" office:value-type="float" office:value="38465" calcext:value-type="float">
            <text:p>38465</text:p>
          </table:table-cell>
          <table:table-cell table:style-name="ce21" table:formula="of:=HFqoi-[.B8]" office:value-type="float" office:value="-84640" calcext:value-type="float">
            <text:p>-84640</text:p>
          </table:table-cell>
          <table:table-cell table:style-name="ce21" table:formula="of:=[.H8]/HFqoi" office:value-type="float" office:value="-0.984277607219276" calcext:value-type="float">
            <text:p>-0.9842776072</text:p>
          </table:table-cell>
          <table:table-cell table:style-name="ce21" table:formula="of:=[.D8]+[.E8]+[.F8]" office:value-type="float" office:value="960" calcext:value-type="float">
            <text:p>960</text:p>
          </table:table-cell>
          <table:table-cell table:number-columns-repeated="2" table:style-name="ce21" office:value-type="float" office:value="1140" calcext:value-type="float">
            <text:p>114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70370" calcext:value-type="float">
            <text:p>170370</text:p>
          </table:table-cell>
          <table:table-cell table:style-name="ce21" office:value-type="float" office:value="11.5" calcext:value-type="float">
            <text:p>11.5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-5062" calcext:value-type="float">
            <text:p>-5062</text:p>
          </table:table-cell>
          <table:table-cell table:style-name="ce21" table:formula="of:=HFqoi-[.B9]" office:value-type="float" office:value="-84378" calcext:value-type="float">
            <text:p>-84378</text:p>
          </table:table-cell>
          <table:table-cell table:style-name="ce21" table:formula="of:=[.H9]/HFqoi" office:value-type="float" office:value="-0.981230812168574" calcext:value-type="float">
            <text:p>-0.9812308122</text:p>
          </table:table-cell>
          <table:table-cell table:style-name="ce21" table:formula="of:=[.D9]+[.E9]+[.F9]" office:value-type="float" office:value="1630" calcext:value-type="float">
            <text:p>1630</text:p>
          </table:table-cell>
          <table:table-cell table:style-name="ce21" table:formula="of:=[.L9]-[.L8]" office:value-type="float" office:value="1790" calcext:value-type="float">
            <text:p>1790</text:p>
          </table:table-cell>
          <table:table-cell table:style-name="ce21" office:value-type="float" office:value="2930" calcext:value-type="float">
            <text:p>29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88756" calcext:value-type="float">
            <text:p>88756</text:p>
          </table:table-cell>
          <table:table-cell table:style-name="ce21" office:value-type="float" office:value="27.1" calcext:value-type="float">
            <text:p>27.1</text:p>
          </table:table-cell>
          <table:table-cell table:style-name="ce21" office:value-type="float" office:value="970" calcext:value-type="float">
            <text:p>97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office:value-type="float" office:value="830" calcext:value-type="float">
            <text:p>830</text:p>
          </table:table-cell>
          <table:table-cell table:style-name="ce21" office:value-type="float" office:value="-2769" calcext:value-type="float">
            <text:p>-2769</text:p>
          </table:table-cell>
          <table:table-cell table:style-name="ce21" table:formula="of:=HFqoi-[.B10]" office:value-type="float" office:value="-2764" calcext:value-type="float">
            <text:p>-2764</text:p>
          </table:table-cell>
          <table:table-cell table:style-name="ce21" table:formula="of:=[.H10]/HFqoi" office:value-type="float" office:value="-0.0321425248860359" calcext:value-type="float">
            <text:p>-0.0321425249</text:p>
          </table:table-cell>
          <table:table-cell table:style-name="ce21" table:formula="of:=[.D10]+[.E10]+[.F10]" office:value-type="float" office:value="2445" calcext:value-type="float">
            <text:p>2445</text:p>
          </table:table-cell>
          <table:table-cell table:style-name="ce21" table:formula="of:=[.L10]-[.L9]" office:value-type="float" office:value="2640" calcext:value-type="float">
            <text:p>2640</text:p>
          </table:table-cell>
          <table:table-cell table:style-name="ce21" office:value-type="float" office:value="5570" calcext:value-type="float">
            <text:p>55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85976" calcext:value-type="float">
            <text:p>85976</text:p>
          </table:table-cell>
          <table:table-cell table:style-name="ce21" office:value-type="float" office:value="40.7" calcext:value-type="float">
            <text:p>40.7</text:p>
          </table:table-cell>
          <table:table-cell table:style-name="ce21" office:value-type="float" office:value="1270" calcext:value-type="float">
            <text:p>1270</text:p>
          </table:table-cell>
          <table:table-cell table:style-name="ce21" office:value-type="float" office:value="780" calcext:value-type="float">
            <text:p>780</text:p>
          </table:table-cell>
          <table:table-cell table:style-name="ce21" office:value-type="float" office:value="850" calcext:value-type="float">
            <text:p>850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formula="of:=HFqoi-[.B11]" office:value-type="float" office:value="16" calcext:value-type="float">
            <text:p>16</text:p>
          </table:table-cell>
          <table:table-cell table:style-name="ce21" table:formula="of:=[.H11]/HFqoi" office:value-type="float" office:value="0.000186063819890222" calcext:value-type="float">
            <text:p>0.0001860638</text:p>
          </table:table-cell>
          <table:table-cell table:style-name="ce21" table:formula="of:=[.D11]+[.E11]+[.F11]" office:value-type="float" office:value="2900" calcext:value-type="float">
            <text:p>2900</text:p>
          </table:table-cell>
          <table:table-cell table:style-name="ce21" table:formula="of:=[.L11]-[.L10]" office:value-type="float" office:value="3110" calcext:value-type="float">
            <text:p>3110</text:p>
          </table:table-cell>
          <table:table-cell table:style-name="ce21" office:value-type="float" office:value="8680" calcext:value-type="float">
            <text:p>868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85992" calcext:value-type="float">
            <text:p>8599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60" calcext:value-type="float">
            <text:p>660</text:p>
          </table:table-cell>
          <table:table-cell table:style-name="ce48" table:number-columns-repeated="5"/>
          <table:table-cell table:style-name="ce21" office:value-type="float" office:value="660" calcext:value-type="float">
            <text:p>660</text:p>
          </table:table-cell>
          <table:table-cell table:style-name="ce48"/>
          <table:table-cell table:style-name="ce21" office:value-type="float" office:value="830" calcext:value-type="float">
            <text:p>83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2"/>
          <table:table-cell table:style-name="ce38" office:value-type="string" calcext:value-type="string" table:number-columns-spanned="4" table:number-rows-spanned="1">
            <text:p>inverse</text:p>
          </table:table-cell>
          <table:covered-table-cell table:number-columns-repeated="2" table:style-name="ce43"/>
          <table:covered-table-cell table:style-name="ce2"/>
          <table:table-cell table:style-name="ce3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3"/>
          <table:covered-table-cell table:style-name="ce2"/>
          <table:table-cell table:style-name="ce7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3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8" office:value-type="float" office:value="24" calcext:value-type="float">
            <text:p>24</text:p>
          </table:table-cell>
          <table:table-cell table:style-name="ce21" office:value-type="float" office:value="28611" calcext:value-type="float">
            <text:p>28611</text:p>
          </table:table-cell>
          <table:table-cell table:style-name="ce21" table:formula="of:=[.D16]*[.E16]" office:value-type="float" office:value="686664" calcext:value-type="float">
            <text:p>68666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+17" office:value-type="float" office:value="34" calcext:value-type="float">
            <text:p>34</text:p>
          </table:table-cell>
          <table:table-cell table:style-name="ce21" table:formula="of:=[.E16]" office:value-type="float" office:value="28611" calcext:value-type="float">
            <text:p>28611</text:p>
          </table:table-cell>
          <table:table-cell table:style-name="ce21" table:formula="of:=[.H16]*[.I16]" office:value-type="float" office:value="972774" calcext:value-type="float">
            <text:p>97277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73+18+217+34" office:value-type="float" office:value="342" calcext:value-type="float">
            <text:p>34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16]*[.M16]" office:value-type="float" office:value="72625410" calcext:value-type="float">
            <text:p>72625410</text:p>
          </table:table-cell>
          <table:table-cell table:style-name="ce2" table:formula="of:=[.F16]+[.J16]+[.N16]" office:value-type="float" office:value="74284848" calcext:value-type="float">
            <text:p>74284848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1.5" calcext:value-type="float">
            <text:p>11.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51+47+44+37+23+6" office:value-type="float" office:value="208" calcext:value-type="float">
            <text:p>208</text:p>
          </table:table-cell>
          <table:table-cell table:style-name="ce21" office:value-type="float" office:value="53118" calcext:value-type="float">
            <text:p>53118</text:p>
          </table:table-cell>
          <table:table-cell table:style-name="ce21" table:formula="of:=[.D17]*[.E17]" office:value-type="float" office:value="11048544" calcext:value-type="float">
            <text:p>1104854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7+48" office:value-type="float" office:value="95" calcext:value-type="float">
            <text:p>95</text:p>
          </table:table-cell>
          <table:table-cell table:style-name="ce21" table:formula="of:=[.E17]" office:value-type="float" office:value="53118" calcext:value-type="float">
            <text:p>53118</text:p>
          </table:table-cell>
          <table:table-cell table:style-name="ce21" table:formula="of:=[.H17]*[.I17]" office:value-type="float" office:value="5046210" calcext:value-type="float">
            <text:p>504621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4+7+24+23" office:value-type="float" office:value="78" calcext:value-type="float">
            <text:p>78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17]*[.M17]" office:value-type="float" office:value="16563690" calcext:value-type="float">
            <text:p>16563690</text:p>
          </table:table-cell>
          <table:table-cell table:style-name="ce2" table:formula="of:=[.F17]+[.J17]+[.N17]" office:value-type="float" office:value="32658444" calcext:value-type="float">
            <text:p>32658444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27.1" calcext:value-type="float">
            <text:p>27.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51+46+39+17" office:value-type="float" office:value="153" calcext:value-type="float">
            <text:p>153</text:p>
          </table:table-cell>
          <table:table-cell table:style-name="ce21" office:value-type="float" office:value="83238" calcext:value-type="float">
            <text:p>83238</text:p>
          </table:table-cell>
          <table:table-cell table:style-name="ce21" table:formula="of:=[.D18]*[.E18]" office:value-type="float" office:value="12735414" calcext:value-type="float">
            <text:p>1273541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1+51" office:value-type="float" office:value="102" calcext:value-type="float">
            <text:p>102</text:p>
          </table:table-cell>
          <table:table-cell table:style-name="ce21" table:formula="of:=[.E18]" office:value-type="float" office:value="83238" calcext:value-type="float">
            <text:p>83238</text:p>
          </table:table-cell>
          <table:table-cell table:style-name="ce21" table:formula="of:=[.H18]*[.I18]" office:value-type="float" office:value="8490276" calcext:value-type="float">
            <text:p>849027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5+5+25+23" office:value-type="float" office:value="78" calcext:value-type="float">
            <text:p>78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18]*[.M18]" office:value-type="float" office:value="16563690" calcext:value-type="float">
            <text:p>16563690</text:p>
          </table:table-cell>
          <table:table-cell table:style-name="ce2" table:formula="of:=[.F18]+[.J18]+[.N18]" office:value-type="float" office:value="37789380" calcext:value-type="float">
            <text:p>3778938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40.7" calcext:value-type="float">
            <text:p>40.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4+52+46+26+12" office:value-type="float" office:value="190" calcext:value-type="float">
            <text:p>190</text:p>
          </table:table-cell>
          <table:table-cell table:style-name="ce21" office:value-type="float" office:value="107802" calcext:value-type="float">
            <text:p>107802</text:p>
          </table:table-cell>
          <table:table-cell table:style-name="ce21" table:formula="of:=[.D19]*[.E19]" office:value-type="float" office:value="20482380" calcext:value-type="float">
            <text:p>2048238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92+174" office:value-type="float" office:value="266" calcext:value-type="float">
            <text:p>266</text:p>
          </table:table-cell>
          <table:table-cell table:style-name="ce21" table:formula="of:=[.E19]" office:value-type="float" office:value="107802" calcext:value-type="float">
            <text:p>107802</text:p>
          </table:table-cell>
          <table:table-cell table:style-name="ce21" table:formula="of:=[.H19]*[.I19]" office:value-type="float" office:value="28675332" calcext:value-type="float">
            <text:p>2867533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5+5+25+23" office:value-type="float" office:value="78" calcext:value-type="float">
            <text:p>78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19]*[.M19]" office:value-type="float" office:value="16563690" calcext:value-type="float">
            <text:p>16563690</text:p>
          </table:table-cell>
          <table:table-cell table:style-name="ce2" table:formula="of:=[.F19]+[.J19]+[.N19]" office:value-type="float" office:value="65721402" calcext:value-type="float">
            <text:p>65721402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30+17+27+23+20+15" office:value-type="float" office:value="132" calcext:value-type="float">
            <text:p>13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D20]*[.E20]" office:value-type="float" office:value="28030860" calcext:value-type="float">
            <text:p>28030860</text:p>
          </table:table-cell>
          <table:table-cell table:style-name="ce48" table:number-columns-repeated="8"/>
          <table:table-cell table:style-name="ce2" table:formula="of:=[.F20]+[.J20]+[.N20]" office:value-type="float" office:value="28030860" calcext:value-type="float">
            <text:p>28030860</text:p>
          </table:table-cell>
          <table:table-cell table:style-name="ce2" table:number-columns-repeated="1009"/>
        </table:table-row>
        <table:table-row table:style-name="ro1">
          <table:table-cell table:style-name="ce4" table:number-columns-repeated="3"/>
          <table:table-cell table:style-name="ce44"/>
          <table:table-cell table:style-name="ce4" table:number-columns-repeated="1020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/>
          <table:table-cell table:style-name="ce45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/>
          <table:table-cell table:style-name="ce45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/>
          <table:table-cell table:style-name="ce45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4"/>
          <table:table-cell table:style-name="ce2" table:number-columns-repeated="1008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170632" calcext:value-type="float">
            <text:p>17063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35" calcext:value-type="float">
            <text:p>35</text:p>
          </table:table-cell>
          <table:table-cell table:style-name="ce21" office:value-type="float" office:value="850" calcext:value-type="float">
            <text:p>850</text:p>
          </table:table-cell>
          <table:table-cell table:style-name="ce21" office:value-type="float" office:value="38465" calcext:value-type="float">
            <text:p>38465</text:p>
          </table:table-cell>
          <table:table-cell table:style-name="ce21" table:formula="of:=HFqoi-[.B29]" office:value-type="float" office:value="-84640" calcext:value-type="float">
            <text:p>-84640</text:p>
          </table:table-cell>
          <table:table-cell table:style-name="ce21" table:formula="of:=[.H29]/HFqoi" office:value-type="float" office:value="-0.984277607219276" calcext:value-type="float">
            <text:p>-0.9842776072</text:p>
          </table:table-cell>
          <table:table-cell table:style-name="ce21" table:formula="of:=[.D29]+[.E29]+[.F29]" office:value-type="float" office:value="920" calcext:value-type="float">
            <text:p>920</text:p>
          </table:table-cell>
          <table:table-cell table:number-columns-repeated="2" table:style-name="ce21" office:value-type="float" office:value="1090" calcext:value-type="float">
            <text:p>109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70239" calcext:value-type="float">
            <text:p>170239</text:p>
          </table:table-cell>
          <table:table-cell table:style-name="ce21" office:value-type="float" office:value="7.6" calcext:value-type="float">
            <text:p>7.6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-5371" calcext:value-type="float">
            <text:p>-5371</text:p>
          </table:table-cell>
          <table:table-cell table:style-name="ce21" table:formula="of:=HFqoi-[.B30]" office:value-type="float" office:value="-84247" calcext:value-type="float">
            <text:p>-84247</text:p>
          </table:table-cell>
          <table:table-cell table:style-name="ce21" table:formula="of:=[.H30]/HFqoi" office:value-type="float" office:value="-0.979707414643223" calcext:value-type="float">
            <text:p>-0.9797074146</text:p>
          </table:table-cell>
          <table:table-cell table:style-name="ce21" table:formula="of:=[.D30]+[.E30]+[.F30]" office:value-type="float" office:value="1440" calcext:value-type="float">
            <text:p>1440</text:p>
          </table:table-cell>
          <table:table-cell table:style-name="ce21" table:formula="of:=[.L30]-[.L29]" office:value-type="float" office:value="1590" calcext:value-type="float">
            <text:p>1590</text:p>
          </table:table-cell>
          <table:table-cell table:style-name="ce21" office:value-type="float" office:value="2680" calcext:value-type="float">
            <text:p>268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91311" calcext:value-type="float">
            <text:p>91311</text:p>
          </table:table-cell>
          <table:table-cell table:style-name="ce21" office:value-type="float" office:value="16.9" calcext:value-type="float">
            <text:p>16.9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530" calcext:value-type="float">
            <text:p>530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-4692" calcext:value-type="float">
            <text:p>-4692</text:p>
          </table:table-cell>
          <table:table-cell table:style-name="ce21" table:formula="of:=HFqoi-[.B31]" office:value-type="float" office:value="-5319" calcext:value-type="float">
            <text:p>-5319</text:p>
          </table:table-cell>
          <table:table-cell table:style-name="ce21" table:formula="of:=[.H31]/HFqoi" office:value-type="float" office:value="-0.0618545911247558" calcext:value-type="float">
            <text:p>-0.0618545911</text:p>
          </table:table-cell>
          <table:table-cell table:style-name="ce21" table:formula="of:=[.D31]+[.E31]+[.F31]" office:value-type="float" office:value="1990" calcext:value-type="float">
            <text:p>1990</text:p>
          </table:table-cell>
          <table:table-cell table:style-name="ce21" table:formula="of:=[.L31]-[.L30]" office:value-type="float" office:value="2150" calcext:value-type="float">
            <text:p>2150</text:p>
          </table:table-cell>
          <table:table-cell table:style-name="ce21" office:value-type="float" office:value="4830" calcext:value-type="float">
            <text:p>48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87280" calcext:value-type="float">
            <text:p>87280</text:p>
          </table:table-cell>
          <table:table-cell table:style-name="ce21" office:value-type="float" office:value="24.4" calcext:value-type="float">
            <text:p>24.4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-1158" calcext:value-type="float">
            <text:p>-1158</text:p>
          </table:table-cell>
          <table:table-cell table:style-name="ce21" table:formula="of:=HFqoi-[.B32]" office:value-type="float" office:value="-1288" calcext:value-type="float">
            <text:p>-1288</text:p>
          </table:table-cell>
          <table:table-cell table:style-name="ce21" table:formula="of:=[.H32]/HFqoi" office:value-type="float" office:value="-0.0149781375011629" calcext:value-type="float">
            <text:p>-0.0149781375</text:p>
          </table:table-cell>
          <table:table-cell table:style-name="ce21" table:formula="of:=[.D32]+[.E32]+[.F32]" office:value-type="float" office:value="2210" calcext:value-type="float">
            <text:p>2210</text:p>
          </table:table-cell>
          <table:table-cell table:style-name="ce21" table:formula="of:=[.L32]-[.L31]" office:value-type="float" office:value="2380" calcext:value-type="float">
            <text:p>2380</text:p>
          </table:table-cell>
          <table:table-cell table:style-name="ce21" office:value-type="float" office:value="7210" calcext:value-type="float">
            <text:p>721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 office:value-type="float" office:value="86184" calcext:value-type="float">
            <text:p>86184</text:p>
          </table:table-cell>
          <table:table-cell table:style-name="ce21" office:value-type="float" office:value="32.9" calcext:value-type="float">
            <text:p>32.9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640" calcext:value-type="float">
            <text:p>640</text:p>
          </table:table-cell>
          <table:table-cell table:style-name="ce21" office:value-type="float" office:value="830" calcext:value-type="float">
            <text:p>830</text:p>
          </table:table-cell>
          <table:table-cell table:style-name="ce21" office:value-type="float" office:value="-198" calcext:value-type="float">
            <text:p>-198</text:p>
          </table:table-cell>
          <table:table-cell table:style-name="ce21" table:formula="of:=HFqoi-[.B33]" office:value-type="float" office:value="-192" calcext:value-type="float">
            <text:p>-192</text:p>
          </table:table-cell>
          <table:table-cell table:style-name="ce21" table:formula="of:=[.H33]/HFqoi" office:value-type="float" office:value="-0.00223276583868267" calcext:value-type="float">
            <text:p>-0.0022327658</text:p>
          </table:table-cell>
          <table:table-cell table:style-name="ce21" table:formula="of:=[.D33]+[.E33]+[.F33]" office:value-type="float" office:value="2370" calcext:value-type="float">
            <text:p>2370</text:p>
          </table:table-cell>
          <table:table-cell table:style-name="ce21" table:formula="of:=[.L33]-[.L32]" office:value-type="float" office:value="2560" calcext:value-type="float">
            <text:p>2560</text:p>
          </table:table-cell>
          <table:table-cell table:style-name="ce21" office:value-type="float" office:value="9770" calcext:value-type="float">
            <text:p>97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85992" calcext:value-type="float">
            <text:p>8599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60" calcext:value-type="float">
            <text:p>660</text:p>
          </table:table-cell>
          <table:table-cell table:style-name="ce48" table:number-columns-repeated="5"/>
          <table:table-cell table:style-name="ce21" office:value-type="float" office:value="660" calcext:value-type="float">
            <text:p>660</text:p>
          </table:table-cell>
          <table:table-cell table:style-name="ce48"/>
          <table:table-cell table:style-name="ce21" office:value-type="float" office:value="830" calcext:value-type="float">
            <text:p>83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2"/>
          <table:table-cell table:style-name="ce38" office:value-type="string" calcext:value-type="string" table:number-columns-spanned="4" table:number-rows-spanned="1">
            <text:p>inverse</text:p>
          </table:table-cell>
          <table:covered-table-cell table:number-columns-repeated="2" table:style-name="ce43"/>
          <table:covered-table-cell table:style-name="ce2"/>
          <table:table-cell table:style-name="ce3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3"/>
          <table:covered-table-cell table:style-name="ce2"/>
          <table:table-cell table:style-name="ce7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3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8" office:value-type="float" office:value="24" calcext:value-type="float">
            <text:p>24</text:p>
          </table:table-cell>
          <table:table-cell table:style-name="ce21" office:value-type="float" office:value="28611" calcext:value-type="float">
            <text:p>28611</text:p>
          </table:table-cell>
          <table:table-cell table:style-name="ce21" table:formula="of:=[.E38]*[.D38]" office:value-type="float" office:value="686664" calcext:value-type="float">
            <text:p>68666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+17" office:value-type="float" office:value="34" calcext:value-type="float">
            <text:p>34</text:p>
          </table:table-cell>
          <table:table-cell table:style-name="ce21" table:formula="of:=[.E38]" office:value-type="float" office:value="28611" calcext:value-type="float">
            <text:p>28611</text:p>
          </table:table-cell>
          <table:table-cell table:style-name="ce21" table:formula="of:=[.I38]*[.H38]" office:value-type="float" office:value="972774" calcext:value-type="float">
            <text:p>97277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73+18+217+34" office:value-type="float" office:value="342" calcext:value-type="float">
            <text:p>34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38]*[.M38]" office:value-type="float" office:value="72625410" calcext:value-type="float">
            <text:p>72625410</text:p>
          </table:table-cell>
          <table:table-cell table:style-name="ce2" table:formula="of:=[.F38]+[.J38]+[.N38]" office:value-type="float" office:value="74284848" calcext:value-type="float">
            <text:p>74284848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7.6" calcext:value-type="float">
            <text:p>7.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(52+48+43+33+9)" office:value-type="float" office:value="185" calcext:value-type="float">
            <text:p>185</text:p>
          </table:table-cell>
          <table:table-cell table:style-name="ce21" office:value-type="float" office:value="45261" calcext:value-type="float">
            <text:p>45261</text:p>
          </table:table-cell>
          <table:table-cell table:style-name="ce21" table:formula="of:=[.E39]*[.D39]" office:value-type="float" office:value="8373285" calcext:value-type="float">
            <text:p>837328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8+46" office:value-type="float" office:value="94" calcext:value-type="float">
            <text:p>94</text:p>
          </table:table-cell>
          <table:table-cell table:style-name="ce21" table:formula="of:=[.E39]" office:value-type="float" office:value="45261" calcext:value-type="float">
            <text:p>45261</text:p>
          </table:table-cell>
          <table:table-cell table:style-name="ce21" table:formula="of:=[.I39]*[.H39]" office:value-type="float" office:value="4254534" calcext:value-type="float">
            <text:p>425453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4+8+25+25" office:value-type="float" office:value="82" calcext:value-type="float">
            <text:p>8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39]*[.M39]" office:value-type="float" office:value="17413110" calcext:value-type="float">
            <text:p>17413110</text:p>
          </table:table-cell>
          <table:table-cell table:style-name="ce2" table:formula="of:=[.F39]+[.J39]+[.N39]" office:value-type="float" office:value="30040929" calcext:value-type="float">
            <text:p>3004092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16.9" calcext:value-type="float">
            <text:p>16.9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(58+51+41+12)" office:value-type="float" office:value="162" calcext:value-type="float">
            <text:p>162</text:p>
          </table:table-cell>
          <table:table-cell table:style-name="ce21" office:value-type="float" office:value="64218" calcext:value-type="float">
            <text:p>64218</text:p>
          </table:table-cell>
          <table:table-cell table:style-name="ce21" table:formula="of:=[.E40]*[.D40]" office:value-type="float" office:value="10403316" calcext:value-type="float">
            <text:p>1040331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8+56" office:value-type="float" office:value="114" calcext:value-type="float">
            <text:p>114</text:p>
          </table:table-cell>
          <table:table-cell table:style-name="ce21" table:formula="of:=[.E40]" office:value-type="float" office:value="64218" calcext:value-type="float">
            <text:p>64218</text:p>
          </table:table-cell>
          <table:table-cell table:style-name="ce21" table:formula="of:=[.I40]*[.H40]" office:value-type="float" office:value="7320852" calcext:value-type="float">
            <text:p>732085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4+4+24+23" office:value-type="float" office:value="75" calcext:value-type="float">
            <text:p>75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40]*[.M40]" office:value-type="float" office:value="15926625" calcext:value-type="float">
            <text:p>15926625</text:p>
          </table:table-cell>
          <table:table-cell table:style-name="ce2" table:formula="of:=[.F40]+[.J40]+[.N40]" office:value-type="float" office:value="33650793" calcext:value-type="float">
            <text:p>33650793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24.4" calcext:value-type="float">
            <text:p>24.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(53+50+44+29+11)" office:value-type="float" office:value="187" calcext:value-type="float">
            <text:p>187</text:p>
          </table:table-cell>
          <table:table-cell table:style-name="ce21" office:value-type="float" office:value="77655" calcext:value-type="float">
            <text:p>77655</text:p>
          </table:table-cell>
          <table:table-cell table:style-name="ce21" table:formula="of:=[.E41]*[.D41]" office:value-type="float" office:value="14521485" calcext:value-type="float">
            <text:p>1452148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5+52" office:value-type="float" office:value="107" calcext:value-type="float">
            <text:p>107</text:p>
          </table:table-cell>
          <table:table-cell table:style-name="ce21" table:formula="of:=[.E41]" office:value-type="float" office:value="77655" calcext:value-type="float">
            <text:p>77655</text:p>
          </table:table-cell>
          <table:table-cell table:style-name="ce21" table:formula="of:=[.I41]*[.H41]" office:value-type="float" office:value="8309085" calcext:value-type="float">
            <text:p>830908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4+4+24+21" office:value-type="float" office:value="73" calcext:value-type="float">
            <text:p>73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41]*[.M41]" office:value-type="float" office:value="15501915" calcext:value-type="float">
            <text:p>15501915</text:p>
          </table:table-cell>
          <table:table-cell table:style-name="ce2" table:formula="of:=[.F41]+[.J41]+[.N41]" office:value-type="float" office:value="38332485" calcext:value-type="float">
            <text:p>3833248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 office:value-type="float" office:value="32.9" calcext:value-type="float">
            <text:p>32.9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54+50+40+16" office:value-type="float" office:value="160" calcext:value-type="float">
            <text:p>160</text:p>
          </table:table-cell>
          <table:table-cell table:style-name="ce21" office:value-type="float" office:value="93549" calcext:value-type="float">
            <text:p>93549</text:p>
          </table:table-cell>
          <table:table-cell table:style-name="ce21" table:formula="of:=[.E42]*[.D42]" office:value-type="float" office:value="14967840" calcext:value-type="float">
            <text:p>1496784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90+148" office:value-type="float" office:value="238" calcext:value-type="float">
            <text:p>238</text:p>
          </table:table-cell>
          <table:table-cell table:style-name="ce21" table:formula="of:=[.E42]" office:value-type="float" office:value="93549" calcext:value-type="float">
            <text:p>93549</text:p>
          </table:table-cell>
          <table:table-cell table:style-name="ce21" table:formula="of:=[.I42]*[.H42]" office:value-type="float" office:value="22264662" calcext:value-type="float">
            <text:p>2226466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4+4+24+21" office:value-type="float" office:value="73" calcext:value-type="float">
            <text:p>73</text:p>
          </table:table-cell>
          <table:table-cell table:style-name="ce21" office:value-type="float" office:value="212356" calcext:value-type="float">
            <text:p>212356</text:p>
          </table:table-cell>
          <table:table-cell table:style-name="ce21" table:formula="of:=[.L42]*[.M42]" office:value-type="float" office:value="15501988" calcext:value-type="float">
            <text:p>15501988</text:p>
          </table:table-cell>
          <table:table-cell table:style-name="ce2" table:formula="of:=[.F42]+[.J42]+[.N42]" office:value-type="float" office:value="52734490" calcext:value-type="float">
            <text:p>5273449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30+17+27+23+20+15" office:value-type="float" office:value="132" calcext:value-type="float">
            <text:p>13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E43]*[.D43]" office:value-type="float" office:value="28030860" calcext:value-type="float">
            <text:p>28030860</text:p>
          </table:table-cell>
          <table:table-cell table:style-name="ce48" table:number-columns-repeated="8"/>
          <table:table-cell table:style-name="ce2" table:formula="of:=[.F43]+[.J43]+[.N43]" office:value-type="float" office:value="28030860" calcext:value-type="float">
            <text:p>28030860</text:p>
          </table:table-cell>
          <table:table-cell table:style-name="ce2" table:number-columns-repeated="100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32x64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64x128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64x128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13352" calcext:value-type="float">
            <text:p>133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396" calcext:value-type="float">
            <text:p>396</text:p>
          </table:table-cell>
          <table:table-cell table:style-name="ce21" table:formula="of:=HFqoi2-[.B52]" office:value-type="float" office:value="2669" calcext:value-type="float">
            <text:p>2669</text:p>
          </table:table-cell>
          <table:table-cell table:style-name="ce21" table:formula="of:=[.H52]/HFqoi" office:value-type="float" office:value="0.0310377709554377" calcext:value-type="float">
            <text:p>0.031037771</text:p>
          </table:table-cell>
          <table:table-cell table:style-name="ce21" table:formula="of:=[.D52]+[.E52]+[.F52]" office:value-type="float" office:value="5.1" calcext:value-type="float">
            <text:p>5.1</text:p>
          </table:table-cell>
          <table:table-cell table:style-name="ce21" table:formula="of:=[.L52]" office:value-type="float" office:value="14" calcext:value-type="float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5588" calcext:value-type="float">
            <text:p>15588</text:p>
          </table:table-cell>
          <table:table-cell table:style-name="ce21" office:value-type="float" office:value="7.6" calcext:value-type="float">
            <text:p>7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6.2" calcext:value-type="float">
            <text:p>6.2</text:p>
          </table:table-cell>
          <table:table-cell table:style-name="ce21" office:value-type="float" office:value="505" calcext:value-type="float">
            <text:p>505</text:p>
          </table:table-cell>
          <table:table-cell table:style-name="ce21" table:formula="of:=HFqoi2-[.B53]" office:value-type="float" office:value="433" calcext:value-type="float">
            <text:p>433</text:p>
          </table:table-cell>
          <table:table-cell table:style-name="ce21" table:formula="of:=[.H53]/HFqoi" office:value-type="float" office:value="0.00503535212577914" calcext:value-type="float">
            <text:p>0.0050353521</text:p>
          </table:table-cell>
          <table:table-cell table:style-name="ce21" table:formula="of:=[.D53]+[.E53]+[.F53]" office:value-type="float" office:value="8.6" calcext:value-type="float">
            <text:p>8.6</text:p>
          </table:table-cell>
          <table:table-cell table:style-name="ce21" table:formula="of:=[.L53]-[.L52]" office:value-type="float" office:value="19" calcext:value-type="float">
            <text:p>19</text:p>
          </table:table-cell>
          <table:table-cell table:style-name="ce21" office:value-type="float" office:value="33" calcext:value-type="float">
            <text:p>33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16116" calcext:value-type="float">
            <text:p>16116</text:p>
          </table:table-cell>
          <table:table-cell table:style-name="ce21" office:value-type="float" office:value="16.3" calcext:value-type="float">
            <text:p>16.3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.1" calcext:value-type="float">
            <text:p>4.1</text:p>
          </table:table-cell>
          <table:table-cell table:style-name="ce21" office:value-type="float" office:value="-116" calcext:value-type="float">
            <text:p>-116</text:p>
          </table:table-cell>
          <table:table-cell table:style-name="ce21" table:formula="of:=HFqoi2-[.B54]" office:value-type="float" office:value="-95" calcext:value-type="float">
            <text:p>-95</text:p>
          </table:table-cell>
          <table:table-cell table:style-name="ce21" table:formula="of:=[.H54]/HFqoi" office:value-type="float" office:value="-0.0011047539305982" calcext:value-type="float">
            <text:p>-0.0011047539</text:p>
          </table:table-cell>
          <table:table-cell table:style-name="ce21" table:formula="of:=[.D54]+[.E54]+[.F54]" office:value-type="float" office:value="6.9" calcext:value-type="float">
            <text:p>6.9</text:p>
          </table:table-cell>
          <table:table-cell table:style-name="ce21" table:formula="of:=[.L54]-[.L53]" office:value-type="float" office:value="14" calcext:value-type="float">
            <text:p>14</text:p>
          </table:table-cell>
          <table:table-cell table:style-name="ce21" office:value-type="float" office:value="47" calcext:value-type="float">
            <text:p>47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6021" calcext:value-type="float">
            <text:p>1602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4.2" calcext:value-type="float">
            <text:p>4.2</text:p>
          </table:table-cell>
          <table:table-cell table:style-name="ce48" table:number-columns-repeated="5"/>
          <table:table-cell table:style-name="ce21" office:value-type="float" office:value="4.2" calcext:value-type="float">
            <text:p>4.2</text:p>
          </table:table-cell>
          <table:table-cell table:style-name="ce48"/>
          <table:table-cell table:style-name="ce21" table:formula="of:=[.D55]" office:value-type="float" office:value="4.2" calcext:value-type="float">
            <text:p>4.2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2"/>
          <table:table-cell table:style-name="ce38" office:value-type="string" calcext:value-type="string" table:number-columns-spanned="4" table:number-rows-spanned="1">
            <text:p>inverse</text:p>
          </table:table-cell>
          <table:covered-table-cell table:number-columns-repeated="2" table:style-name="ce43"/>
          <table:covered-table-cell table:style-name="ce2"/>
          <table:table-cell table:style-name="ce3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3"/>
          <table:covered-table-cell table:style-name="ce2"/>
          <table:table-cell table:style-name="ce7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3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17+4+3" office:value-type="float" office:value="24" calcext:value-type="float">
            <text:p>24</text:p>
          </table:table-cell>
          <table:table-cell table:style-name="ce21" office:value-type="float" office:value="6435" calcext:value-type="float">
            <text:p>6435</text:p>
          </table:table-cell>
          <table:table-cell table:style-name="ce21" table:formula="of:=[.D59]*[.E59]" office:value-type="float" office:value="154440" calcext:value-type="float">
            <text:p>15444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18+18+15" office:value-type="float" office:value="51" calcext:value-type="float">
            <text:p>51</text:p>
          </table:table-cell>
          <table:table-cell table:style-name="ce21" table:formula="of:=[.E59]" office:value-type="float" office:value="6435" calcext:value-type="float">
            <text:p>6435</text:p>
          </table:table-cell>
          <table:table-cell table:style-name="ce21" table:formula="of:=[.H59]*[.I59]" office:value-type="float" office:value="328185" calcext:value-type="float">
            <text:p>32818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35+37+35" office:value-type="float" office:value="107" calcext:value-type="float">
            <text:p>107</text:p>
          </table:table-cell>
          <table:table-cell table:style-name="ce21" office:value-type="float" office:value="25155" calcext:value-type="float">
            <text:p>25155</text:p>
          </table:table-cell>
          <table:table-cell table:style-name="ce21" table:formula="of:=[.L59]*[.M59]" office:value-type="float" office:value="2691585" calcext:value-type="float">
            <text:p>2691585</text:p>
          </table:table-cell>
          <table:table-cell table:style-name="ce2" table:formula="of:=[.F59]+[.J59]+[.N59]" office:value-type="float" office:value="3174210" calcext:value-type="float">
            <text:p>317421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7.6" calcext:value-type="float">
            <text:p>7.6</text:p>
          </table:table-cell>
          <table:table-cell table:style-name="ce2" office:value-type="float" office:value="3" calcext:value-type="float">
            <text:p>3</text:p>
          </table:table-cell>
          <table:table-cell table:style-name="ce21" table:formula="of:=27+23+16" office:value-type="float" office:value="66" calcext:value-type="float">
            <text:p>66</text:p>
          </table:table-cell>
          <table:table-cell table:style-name="ce21" office:value-type="float" office:value="7992" calcext:value-type="float">
            <text:p>7992</text:p>
          </table:table-cell>
          <table:table-cell table:style-name="ce21" table:formula="of:=[.D60]*[.E60]" office:value-type="float" office:value="527472" calcext:value-type="float">
            <text:p>52747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8+28" office:value-type="float" office:value="56" calcext:value-type="float">
            <text:p>56</text:p>
          </table:table-cell>
          <table:table-cell table:style-name="ce21" office:value-type="float" office:value="7992" calcext:value-type="float">
            <text:p>7992</text:p>
          </table:table-cell>
          <table:table-cell table:style-name="ce21" table:formula="of:=[.H60]*[.I60]" office:value-type="float" office:value="447552" calcext:value-type="float">
            <text:p>44755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34+37+34" office:value-type="float" office:value="105" calcext:value-type="float">
            <text:p>105</text:p>
          </table:table-cell>
          <table:table-cell table:style-name="ce21" office:value-type="float" office:value="25155" calcext:value-type="float">
            <text:p>25155</text:p>
          </table:table-cell>
          <table:table-cell table:style-name="ce21" table:formula="of:=[.L60]*[.M60]" office:value-type="float" office:value="2641275" calcext:value-type="float">
            <text:p>2641275</text:p>
          </table:table-cell>
          <table:table-cell table:style-name="ce2" table:formula="of:=[.F60]+[.J60]+[.N60]" office:value-type="float" office:value="3616299" calcext:value-type="float">
            <text:p>361629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16.3" calcext:value-type="float">
            <text:p>16.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31+28+20" office:value-type="float" office:value="112" calcext:value-type="float">
            <text:p>112</text:p>
          </table:table-cell>
          <table:table-cell table:style-name="ce21" office:value-type="float" office:value="9711" calcext:value-type="float">
            <text:p>9711</text:p>
          </table:table-cell>
          <table:table-cell table:style-name="ce21" table:formula="of:=[.D61]*[.E61]" office:value-type="float" office:value="1087632" calcext:value-type="float">
            <text:p>108763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6+33" office:value-type="float" office:value="69" calcext:value-type="float">
            <text:p>69</text:p>
          </table:table-cell>
          <table:table-cell table:style-name="ce21" office:value-type="float" office:value="9711" calcext:value-type="float">
            <text:p>9711</text:p>
          </table:table-cell>
          <table:table-cell table:style-name="ce21" table:formula="of:=[.H61]*[.I61]" office:value-type="float" office:value="670059" calcext:value-type="float">
            <text:p>67005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35+37+34" office:value-type="float" office:value="106" calcext:value-type="float">
            <text:p>106</text:p>
          </table:table-cell>
          <table:table-cell table:style-name="ce21" office:value-type="float" office:value="25155" calcext:value-type="float">
            <text:p>25155</text:p>
          </table:table-cell>
          <table:table-cell table:style-name="ce21" table:formula="of:=[.L61]*[.M61]" office:value-type="float" office:value="2666430" calcext:value-type="float">
            <text:p>2666430</text:p>
          </table:table-cell>
          <table:table-cell table:style-name="ce2" table:formula="of:=[.F61]+[.J61]+[.N61]" office:value-type="float" office:value="4424121" calcext:value-type="float">
            <text:p>4424121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36+11+36+33+24+6" office:value-type="float" office:value="146" calcext:value-type="float">
            <text:p>146</text:p>
          </table:table-cell>
          <table:table-cell table:style-name="ce21" office:value-type="float" office:value="25155" calcext:value-type="float">
            <text:p>25155</text:p>
          </table:table-cell>
          <table:table-cell table:style-name="ce21" table:formula="of:=[.D62]*[.E62]" office:value-type="float" office:value="3672630" calcext:value-type="float">
            <text:p>3672630</text:p>
          </table:table-cell>
          <table:table-cell table:style-name="ce48" table:number-columns-repeated="8"/>
          <table:table-cell table:style-name="ce2" table:formula="of:=[.F62]+[.J62]+[.N62]" office:value-type="float" office:value="3672630" calcext:value-type="float">
            <text:p>3672630</text:p>
          </table:table-cell>
          <table:table-cell table:style-name="ce2" table:number-columns-repeated="100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170632" calcext:value-type="float">
            <text:p>17063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50" calcext:value-type="float">
            <text:p>550</text:p>
          </table:table-cell>
          <table:table-cell table:style-name="ce21" office:value-type="float" office:value="38465" calcext:value-type="float">
            <text:p>38465</text:p>
          </table:table-cell>
          <table:table-cell table:style-name="ce21" table:formula="of:=HFqoi-[.B72]" office:value-type="float" office:value="-84640" calcext:value-type="float">
            <text:p>-84640</text:p>
          </table:table-cell>
          <table:table-cell table:style-name="ce21" table:formula="of:=[.H72]/HFqoi" office:value-type="float" office:value="-0.984277607219276" calcext:value-type="float">
            <text:p>-0.9842776072</text:p>
          </table:table-cell>
          <table:table-cell table:style-name="ce21" table:formula="of:=[.D72]+[.E72]+[.F72]" office:value-type="float" office:value="603" calcext:value-type="float">
            <text:p>603</text:p>
          </table:table-cell>
          <table:table-cell table:style-name="ce21" table:formula="of:=[.L72]" office:value-type="float" office:value="770" calcext:value-type="float">
            <text:p>770</text:p>
          </table:table-cell>
          <table:table-cell table:style-name="ce21" office:value-type="float" office:value="770" calcext:value-type="float">
            <text:p>7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70370" calcext:value-type="float">
            <text:p>170370</text:p>
          </table:table-cell>
          <table:table-cell table:style-name="ce21" office:value-type="float" office:value="11.5" calcext:value-type="float">
            <text:p>11.5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-5062" calcext:value-type="float">
            <text:p>-5062</text:p>
          </table:table-cell>
          <table:table-cell table:style-name="ce21" table:formula="of:=HFqoi-[.B73]" office:value-type="float" office:value="-84378" calcext:value-type="float">
            <text:p>-84378</text:p>
          </table:table-cell>
          <table:table-cell table:style-name="ce21" table:formula="of:=[.H73]/HFqoi" office:value-type="float" office:value="-0.981230812168574" calcext:value-type="float">
            <text:p>-0.9812308122</text:p>
          </table:table-cell>
          <table:table-cell table:style-name="ce21" table:formula="of:=[.D73]+[.E73]+[.F73]" office:value-type="float" office:value="455" calcext:value-type="float">
            <text:p>455</text:p>
          </table:table-cell>
          <table:table-cell table:style-name="ce21" table:formula="of:=[.L73]-[.L72]" office:value-type="float" office:value="605" calcext:value-type="float">
            <text:p>605</text:p>
          </table:table-cell>
          <table:table-cell table:style-name="ce21" office:value-type="float" office:value="1375" calcext:value-type="float">
            <text:p>1375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88756" calcext:value-type="float">
            <text:p>88756</text:p>
          </table:table-cell>
          <table:table-cell table:style-name="ce21" office:value-type="float" office:value="27.1" calcext:value-type="float">
            <text:p>27.1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-2769" calcext:value-type="float">
            <text:p>-2769</text:p>
          </table:table-cell>
          <table:table-cell table:style-name="ce21" table:formula="of:=HFqoi-[.B74]" office:value-type="float" office:value="-2764" calcext:value-type="float">
            <text:p>-2764</text:p>
          </table:table-cell>
          <table:table-cell table:style-name="ce21" table:formula="of:=[.H74]/HFqoi" office:value-type="float" office:value="-0.0321425248860359" calcext:value-type="float">
            <text:p>-0.0321425249</text:p>
          </table:table-cell>
          <table:table-cell table:style-name="ce21" table:formula="of:=[.D74]+[.E74]+[.F74]" office:value-type="float" office:value="465" calcext:value-type="float">
            <text:p>465</text:p>
          </table:table-cell>
          <table:table-cell table:style-name="ce21" table:formula="of:=[.L74]-[.L73]" office:value-type="float" office:value="655" calcext:value-type="float">
            <text:p>655</text:p>
          </table:table-cell>
          <table:table-cell table:style-name="ce21" office:value-type="float" office:value="2030" calcext:value-type="float">
            <text:p>20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85976" calcext:value-type="float">
            <text:p>85976</text:p>
          </table:table-cell>
          <table:table-cell table:style-name="ce21" office:value-type="float" office:value="40.7" calcext:value-type="float">
            <text:p>40.7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formula="of:=HFqoi-[.B75]" office:value-type="float" office:value="16" calcext:value-type="float">
            <text:p>16</text:p>
          </table:table-cell>
          <table:table-cell table:style-name="ce21" table:formula="of:=[.H75]/HFqoi" office:value-type="float" office:value="0.000186063819890222" calcext:value-type="float">
            <text:p>0.0001860638</text:p>
          </table:table-cell>
          <table:table-cell table:style-name="ce21" table:formula="of:=[.D75]+[.E75]+[.F75]" office:value-type="float" office:value="790" calcext:value-type="float">
            <text:p>790</text:p>
          </table:table-cell>
          <table:table-cell table:style-name="ce21" table:formula="of:=[.L75]-[.L74]" office:value-type="float" office:value="990" calcext:value-type="float">
            <text:p>990</text:p>
          </table:table-cell>
          <table:table-cell table:style-name="ce21" office:value-type="float" office:value="3020" calcext:value-type="float">
            <text:p>302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85992" calcext:value-type="float">
            <text:p>8599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85" calcext:value-type="float">
            <text:p>185</text:p>
          </table:table-cell>
          <table:table-cell table:style-name="ce48" table:number-columns-repeated="5"/>
          <table:table-cell table:style-name="ce21" table:formula="of:=[.D76]" office:value-type="float" office:value="185" calcext:value-type="float">
            <text:p>185</text:p>
          </table:table-cell>
          <table:table-cell table:style-name="ce48"/>
          <table:table-cell table:style-name="ce21" office:value-type="float" office:value="365" calcext:value-type="float">
            <text:p>365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2"/>
          <table:table-cell table:style-name="ce38" office:value-type="string" calcext:value-type="string" table:number-columns-spanned="4" table:number-rows-spanned="1">
            <text:p>inverse</text:p>
          </table:table-cell>
          <table:covered-table-cell table:number-columns-repeated="2" table:style-name="ce43"/>
          <table:covered-table-cell table:style-name="ce2"/>
          <table:table-cell table:style-name="ce3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3"/>
          <table:covered-table-cell table:style-name="ce2"/>
          <table:table-cell table:style-name="ce72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3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4+21" office:value-type="float" office:value="55" calcext:value-type="float">
            <text:p>55</text:p>
          </table:table-cell>
          <table:table-cell table:style-name="ce21" office:value-type="float" office:value="28611" calcext:value-type="float">
            <text:p>28611</text:p>
          </table:table-cell>
          <table:table-cell table:style-name="ce21" table:formula="of:=[.D80]*[.E80]" office:value-type="float" office:value="1573605" calcext:value-type="float">
            <text:p>157360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8+446" office:value-type="float" office:value="484" calcext:value-type="float">
            <text:p>484</text:p>
          </table:table-cell>
          <table:table-cell table:style-name="ce21" table:formula="of:=[.E80]" office:value-type="float" office:value="28611" calcext:value-type="float">
            <text:p>28611</text:p>
          </table:table-cell>
          <table:table-cell table:style-name="ce21" table:formula="of:=[.H80]*[.I80]" office:value-type="float" office:value="13847724" calcext:value-type="float">
            <text:p>1384772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526+524+51" office:value-type="float" office:value="1101" calcext:value-type="float">
            <text:p>1101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80]*[.M80]" office:value-type="float" office:value="233802855" calcext:value-type="float">
            <text:p>233802855</text:p>
          </table:table-cell>
          <table:table-cell table:style-name="ce2" table:formula="of:=[.F80]+[.J80]+[.N80]" office:value-type="float" office:value="249224184" calcext:value-type="float">
            <text:p>249224184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1.5" calcext:value-type="float">
            <text:p>11.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517+84+59+50+30+12" office:value-type="float" office:value="752" calcext:value-type="float">
            <text:p>752</text:p>
          </table:table-cell>
          <table:table-cell table:style-name="ce21" office:value-type="float" office:value="53118" calcext:value-type="float">
            <text:p>53118</text:p>
          </table:table-cell>
          <table:table-cell table:style-name="ce21" table:formula="of:=[.D81]*[.E81]" office:value-type="float" office:value="39944736" calcext:value-type="float">
            <text:p>3994473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91+138" office:value-type="float" office:value="229" calcext:value-type="float">
            <text:p>229</text:p>
          </table:table-cell>
          <table:table-cell table:style-name="ce21" table:formula="of:=[.E81]" office:value-type="float" office:value="53118" calcext:value-type="float">
            <text:p>53118</text:p>
          </table:table-cell>
          <table:table-cell table:style-name="ce21" table:formula="of:=[.H81]*[.I81]" office:value-type="float" office:value="12164022" calcext:value-type="float">
            <text:p>1216402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2+13+101+45" office:value-type="float" office:value="201" calcext:value-type="float">
            <text:p>201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81]*[.M81]" office:value-type="float" office:value="42683355" calcext:value-type="float">
            <text:p>42683355</text:p>
          </table:table-cell>
          <table:table-cell table:style-name="ce2" table:formula="of:=[.F81]+[.J81]+[.N81]" office:value-type="float" office:value="94792113" calcext:value-type="float">
            <text:p>94792113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27.1" calcext:value-type="float">
            <text:p>27.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70+62+52+23" office:value-type="float" office:value="207" calcext:value-type="float">
            <text:p>207</text:p>
          </table:table-cell>
          <table:table-cell table:style-name="ce21" office:value-type="float" office:value="83238" calcext:value-type="float">
            <text:p>83238</text:p>
          </table:table-cell>
          <table:table-cell table:style-name="ce21" table:formula="of:=[.D82]*[.E82]" office:value-type="float" office:value="17230266" calcext:value-type="float">
            <text:p>1723026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71+77" office:value-type="float" office:value="148" calcext:value-type="float">
            <text:p>148</text:p>
          </table:table-cell>
          <table:table-cell table:style-name="ce21" table:formula="of:=[.E82]" office:value-type="float" office:value="83238" calcext:value-type="float">
            <text:p>83238</text:p>
          </table:table-cell>
          <table:table-cell table:style-name="ce21" table:formula="of:=[.H82]*[.I82]" office:value-type="float" office:value="12319224" calcext:value-type="float">
            <text:p>1231922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0+6+39+37" office:value-type="float" office:value="122" calcext:value-type="float">
            <text:p>12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82]*[.M82]" office:value-type="float" office:value="25907310" calcext:value-type="float">
            <text:p>25907310</text:p>
          </table:table-cell>
          <table:table-cell table:style-name="ce2" table:formula="of:=[.F82]+[.J82]+[.N82]" office:value-type="float" office:value="55456800" calcext:value-type="float">
            <text:p>5545680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40.7" calcext:value-type="float">
            <text:p>40.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23+70+59+36+16" office:value-type="float" office:value="704" calcext:value-type="float">
            <text:p>704</text:p>
          </table:table-cell>
          <table:table-cell table:style-name="ce21" office:value-type="float" office:value="107802" calcext:value-type="float">
            <text:p>107802</text:p>
          </table:table-cell>
          <table:table-cell table:style-name="ce21" table:formula="of:=[.D83]*[.E83]" office:value-type="float" office:value="75892608" calcext:value-type="float">
            <text:p>7589260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24+164" office:value-type="float" office:value="688" calcext:value-type="float">
            <text:p>688</text:p>
          </table:table-cell>
          <table:table-cell table:style-name="ce21" table:formula="of:=[.E83]" office:value-type="float" office:value="107802" calcext:value-type="float">
            <text:p>107802</text:p>
          </table:table-cell>
          <table:table-cell table:style-name="ce21" table:formula="of:=[.H83]*[.I83]" office:value-type="float" office:value="74167776" calcext:value-type="float">
            <text:p>7416777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+9+39+36" office:value-type="float" office:value="123" calcext:value-type="float">
            <text:p>123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L83]*[.M83]" office:value-type="float" office:value="26119665" calcext:value-type="float">
            <text:p>26119665</text:p>
          </table:table-cell>
          <table:table-cell table:style-name="ce2" table:formula="of:=[.F83]+[.J83]+[.N83]" office:value-type="float" office:value="176180049" calcext:value-type="float">
            <text:p>17618004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57+30+45+40+35+25" office:value-type="float" office:value="232" calcext:value-type="float">
            <text:p>232</text:p>
          </table:table-cell>
          <table:table-cell table:style-name="ce21" office:value-type="float" office:value="212355" calcext:value-type="float">
            <text:p>212355</text:p>
          </table:table-cell>
          <table:table-cell table:style-name="ce21" table:formula="of:=[.D84]*[.E84]" office:value-type="float" office:value="49266360" calcext:value-type="float">
            <text:p>49266360</text:p>
          </table:table-cell>
          <table:table-cell table:style-name="ce48" table:number-columns-repeated="8"/>
          <table:table-cell table:style-name="ce2" table:formula="of:=[.F84]+[.J84]+[.N84]" office:value-type="float" office:value="49266360" calcext:value-type="float">
            <text:p>49266360</text:p>
          </table:table-cell>
          <table:table-cell table:style-name="ce2"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lags:</text:p>
          </table:table-cell>
          <table:table-cell office:value-type="string" calcext:value-type="string">
            <text:p>-ksp_monitor_singular_value -ksp_gmres_restart 500 -pc_type ilu -pc_factor_levels 2 -pc_factor_shift_type nonze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13353" calcext:value-type="float">
            <text:p>1335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84" calcext:value-type="float">
            <text:p>384</text:p>
          </table:table-cell>
          <table:table-cell table:style-name="ce23" table:formula="of:=boo-[.B94]" office:value-type="float" office:value="1674" calcext:value-type="float">
            <text:p>1674</text:p>
          </table:table-cell>
          <table:table-cell table:style-name="ce23" table:formula="of:=[.H94]/boo" office:value-type="float" office:value="0.111399480934318" calcext:value-type="float">
            <text:p>0.1113994809</text:p>
          </table:table-cell>
          <table:table-cell table:style-name="ce23" table:formula="of:=[.D94]+[.E94]+[.F94]" office:value-type="float" office:value="4" calcext:value-type="float">
            <text:p>4</text:p>
          </table:table-cell>
          <table:table-cell table:style-name="ce23" table:formula="of:=[.L94]" office:value-type="float" office:value="46" calcext:value-type="float">
            <text:p>46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14897" calcext:value-type="float">
            <text:p>14897</text:p>
          </table:table-cell>
          <table:table-cell table:style-name="ce23" office:value-type="float" office:value="7.9" calcext:value-type="float">
            <text:p>7.9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table:formula="of:=boo-[.B95]" office:value-type="float" office:value="130" calcext:value-type="float">
            <text:p>130</text:p>
          </table:table-cell>
          <table:table-cell table:style-name="ce23" table:formula="of:=[.H95]/boo" office:value-type="float" office:value="0.00865109469621348" calcext:value-type="float">
            <text:p>0.0086510947</text:p>
          </table:table-cell>
          <table:table-cell table:style-name="ce23" table:formula="of:=[.D95]+[.E95]+[.F95]" office:value-type="float" office:value="30.5" calcext:value-type="float">
            <text:p>30.5</text:p>
          </table:table-cell>
          <table:table-cell table:style-name="ce23" table:formula="of:=[.L95]-[.L94]" office:value-type="float" office:value="71" calcext:value-type="float">
            <text:p>71</text:p>
          </table:table-cell>
          <table:table-cell table:style-name="ce23" office:value-type="float" office:value="117" calcext:value-type="float">
            <text:p>1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14994" calcext:value-type="float">
            <text:p>14994</text:p>
          </table:table-cell>
          <table:table-cell table:style-name="ce23" office:value-type="float" office:value="23.7" calcext:value-type="float">
            <text:p>23.7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23" table:formula="of:=boo-[.B96]" office:value-type="float" office:value="33" calcext:value-type="float">
            <text:p>33</text:p>
          </table:table-cell>
          <table:table-cell table:style-name="ce23" table:formula="of:=[.H96]/boo" office:value-type="float" office:value="0.00219604711519265" calcext:value-type="float">
            <text:p>0.0021960471</text:p>
          </table:table-cell>
          <table:table-cell table:style-name="ce23" table:formula="of:=[.D96]+[.E96]+[.F96]" office:value-type="float" office:value="100" calcext:value-type="float">
            <text:p>100</text:p>
          </table:table-cell>
          <table:table-cell table:style-name="ce23" table:formula="of:=[.L96]-[.L95]" office:value-type="float" office:value="148" calcext:value-type="float">
            <text:p>148</text:p>
          </table:table-cell>
          <table:table-cell table:style-name="ce23"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23" office:value-type="float" office:value="15015" calcext:value-type="float">
            <text:p>15015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boo-[.B97]" office:value-type="float" office:value="12" calcext:value-type="float">
            <text:p>12</text:p>
          </table:table-cell>
          <table:table-cell table:style-name="ce23" table:formula="of:=[.H97]/boo" office:value-type="float" office:value="0.000798562587342783" calcext:value-type="float">
            <text:p>0.0007985626</text:p>
          </table:table-cell>
          <table:table-cell table:style-name="ce23" table:formula="of:=[.D97]+[.E97]+[.F97]" office:value-type="float" office:value="211" calcext:value-type="float">
            <text:p>211</text:p>
          </table:table-cell>
          <table:table-cell table:style-name="ce23" table:formula="of:=[.L97]-[.L96]" office:value-type="float" office:value="270" calcext:value-type="float">
            <text:p>270</text:p>
          </table:table-cell>
          <table:table-cell table:style-name="ce23" office:value-type="float" office:value="535" calcext:value-type="float">
            <text:p>53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5027" calcext:value-type="float">
            <text:p>150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" calcext:value-type="float">
            <text:p>20</text:p>
          </table:table-cell>
          <table:table-cell table:style-name="ce48" table:number-columns-repeated="5"/>
          <table:table-cell table:style-name="ce25" table:formula="of:=[.D98]" office:value-type="float" office:value="20" calcext:value-type="float">
            <text:p>20</text:p>
          </table:table-cell>
          <table:table-cell table:style-name="ce48"/>
          <table:table-cell table:style-name="ce2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/>
          <table:table-cell table:style-name="ce39" office:value-type="string" calcext:value-type="string" table:number-columns-spanned="4" table:number-rows-spanned="1">
            <text:p>inverse</text:p>
          </table:table-cell>
          <table:covered-table-cell table:number-columns-repeated="2" table:style-name="ce46"/>
          <table:covered-table-cell/>
          <table:table-cell table:style-name="ce3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6"/>
          <table:covered-table-cell/>
          <table:table-cell table:style-name="ce7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6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27+10+7" office:value-type="float" office:value="44" calcext:value-type="float">
            <text:p>44</text:p>
          </table:table-cell>
          <table:table-cell table:style-name="ce23" office:value-type="float" office:value="6435" calcext:value-type="float">
            <text:p>6435</text:p>
          </table:table-cell>
          <table:table-cell table:style-name="ce23" table:formula="of:=[.D102]*[.E102]" office:value-type="float" office:value="283140" calcext:value-type="float">
            <text:p>28314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0+30+24" office:value-type="float" office:value="84" calcext:value-type="float">
            <text:p>84</text:p>
          </table:table-cell>
          <table:table-cell table:style-name="ce23" table:formula="of:=[.E102]" office:value-type="float" office:value="6435" calcext:value-type="float">
            <text:p>6435</text:p>
          </table:table-cell>
          <table:table-cell table:style-name="ce23" table:formula="of:=[.H102]*[.I102]" office:value-type="float" office:value="540540" calcext:value-type="float">
            <text:p>54054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50+67+56" office:value-type="float" office:value="173" calcext:value-type="float">
            <text:p>173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02]*[.M102]" office:value-type="float" office:value="4351815" calcext:value-type="float">
            <text:p>4351815</text:p>
          </table:table-cell>
          <table:table-cell table:formula="of:=[.F102]+[.J102]+[.N102]" office:value-type="float" office:value="5175495" calcext:value-type="float">
            <text:p>5175495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7.9" calcext:value-type="float">
            <text:p>7.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131+62+47" office:value-type="float" office:value="240" calcext:value-type="float">
            <text:p>240</text:p>
          </table:table-cell>
          <table:table-cell table:style-name="ce23" office:value-type="float" office:value="14895" calcext:value-type="float">
            <text:p>14895</text:p>
          </table:table-cell>
          <table:table-cell table:style-name="ce23" table:formula="of:=[.D103]*[.E103]" office:value-type="float" office:value="3574800" calcext:value-type="float">
            <text:p>357480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527+74" office:value-type="float" office:value="601" calcext:value-type="float">
            <text:p>601</text:p>
          </table:table-cell>
          <table:table-cell table:style-name="ce23" table:formula="of:=[.E103]" office:value-type="float" office:value="14895" calcext:value-type="float">
            <text:p>14895</text:p>
          </table:table-cell>
          <table:table-cell table:style-name="ce23" table:formula="of:=[.H103]*[.I103]" office:value-type="float" office:value="8951895" calcext:value-type="float">
            <text:p>895189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49+54+52" office:value-type="float" office:value="155" calcext:value-type="float">
            <text:p>155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03]*[.M103]" office:value-type="float" office:value="3899025" calcext:value-type="float">
            <text:p>3899025</text:p>
          </table:table-cell>
          <table:table-cell table:formula="of:=[.F103]+[.J103]+[.N103]" office:value-type="float" office:value="16425720" calcext:value-type="float">
            <text:p>1642572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23.7" calcext:value-type="float">
            <text:p>23.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555+100+85+56" office:value-type="float" office:value="796" calcext:value-type="float">
            <text:p>796</text:p>
          </table:table-cell>
          <table:table-cell table:style-name="ce23" office:value-type="float" office:value="30603" calcext:value-type="float">
            <text:p>30603</text:p>
          </table:table-cell>
          <table:table-cell table:style-name="ce23" table:formula="of:=[.D104]*[.E104]" office:value-type="float" office:value="24359988" calcext:value-type="float">
            <text:p>2435998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562+558" office:value-type="float" office:value="1120" calcext:value-type="float">
            <text:p>1120</text:p>
          </table:table-cell>
          <table:table-cell table:style-name="ce23" table:formula="of:=[.E104]" office:value-type="float" office:value="30603" calcext:value-type="float">
            <text:p>30603</text:p>
          </table:table-cell>
          <table:table-cell table:style-name="ce23" table:formula="of:=[.H104]*[.I104]" office:value-type="float" office:value="34275360" calcext:value-type="float">
            <text:p>3427536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48+52+50" office:value-type="float" office:value="150" calcext:value-type="float">
            <text:p>150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04]*[.M104]" office:value-type="float" office:value="3773250" calcext:value-type="float">
            <text:p>3773250</text:p>
          </table:table-cell>
          <table:table-cell table:formula="of:=[.F104]+[.J104]+[.N104]" office:value-type="float" office:value="62408598" calcext:value-type="float">
            <text:p>6240859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591+585+566+80" office:value-type="float" office:value="1822" calcext:value-type="float">
            <text:p>1822</text:p>
          </table:table-cell>
          <table:table-cell table:style-name="ce23" office:value-type="float" office:value="54864" calcext:value-type="float">
            <text:p>54864</text:p>
          </table:table-cell>
          <table:table-cell table:style-name="ce23" table:formula="of:=[.D105]*[.E105]" office:value-type="float" office:value="99962208" calcext:value-type="float">
            <text:p>9996220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603+590" office:value-type="float" office:value="1193" calcext:value-type="float">
            <text:p>1193</text:p>
          </table:table-cell>
          <table:table-cell table:style-name="ce23" table:formula="of:=[.E105]" office:value-type="float" office:value="54864" calcext:value-type="float">
            <text:p>54864</text:p>
          </table:table-cell>
          <table:table-cell table:style-name="ce23" table:formula="of:=[.H105]*[.I105]" office:value-type="float" office:value="65452752" calcext:value-type="float">
            <text:p>6545275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46+50+50" office:value-type="float" office:value="146" calcext:value-type="float">
            <text:p>146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05]*[.M105]" office:value-type="float" office:value="3672630" calcext:value-type="float">
            <text:p>3672630</text:p>
          </table:table-cell>
          <table:table-cell table:formula="of:=[.F105]+[.J105]+[.N105]" office:value-type="float" office:value="169087590" calcext:value-type="float">
            <text:p>16908759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132+76+105+91+70+13" office:value-type="float" office:value="487" calcext:value-type="float">
            <text:p>487</text:p>
          </table:table-cell>
          <table:table-cell table:style-name="ce23" office:value-type="float" office:value="99459" calcext:value-type="float">
            <text:p>99459</text:p>
          </table:table-cell>
          <table:table-cell table:style-name="ce23" table:formula="of:=[.D106]*[.E106]" office:value-type="float" office:value="48436533" calcext:value-type="float">
            <text:p>48436533</text:p>
          </table:table-cell>
          <table:table-cell table:style-name="ce48" table:number-columns-repeated="8"/>
          <table:table-cell table:formula="of:=[.F106]+[.J106]+[.N106]" office:value-type="float" office:value="48436533" calcext:value-type="float">
            <text:p>48436533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13353" calcext:value-type="float">
            <text:p>1335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84" calcext:value-type="float">
            <text:p>384</text:p>
          </table:table-cell>
          <table:table-cell table:style-name="ce23" table:formula="of:=boo-[.B115]" office:value-type="float" office:value="1674" calcext:value-type="float">
            <text:p>1674</text:p>
          </table:table-cell>
          <table:table-cell table:style-name="ce23" table:formula="of:=[.H115]/boo" office:value-type="float" office:value="0.111399480934318" calcext:value-type="float">
            <text:p>0.1113994809</text:p>
          </table:table-cell>
          <table:table-cell table:style-name="ce23" table:formula="of:=[.D115]+[.E115]+[.F115]" office:value-type="float" office:value="5" calcext:value-type="float">
            <text:p>5</text:p>
          </table:table-cell>
          <table:table-cell table:style-name="ce23" table:formula="of:=[.L115]" office:value-type="float" office:value="48" calcext:value-type="float">
            <text:p>48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14897" calcext:value-type="float">
            <text:p>14897</text:p>
          </table:table-cell>
          <table:table-cell table:style-name="ce23" office:value-type="float" office:value="7.9" calcext:value-type="float">
            <text:p>7.9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table:formula="of:=boo-[.B116]" office:value-type="float" office:value="130" calcext:value-type="float">
            <text:p>130</text:p>
          </table:table-cell>
          <table:table-cell table:style-name="ce23" table:formula="of:=[.H116]/boo" office:value-type="float" office:value="0.00865109469621348" calcext:value-type="float">
            <text:p>0.0086510947</text:p>
          </table:table-cell>
          <table:table-cell table:style-name="ce23" table:formula="of:=[.D116]+[.E116]+[.F116]" office:value-type="float" office:value="8.5" calcext:value-type="float">
            <text:p>8.5</text:p>
          </table:table-cell>
          <table:table-cell table:style-name="ce23" table:formula="of:=[.L116]-[.L115]" office:value-type="float" office:value="50" calcext:value-type="float">
            <text:p>50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14994" calcext:value-type="float">
            <text:p>14994</text:p>
          </table:table-cell>
          <table:table-cell table:style-name="ce23" office:value-type="float" office:value="23.7" calcext:value-type="float">
            <text:p>23.7</text:p>
          </table:table-cell>
          <table:table-cell table:style-name="ce23" office:value-type="float" office:value="7.5" calcext:value-type="float">
            <text:p>7.5</text:p>
          </table:table-cell>
          <table:table-cell table:style-name="ce23" office:value-type="float" office:value="4.5" calcext:value-type="float">
            <text:p>4.5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30" calcext:value-type="float">
            <text:p>30</text:p>
          </table:table-cell>
          <table:table-cell table:style-name="ce23" table:formula="of:=boo-[.B117]" office:value-type="float" office:value="33" calcext:value-type="float">
            <text:p>33</text:p>
          </table:table-cell>
          <table:table-cell table:style-name="ce23" table:formula="of:=[.H117]/boo" office:value-type="float" office:value="0.00219604711519265" calcext:value-type="float">
            <text:p>0.0021960471</text:p>
          </table:table-cell>
          <table:table-cell table:style-name="ce23" table:formula="of:=[.D117]+[.E117]+[.F117]" office:value-type="float" office:value="15.5" calcext:value-type="float">
            <text:p>15.5</text:p>
          </table:table-cell>
          <table:table-cell table:style-name="ce23" table:formula="of:=[.L117]-[.L116]" office:value-type="float" office:value="65" calcext:value-type="float">
            <text:p>65</text:p>
          </table:table-cell>
          <table:table-cell table:style-name="ce23"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23" office:value-type="float" office:value="15015" calcext:value-type="float">
            <text:p>15015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boo-[.B118]" office:value-type="float" office:value="12" calcext:value-type="float">
            <text:p>12</text:p>
          </table:table-cell>
          <table:table-cell table:style-name="ce23" table:formula="of:=[.H118]/boo" office:value-type="float" office:value="0.000798562587342783" calcext:value-type="float">
            <text:p>0.0007985626</text:p>
          </table:table-cell>
          <table:table-cell table:style-name="ce23" table:formula="of:=[.D118]+[.E118]+[.F118]" office:value-type="float" office:value="27" calcext:value-type="float">
            <text:p>27</text:p>
          </table:table-cell>
          <table:table-cell table:style-name="ce23" table:formula="of:=[.L118]-[.L117]" office:value-type="float" office:value="92" calcext:value-type="float">
            <text:p>92</text:p>
          </table:table-cell>
          <table:table-cell table:style-name="ce23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5027" calcext:value-type="float">
            <text:p>150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table:style-name="ce48" table:number-columns-repeated="5"/>
          <table:table-cell table:style-name="ce25" table:formula="of:=[.D119]" office:value-type="float" office:value="30" calcext:value-type="float">
            <text:p>30</text:p>
          </table:table-cell>
          <table:table-cell table:style-name="ce48"/>
          <table:table-cell table:style-name="ce23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/>
          <table:table-cell table:style-name="ce39" office:value-type="string" calcext:value-type="string" table:number-columns-spanned="4" table:number-rows-spanned="1">
            <text:p>inverse</text:p>
          </table:table-cell>
          <table:covered-table-cell table:number-columns-repeated="2" table:style-name="ce46"/>
          <table:covered-table-cell/>
          <table:table-cell table:style-name="ce3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6"/>
          <table:covered-table-cell/>
          <table:table-cell table:style-name="ce7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6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17+4+3" office:value-type="float" office:value="24" calcext:value-type="float">
            <text:p>24</text:p>
          </table:table-cell>
          <table:table-cell table:style-name="ce23" office:value-type="float" office:value="6435" calcext:value-type="float">
            <text:p>6435</text:p>
          </table:table-cell>
          <table:table-cell table:style-name="ce23" table:formula="of:=[.D123]*[.E123]" office:value-type="float" office:value="154440" calcext:value-type="float">
            <text:p>15444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18+18+15" office:value-type="float" office:value="51" calcext:value-type="float">
            <text:p>51</text:p>
          </table:table-cell>
          <table:table-cell table:style-name="ce23" table:formula="of:=[.E123]" office:value-type="float" office:value="6435" calcext:value-type="float">
            <text:p>6435</text:p>
          </table:table-cell>
          <table:table-cell table:style-name="ce23" table:formula="of:=[.H123]*[.I123]" office:value-type="float" office:value="328185" calcext:value-type="float">
            <text:p>32818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5+37+35" office:value-type="float" office:value="107" calcext:value-type="float">
            <text:p>107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23]*[.M123]" office:value-type="float" office:value="2691585" calcext:value-type="float">
            <text:p>2691585</text:p>
          </table:table-cell>
          <table:table-cell table:formula="of:=[.F123]+[.J123]+[.N123]" office:value-type="float" office:value="3174210" calcext:value-type="float">
            <text:p>317421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7.9" calcext:value-type="float">
            <text:p>7.9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41+35+25+9" office:value-type="float" office:value="110" calcext:value-type="float">
            <text:p>110</text:p>
          </table:table-cell>
          <table:table-cell table:style-name="ce23" office:value-type="float" office:value="14895" calcext:value-type="float">
            <text:p>14895</text:p>
          </table:table-cell>
          <table:table-cell table:style-name="ce23" table:formula="of:=[.D124]*[.E124]" office:value-type="float" office:value="1638450" calcext:value-type="float">
            <text:p>163845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44+44" office:value-type="float" office:value="88" calcext:value-type="float">
            <text:p>88</text:p>
          </table:table-cell>
          <table:table-cell table:style-name="ce23" table:formula="of:=[.E124]" office:value-type="float" office:value="14895" calcext:value-type="float">
            <text:p>14895</text:p>
          </table:table-cell>
          <table:table-cell table:style-name="ce23" table:formula="of:=[.H124]*[.I124]" office:value-type="float" office:value="1310760" calcext:value-type="float">
            <text:p>131076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5+37+34" office:value-type="float" office:value="106" calcext:value-type="float">
            <text:p>106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24]*[.M124]" office:value-type="float" office:value="2666430" calcext:value-type="float">
            <text:p>2666430</text:p>
          </table:table-cell>
          <table:table-cell table:formula="of:=[.F124]+[.J124]+[.N124]" office:value-type="float" office:value="5615640" calcext:value-type="float">
            <text:p>561564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23.7" calcext:value-type="float">
            <text:p>23.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66+60+51+32" office:value-type="float" office:value="209" calcext:value-type="float">
            <text:p>209</text:p>
          </table:table-cell>
          <table:table-cell table:style-name="ce23" office:value-type="float" office:value="30603" calcext:value-type="float">
            <text:p>30603</text:p>
          </table:table-cell>
          <table:table-cell table:style-name="ce23" table:formula="of:=[.D125]*[.E125]" office:value-type="float" office:value="6396027" calcext:value-type="float">
            <text:p>639602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69+69" office:value-type="float" office:value="138" calcext:value-type="float">
            <text:p>138</text:p>
          </table:table-cell>
          <table:table-cell table:style-name="ce23" table:formula="of:=[.E125]" office:value-type="float" office:value="30603" calcext:value-type="float">
            <text:p>30603</text:p>
          </table:table-cell>
          <table:table-cell table:style-name="ce23" table:formula="of:=[.H125]*[.I125]" office:value-type="float" office:value="4223214" calcext:value-type="float">
            <text:p>422321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1+33+31" office:value-type="float" office:value="95" calcext:value-type="float">
            <text:p>95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25]*[.M125]" office:value-type="float" office:value="2389725" calcext:value-type="float">
            <text:p>2389725</text:p>
          </table:table-cell>
          <table:table-cell table:formula="of:=[.F125]+[.J125]+[.N125]" office:value-type="float" office:value="13008966" calcext:value-type="float">
            <text:p>13008966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83+76+64+46+21" office:value-type="float" office:value="290" calcext:value-type="float">
            <text:p>290</text:p>
          </table:table-cell>
          <table:table-cell table:style-name="ce23" office:value-type="float" office:value="54864" calcext:value-type="float">
            <text:p>54864</text:p>
          </table:table-cell>
          <table:table-cell table:style-name="ce23" table:formula="of:=[.D126]*[.E126]" office:value-type="float" office:value="15910560" calcext:value-type="float">
            <text:p>1591056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92+90" office:value-type="float" office:value="182" calcext:value-type="float">
            <text:p>182</text:p>
          </table:table-cell>
          <table:table-cell table:style-name="ce23" table:formula="of:=[.E126]" office:value-type="float" office:value="54864" calcext:value-type="float">
            <text:p>54864</text:p>
          </table:table-cell>
          <table:table-cell table:style-name="ce23" table:formula="of:=[.H126]*[.I126]" office:value-type="float" office:value="9985248" calcext:value-type="float">
            <text:p>9985248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5+38+34" office:value-type="float" office:value="107" calcext:value-type="float">
            <text:p>107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26]*[.M126]" office:value-type="float" office:value="2691585" calcext:value-type="float">
            <text:p>2691585</text:p>
          </table:table-cell>
          <table:table-cell table:formula="of:=[.F126]+[.J126]+[.N126]" office:value-type="float" office:value="28587393" calcext:value-type="float">
            <text:p>28587393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90+51+88+79+61+11" office:value-type="float" office:value="380" calcext:value-type="float">
            <text:p>380</text:p>
          </table:table-cell>
          <table:table-cell table:style-name="ce23" office:value-type="float" office:value="99459" calcext:value-type="float">
            <text:p>99459</text:p>
          </table:table-cell>
          <table:table-cell table:style-name="ce23" table:formula="of:=[.D127]*[.E127]" office:value-type="float" office:value="37794420" calcext:value-type="float">
            <text:p>37794420</text:p>
          </table:table-cell>
          <table:table-cell table:style-name="ce48" table:number-columns-repeated="8"/>
          <table:table-cell table:formula="of:=[.F127]+[.J127]+[.N127]" office:value-type="float" office:value="37794420" calcext:value-type="float">
            <text:p>3779442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*anisoLF, 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13294" calcext:value-type="float">
            <text:p>1329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73" calcext:value-type="float">
            <text:p>473</text:p>
          </table:table-cell>
          <table:table-cell table:style-name="ce23" table:formula="of:=boo-[.B136]" office:value-type="float" office:value="1733" calcext:value-type="float">
            <text:p>1733</text:p>
          </table:table-cell>
          <table:table-cell table:style-name="ce23" table:formula="of:=[.H136]/boo" office:value-type="float" office:value="0.115325746988754" calcext:value-type="float">
            <text:p>0.115325747</text:p>
          </table:table-cell>
          <table:table-cell table:style-name="ce23" table:formula="of:=[.D136]+[.E136]+[.F136]" office:value-type="float" office:value="5" calcext:value-type="float">
            <text:p>5</text:p>
          </table:table-cell>
          <table:table-cell table:style-name="ce23" table:formula="of:=[.L136]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15255" calcext:value-type="float">
            <text:p>15255</text:p>
          </table:table-cell>
          <table:table-cell table:style-name="ce23" office:value-type="float" office:value="7.6" calcext:value-type="float">
            <text:p>7.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table:formula="of:=boo-[.B137]" office:value-type="float" office:value="-228" calcext:value-type="float">
            <text:p>-228</text:p>
          </table:table-cell>
          <table:table-cell table:style-name="ce23" table:formula="of:=[.H137]/boo" office:value-type="float" office:value="-0.0151726891595129" calcext:value-type="float">
            <text:p>-0.0151726892</text:p>
          </table:table-cell>
          <table:table-cell table:style-name="ce23" table:formula="of:=[.D137]+[.E137]+[.F137]" office:value-type="float" office:value="8" calcext:value-type="float">
            <text:p>8</text:p>
          </table:table-cell>
          <table:table-cell table:style-name="ce23" table:formula="of:=[.L137]-[.L136]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14994" calcext:value-type="float">
            <text:p>14994</text:p>
          </table:table-cell>
          <table:table-cell table:style-name="ce23" office:value-type="float" office:value="24.1" calcext:value-type="float">
            <text:p>24.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29" calcext:value-type="float">
            <text:p>29</text:p>
          </table:table-cell>
          <table:table-cell table:style-name="ce23" table:formula="of:=boo-[.B138]" office:value-type="float" office:value="33" calcext:value-type="float">
            <text:p>33</text:p>
          </table:table-cell>
          <table:table-cell table:style-name="ce23" table:formula="of:=[.H138]/boo" office:value-type="float" office:value="0.00219604711519265" calcext:value-type="float">
            <text:p>0.0021960471</text:p>
          </table:table-cell>
          <table:table-cell table:style-name="ce23" table:formula="of:=[.D138]+[.E138]+[.F138]" office:value-type="float" office:value="14" calcext:value-type="float">
            <text:p>14</text:p>
          </table:table-cell>
          <table:table-cell table:style-name="ce23" table:formula="of:=[.L138]-[.L137]" office:value-type="float" office:value="65" calcext:value-type="float">
            <text:p>65</text:p>
          </table:table-cell>
          <table:table-cell table:style-name="ce23" office:value-type="float" office:value="165" calcext:value-type="float">
            <text:p>16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23" office:value-type="float" office:value="15033" calcext:value-type="float">
            <text:p>15033</text:p>
          </table:table-cell>
          <table:table-cell table:style-name="ce23" office:value-type="float" office:value="53.2" calcext:value-type="float">
            <text:p>53.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-6" calcext:value-type="float">
            <text:p>-6</text:p>
          </table:table-cell>
          <table:table-cell table:style-name="ce23" table:formula="of:=boo-[.B139]" office:value-type="float" office:value="-6" calcext:value-type="float">
            <text:p>-6</text:p>
          </table:table-cell>
          <table:table-cell table:style-name="ce23" table:formula="of:=[.H139]/boo" office:value-type="float" office:value="-0.000399281293671391" calcext:value-type="float">
            <text:p>-0.0003992813</text:p>
          </table:table-cell>
          <table:table-cell table:style-name="ce23" table:formula="of:=[.D139]+[.E139]+[.F139]" office:value-type="float" office:value="25" calcext:value-type="float">
            <text:p>25</text:p>
          </table:table-cell>
          <table:table-cell table:style-name="ce23" table:formula="of:=[.L139]-[.L138]" office:value-type="float" office:value="95" calcext:value-type="float">
            <text:p>95</text:p>
          </table:table-cell>
          <table:table-cell table:style-name="ce23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5027" calcext:value-type="float">
            <text:p>150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table:style-name="ce48" table:number-columns-repeated="5"/>
          <table:table-cell table:style-name="ce25" table:formula="of:=[.D140]" office:value-type="float" office:value="30" calcext:value-type="float">
            <text:p>30</text:p>
          </table:table-cell>
          <table:table-cell table:style-name="ce48"/>
          <table:table-cell table:style-name="ce23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/>
          <table:table-cell table:style-name="ce39" office:value-type="string" calcext:value-type="string" table:number-columns-spanned="4" table:number-rows-spanned="1">
            <text:p>inverse</text:p>
          </table:table-cell>
          <table:covered-table-cell table:number-columns-repeated="2" table:style-name="ce46"/>
          <table:covered-table-cell/>
          <table:table-cell table:style-name="ce3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6"/>
          <table:covered-table-cell/>
          <table:table-cell table:style-name="ce7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6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20+5+4" office:value-type="float" office:value="29" calcext:value-type="float">
            <text:p>29</text:p>
          </table:table-cell>
          <table:table-cell table:style-name="ce23" office:value-type="float" office:value="6435" calcext:value-type="float">
            <text:p>6435</text:p>
          </table:table-cell>
          <table:table-cell table:style-name="ce23" table:formula="of:=[.D144]*[.E144]" office:value-type="float" office:value="186615" calcext:value-type="float">
            <text:p>18661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22+21+17" office:value-type="float" office:value="60" calcext:value-type="float">
            <text:p>60</text:p>
          </table:table-cell>
          <table:table-cell table:style-name="ce23" table:formula="of:=[.E144]" office:value-type="float" office:value="6435" calcext:value-type="float">
            <text:p>6435</text:p>
          </table:table-cell>
          <table:table-cell table:style-name="ce23" table:formula="of:=[.H144]*[.I144]" office:value-type="float" office:value="386100" calcext:value-type="float">
            <text:p>38610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6+37+36" office:value-type="float" office:value="109" calcext:value-type="float">
            <text:p>109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44]*[.M144]" office:value-type="float" office:value="2741895" calcext:value-type="float">
            <text:p>2741895</text:p>
          </table:table-cell>
          <table:table-cell table:formula="of:=[.F144]+[.J144]+[.N144]" office:value-type="float" office:value="3314610" calcext:value-type="float">
            <text:p>331461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7.6" calcext:value-type="float">
            <text:p>7.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9+34+26" office:value-type="float" office:value="99" calcext:value-type="float">
            <text:p>99</text:p>
          </table:table-cell>
          <table:table-cell table:style-name="ce23" office:value-type="float" office:value="14727" calcext:value-type="float">
            <text:p>14727</text:p>
          </table:table-cell>
          <table:table-cell table:style-name="ce23" table:formula="of:=[.D145]*[.E145]" office:value-type="float" office:value="1457973" calcext:value-type="float">
            <text:p>145797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42+41" office:value-type="float" office:value="83" calcext:value-type="float">
            <text:p>83</text:p>
          </table:table-cell>
          <table:table-cell table:style-name="ce23" table:formula="of:=[.E145]" office:value-type="float" office:value="14727" calcext:value-type="float">
            <text:p>14727</text:p>
          </table:table-cell>
          <table:table-cell table:style-name="ce23" table:formula="of:=[.H145]*[.I145]" office:value-type="float" office:value="1222341" calcext:value-type="float">
            <text:p>122234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6+38+35" office:value-type="float" office:value="109" calcext:value-type="float">
            <text:p>109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45]*[.M145]" office:value-type="float" office:value="2741895" calcext:value-type="float">
            <text:p>2741895</text:p>
          </table:table-cell>
          <table:table-cell table:formula="of:=[.F145]+[.J145]+[.N145]" office:value-type="float" office:value="5422209" calcext:value-type="float">
            <text:p>542220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24.1" calcext:value-type="float">
            <text:p>24.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57+52+45+28" office:value-type="float" office:value="182" calcext:value-type="float">
            <text:p>182</text:p>
          </table:table-cell>
          <table:table-cell table:style-name="ce23" office:value-type="float" office:value="30639" calcext:value-type="float">
            <text:p>30639</text:p>
          </table:table-cell>
          <table:table-cell table:style-name="ce23" table:formula="of:=[.D146]*[.E146]" office:value-type="float" office:value="5576298" calcext:value-type="float">
            <text:p>557629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61+58" office:value-type="float" office:value="119" calcext:value-type="float">
            <text:p>119</text:p>
          </table:table-cell>
          <table:table-cell table:style-name="ce23" table:formula="of:=[.E146]" office:value-type="float" office:value="30639" calcext:value-type="float">
            <text:p>30639</text:p>
          </table:table-cell>
          <table:table-cell table:style-name="ce23" table:formula="of:=[.H146]*[.I146]" office:value-type="float" office:value="3646041" calcext:value-type="float">
            <text:p>364604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5+37+36" office:value-type="float" office:value="108" calcext:value-type="float">
            <text:p>108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46]*[.M146]" office:value-type="float" office:value="2716740" calcext:value-type="float">
            <text:p>2716740</text:p>
          </table:table-cell>
          <table:table-cell table:formula="of:=[.F146]+[.J146]+[.N146]" office:value-type="float" office:value="11939079" calcext:value-type="float">
            <text:p>1193907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23" office:value-type="float" office:value="53.2" calcext:value-type="float">
            <text:p>53.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75+67+56+31" office:value-type="float" office:value="229" calcext:value-type="float">
            <text:p>229</text:p>
          </table:table-cell>
          <table:table-cell table:style-name="ce23" office:value-type="float" office:value="58458" calcext:value-type="float">
            <text:p>58458</text:p>
          </table:table-cell>
          <table:table-cell table:style-name="ce23" table:formula="of:=[.D147]*[.E147]" office:value-type="float" office:value="13386882" calcext:value-type="float">
            <text:p>1338688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84+81" office:value-type="float" office:value="165" calcext:value-type="float">
            <text:p>165</text:p>
          </table:table-cell>
          <table:table-cell table:style-name="ce23" table:formula="of:=[.E147]" office:value-type="float" office:value="58458" calcext:value-type="float">
            <text:p>58458</text:p>
          </table:table-cell>
          <table:table-cell table:style-name="ce23" table:formula="of:=[.H147]*[.I147]" office:value-type="float" office:value="9645570" calcext:value-type="float">
            <text:p>964557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35+38+35" office:value-type="float" office:value="108" calcext:value-type="float">
            <text:p>108</text:p>
          </table:table-cell>
          <table:table-cell table:style-name="ce23" office:value-type="float" office:value="25155" calcext:value-type="float">
            <text:p>25155</text:p>
          </table:table-cell>
          <table:table-cell table:style-name="ce23" table:formula="of:=[.L147]*[.M147]" office:value-type="float" office:value="2716740" calcext:value-type="float">
            <text:p>2716740</text:p>
          </table:table-cell>
          <table:table-cell table:formula="of:=[.F147]+[.J147]+[.N147]" office:value-type="float" office:value="25749192" calcext:value-type="float">
            <text:p>25749192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90+51+88+79+61+11" office:value-type="float" office:value="380" calcext:value-type="float">
            <text:p>380</text:p>
          </table:table-cell>
          <table:table-cell table:style-name="ce23" office:value-type="float" office:value="99459" calcext:value-type="float">
            <text:p>99459</text:p>
          </table:table-cell>
          <table:table-cell table:style-name="ce23" table:formula="of:=[.D148]*[.E148]" office:value-type="float" office:value="37794420" calcext:value-type="float">
            <text:p>37794420</text:p>
          </table:table-cell>
          <table:table-cell table:style-name="ce48" table:number-columns-repeated="8"/>
          <table:table-cell table:formula="of:=[.F148]+[.J148]+[.N148]" office:value-type="float" office:value="37794420" calcext:value-type="float">
            <text:p>3779442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8x16x8</text:p>
          </table:table-cell>
          <table:table-cell office:value-type="string" calcext:value-type="string">
            <text:p>*anisoLF, 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357605" calcext:value-type="float">
            <text:p>35760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-29588" calcext:value-type="float">
            <text:p>-29588</text:p>
          </table:table-cell>
          <table:table-cell table:style-name="ce23" table:formula="of:=[.B160]-[.B157]" office:value-type="float" office:value="-99572" calcext:value-type="float">
            <text:p>-99572</text:p>
          </table:table-cell>
          <table:table-cell table:style-name="ce23" table:formula="of:=[.H157]/[.B160]" office:value-type="float" office:value="-0.385888626648529" calcext:value-type="float">
            <text:p>-0.3858886266</text:p>
          </table:table-cell>
          <table:table-cell table:style-name="ce23" table:formula="of:=[.D157]+[.E157]+[.F157]" office:value-type="float" office:value="76" calcext:value-type="float">
            <text:p>76</text:p>
          </table:table-cell>
          <table:table-cell table:style-name="ce23" table:formula="of:=[.L157]" office:value-type="float" office:value="280" calcext:value-type="float">
            <text:p>280</text:p>
          </table:table-cell>
          <table:table-cell table:style-name="ce23" office:value-type="float" office:value="280" calcext:value-type="float">
            <text:p>28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261844" calcext:value-type="float">
            <text:p>261844</text:p>
          </table:table-cell>
          <table:table-cell table:style-name="ce23" office:value-type="float" office:value="11.9" calcext:value-type="float">
            <text:p>11.9</text:p>
          </table:table-cell>
          <table:table-cell table:style-name="ce23" office:value-type="float" office:value="1090" calcext:value-type="float">
            <text:p>1090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-4118" calcext:value-type="float">
            <text:p>-4118</text:p>
          </table:table-cell>
          <table:table-cell table:style-name="ce23" table:formula="of:=[.B160]-[.B158]" office:value-type="float" office:value="-3811" calcext:value-type="float">
            <text:p>-3811</text:p>
          </table:table-cell>
          <table:table-cell table:style-name="ce23" table:formula="of:=[.H158]/[.B160]" office:value-type="float" office:value="-0.014769428716482" calcext:value-type="float">
            <text:p>-0.0147694287</text:p>
          </table:table-cell>
          <table:table-cell table:style-name="ce23" table:formula="of:=[.D158]+[.E158]+[.F158]" office:value-type="float" office:value="1895" calcext:value-type="float">
            <text:p>1895</text:p>
          </table:table-cell>
          <table:table-cell table:style-name="ce23" table:formula="of:=[.L158]-[.L157]" office:value-type="float" office:value="2160" calcext:value-type="float">
            <text:p>2160</text:p>
          </table:table-cell>
          <table:table-cell table:style-name="ce23" office:value-type="float" office:value="2440" calcext:value-type="float">
            <text:p>244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257920" calcext:value-type="float">
            <text:p>257920</text:p>
          </table:table-cell>
          <table:table-cell table:style-name="ce23" office:value-type="float" office:value="48.6" calcext:value-type="float">
            <text:p>48.6</text:p>
          </table:table-cell>
          <table:table-cell table:style-name="ce23" office:value-type="float" office:value="1830" calcext:value-type="float">
            <text:p>1830</text:p>
          </table:table-cell>
          <table:table-cell table:style-name="ce23" office:value-type="float" office:value="1170" calcext:value-type="float">
            <text:p>117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table:formula="of:=[.B160]-[.B159]" office:value-type="float" office:value="113" calcext:value-type="float">
            <text:p>113</text:p>
          </table:table-cell>
          <table:table-cell table:style-name="ce23" table:formula="of:=[.H159]/[.B160]" office:value-type="float" office:value="0.000437928482015866" calcext:value-type="float">
            <text:p>0.0004379285</text:p>
          </table:table-cell>
          <table:table-cell table:style-name="ce23" table:formula="of:=[.D159]+[.E159]+[.F159]" office:value-type="float" office:value="3070" calcext:value-type="float">
            <text:p>3070</text:p>
          </table:table-cell>
          <table:table-cell table:style-name="ce23" table:formula="of:=[.L159]-[.L158]" office:value-type="float" office:value="3460" calcext:value-type="float">
            <text:p>3460</text:p>
          </table:table-cell>
          <table:table-cell table:style-name="ce23" office:value-type="float" office:value="5900" calcext:value-type="float">
            <text:p>59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258033" calcext:value-type="float">
            <text:p>258033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90" calcext:value-type="float">
            <text:p>690</text:p>
          </table:table-cell>
          <table:table-cell table:style-name="ce48" table:number-columns-repeated="5"/>
          <table:table-cell table:style-name="ce25" table:formula="of:=[.D160]" office:value-type="float" office:value="690" calcext:value-type="float">
            <text:p>690</text:p>
          </table:table-cell>
          <table:table-cell table:style-name="ce48"/>
          <table:table-cell table:style-name="ce23" office:value-type="float" office:value="890" calcext:value-type="float">
            <text:p>89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/>
          <table:table-cell table:style-name="ce39" office:value-type="string" calcext:value-type="string" table:number-columns-spanned="4" table:number-rows-spanned="1">
            <text:p>inverse</text:p>
          </table:table-cell>
          <table:covered-table-cell table:number-columns-repeated="2" table:style-name="ce46"/>
          <table:covered-table-cell/>
          <table:table-cell table:style-name="ce3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6"/>
          <table:covered-table-cell/>
          <table:table-cell table:style-name="ce7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6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12+5" office:value-type="float" office:value="17" calcext:value-type="float">
            <text:p>17</text:p>
          </table:table-cell>
          <table:table-cell table:style-name="ce23" office:value-type="float" office:value="4131" calcext:value-type="float">
            <text:p>4131</text:p>
          </table:table-cell>
          <table:table-cell table:style-name="ce23" table:formula="of:=[.D164]*[.E164]" office:value-type="float" office:value="70227" calcext:value-type="float">
            <text:p>7022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13+12" office:value-type="float" office:value="25" calcext:value-type="float">
            <text:p>25</text:p>
          </table:table-cell>
          <table:table-cell table:style-name="ce23" table:formula="of:=[.E164]" office:value-type="float" office:value="4131" calcext:value-type="float">
            <text:p>4131</text:p>
          </table:table-cell>
          <table:table-cell table:style-name="ce23" table:formula="of:=[.H164]*[.I164]" office:value-type="float" office:value="103275" calcext:value-type="float">
            <text:p>10327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17+3+17+16" office:value-type="float" office:value="53" calcext:value-type="float">
            <text:p>53</text:p>
          </table:table-cell>
          <table:table-cell table:style-name="ce23" office:value-type="float" office:value="28611" calcext:value-type="float">
            <text:p>28611</text:p>
          </table:table-cell>
          <table:table-cell table:style-name="ce23" table:formula="of:=[.L164]*[.M164]" office:value-type="float" office:value="1516383" calcext:value-type="float">
            <text:p>1516383</text:p>
          </table:table-cell>
          <table:table-cell table:formula="of:=[.F164]+[.J164]+[.N164]" office:value-type="float" office:value="1689885" calcext:value-type="float">
            <text:p>1689885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23" office:value-type="float" office:value="11.9" calcext:value-type="float">
            <text:p>11.9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23+22+19+14" office:value-type="float" office:value="78" calcext:value-type="float">
            <text:p>78</text:p>
          </table:table-cell>
          <table:table-cell table:style-name="ce23" office:value-type="float" office:value="35658" calcext:value-type="float">
            <text:p>35658</text:p>
          </table:table-cell>
          <table:table-cell table:style-name="ce23" table:formula="of:=[.D165]*[.E165]" office:value-type="float" office:value="2781324" calcext:value-type="float">
            <text:p>278132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22+22" office:value-type="float" office:value="44" calcext:value-type="float">
            <text:p>44</text:p>
          </table:table-cell>
          <table:table-cell table:style-name="ce23" table:formula="of:=[.E165]" office:value-type="float" office:value="35658" calcext:value-type="float">
            <text:p>35658</text:p>
          </table:table-cell>
          <table:table-cell table:style-name="ce23" table:formula="of:=[.H165]*[.I165]" office:value-type="float" office:value="1568952" calcext:value-type="float">
            <text:p>156895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16+3+16+16" office:value-type="float" office:value="51" calcext:value-type="float">
            <text:p>51</text:p>
          </table:table-cell>
          <table:table-cell table:style-name="ce23" office:value-type="float" office:value="28611" calcext:value-type="float">
            <text:p>28611</text:p>
          </table:table-cell>
          <table:table-cell table:style-name="ce23" table:formula="of:=[.L165]*[.M165]" office:value-type="float" office:value="1459161" calcext:value-type="float">
            <text:p>1459161</text:p>
          </table:table-cell>
          <table:table-cell table:formula="of:=[.F165]+[.J165]+[.N165]" office:value-type="float" office:value="5809437" calcext:value-type="float">
            <text:p>5809437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23" office:value-type="float" office:value="48.6" calcext:value-type="float">
            <text:p>48.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44+37+31+22" office:value-type="float" office:value="134" calcext:value-type="float">
            <text:p>134</text:p>
          </table:table-cell>
          <table:table-cell table:style-name="ce23" office:value-type="float" office:value="112842" calcext:value-type="float">
            <text:p>112842</text:p>
          </table:table-cell>
          <table:table-cell table:style-name="ce23" table:formula="of:=[.D166]*[.E166]" office:value-type="float" office:value="15120828" calcext:value-type="float">
            <text:p>1512082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40+39" office:value-type="float" office:value="79" calcext:value-type="float">
            <text:p>79</text:p>
          </table:table-cell>
          <table:table-cell table:style-name="ce23" table:formula="of:=[.E166]" office:value-type="float" office:value="112842" calcext:value-type="float">
            <text:p>112842</text:p>
          </table:table-cell>
          <table:table-cell table:style-name="ce23" table:formula="of:=[.H166]*[.I166]" office:value-type="float" office:value="8914518" calcext:value-type="float">
            <text:p>891451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13+3+13+13" office:value-type="float" office:value="42" calcext:value-type="float">
            <text:p>42</text:p>
          </table:table-cell>
          <table:table-cell table:style-name="ce23" office:value-type="float" office:value="28611" calcext:value-type="float">
            <text:p>28611</text:p>
          </table:table-cell>
          <table:table-cell table:style-name="ce23" table:formula="of:=[.L166]*[.M166]" office:value-type="float" office:value="1201662" calcext:value-type="float">
            <text:p>1201662</text:p>
          </table:table-cell>
          <table:table-cell table:formula="of:=[.F166]+[.J166]+[.N166]" office:value-type="float" office:value="25237008" calcext:value-type="float">
            <text:p>2523700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30+17+27+23+20+15" office:value-type="float" office:value="132" calcext:value-type="float">
            <text:p>132</text:p>
          </table:table-cell>
          <table:table-cell table:style-name="ce25" office:value-type="float" office:value="212355" calcext:value-type="float">
            <text:p>212355</text:p>
          </table:table-cell>
          <table:table-cell table:style-name="ce23" table:formula="of:=[.D167]*[.E167]" office:value-type="float" office:value="28030860" calcext:value-type="float">
            <text:p>28030860</text:p>
          </table:table-cell>
          <table:table-cell table:style-name="ce48" table:number-columns-repeated="8"/>
          <table:table-cell table:formula="of:=[.F167]+[.J167]+[.N167]" office:value-type="float" office:value="28030860" calcext:value-type="float">
            <text:p>2803086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10" office:value-type="string" calcext:value-type="string">
            <text:p>LF mesh:</text:p>
          </table:table-cell>
          <table:table-cell table:style-name="ce11" office:value-type="string" calcext:value-type="string">
            <text:p>16x32x16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HF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superadj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QoI option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adaptive step: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32x64x32.dat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6"/>
          <table:table-cell table:style-name="ce25" table:formula="of:=[.D178]+[.E178]+[.F178]" office:value-type="float" office:value="0" calcext:value-type="float">
            <text:p>0</text:p>
          </table:table-cell>
          <table:table-cell table:style-name="ce25" table:formula="of:=[.L178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table:number-columns-repeated="8"/>
          <table:table-cell table:style-name="ce25" table:formula="of:=[.D179]+[.E179]+[.F179]" office:value-type="float" office:value="0" calcext:value-type="float">
            <text:p>0</text:p>
          </table:table-cell>
          <table:table-cell table:style-name="ce25" table:formula="of:=[.L179]-[.L178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table:number-columns-repeated="8"/>
          <table:table-cell table:style-name="ce25" table:formula="of:=[.D180]+[.E180]+[.F180]" office:value-type="float" office:value="0" calcext:value-type="float">
            <text:p>0</text:p>
          </table:table-cell>
          <table:table-cell table:style-name="ce25" table:formula="of:=[.L180]-[.L17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table:number-columns-repeated="8"/>
          <table:table-cell table:style-name="ce25" table:formula="of:=[.D181]+[.E181]+[.F181]" office:value-type="float" office:value="0" calcext:value-type="float">
            <text:p>0</text:p>
          </table:table-cell>
          <table:table-cell table:style-name="ce25" table:formula="of:=[.L181]-[.L18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182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26"/>
          <table:table-cell table:style-name="ce40" office:value-type="string" calcext:value-type="string" table:number-columns-spanned="4" table:number-rows-spanned="1">
            <text:p>inverse</text:p>
          </table:table-cell>
          <table:covered-table-cell table:number-columns-repeated="2" table:style-name="ce47"/>
          <table:covered-table-cell table:style-name="ce11"/>
          <table:table-cell table:style-name="ce4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7"/>
          <table:covered-table-cell table:style-name="ce11"/>
          <table:table-cell table:style-name="ce74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7"/>
          <table:covered-table-cell table:style-name="ce11"/>
          <table:table-cell table:style-name="ce11" table:number-columns-repeated="1010"/>
        </table:table-row>
        <table:table-row table:style-name="ro1">
          <table:table-cell table:style-name="ce11"/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2" office:value-type="string" calcext:value-type="string">
            <text:p>“work”</text:p>
          </table:table-cell>
          <table:table-cell table:style-name="ce10" office:value-type="string" calcext:value-type="string">
            <text:p>total “work”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25" table:formula="of:=[.D186]*[.E186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186]" office:value-type="float" office:value="0" calcext:value-type="float">
            <text:p>0</text:p>
          </table:table-cell>
          <table:table-cell table:style-name="ce25" table:formula="of:=[.H186]*[.I186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186]*[.M186]" office:value-type="float" office:value="0" calcext:value-type="float">
            <text:p>0</text:p>
          </table:table-cell>
          <table:table-cell table:style-name="ce11" table:formula="of:=[.F186]+[.J186]+[.N186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table:number-columns-repeated="4"/>
          <table:table-cell table:style-name="ce25" table:formula="of:=[.D187]*[.E187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187]" office:value-type="float" office:value="0" calcext:value-type="float">
            <text:p>0</text:p>
          </table:table-cell>
          <table:table-cell table:style-name="ce25" table:formula="of:=[.H187]*[.I187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187]*[.M187]" office:value-type="float" office:value="0" calcext:value-type="float">
            <text:p>0</text:p>
          </table:table-cell>
          <table:table-cell table:style-name="ce11" table:formula="of:=[.F187]+[.J187]+[.N187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table:number-columns-repeated="4"/>
          <table:table-cell table:style-name="ce25" table:formula="of:=[.D188]*[.E188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188]" office:value-type="float" office:value="0" calcext:value-type="float">
            <text:p>0</text:p>
          </table:table-cell>
          <table:table-cell table:style-name="ce25" table:formula="of:=[.H188]*[.I188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188]*[.M188]" office:value-type="float" office:value="0" calcext:value-type="float">
            <text:p>0</text:p>
          </table:table-cell>
          <table:table-cell table:style-name="ce11" table:formula="of:=[.F188]+[.J188]+[.N188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table:number-columns-repeated="4"/>
          <table:table-cell table:style-name="ce25" table:formula="of:=[.D189]*[.E189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189]" office:value-type="float" office:value="0" calcext:value-type="float">
            <text:p>0</text:p>
          </table:table-cell>
          <table:table-cell table:style-name="ce25" table:formula="of:=[.H189]*[.I189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189]*[.M189]" office:value-type="float" office:value="0" calcext:value-type="float">
            <text:p>0</text:p>
          </table:table-cell>
          <table:table-cell table:style-name="ce11" table:formula="of:=[.F189]+[.J189]+[.N189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3"/>
          <table:table-cell table:style-name="ce25" table:formula="of:=[.D190]*[.E190]" office:value-type="float" office:value="0" calcext:value-type="float">
            <text:p>0</text:p>
          </table:table-cell>
          <table:table-cell table:style-name="ce48" table:number-columns-repeated="8"/>
          <table:table-cell table:style-name="ce11" table:formula="of:=[.F190]+[.J190]+[.N190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10" office:value-type="string" calcext:value-type="string">
            <text:p>LF mesh:</text:p>
          </table:table-cell>
          <table:table-cell table:style-name="ce11" office:value-type="string" calcext:value-type="string">
            <text:p>16x32x16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HF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superadj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QoI option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adaptive step: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.dat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68711" calcext:value-type="float">
            <text:p>16871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-16464" calcext:value-type="float">
            <text:p>-16464</text:p>
          </table:table-cell>
          <table:table-cell table:style-name="ce25" table:formula="of:=[.B205]-[.B201]" office:value-type="float" office:value="-85664" calcext:value-type="float">
            <text:p>-85664</text:p>
          </table:table-cell>
          <table:table-cell table:style-name="ce25" table:formula="of:=[.H201]/[.B205]" office:value-type="float" office:value="-1.03151227618096" calcext:value-type="float">
            <text:p>-1.0315122762</text:p>
          </table:table-cell>
          <table:table-cell table:style-name="ce25" table:formula="of:=[.D201]+[.E201]+[.F201]" office:value-type="float" office:value="599" calcext:value-type="float">
            <text:p>599</text:p>
          </table:table-cell>
          <table:table-cell table:style-name="ce25" table:formula="of:=[.L20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83803" calcext:value-type="float">
            <text:p>83803</text:p>
          </table:table-cell>
          <table:table-cell table:style-name="ce25" office:value-type="float" office:value="11.8" calcext:value-type="float">
            <text:p>11.8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-7089" calcext:value-type="float">
            <text:p>-7089</text:p>
          </table:table-cell>
          <table:table-cell table:style-name="ce25" table:formula="of:=[.B205]-[.B202]" office:value-type="float" office:value="-756" calcext:value-type="float">
            <text:p>-756</text:p>
          </table:table-cell>
          <table:table-cell table:style-name="ce25" table:formula="of:=[.H202]/[.B205]" office:value-type="float" office:value="-0.00910327886618421" calcext:value-type="float">
            <text:p>-0.0091032789</text:p>
          </table:table-cell>
          <table:table-cell table:style-name="ce25" table:formula="of:=[.D202]+[.E202]+[.F202]" office:value-type="float" office:value="551" calcext:value-type="float">
            <text:p>551</text:p>
          </table:table-cell>
          <table:table-cell table:style-name="ce25" table:formula="of:=[.L202]-[.L20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5448" calcext:value-type="float">
            <text:p>85448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-2280" calcext:value-type="float">
            <text:p>-2280</text:p>
          </table:table-cell>
          <table:table-cell table:style-name="ce25" table:formula="of:=[.B205]-[.B203]" office:value-type="float" office:value="-2401" calcext:value-type="float">
            <text:p>-2401</text:p>
          </table:table-cell>
          <table:table-cell table:style-name="ce25" table:formula="of:=[.H203]/[.B205]" office:value-type="float" office:value="-0.028911339362048" calcext:value-type="float">
            <text:p>-0.0289113394</text:p>
          </table:table-cell>
          <table:table-cell table:style-name="ce25" table:formula="of:=[.D203]+[.E203]+[.F203]" office:value-type="float" office:value="517" calcext:value-type="float">
            <text:p>517</text:p>
          </table:table-cell>
          <table:table-cell table:style-name="ce25" table:formula="of:=[.L203]-[.L202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3092" calcext:value-type="float">
            <text:p>83092</text:p>
          </table:table-cell>
          <table:table-cell table:style-name="ce25" office:value-type="float" office:value="39.8" calcext:value-type="float">
            <text:p>39.8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B205]-[.B204]" office:value-type="float" office:value="-45" calcext:value-type="float">
            <text:p>-45</text:p>
          </table:table-cell>
          <table:table-cell table:style-name="ce25" table:formula="of:=[.H204]/[.B205]" office:value-type="float" office:value="-0.00054186183727287" calcext:value-type="float">
            <text:p>-0.0005418618</text:p>
          </table:table-cell>
          <table:table-cell table:style-name="ce25" table:formula="of:=[.D204]+[.E204]+[.F204]" office:value-type="float" office:value="831" calcext:value-type="float">
            <text:p>831</text:p>
          </table:table-cell>
          <table:table-cell table:style-name="ce25" table:formula="of:=[.L204]-[.L203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83047" calcext:value-type="float">
            <text:p>83047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0" calcext:value-type="float">
            <text:p>250</text:p>
          </table:table-cell>
          <table:table-cell table:style-name="ce48" table:number-columns-repeated="5"/>
          <table:table-cell table:style-name="ce25" table:formula="of:=[.D205]" office:value-type="float" office:value="250" calcext:value-type="float">
            <text:p>25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26"/>
          <table:table-cell table:style-name="ce40" office:value-type="string" calcext:value-type="string" table:number-columns-spanned="4" table:number-rows-spanned="1">
            <text:p>inverse</text:p>
          </table:table-cell>
          <table:covered-table-cell table:number-columns-repeated="2" table:style-name="ce47"/>
          <table:covered-table-cell table:style-name="ce11"/>
          <table:table-cell table:style-name="ce4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7"/>
          <table:covered-table-cell table:style-name="ce11"/>
          <table:table-cell table:style-name="ce74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7"/>
          <table:covered-table-cell table:style-name="ce11"/>
          <table:table-cell table:style-name="ce11" table:number-columns-repeated="1010"/>
        </table:table-row>
        <table:table-row table:style-name="ro1">
          <table:table-cell table:style-name="ce11"/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2" office:value-type="string" calcext:value-type="string">
            <text:p>“work”</text:p>
          </table:table-cell>
          <table:table-cell table:style-name="ce10" office:value-type="string" calcext:value-type="string">
            <text:p>total “work”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8611" calcext:value-type="float">
            <text:p>28611</text:p>
          </table:table-cell>
          <table:table-cell table:style-name="ce25" table:formula="of:=[.D209]*[.E209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209]" office:value-type="float" office:value="28611" calcext:value-type="float">
            <text:p>28611</text:p>
          </table:table-cell>
          <table:table-cell table:style-name="ce25" table:formula="of:=[.H209]*[.I209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209]*[.M209]" office:value-type="float" office:value="0" calcext:value-type="float">
            <text:p>0</text:p>
          </table:table-cell>
          <table:table-cell table:style-name="ce11" table:formula="of:=[.F209]+[.J209]+[.N209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table:formula="of:=[.C202]" office:value-type="float" office:value="11.8" calcext:value-type="float">
            <text:p>11.8</text:p>
          </table:table-cell>
          <table:table-cell table:style-name="ce25" table:number-columns-repeated="2"/>
          <table:table-cell table:style-name="ce25" office:value-type="float" office:value="54108" calcext:value-type="float">
            <text:p>54108</text:p>
          </table:table-cell>
          <table:table-cell table:style-name="ce25" table:formula="of:=[.D210]*[.E210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210]" office:value-type="float" office:value="54108" calcext:value-type="float">
            <text:p>54108</text:p>
          </table:table-cell>
          <table:table-cell table:style-name="ce25" table:formula="of:=[.H210]*[.I210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210]*[.M210]" office:value-type="float" office:value="0" calcext:value-type="float">
            <text:p>0</text:p>
          </table:table-cell>
          <table:table-cell table:style-name="ce11" table:formula="of:=[.F210]+[.J210]+[.N210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table:formula="of:=[.C203]" office:value-type="float" office:value="26.5" calcext:value-type="float">
            <text:p>26.5</text:p>
          </table:table-cell>
          <table:table-cell table:style-name="ce25" table:number-columns-repeated="2"/>
          <table:table-cell table:style-name="ce25" office:value-type="float" office:value="81933" calcext:value-type="float">
            <text:p>81933</text:p>
          </table:table-cell>
          <table:table-cell table:style-name="ce25" table:formula="of:=[.D211]*[.E211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211]" office:value-type="float" office:value="81933" calcext:value-type="float">
            <text:p>81933</text:p>
          </table:table-cell>
          <table:table-cell table:style-name="ce25" table:formula="of:=[.H211]*[.I211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211]*[.M211]" office:value-type="float" office:value="0" calcext:value-type="float">
            <text:p>0</text:p>
          </table:table-cell>
          <table:table-cell table:style-name="ce11" table:formula="of:=[.F211]+[.J211]+[.N211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table:formula="of:=[.C204]" office:value-type="float" office:value="39.8" calcext:value-type="float">
            <text:p>39.8</text:p>
          </table:table-cell>
          <table:table-cell table:style-name="ce25" table:number-columns-repeated="2"/>
          <table:table-cell table:style-name="ce25" office:value-type="float" office:value="106023" calcext:value-type="float">
            <text:p>106023</text:p>
          </table:table-cell>
          <table:table-cell table:style-name="ce25" table:formula="of:=[.D212]*[.E212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212]" office:value-type="float" office:value="106023" calcext:value-type="float">
            <text:p>106023</text:p>
          </table:table-cell>
          <table:table-cell table:style-name="ce25" table:formula="of:=[.H212]*[.I212]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L212]*[.M212]" office:value-type="float" office:value="0" calcext:value-type="float">
            <text:p>0</text:p>
          </table:table-cell>
          <table:table-cell table:style-name="ce11" table:formula="of:=[.F212]+[.J212]+[.N212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212355" calcext:value-type="float">
            <text:p>212355</text:p>
          </table:table-cell>
          <table:table-cell table:style-name="ce25" table:formula="of:=[.D213]*[.E213]" office:value-type="float" office:value="0" calcext:value-type="float">
            <text:p>0</text:p>
          </table:table-cell>
          <table:table-cell table:style-name="ce48" table:number-columns-repeated="8"/>
          <table:table-cell table:style-name="ce11" table:formula="of:=[.F213]+[.J213]+[.N213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91646" calcext:value-type="float">
            <text:p>191646</text:p>
          </table:table-cell>
          <table:table-cell table:style-name="ce25" office:value-type="float" office:value="0" calcext:value-type="float">
            <text:p>0</text:p>
          </table:table-cell>
          <table:table-cell table:style-name="ce48" table:number-columns-repeated="3"/>
          <table:table-cell table:style-name="ce60"/>
          <table:table-cell table:style-name="ce48" table:number-columns-repeated="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85979" calcext:value-type="float">
            <text:p>85979</text:p>
          </table:table-cell>
          <table:table-cell table:style-name="ce25" office:value-type="float" office:value="11.8" calcext:value-type="float">
            <text:p>11.8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office:value-type="float" office:value="107148" calcext:value-type="float">
            <text:p>107148</text:p>
          </table:table-cell>
          <table:table-cell table:style-name="ce25" table:formula="of:=[.B223]-[.B220]" office:value-type="float" office:value="-85979" calcext:value-type="float">
            <text:p>-85979</text:p>
          </table:table-cell>
          <table:table-cell table:style-name="ce25" table:formula="of:=[.H220]/[.B223]" office:value-type="string" office:string-value="" calcext:value-type="error">
            <text:p>#DIV/0!</text:p>
          </table:table-cell>
          <table:table-cell table:style-name="ce25" table:formula="of:=[.D220]+[.E220]+[.F220]" office:value-type="float" office:value="1193" calcext:value-type="float">
            <text:p>1193</text:p>
          </table:table-cell>
          <table:table-cell table:style-name="ce25" table:formula="of:=[.L220]-[.L21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69173" calcext:value-type="float">
            <text:p>69173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135969" calcext:value-type="float">
            <text:p>135969</text:p>
          </table:table-cell>
          <table:table-cell table:style-name="ce25" table:formula="of:=[.B223]-[.B221]" office:value-type="float" office:value="-69173" calcext:value-type="float">
            <text:p>-69173</text:p>
          </table:table-cell>
          <table:table-cell table:style-name="ce25" table:formula="of:=[.H221]/[.B223]" office:value-type="string" office:string-value="" calcext:value-type="error">
            <text:p>#DIV/0!</text:p>
          </table:table-cell>
          <table:table-cell table:style-name="ce25" table:formula="of:=[.D221]+[.E221]+[.F221]" office:value-type="float" office:value="1716" calcext:value-type="float">
            <text:p>1716</text:p>
          </table:table-cell>
          <table:table-cell table:style-name="ce25" table:formula="of:=[.L221]-[.L22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75067" calcext:value-type="float">
            <text:p>75067</text:p>
          </table:table-cell>
          <table:table-cell table:style-name="ce25" office:value-type="float" office:value="39.8" calcext:value-type="float">
            <text:p>39.8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office:value-type="float" office:value="37167" calcext:value-type="float">
            <text:p>37167</text:p>
          </table:table-cell>
          <table:table-cell table:style-name="ce25" table:formula="of:=[.B223]-[.B222]" office:value-type="float" office:value="-75067" calcext:value-type="float">
            <text:p>-75067</text:p>
          </table:table-cell>
          <table:table-cell table:style-name="ce25" table:formula="of:=[.H222]/[.B223]" office:value-type="string" office:string-value="" calcext:value-type="error">
            <text:p>#DIV/0!</text:p>
          </table:table-cell>
          <table:table-cell table:style-name="ce25" table:formula="of:=[.D222]+[.E222]+[.F222]" office:value-type="float" office:value="2800" calcext:value-type="float">
            <text:p>2800</text:p>
          </table:table-cell>
          <table:table-cell table:style-name="ce25" table:formula="of:=[.L222]-[.L22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2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1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68692" calcext:value-type="float">
            <text:p>168692</text:p>
          </table:table-cell>
          <table:table-cell table:style-name="ce25" office:value-type="float" office:value="0" calcext:value-type="float">
            <text:p>0</text:p>
          </table:table-cell>
          <table:table-cell table:style-name="ce48" table:number-columns-repeated="9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85301" calcext:value-type="float">
            <text:p>85301</text:p>
          </table:table-cell>
          <table:table-cell table:style-name="ce25" office:value-type="float" office:value="11.8" calcext:value-type="float">
            <text:p>11.8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office:value-type="float" office:value="-46042" calcext:value-type="float">
            <text:p>-46042</text:p>
          </table:table-cell>
          <table:table-cell table:style-name="ce25" table:formula="of:=[.B233]-[.B230]" office:value-type="float" office:value="30254" calcext:value-type="float">
            <text:p>30254</text:p>
          </table:table-cell>
          <table:table-cell table:style-name="ce25" table:formula="of:=[.H230]/[.B233]" office:value-type="float" office:value="0.261814720263078" calcext:value-type="float">
            <text:p>0.2618147203</text:p>
          </table:table-cell>
          <table:table-cell table:style-name="ce25" table:formula="of:=[.D230]+[.E230]+[.F230]" office:value-type="float" office:value="702" calcext:value-type="float">
            <text:p>702</text:p>
          </table:table-cell>
          <table:table-cell table:style-name="ce25" table:formula="of:=[.L230]-[.L22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70619" calcext:value-type="float">
            <text:p>70619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18080" calcext:value-type="float">
            <text:p>18080</text:p>
          </table:table-cell>
          <table:table-cell table:style-name="ce25" table:formula="of:=[.B233]-[.B231]" office:value-type="float" office:value="44936" calcext:value-type="float">
            <text:p>44936</text:p>
          </table:table-cell>
          <table:table-cell table:style-name="ce25" table:formula="of:=[.H231]/[.B233]" office:value-type="float" office:value="0.388871100341829" calcext:value-type="float">
            <text:p>0.3888711003</text:p>
          </table:table-cell>
          <table:table-cell table:style-name="ce25" table:formula="of:=[.D231]+[.E231]+[.F231]" office:value-type="float" office:value="1116" calcext:value-type="float">
            <text:p>1116</text:p>
          </table:table-cell>
          <table:table-cell table:style-name="ce25" table:formula="of:=[.L231]-[.L23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76504" calcext:value-type="float">
            <text:p>76504</text:p>
          </table:table-cell>
          <table:table-cell table:style-name="ce25" office:value-type="float" office:value="39.8" calcext:value-type="float">
            <text:p>39.8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-3739" calcext:value-type="float">
            <text:p>-3739</text:p>
          </table:table-cell>
          <table:table-cell table:style-name="ce25" table:formula="of:=[.B233]-[.B232]" office:value-type="float" office:value="39051" calcext:value-type="float">
            <text:p>39051</text:p>
          </table:table-cell>
          <table:table-cell table:style-name="ce25" table:formula="of:=[.H232]/[.B233]" office:value-type="float" office:value="0.337942970879668" calcext:value-type="float">
            <text:p>0.3379429709</text:p>
          </table:table-cell>
          <table:table-cell table:style-name="ce25" table:formula="of:=[.D232]+[.E232]+[.F232]" office:value-type="float" office:value="1674" calcext:value-type="float">
            <text:p>1674</text:p>
          </table:table-cell>
          <table:table-cell table:style-name="ce25" table:formula="of:=[.L232]-[.L23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15555" calcext:value-type="float">
            <text:p>11555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3908" calcext:value-type="float">
            <text:p>13908</text:p>
          </table:table-cell>
          <table:table-cell table:style-name="ce48" table:number-columns-repeated="5"/>
          <table:table-cell table:style-name="ce25" table:formula="of:=[.D233]" office:value-type="float" office:value="13908" calcext:value-type="float">
            <text:p>13908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2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96896" calcext:value-type="float">
            <text:p>196896</text:p>
          </table:table-cell>
          <table:table-cell table:style-name="ce25" office:value-type="float" office:value="0" calcext:value-type="float">
            <text:p>0</text:p>
          </table:table-cell>
          <table:table-cell table:style-name="ce48" table:number-columns-repeated="9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91518" calcext:value-type="float">
            <text:p>91518</text:p>
          </table:table-cell>
          <table:table-cell table:style-name="ce25" office:value-type="float" office:value="11.8" calcext:value-type="float">
            <text:p>11.8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office:value-type="float" office:value="-49623" calcext:value-type="float">
            <text:p>-49623</text:p>
          </table:table-cell>
          <table:table-cell table:style-name="ce25" table:formula="of:=[.B243]-[.B240]" office:value-type="float" office:value="-91518" calcext:value-type="float">
            <text:p>-91518</text:p>
          </table:table-cell>
          <table:table-cell table:style-name="ce25" table:formula="of:=[.H240]/[.B243]" office:value-type="string" office:string-value="" calcext:value-type="error">
            <text:p>#DIV/0!</text:p>
          </table:table-cell>
          <table:table-cell table:style-name="ce25" table:formula="of:=[.D240]+[.E240]+[.F240]" office:value-type="float" office:value="1211" calcext:value-type="float">
            <text:p>1211</text:p>
          </table:table-cell>
          <table:table-cell table:style-name="ce25" table:formula="of:=[.L240]-[.L23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77810" calcext:value-type="float">
            <text:p>77810</text:p>
          </table:table-cell>
          <table:table-cell table:style-name="ce25" office:value-type="float" office:value="26.5" calcext:value-type="float">
            <text:p>26.5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office:value-type="float" office:value="39052" calcext:value-type="float">
            <text:p>39052</text:p>
          </table:table-cell>
          <table:table-cell table:style-name="ce25" table:formula="of:=[.B243]-[.B241]" office:value-type="float" office:value="-77810" calcext:value-type="float">
            <text:p>-77810</text:p>
          </table:table-cell>
          <table:table-cell table:style-name="ce25" table:formula="of:=[.H241]/[.B243]" office:value-type="string" office:string-value="" calcext:value-type="error">
            <text:p>#DIV/0!</text:p>
          </table:table-cell>
          <table:table-cell table:style-name="ce25" table:formula="of:=[.D241]+[.E241]+[.F241]" office:value-type="float" office:value="1579" calcext:value-type="float">
            <text:p>1579</text:p>
          </table:table-cell>
          <table:table-cell table:style-name="ce25" table:formula="of:=[.L241]-[.L24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4099" calcext:value-type="float">
            <text:p>84099</text:p>
          </table:table-cell>
          <table:table-cell table:style-name="ce25" office:value-type="float" office:value="39.8" calcext:value-type="float">
            <text:p>39.8</text:p>
          </table:table-cell>
          <table:table-cell table:style-name="ce25" office:value-type="float" office:value="1536" calcext:value-type="float">
            <text:p>1536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office:value-type="float" office:value="20270" calcext:value-type="float">
            <text:p>20270</text:p>
          </table:table-cell>
          <table:table-cell table:style-name="ce25" table:formula="of:=[.B243]-[.B242]" office:value-type="float" office:value="-84099" calcext:value-type="float">
            <text:p>-84099</text:p>
          </table:table-cell>
          <table:table-cell table:style-name="ce25" table:formula="of:=[.H242]/[.B243]" office:value-type="string" office:string-value="" calcext:value-type="error">
            <text:p>#DIV/0!</text:p>
          </table:table-cell>
          <table:table-cell table:style-name="ce25" table:formula="of:=[.D242]+[.E242]+[.F242]" office:value-type="float" office:value="2508" calcext:value-type="float">
            <text:p>2508</text:p>
          </table:table-cell>
          <table:table-cell table:style-name="ce25" table:formula="of:=[.L242]-[.L24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4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3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253]-[.B249]" office:value-type="float" office:value="0" calcext:value-type="float">
            <text:p>0</text:p>
          </table:table-cell>
          <table:table-cell table:style-name="ce25" table:formula="of:=[.H249]/[.B253]" office:value-type="string" office:string-value="" calcext:value-type="error">
            <text:p>#DIV/0!</text:p>
          </table:table-cell>
          <table:table-cell table:style-name="ce25" table:formula="of:=[.D249]+[.E249]+[.F249]" office:value-type="float" office:value="0" calcext:value-type="float">
            <text:p>0</text:p>
          </table:table-cell>
          <table:table-cell table:style-name="ce25" table:formula="of:=[.L24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253]-[.B250]" office:value-type="float" office:value="0" calcext:value-type="float">
            <text:p>0</text:p>
          </table:table-cell>
          <table:table-cell table:style-name="ce25" table:formula="of:=[.H250]/[.B253]" office:value-type="string" office:string-value="" calcext:value-type="error">
            <text:p>#DIV/0!</text:p>
          </table:table-cell>
          <table:table-cell table:style-name="ce25" table:formula="of:=[.D250]+[.E250]+[.F250]" office:value-type="float" office:value="0" calcext:value-type="float">
            <text:p>0</text:p>
          </table:table-cell>
          <table:table-cell table:style-name="ce25" table:formula="of:=[.L250]-[.L24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253]-[.B251]" office:value-type="float" office:value="0" calcext:value-type="float">
            <text:p>0</text:p>
          </table:table-cell>
          <table:table-cell table:style-name="ce25" table:formula="of:=[.H251]/[.B253]" office:value-type="string" office:string-value="" calcext:value-type="error">
            <text:p>#DIV/0!</text:p>
          </table:table-cell>
          <table:table-cell table:style-name="ce25" table:formula="of:=[.D251]+[.E251]+[.F251]" office:value-type="float" office:value="0" calcext:value-type="float">
            <text:p>0</text:p>
          </table:table-cell>
          <table:table-cell table:style-name="ce25" table:formula="of:=[.L251]-[.L25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253]-[.B252]" office:value-type="float" office:value="0" calcext:value-type="float">
            <text:p>0</text:p>
          </table:table-cell>
          <table:table-cell table:style-name="ce25" table:formula="of:=[.H252]/[.B253]" office:value-type="string" office:string-value="" calcext:value-type="error">
            <text:p>#DIV/0!</text:p>
          </table:table-cell>
          <table:table-cell table:style-name="ce25" table:formula="of:=[.D252]+[.E252]+[.F252]" office:value-type="float" office:value="0" calcext:value-type="float">
            <text:p>0</text:p>
          </table:table-cell>
          <table:table-cell table:style-name="ce25" table:formula="of:=[.L252]-[.L25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5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4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263]-[.B259]" office:value-type="float" office:value="0" calcext:value-type="float">
            <text:p>0</text:p>
          </table:table-cell>
          <table:table-cell table:style-name="ce25" table:formula="of:=[.H259]/[.B263]" office:value-type="string" office:string-value="" calcext:value-type="error">
            <text:p>#DIV/0!</text:p>
          </table:table-cell>
          <table:table-cell table:style-name="ce25" table:formula="of:=[.D259]+[.E259]+[.F259]" office:value-type="float" office:value="0" calcext:value-type="float">
            <text:p>0</text:p>
          </table:table-cell>
          <table:table-cell table:style-name="ce25" table:formula="of:=[.L25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263]-[.B260]" office:value-type="float" office:value="0" calcext:value-type="float">
            <text:p>0</text:p>
          </table:table-cell>
          <table:table-cell table:style-name="ce25" table:formula="of:=[.H260]/[.B263]" office:value-type="string" office:string-value="" calcext:value-type="error">
            <text:p>#DIV/0!</text:p>
          </table:table-cell>
          <table:table-cell table:style-name="ce25" table:formula="of:=[.D260]+[.E260]+[.F260]" office:value-type="float" office:value="0" calcext:value-type="float">
            <text:p>0</text:p>
          </table:table-cell>
          <table:table-cell table:style-name="ce25" table:formula="of:=[.L260]-[.L25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263]-[.B261]" office:value-type="float" office:value="0" calcext:value-type="float">
            <text:p>0</text:p>
          </table:table-cell>
          <table:table-cell table:style-name="ce25" table:formula="of:=[.H261]/[.B263]" office:value-type="string" office:string-value="" calcext:value-type="error">
            <text:p>#DIV/0!</text:p>
          </table:table-cell>
          <table:table-cell table:style-name="ce25" table:formula="of:=[.D261]+[.E261]+[.F261]" office:value-type="float" office:value="0" calcext:value-type="float">
            <text:p>0</text:p>
          </table:table-cell>
          <table:table-cell table:style-name="ce25" table:formula="of:=[.L261]-[.L26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263]-[.B262]" office:value-type="float" office:value="0" calcext:value-type="float">
            <text:p>0</text:p>
          </table:table-cell>
          <table:table-cell table:style-name="ce25" table:formula="of:=[.H262]/[.B263]" office:value-type="string" office:string-value="" calcext:value-type="error">
            <text:p>#DIV/0!</text:p>
          </table:table-cell>
          <table:table-cell table:style-name="ce25" table:formula="of:=[.D262]+[.E262]+[.F262]" office:value-type="float" office:value="0" calcext:value-type="float">
            <text:p>0</text:p>
          </table:table-cell>
          <table:table-cell table:style-name="ce25" table:formula="of:=[.L262]-[.L26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6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5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273]-[.B269]" office:value-type="float" office:value="0" calcext:value-type="float">
            <text:p>0</text:p>
          </table:table-cell>
          <table:table-cell table:style-name="ce25" table:formula="of:=[.H269]/[.B273]" office:value-type="string" office:string-value="" calcext:value-type="error">
            <text:p>#DIV/0!</text:p>
          </table:table-cell>
          <table:table-cell table:style-name="ce25" table:formula="of:=[.D269]+[.E269]+[.F269]" office:value-type="float" office:value="0" calcext:value-type="float">
            <text:p>0</text:p>
          </table:table-cell>
          <table:table-cell table:style-name="ce25" table:formula="of:=[.L26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273]-[.B270]" office:value-type="float" office:value="0" calcext:value-type="float">
            <text:p>0</text:p>
          </table:table-cell>
          <table:table-cell table:style-name="ce25" table:formula="of:=[.H270]/[.B273]" office:value-type="string" office:string-value="" calcext:value-type="error">
            <text:p>#DIV/0!</text:p>
          </table:table-cell>
          <table:table-cell table:style-name="ce25" table:formula="of:=[.D270]+[.E270]+[.F270]" office:value-type="float" office:value="0" calcext:value-type="float">
            <text:p>0</text:p>
          </table:table-cell>
          <table:table-cell table:style-name="ce25" table:formula="of:=[.L270]-[.L26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273]-[.B271]" office:value-type="float" office:value="0" calcext:value-type="float">
            <text:p>0</text:p>
          </table:table-cell>
          <table:table-cell table:style-name="ce25" table:formula="of:=[.H271]/[.B273]" office:value-type="string" office:string-value="" calcext:value-type="error">
            <text:p>#DIV/0!</text:p>
          </table:table-cell>
          <table:table-cell table:style-name="ce25" table:formula="of:=[.D271]+[.E271]+[.F271]" office:value-type="float" office:value="0" calcext:value-type="float">
            <text:p>0</text:p>
          </table:table-cell>
          <table:table-cell table:style-name="ce25" table:formula="of:=[.L271]-[.L27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273]-[.B272]" office:value-type="float" office:value="0" calcext:value-type="float">
            <text:p>0</text:p>
          </table:table-cell>
          <table:table-cell table:style-name="ce25" table:formula="of:=[.H272]/[.B273]" office:value-type="string" office:string-value="" calcext:value-type="error">
            <text:p>#DIV/0!</text:p>
          </table:table-cell>
          <table:table-cell table:style-name="ce25" table:formula="of:=[.D272]+[.E272]+[.F272]" office:value-type="float" office:value="0" calcext:value-type="float">
            <text:p>0</text:p>
          </table:table-cell>
          <table:table-cell table:style-name="ce25" table:formula="of:=[.L272]-[.L27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7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6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283]-[.B279]" office:value-type="float" office:value="0" calcext:value-type="float">
            <text:p>0</text:p>
          </table:table-cell>
          <table:table-cell table:style-name="ce25" table:formula="of:=[.H279]/[.B283]" office:value-type="string" office:string-value="" calcext:value-type="error">
            <text:p>#DIV/0!</text:p>
          </table:table-cell>
          <table:table-cell table:style-name="ce25" table:formula="of:=[.D279]+[.E279]+[.F279]" office:value-type="float" office:value="0" calcext:value-type="float">
            <text:p>0</text:p>
          </table:table-cell>
          <table:table-cell table:style-name="ce25" table:formula="of:=[.L27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283]-[.B280]" office:value-type="float" office:value="0" calcext:value-type="float">
            <text:p>0</text:p>
          </table:table-cell>
          <table:table-cell table:style-name="ce25" table:formula="of:=[.H280]/[.B283]" office:value-type="string" office:string-value="" calcext:value-type="error">
            <text:p>#DIV/0!</text:p>
          </table:table-cell>
          <table:table-cell table:style-name="ce25" table:formula="of:=[.D280]+[.E280]+[.F280]" office:value-type="float" office:value="0" calcext:value-type="float">
            <text:p>0</text:p>
          </table:table-cell>
          <table:table-cell table:style-name="ce25" table:formula="of:=[.L280]-[.L27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283]-[.B281]" office:value-type="float" office:value="0" calcext:value-type="float">
            <text:p>0</text:p>
          </table:table-cell>
          <table:table-cell table:style-name="ce25" table:formula="of:=[.H281]/[.B283]" office:value-type="string" office:string-value="" calcext:value-type="error">
            <text:p>#DIV/0!</text:p>
          </table:table-cell>
          <table:table-cell table:style-name="ce25" table:formula="of:=[.D281]+[.E281]+[.F281]" office:value-type="float" office:value="0" calcext:value-type="float">
            <text:p>0</text:p>
          </table:table-cell>
          <table:table-cell table:style-name="ce25" table:formula="of:=[.L281]-[.L28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283]-[.B282]" office:value-type="float" office:value="0" calcext:value-type="float">
            <text:p>0</text:p>
          </table:table-cell>
          <table:table-cell table:style-name="ce25" table:formula="of:=[.H282]/[.B283]" office:value-type="string" office:string-value="" calcext:value-type="error">
            <text:p>#DIV/0!</text:p>
          </table:table-cell>
          <table:table-cell table:style-name="ce25" table:formula="of:=[.D282]+[.E282]+[.F282]" office:value-type="float" office:value="0" calcext:value-type="float">
            <text:p>0</text:p>
          </table:table-cell>
          <table:table-cell table:style-name="ce25" table:formula="of:=[.L282]-[.L28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8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7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293]-[.B289]" office:value-type="float" office:value="0" calcext:value-type="float">
            <text:p>0</text:p>
          </table:table-cell>
          <table:table-cell table:style-name="ce25" table:formula="of:=[.H289]/[.B293]" office:value-type="string" office:string-value="" calcext:value-type="error">
            <text:p>#DIV/0!</text:p>
          </table:table-cell>
          <table:table-cell table:style-name="ce25" table:formula="of:=[.D289]+[.E289]+[.F289]" office:value-type="float" office:value="0" calcext:value-type="float">
            <text:p>0</text:p>
          </table:table-cell>
          <table:table-cell table:style-name="ce25" table:formula="of:=[.L28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293]-[.B290]" office:value-type="float" office:value="0" calcext:value-type="float">
            <text:p>0</text:p>
          </table:table-cell>
          <table:table-cell table:style-name="ce25" table:formula="of:=[.H290]/[.B293]" office:value-type="string" office:string-value="" calcext:value-type="error">
            <text:p>#DIV/0!</text:p>
          </table:table-cell>
          <table:table-cell table:style-name="ce25" table:formula="of:=[.D290]+[.E290]+[.F290]" office:value-type="float" office:value="0" calcext:value-type="float">
            <text:p>0</text:p>
          </table:table-cell>
          <table:table-cell table:style-name="ce25" table:formula="of:=[.L290]-[.L28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293]-[.B291]" office:value-type="float" office:value="0" calcext:value-type="float">
            <text:p>0</text:p>
          </table:table-cell>
          <table:table-cell table:style-name="ce25" table:formula="of:=[.H291]/[.B293]" office:value-type="string" office:string-value="" calcext:value-type="error">
            <text:p>#DIV/0!</text:p>
          </table:table-cell>
          <table:table-cell table:style-name="ce25" table:formula="of:=[.D291]+[.E291]+[.F291]" office:value-type="float" office:value="0" calcext:value-type="float">
            <text:p>0</text:p>
          </table:table-cell>
          <table:table-cell table:style-name="ce25" table:formula="of:=[.L291]-[.L29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293]-[.B292]" office:value-type="float" office:value="0" calcext:value-type="float">
            <text:p>0</text:p>
          </table:table-cell>
          <table:table-cell table:style-name="ce25" table:formula="of:=[.H292]/[.B293]" office:value-type="string" office:string-value="" calcext:value-type="error">
            <text:p>#DIV/0!</text:p>
          </table:table-cell>
          <table:table-cell table:style-name="ce25" table:formula="of:=[.D292]+[.E292]+[.F292]" office:value-type="float" office:value="0" calcext:value-type="float">
            <text:p>0</text:p>
          </table:table-cell>
          <table:table-cell table:style-name="ce25" table:formula="of:=[.L292]-[.L29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29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8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303]-[.B299]" office:value-type="float" office:value="0" calcext:value-type="float">
            <text:p>0</text:p>
          </table:table-cell>
          <table:table-cell table:style-name="ce25" table:formula="of:=[.H299]/[.B303]" office:value-type="string" office:string-value="" calcext:value-type="error">
            <text:p>#DIV/0!</text:p>
          </table:table-cell>
          <table:table-cell table:style-name="ce25" table:formula="of:=[.D299]+[.E299]+[.F299]" office:value-type="float" office:value="0" calcext:value-type="float">
            <text:p>0</text:p>
          </table:table-cell>
          <table:table-cell table:style-name="ce25" table:formula="of:=[.L29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303]-[.B300]" office:value-type="float" office:value="0" calcext:value-type="float">
            <text:p>0</text:p>
          </table:table-cell>
          <table:table-cell table:style-name="ce25" table:formula="of:=[.H300]/[.B303]" office:value-type="string" office:string-value="" calcext:value-type="error">
            <text:p>#DIV/0!</text:p>
          </table:table-cell>
          <table:table-cell table:style-name="ce25" table:formula="of:=[.D300]+[.E300]+[.F300]" office:value-type="float" office:value="0" calcext:value-type="float">
            <text:p>0</text:p>
          </table:table-cell>
          <table:table-cell table:style-name="ce25" table:formula="of:=[.L300]-[.L29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303]-[.B301]" office:value-type="float" office:value="0" calcext:value-type="float">
            <text:p>0</text:p>
          </table:table-cell>
          <table:table-cell table:style-name="ce25" table:formula="of:=[.H301]/[.B303]" office:value-type="string" office:string-value="" calcext:value-type="error">
            <text:p>#DIV/0!</text:p>
          </table:table-cell>
          <table:table-cell table:style-name="ce25" table:formula="of:=[.D301]+[.E301]+[.F301]" office:value-type="float" office:value="0" calcext:value-type="float">
            <text:p>0</text:p>
          </table:table-cell>
          <table:table-cell table:style-name="ce25" table:formula="of:=[.L301]-[.L30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303]-[.B302]" office:value-type="float" office:value="0" calcext:value-type="float">
            <text:p>0</text:p>
          </table:table-cell>
          <table:table-cell table:style-name="ce25" table:formula="of:=[.H302]/[.B303]" office:value-type="string" office:string-value="" calcext:value-type="error">
            <text:p>#DIV/0!</text:p>
          </table:table-cell>
          <table:table-cell table:style-name="ce25" table:formula="of:=[.D302]+[.E302]+[.F302]" office:value-type="float" office:value="0" calcext:value-type="float">
            <text:p>0</text:p>
          </table:table-cell>
          <table:table-cell table:style-name="ce25" table:formula="of:=[.L302]-[.L30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30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9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[.B313]-[.B309]" office:value-type="float" office:value="0" calcext:value-type="float">
            <text:p>0</text:p>
          </table:table-cell>
          <table:table-cell table:style-name="ce25" table:formula="of:=[.H309]/[.B313]" office:value-type="string" office:string-value="" calcext:value-type="error">
            <text:p>#DIV/0!</text:p>
          </table:table-cell>
          <table:table-cell table:style-name="ce25" table:formula="of:=[.D309]+[.E309]+[.F309]" office:value-type="float" office:value="0" calcext:value-type="float">
            <text:p>0</text:p>
          </table:table-cell>
          <table:table-cell table:style-name="ce25" table:formula="of:=[.L30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/>
          <table:table-cell table:style-name="ce25" office:value-type="float" office:value="11.8" calcext:value-type="float">
            <text:p>11.8</text:p>
          </table:table-cell>
          <table:table-cell table:style-name="ce25" table:number-columns-repeated="4"/>
          <table:table-cell table:style-name="ce25" table:formula="of:=[.B313]-[.B310]" office:value-type="float" office:value="0" calcext:value-type="float">
            <text:p>0</text:p>
          </table:table-cell>
          <table:table-cell table:style-name="ce25" table:formula="of:=[.H310]/[.B313]" office:value-type="string" office:string-value="" calcext:value-type="error">
            <text:p>#DIV/0!</text:p>
          </table:table-cell>
          <table:table-cell table:style-name="ce25" table:formula="of:=[.D310]+[.E310]+[.F310]" office:value-type="float" office:value="0" calcext:value-type="float">
            <text:p>0</text:p>
          </table:table-cell>
          <table:table-cell table:style-name="ce25" table:formula="of:=[.L310]-[.L30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/>
          <table:table-cell table:style-name="ce25" office:value-type="float" office:value="26.5" calcext:value-type="float">
            <text:p>26.5</text:p>
          </table:table-cell>
          <table:table-cell table:style-name="ce25" table:number-columns-repeated="4"/>
          <table:table-cell table:style-name="ce25" table:formula="of:=[.B313]-[.B311]" office:value-type="float" office:value="0" calcext:value-type="float">
            <text:p>0</text:p>
          </table:table-cell>
          <table:table-cell table:style-name="ce25" table:formula="of:=[.H311]/[.B313]" office:value-type="string" office:string-value="" calcext:value-type="error">
            <text:p>#DIV/0!</text:p>
          </table:table-cell>
          <table:table-cell table:style-name="ce25" table:formula="of:=[.D311]+[.E311]+[.F311]" office:value-type="float" office:value="0" calcext:value-type="float">
            <text:p>0</text:p>
          </table:table-cell>
          <table:table-cell table:style-name="ce25" table:formula="of:=[.L311]-[.L310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/>
          <table:table-cell table:style-name="ce25" office:value-type="float" office:value="39.8" calcext:value-type="float">
            <text:p>39.8</text:p>
          </table:table-cell>
          <table:table-cell table:style-name="ce25" table:number-columns-repeated="4"/>
          <table:table-cell table:style-name="ce25" table:formula="of:=[.B313]-[.B312]" office:value-type="float" office:value="0" calcext:value-type="float">
            <text:p>0</text:p>
          </table:table-cell>
          <table:table-cell table:style-name="ce25" table:formula="of:=[.H312]/[.B313]" office:value-type="string" office:string-value="" calcext:value-type="error">
            <text:p>#DIV/0!</text:p>
          </table:table-cell>
          <table:table-cell table:style-name="ce25" table:formula="of:=[.D312]+[.E312]+[.F312]" office:value-type="float" office:value="0" calcext:value-type="float">
            <text:p>0</text:p>
          </table:table-cell>
          <table:table-cell table:style-name="ce25" table:formula="of:=[.L312]-[.L311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style-name="ce48" table:number-columns-repeated="5"/>
          <table:table-cell table:style-name="ce25" table:formula="of:=[.D313]" office:value-type="float" office:value="0" calcext:value-type="float">
            <text:p>0</text:p>
          </table:table-cell>
          <table:table-cell table:style-name="ce48"/>
          <table:table-cell table:style-name="ce25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: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table:formula="of:=AVERAGE([.B309];[.B299];[.B289];[.B279];[.B269];[.B259];[.B249];[.B239];[.B229];[.B219])" office:value-type="float" office:value="185744.666666667" calcext:value-type="float">
            <text:p>185744.666666667</text:p>
          </table:table-cell>
          <table:table-cell table:style-name="ce25" table:formula="of:=AVERAGE([.C309];[.C299];[.C289];[.C279];[.C269];[.C259];[.C249];[.C239];[.C229];[.C219])" office:value-type="float" office:value="0" calcext:value-type="float">
            <text:p>0</text:p>
          </table:table-cell>
          <table:table-cell table:style-name="ce25" table:formula="of:=AVERAGE([.D309];[.D299];[.D289];[.D279];[.D269];[.D259];[.D249];[.D239];[.D229];[.D219])" office:value-type="string" office:string-value="" calcext:value-type="error">
            <text:p>#DIV/0!</text:p>
          </table:table-cell>
          <table:table-cell table:style-name="ce25" table:formula="of:=AVERAGE([.E309];[.E299];[.E289];[.E279];[.E269];[.E259];[.E249];[.E239];[.E229];[.E219])" office:value-type="string" office:string-value="" calcext:value-type="error">
            <text:p>#DIV/0!</text:p>
          </table:table-cell>
          <table:table-cell table:style-name="ce25" table:formula="of:=AVERAGE([.F309];[.F299];[.F289];[.F279];[.F269];[.F259];[.F249];[.F239];[.F229];[.F219])" office:value-type="string" office:string-value="" calcext:value-type="error">
            <text:p>#DIV/0!</text:p>
          </table:table-cell>
          <table:table-cell table:style-name="ce25" table:formula="of:=AVERAGE([.G309];[.G299];[.G289];[.G279];[.G269];[.G259];[.G249];[.G239];[.G229];[.G219])" office:value-type="string" office:string-value="" calcext:value-type="error">
            <text:p>#DIV/0!</text:p>
          </table:table-cell>
          <table:table-cell table:style-name="ce25" table:formula="of:=AVERAGE([.H309];[.H299];[.H289];[.H279];[.H269];[.H259];[.H249];[.H239];[.H229];[.H219])" office:value-type="float" office:value="0" calcext:value-type="float">
            <text:p>0</text:p>
          </table:table-cell>
          <table:table-cell table:style-name="ce25" table:formula="of:=AVERAGE([.I309];[.I299];[.I289];[.I279];[.I269];[.I259];[.I249];[.I239];[.I229];[.I219])" office:value-type="string" office:string-value="" calcext:value-type="error">
            <text:p>#DIV/0!</text:p>
          </table:table-cell>
          <table:table-cell table:style-name="ce25" table:formula="of:=AVERAGE([.J309];[.J299];[.J289];[.J279];[.J269];[.J259];[.J249];[.J239];[.J229];[.J219])" office:value-type="float" office:value="0" calcext:value-type="float">
            <text:p>0</text:p>
          </table:table-cell>
          <table:table-cell table:style-name="ce25" table:formula="of:=AVERAGE([.K309];[.K299];[.K289];[.K279];[.K269];[.K259];[.K249];[.K239];[.K229];[.K219])" office:value-type="float" office:value="0" calcext:value-type="float">
            <text:p>0</text:p>
          </table:table-cell>
          <table:table-cell table:style-name="ce25" table:formula="of:=AVERAGE([.L309];[.L299];[.L289];[.L279];[.L269];[.L259];[.L249];[.L239];[.L229];[.L219])" office:value-type="string" office:string-value="" calcext:value-type="error">
            <text:p>#DIV/0!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table:formula="of:=AVERAGE([.B310];[.B300];[.B290];[.B280];[.B270];[.B260];[.B250];[.B240];[.B230];[.B220])" office:value-type="float" office:value="87599.3333333333" calcext:value-type="float">
            <text:p>87599.3333333333</text:p>
          </table:table-cell>
          <table:table-cell table:style-name="ce25" table:formula="of:=AVERAGE([.C310];[.C300];[.C290];[.C280];[.C270];[.C260];[.C250];[.C240];[.C230];[.C220])" office:value-type="float" office:value="11.8" calcext:value-type="float">
            <text:p>11.8</text:p>
          </table:table-cell>
          <table:table-cell table:style-name="ce25" table:formula="of:=AVERAGE([.D310];[.D300];[.D290];[.D280];[.D270];[.D260];[.D250];[.D240];[.D230];[.D220])" office:value-type="float" office:value="218" calcext:value-type="float">
            <text:p>218</text:p>
          </table:table-cell>
          <table:table-cell table:style-name="ce25" table:formula="of:=AVERAGE([.E310];[.E300];[.E290];[.E280];[.E270];[.E260];[.E250];[.E240];[.E230];[.E220])" office:value-type="float" office:value="145.666666666667" calcext:value-type="float">
            <text:p>145.6666666667</text:p>
          </table:table-cell>
          <table:table-cell table:style-name="ce25" table:formula="of:=AVERAGE([.F310];[.F300];[.F290];[.F280];[.F270];[.F260];[.F250];[.F240];[.F230];[.F220])" office:value-type="float" office:value="671.666666666667" calcext:value-type="float">
            <text:p>671.6666666667</text:p>
          </table:table-cell>
          <table:table-cell table:style-name="ce25" table:formula="of:=AVERAGE([.G310];[.G300];[.G290];[.G280];[.G270];[.G260];[.G250];[.G240];[.G230];[.G220])" office:value-type="float" office:value="3827.66666666667" calcext:value-type="float">
            <text:p>3827.6666666667</text:p>
          </table:table-cell>
          <table:table-cell table:style-name="ce25" table:formula="of:=AVERAGE([.H310];[.H300];[.H290];[.H280];[.H270];[.H260];[.H250];[.H240];[.H230];[.H220])" office:value-type="float" office:value="-14724.3" calcext:value-type="float">
            <text:p>-14724.3</text:p>
          </table:table-cell>
          <table:table-cell table:style-name="ce25" table:formula="of:=AVERAGE([.I310];[.I300];[.I290];[.I280];[.I270];[.I260];[.I250];[.I240];[.I230];[.I220])" office:value-type="string" office:string-value="" calcext:value-type="error">
            <text:p>#DIV/0!</text:p>
          </table:table-cell>
          <table:table-cell table:style-name="ce25" table:formula="of:=AVERAGE([.J310];[.J300];[.J290];[.J280];[.J270];[.J260];[.J250];[.J240];[.J230];[.J220])" office:value-type="float" office:value="310.6" calcext:value-type="float">
            <text:p>310.6</text:p>
          </table:table-cell>
          <table:table-cell table:style-name="ce25" table:formula="of:=AVERAGE([.K310];[.K300];[.K290];[.K280];[.K270];[.K260];[.K250];[.K240];[.K230];[.K220])" office:value-type="float" office:value="0" calcext:value-type="float">
            <text:p>0</text:p>
          </table:table-cell>
          <table:table-cell table:style-name="ce25" table:formula="of:=AVERAGE([.L310];[.L300];[.L290];[.L280];[.L270];[.L260];[.L250];[.L240];[.L230];[.L220])" office:value-type="string" office:string-value="" calcext:value-type="error">
            <text:p>#DIV/0!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table:formula="of:=AVERAGE([.B311];[.B301];[.B291];[.B281];[.B271];[.B261];[.B251];[.B241];[.B231];[.B221])" office:value-type="float" office:value="72534" calcext:value-type="float">
            <text:p>72534</text:p>
          </table:table-cell>
          <table:table-cell table:style-name="ce25" table:formula="of:=AVERAGE([.C311];[.C301];[.C291];[.C281];[.C271];[.C261];[.C251];[.C241];[.C231];[.C221])" office:value-type="float" office:value="26.5" calcext:value-type="float">
            <text:p>26.5</text:p>
          </table:table-cell>
          <table:table-cell table:style-name="ce25" table:formula="of:=AVERAGE([.D311];[.D301];[.D291];[.D281];[.D271];[.D261];[.D251];[.D241];[.D231];[.D221])" office:value-type="float" office:value="655.333333333333" calcext:value-type="float">
            <text:p>655.3333333333</text:p>
          </table:table-cell>
          <table:table-cell table:style-name="ce25" table:formula="of:=AVERAGE([.E311];[.E301];[.E291];[.E281];[.E271];[.E261];[.E251];[.E241];[.E231];[.E221])" office:value-type="float" office:value="224" calcext:value-type="float">
            <text:p>224</text:p>
          </table:table-cell>
          <table:table-cell table:style-name="ce25" table:formula="of:=AVERAGE([.F311];[.F301];[.F291];[.F281];[.F271];[.F261];[.F251];[.F241];[.F231];[.F221])" office:value-type="float" office:value="591" calcext:value-type="float">
            <text:p>591</text:p>
          </table:table-cell>
          <table:table-cell table:style-name="ce25" table:formula="of:=AVERAGE([.G311];[.G301];[.G291];[.G281];[.G271];[.G261];[.G251];[.G241];[.G231];[.G221])" office:value-type="float" office:value="64367" calcext:value-type="float">
            <text:p>64367</text:p>
          </table:table-cell>
          <table:table-cell table:style-name="ce25" table:formula="of:=AVERAGE([.H311];[.H301];[.H291];[.H281];[.H271];[.H261];[.H251];[.H241];[.H231];[.H221])" office:value-type="float" office:value="-10204.7" calcext:value-type="float">
            <text:p>-10204.7</text:p>
          </table:table-cell>
          <table:table-cell table:style-name="ce25" table:formula="of:=AVERAGE([.I311];[.I301];[.I291];[.I281];[.I271];[.I261];[.I251];[.I241];[.I231];[.I221])" office:value-type="string" office:string-value="" calcext:value-type="error">
            <text:p>#DIV/0!</text:p>
          </table:table-cell>
          <table:table-cell table:style-name="ce25" table:formula="of:=AVERAGE([.J311];[.J301];[.J291];[.J281];[.J271];[.J261];[.J251];[.J241];[.J231];[.J221])" office:value-type="float" office:value="441.1" calcext:value-type="float">
            <text:p>441.1</text:p>
          </table:table-cell>
          <table:table-cell table:style-name="ce25" table:formula="of:=AVERAGE([.K311];[.K301];[.K291];[.K281];[.K271];[.K261];[.K251];[.K241];[.K231];[.K221])" office:value-type="float" office:value="0" calcext:value-type="float">
            <text:p>0</text:p>
          </table:table-cell>
          <table:table-cell table:style-name="ce25" table:formula="of:=AVERAGE([.L311];[.L301];[.L291];[.L281];[.L271];[.L261];[.L251];[.L241];[.L231];[.L221])" office:value-type="string" office:string-value="" calcext:value-type="error">
            <text:p>#DIV/0!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table:formula="of:=AVERAGE([.B312];[.B302];[.B292];[.B282];[.B272];[.B262];[.B252];[.B242];[.B232];[.B222])" office:value-type="float" office:value="78556.6666666667" calcext:value-type="float">
            <text:p>78556.6666666667</text:p>
          </table:table-cell>
          <table:table-cell table:style-name="ce25" table:formula="of:=AVERAGE([.C312];[.C302];[.C292];[.C282];[.C272];[.C262];[.C252];[.C242];[.C232];[.C222])" office:value-type="float" office:value="39.8" calcext:value-type="float">
            <text:p>39.8</text:p>
          </table:table-cell>
          <table:table-cell table:style-name="ce25" table:formula="of:=AVERAGE([.D312];[.D302];[.D292];[.D282];[.D272];[.D262];[.D252];[.D242];[.D232];[.D222])" office:value-type="float" office:value="1400.33333333333" calcext:value-type="float">
            <text:p>1400.3333333333</text:p>
          </table:table-cell>
          <table:table-cell table:style-name="ce25" table:formula="of:=AVERAGE([.E312];[.E302];[.E292];[.E282];[.E272];[.E262];[.E252];[.E242];[.E232];[.E222])" office:value-type="float" office:value="313" calcext:value-type="float">
            <text:p>313</text:p>
          </table:table-cell>
          <table:table-cell table:style-name="ce25" table:formula="of:=AVERAGE([.F312];[.F302];[.F292];[.F282];[.F272];[.F262];[.F252];[.F242];[.F232];[.F222])" office:value-type="float" office:value="614" calcext:value-type="float">
            <text:p>614</text:p>
          </table:table-cell>
          <table:table-cell table:style-name="ce25" table:formula="of:=AVERAGE([.G312];[.G302];[.G292];[.G282];[.G272];[.G262];[.G252];[.G242];[.G232];[.G222])" office:value-type="float" office:value="17899.3333333333" calcext:value-type="float">
            <text:p>17899.3333333333</text:p>
          </table:table-cell>
          <table:table-cell table:style-name="ce25" table:formula="of:=AVERAGE([.H312];[.H302];[.H292];[.H282];[.H272];[.H262];[.H252];[.H242];[.H232];[.H222])" office:value-type="float" office:value="-12011.5" calcext:value-type="float">
            <text:p>-12011.5</text:p>
          </table:table-cell>
          <table:table-cell table:style-name="ce25" table:formula="of:=AVERAGE([.I312];[.I302];[.I292];[.I282];[.I272];[.I262];[.I252];[.I242];[.I232];[.I222])" office:value-type="string" office:string-value="" calcext:value-type="error">
            <text:p>#DIV/0!</text:p>
          </table:table-cell>
          <table:table-cell table:style-name="ce25" table:formula="of:=AVERAGE([.J312];[.J302];[.J292];[.J282];[.J272];[.J262];[.J252];[.J242];[.J232];[.J222])" office:value-type="float" office:value="698.2" calcext:value-type="float">
            <text:p>698.2</text:p>
          </table:table-cell>
          <table:table-cell table:style-name="ce25" table:formula="of:=AVERAGE([.K312];[.K302];[.K292];[.K282];[.K272];[.K262];[.K252];[.K242];[.K232];[.K222])" office:value-type="float" office:value="0" calcext:value-type="float">
            <text:p>0</text:p>
          </table:table-cell>
          <table:table-cell table:style-name="ce25" table:formula="of:=AVERAGE([.L312];[.L302];[.L292];[.L282];[.L272];[.L262];[.L252];[.L242];[.L232];[.L222])" office:value-type="string" office:string-value="" calcext:value-type="error">
            <text:p>#DIV/0!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table:formula="of:=AVERAGE([.B313];[.B303];[.B293];[.B283];[.B273];[.B263];[.B253];[.B243];[.B233];[.B223])" office:value-type="float" office:value="115555" calcext:value-type="float">
            <text:p>115555</text:p>
          </table:table-cell>
          <table:table-cell table:style-name="ce25" table:formula="of:=AVERAGE([.C313];[.C303];[.C293];[.C283];[.C273];[.C263];[.C253];[.C243];[.C233];[.C223])" office:value-type="float" office:value="100" calcext:value-type="float">
            <text:p>100</text:p>
          </table:table-cell>
          <table:table-cell table:style-name="ce25" table:formula="of:=AVERAGE([.D313];[.D303];[.D293];[.D283];[.D273];[.D263];[.D253];[.D243];[.D233];[.D223])" office:value-type="float" office:value="13908" calcext:value-type="float">
            <text:p>13908</text:p>
          </table:table-cell>
          <table:table-cell table:style-name="ce48" table:number-columns-repeated="5"/>
          <table:table-cell table:style-name="ce25" table:formula="of:=AVERAGE([.J313];[.J303];[.J293];[.J283];[.J273];[.J263];[.J253];[.J243];[.J233];[.J223])" office:value-type="float" office:value="1390.8" calcext:value-type="float">
            <text:p>1390.8</text:p>
          </table:table-cell>
          <table:table-cell table:style-name="ce48"/>
          <table:table-cell table:style-name="ce25" table:formula="of:=AVERAGE([.L313];[.L303];[.L293];[.L283];[.L273];[.L263];[.L253];[.L243];[.L233];[.L223])" office:value-type="string" office:string-value="" calcext:value-type="error">
            <text:p>#DIV/0!</text:p>
          </table:table-cell>
          <table:table-cell table:style-name="ce11" table:number-columns-repeated="101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0" office:value-type="string" calcext:value-type="string">
            <text:p>LF mesh:</text:p>
          </table:table-cell>
          <table:table-cell table:style-name="ce11" office:value-type="string" calcext:value-type="string">
            <text:p>16x32x16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HF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superadj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QoI option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adaptive step: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.dat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68710" calcext:value-type="float">
            <text:p>1687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-16463" calcext:value-type="float">
            <text:p>-16463</text:p>
          </table:table-cell>
          <table:table-cell table:style-name="ce25" table:formula="of:=[.B338]-[.B332]" office:value-type="float" office:value="-85663" calcext:value-type="float">
            <text:p>-85663</text:p>
          </table:table-cell>
          <table:table-cell table:style-name="ce25" table:formula="of:=[.H332]/[.B338]" office:value-type="float" office:value="-1.0315002348068" calcext:value-type="float">
            <text:p>-1.0315002348</text:p>
          </table:table-cell>
          <table:table-cell table:style-name="ce25" table:formula="of:=[.D332]+[.E332]+[.F332]" office:value-type="float" office:value="589" calcext:value-type="float">
            <text:p>589</text:p>
          </table:table-cell>
          <table:table-cell table:style-name="ce25" table:formula="of:=[.L332]" office:value-type="float" office:value="1023" calcext:value-type="float">
            <text:p>1023</text:p>
          </table:table-cell>
          <table:table-cell table:style-name="ce25" office:value-type="float" office:value="1023" calcext:value-type="float">
            <text:p>1023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167366" calcext:value-type="float">
            <text:p>167366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-7207" calcext:value-type="float">
            <text:p>-7207</text:p>
          </table:table-cell>
          <table:table-cell table:style-name="ce25" table:formula="of:=[.B338]-[.B333]" office:value-type="float" office:value="-84319" calcext:value-type="float">
            <text:p>-84319</text:p>
          </table:table-cell>
          <table:table-cell table:style-name="ce25" table:formula="of:=[.H333]/[.B338]" office:value-type="float" office:value="-1.01531662793358" calcext:value-type="float">
            <text:p>-1.0153166279</text:p>
          </table:table-cell>
          <table:table-cell table:style-name="ce25" table:formula="of:=[.D333]+[.E333]+[.F333]" office:value-type="float" office:value="411" calcext:value-type="float">
            <text:p>411</text:p>
          </table:table-cell>
          <table:table-cell table:style-name="ce25" table:formula="of:=[.L333]-[.L332]" office:value-type="float" office:value="814" calcext:value-type="float">
            <text:p>814</text:p>
          </table:table-cell>
          <table:table-cell table:style-name="ce25" office:value-type="float" office:value="1837" calcext:value-type="float">
            <text:p>1837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9777" calcext:value-type="float">
            <text:p>89777</text:p>
          </table:table-cell>
          <table:table-cell table:style-name="ce25" office:value-type="float" office:value="11.4" calcext:value-type="float">
            <text:p>11.4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-6208" calcext:value-type="float">
            <text:p>-6208</text:p>
          </table:table-cell>
          <table:table-cell table:style-name="ce25" table:formula="of:=[.B338]-[.B334]" office:value-type="float" office:value="-6730" calcext:value-type="float">
            <text:p>-6730</text:p>
          </table:table-cell>
          <table:table-cell table:style-name="ce25" table:formula="of:=[.H334]/[.B338]" office:value-type="float" office:value="-0.081038448107698" calcext:value-type="float">
            <text:p>-0.0810384481</text:p>
          </table:table-cell>
          <table:table-cell table:style-name="ce25" table:formula="of:=[.D334]+[.E334]+[.F334]" office:value-type="float" office:value="432" calcext:value-type="float">
            <text:p>432</text:p>
          </table:table-cell>
          <table:table-cell table:style-name="ce25" table:formula="of:=[.L334]-[.L333]" office:value-type="float" office:value="858" calcext:value-type="float">
            <text:p>858</text:p>
          </table:table-cell>
          <table:table-cell table:style-name="ce25" office:value-type="float" office:value="2695" calcext:value-type="float">
            <text:p>2695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5880" calcext:value-type="float">
            <text:p>8588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-2473" calcext:value-type="float">
            <text:p>-2473</text:p>
          </table:table-cell>
          <table:table-cell table:style-name="ce25" table:formula="of:=[.B338]-[.B335]" office:value-type="float" office:value="-2833" calcext:value-type="float">
            <text:p>-2833</text:p>
          </table:table-cell>
          <table:table-cell table:style-name="ce25" table:formula="of:=[.H335]/[.B338]" office:value-type="float" office:value="-0.0341132129998675" calcext:value-type="float">
            <text:p>-0.034113213</text:p>
          </table:table-cell>
          <table:table-cell table:style-name="ce25" table:formula="of:=[.D335]+[.E335]+[.F335]" office:value-type="float" office:value="483" calcext:value-type="float">
            <text:p>483</text:p>
          </table:table-cell>
          <table:table-cell table:style-name="ce25" table:formula="of:=[.L335]-[.L334]" office:value-type="float" office:value="922" calcext:value-type="float">
            <text:p>922</text:p>
          </table:table-cell>
          <table:table-cell table:style-name="ce25" office:value-type="float" office:value="3617" calcext:value-type="float">
            <text:p>3617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office:value-type="float" office:value="83902" calcext:value-type="float">
            <text:p>8390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-711" calcext:value-type="float">
            <text:p>-711</text:p>
          </table:table-cell>
          <table:table-cell table:style-name="ce25" table:formula="of:=[.B338]-[.B336]" office:value-type="float" office:value="-855" calcext:value-type="float">
            <text:p>-855</text:p>
          </table:table-cell>
          <table:table-cell table:style-name="ce25" table:formula="of:=[.H336]/[.B338]" office:value-type="float" office:value="-0.0102953749081845" calcext:value-type="float">
            <text:p>-0.0102953749</text:p>
          </table:table-cell>
          <table:table-cell table:style-name="ce25" table:formula="of:=[.D336]+[.E336]+[.F336]" office:value-type="float" office:value="518" calcext:value-type="float">
            <text:p>518</text:p>
          </table:table-cell>
          <table:table-cell table:style-name="ce25" table:formula="of:=[.L336]-[.L335]" office:value-type="float" office:value="973" calcext:value-type="float">
            <text:p>973</text:p>
          </table:table-cell>
          <table:table-cell table:style-name="ce25" office:value-type="float" office:value="4590" calcext:value-type="float">
            <text:p>4590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office:value-type="float" office:value="83119" calcext:value-type="float">
            <text:p>83119</text:p>
          </table:table-cell>
          <table:table-cell table:style-name="ce25" office:value-type="float" office:value="27.7" calcext:value-type="float">
            <text:p>27.7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formula="of:=[.B338]-[.B337]" office:value-type="float" office:value="-72" calcext:value-type="float">
            <text:p>-72</text:p>
          </table:table-cell>
          <table:table-cell table:style-name="ce25" table:formula="of:=[.H337]/[.B338]" office:value-type="float" office:value="-0.000866978939636591" calcext:value-type="float">
            <text:p>-0.0008669789</text:p>
          </table:table-cell>
          <table:table-cell table:style-name="ce25" table:formula="of:=[.D337]+[.E337]+[.F337]" office:value-type="float" office:value="714" calcext:value-type="float">
            <text:p>714</text:p>
          </table:table-cell>
          <table:table-cell table:style-name="ce25" table:formula="of:=[.L337]-[.L336]" office:value-type="float" office:value="1187" calcext:value-type="float">
            <text:p>1187</text:p>
          </table:table-cell>
          <table:table-cell table:style-name="ce25" office:value-type="float" office:value="5777" calcext:value-type="float">
            <text:p>5777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83047" calcext:value-type="float">
            <text:p>83047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49" calcext:value-type="float">
            <text:p>249</text:p>
          </table:table-cell>
          <table:table-cell table:style-name="ce48" table:number-columns-repeated="5"/>
          <table:table-cell table:style-name="ce25" table:formula="of:=[.D338]" office:value-type="float" office:value="249" calcext:value-type="float">
            <text:p>249</text:p>
          </table:table-cell>
          <table:table-cell table:style-name="ce48"/>
          <table:table-cell table:style-name="ce25" office:value-type="float" office:value="457" calcext:value-type="float">
            <text:p>457</text:p>
          </table:table-cell>
          <table:table-cell table:style-name="ce11" table:number-columns-repeated="101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26"/>
          <table:table-cell table:style-name="ce40" office:value-type="string" calcext:value-type="string" table:number-columns-spanned="4" table:number-rows-spanned="1">
            <text:p>inverse</text:p>
          </table:table-cell>
          <table:covered-table-cell table:number-columns-repeated="2" table:style-name="ce47"/>
          <table:covered-table-cell table:style-name="ce11"/>
          <table:table-cell table:style-name="ce4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7"/>
          <table:covered-table-cell table:style-name="ce11"/>
          <table:table-cell table:style-name="ce74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7"/>
          <table:covered-table-cell table:style-name="ce11"/>
          <table:table-cell table:style-name="ce11" table:number-columns-repeated="1010"/>
        </table:table-row>
        <table:table-row table:style-name="ro1">
          <table:table-cell table:style-name="ce11"/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/var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/var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/var</text:p>
          </table:table-cell>
          <table:table-cell table:style-name="ce12" office:value-type="string" calcext:value-type="string">
            <text:p>“work”</text:p>
          </table:table-cell>
          <table:table-cell table:style-name="ce10" office:value-type="string" calcext:value-type="string">
            <text:p>total “work”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28611/3" office:value-type="float" office:value="9537" calcext:value-type="float">
            <text:p>9537</text:p>
          </table:table-cell>
          <table:table-cell table:style-name="ce25" table:formula="of:=[.D342]*[.E342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342]" office:value-type="float" office:value="9537" calcext:value-type="float">
            <text:p>9537</text:p>
          </table:table-cell>
          <table:table-cell table:style-name="ce25" table:formula="of:=[.H342]*[.I342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348]" office:value-type="float" office:value="70785" calcext:value-type="float">
            <text:p>70785</text:p>
          </table:table-cell>
          <table:table-cell table:style-name="ce25" table:formula="of:=[.L342]*[.M342]" office:value-type="float" office:value="0" calcext:value-type="float">
            <text:p>0</text:p>
          </table:table-cell>
          <table:table-cell table:style-name="ce11" table:formula="of:=[.F342]+[.J342]+[.N342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table:formula="of:=[.C333]" office:value-type="float" office:value="5.2" calcext:value-type="float">
            <text:p>5.2</text:p>
          </table:table-cell>
          <table:table-cell table:style-name="ce25" table:number-columns-repeated="2"/>
          <table:table-cell table:style-name="ce25" table:formula="of:=40251/3" office:value-type="float" office:value="13417" calcext:value-type="float">
            <text:p>13417</text:p>
          </table:table-cell>
          <table:table-cell table:style-name="ce25" table:formula="of:=[.D343]*[.E343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343]" office:value-type="float" office:value="13417" calcext:value-type="float">
            <text:p>13417</text:p>
          </table:table-cell>
          <table:table-cell table:style-name="ce25" table:formula="of:=[.H343]*[.I343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348]" office:value-type="float" office:value="70785" calcext:value-type="float">
            <text:p>70785</text:p>
          </table:table-cell>
          <table:table-cell table:style-name="ce25" table:formula="of:=[.L343]*[.M343]" office:value-type="float" office:value="0" calcext:value-type="float">
            <text:p>0</text:p>
          </table:table-cell>
          <table:table-cell table:style-name="ce11" table:formula="of:=[.F343]+[.J343]+[.N343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table:formula="of:=[.C334]" office:value-type="float" office:value="11.4" calcext:value-type="float">
            <text:p>11.4</text:p>
          </table:table-cell>
          <table:table-cell table:style-name="ce25" table:number-columns-repeated="2"/>
          <table:table-cell table:style-name="ce25" table:formula="of:=53685/3" office:value-type="float" office:value="17895" calcext:value-type="float">
            <text:p>17895</text:p>
          </table:table-cell>
          <table:table-cell table:style-name="ce25" table:formula="of:=[.D344]*[.E344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344]" office:value-type="float" office:value="17895" calcext:value-type="float">
            <text:p>17895</text:p>
          </table:table-cell>
          <table:table-cell table:style-name="ce25" table:formula="of:=[.H344]*[.I344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M343]" office:value-type="float" office:value="70785" calcext:value-type="float">
            <text:p>70785</text:p>
          </table:table-cell>
          <table:table-cell table:style-name="ce25" table:formula="of:=[.L344]*[.M344]" office:value-type="float" office:value="0" calcext:value-type="float">
            <text:p>0</text:p>
          </table:table-cell>
          <table:table-cell table:style-name="ce11" table:formula="of:=[.F344]+[.J344]+[.N344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table:formula="of:=[.C335]" office:value-type="float" office:value="16.3" calcext:value-type="float">
            <text:p>16.3</text:p>
          </table:table-cell>
          <table:table-cell table:style-name="ce25" table:number-columns-repeated="2"/>
          <table:table-cell table:style-name="ce25" table:formula="of:=63003/3" office:value-type="float" office:value="21001" calcext:value-type="float">
            <text:p>21001</text:p>
          </table:table-cell>
          <table:table-cell table:style-name="ce25" table:formula="of:=[.D345]*[.E345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345]" office:value-type="float" office:value="21001" calcext:value-type="float">
            <text:p>21001</text:p>
          </table:table-cell>
          <table:table-cell table:style-name="ce25" table:formula="of:=[.H345]*[.I345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M344]" office:value-type="float" office:value="70785" calcext:value-type="float">
            <text:p>70785</text:p>
          </table:table-cell>
          <table:table-cell table:style-name="ce25" table:formula="of:=[.L345]*[.M345]" office:value-type="float" office:value="0" calcext:value-type="float">
            <text:p>0</text:p>
          </table:table-cell>
          <table:table-cell table:style-name="ce11" table:formula="of:=[.F345]+[.J345]+[.N345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table:formula="of:=[.C336]" office:value-type="float" office:value="22" calcext:value-type="float">
            <text:p>22</text:p>
          </table:table-cell>
          <table:table-cell table:style-name="ce25" table:number-columns-repeated="2"/>
          <table:table-cell table:style-name="ce25" table:formula="of:=73584/3" office:value-type="float" office:value="24528" calcext:value-type="float">
            <text:p>24528</text:p>
          </table:table-cell>
          <table:table-cell table:style-name="ce25" table:number-columns-repeated="3"/>
          <table:table-cell table:style-name="ce25" table:formula="of:=[.E346]" office:value-type="float" office:value="24528" calcext:value-type="float">
            <text:p>24528</text:p>
          </table:table-cell>
          <table:table-cell table:style-name="ce25" table:number-columns-repeated="3"/>
          <table:table-cell table:style-name="ce25" table:formula="of:=[.M345]" office:value-type="float" office:value="70785" calcext:value-type="float">
            <text:p>70785</text:p>
          </table:table-cell>
          <table:table-cell table:style-name="ce25"/>
          <table:table-cell table:style-name="ce11" table:number-columns-repeated="1010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table:formula="of:=[.C337]" office:value-type="float" office:value="27.7" calcext:value-type="float">
            <text:p>27.7</text:p>
          </table:table-cell>
          <table:table-cell table:style-name="ce25" table:number-columns-repeated="2"/>
          <table:table-cell table:style-name="ce25" table:formula="of:=83952/3" office:value-type="float" office:value="27984" calcext:value-type="float">
            <text:p>27984</text:p>
          </table:table-cell>
          <table:table-cell table:style-name="ce25" table:number-columns-repeated="3"/>
          <table:table-cell table:style-name="ce25" table:formula="of:=[.E347]" office:value-type="float" office:value="27984" calcext:value-type="float">
            <text:p>27984</text:p>
          </table:table-cell>
          <table:table-cell table:style-name="ce25" table:number-columns-repeated="3"/>
          <table:table-cell table:style-name="ce25" table:formula="of:=[.M346]" office:value-type="float" office:value="70785" calcext:value-type="float">
            <text:p>70785</text:p>
          </table:table-cell>
          <table:table-cell table:style-name="ce25"/>
          <table:table-cell table:style-name="ce11" table:number-columns-repeated="1010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table:formula="of:=[.C338]" office:value-type="float" office:value="100" calcext:value-type="float">
            <text:p>100</text:p>
          </table:table-cell>
          <table:table-cell table:style-name="ce25" table:number-columns-repeated="2"/>
          <table:table-cell table:style-name="ce25" table:formula="of:=212355/3" office:value-type="float" office:value="70785" calcext:value-type="float">
            <text:p>70785</text:p>
          </table:table-cell>
          <table:table-cell table:style-name="ce25" table:formula="of:=[.D348]*[.E348]" office:value-type="float" office:value="0" calcext:value-type="float">
            <text:p>0</text:p>
          </table:table-cell>
          <table:table-cell table:style-name="ce48" table:number-columns-repeated="8"/>
          <table:table-cell table:style-name="ce11" table:formula="of:=[.F348]+[.J348]+[.N348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total)</text:p>
          </table:table-cell>
          <table:table-cell table:style-name="ce10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68710" calcext:value-type="float">
            <text:p>168710</text:p>
          </table:table-cell>
          <table:table-cell table:style-name="ce25" office:value-type="float" office:value="0" calcext:value-type="float">
            <text:p>0</text:p>
          </table:table-cell>
          <table:table-cell table:style-name="ce48" table:number-columns-repeated="3"/>
          <table:table-cell table:style-name="ce60"/>
          <table:table-cell table:style-name="ce48" table:number-columns-repeated="4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167366" calcext:value-type="float">
            <text:p>167366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table:number-columns-repeated="3"/>
          <table:table-cell table:style-name="ce25" office:value-type="float" office:value="-7207" calcext:value-type="float">
            <text:p>-7207</text:p>
          </table:table-cell>
          <table:table-cell table:style-name="ce25" table:formula="of:=[.B360]-[.B355]" office:value-type="float" office:value="-84319" calcext:value-type="float">
            <text:p>-84319</text:p>
          </table:table-cell>
          <table:table-cell table:style-name="ce25" table:formula="of:=[.H355]/[.B360]" office:value-type="float" office:value="-1.01531662793358" calcext:value-type="float">
            <text:p>-1.0153166279</text:p>
          </table:table-cell>
          <table:table-cell table:style-name="ce25" table:formula="of:=[.D355]+[.E355]+[.F355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9777" calcext:value-type="float">
            <text:p>89777</text:p>
          </table:table-cell>
          <table:table-cell table:style-name="ce25" office:value-type="float" office:value="11.4" calcext:value-type="float">
            <text:p>11.4</text:p>
          </table:table-cell>
          <table:table-cell table:style-name="ce25" table:number-columns-repeated="3"/>
          <table:table-cell table:style-name="ce25" office:value-type="float" office:value="-6208" calcext:value-type="float">
            <text:p>-6208</text:p>
          </table:table-cell>
          <table:table-cell table:style-name="ce25" table:formula="of:=[.B360]-[.B356]" office:value-type="float" office:value="-6730" calcext:value-type="float">
            <text:p>-6730</text:p>
          </table:table-cell>
          <table:table-cell table:style-name="ce25" table:formula="of:=[.H356]/[.B360]" office:value-type="float" office:value="-0.081038448107698" calcext:value-type="float">
            <text:p>-0.0810384481</text:p>
          </table:table-cell>
          <table:table-cell table:style-name="ce25" table:formula="of:=[.D356]+[.E356]+[.F356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5880" calcext:value-type="float">
            <text:p>8588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 table:number-columns-repeated="3"/>
          <table:table-cell table:style-name="ce25" office:value-type="float" office:value="-2473" calcext:value-type="float">
            <text:p>-2473</text:p>
          </table:table-cell>
          <table:table-cell table:style-name="ce25" table:formula="of:=[.B360]-[.B357]" office:value-type="float" office:value="-2833" calcext:value-type="float">
            <text:p>-2833</text:p>
          </table:table-cell>
          <table:table-cell table:style-name="ce25" table:formula="of:=[.H357]/[.B360]" office:value-type="float" office:value="-0.0341132129998675" calcext:value-type="float">
            <text:p>-0.034113213</text:p>
          </table:table-cell>
          <table:table-cell table:style-name="ce25" table:formula="of:=[.D357]+[.E357]+[.F357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office:value-type="float" office:value="83902" calcext:value-type="float">
            <text:p>83902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3"/>
          <table:table-cell table:style-name="ce25" office:value-type="float" office:value="-711" calcext:value-type="float">
            <text:p>-711</text:p>
          </table:table-cell>
          <table:table-cell table:style-name="ce25" table:formula="of:=[.B360]-[.B358]" office:value-type="float" office:value="-855" calcext:value-type="float">
            <text:p>-855</text:p>
          </table:table-cell>
          <table:table-cell table:style-name="ce25" table:formula="of:=[.H358]/[.B360]" office:value-type="float" office:value="-0.0102953749081845" calcext:value-type="float">
            <text:p>-0.0102953749</text:p>
          </table:table-cell>
          <table:table-cell table:style-name="ce25" table:formula="of:=[.D358]+[.E358]+[.F358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office:value-type="float" office:value="83119" calcext:value-type="float">
            <text:p>83119</text:p>
          </table:table-cell>
          <table:table-cell table:style-name="ce25" office:value-type="float" office:value="27.7" calcext:value-type="float">
            <text:p>27.7</text:p>
          </table:table-cell>
          <table:table-cell table:style-name="ce25" table:number-columns-repeated="3"/>
          <table:table-cell table:style-name="ce25" office:value-type="float" office:value="32" calcext:value-type="float">
            <text:p>32</text:p>
          </table:table-cell>
          <table:table-cell table:style-name="ce25" table:formula="of:=[.B360]-[.B359]" office:value-type="float" office:value="-72" calcext:value-type="float">
            <text:p>-72</text:p>
          </table:table-cell>
          <table:table-cell table:style-name="ce25" table:formula="of:=[.H359]/[.B360]" office:value-type="float" office:value="-0.000866978939636591" calcext:value-type="float">
            <text:p>-0.0008669789</text:p>
          </table:table-cell>
          <table:table-cell table:style-name="ce25" table:formula="of:=[.D359]+[.E359]+[.F359]" office:value-type="float" office:value="0" calcext:value-type="float">
            <text:p>0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83047" calcext:value-type="float">
            <text:p>83047</text:p>
          </table:table-cell>
          <table:table-cell table:style-name="ce25" office:value-type="float" office:value="100" calcext:value-type="float">
            <text:p>100</text:p>
          </table:table-cell>
          <table:table-cell table:style-name="ce49" office:value-type="string" calcext:value-type="string">
            <text:p>DIES</text:p>
          </table:table-cell>
          <table:table-cell table:style-name="ce48" table:number-columns-repeated="5"/>
          <table:table-cell table:style-name="ce25" table:formula="of:=[.D360]" office:value-type="string" office:string-value="DIES" calcext:value-type="string">
            <text:p>DIES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4"/>
          <table:table-cell table:style-name="ce26" table:number-columns-repeated="10"/>
          <table:table-cell table:style-name="ce11" table:number-columns-repeated="1012"/>
          <table:table-cell table:style-name="Default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1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total)</text:p>
          </table:table-cell>
          <table:table-cell table:style-name="ce10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55000" calcext:value-type="float">
            <text:p>155000</text:p>
          </table:table-cell>
          <table:table-cell table:style-name="ce25" office:value-type="float" office:value="0" calcext:value-type="float">
            <text:p>0</text:p>
          </table:table-cell>
          <table:table-cell table:style-name="ce48" table:number-columns-repeated="3"/>
          <table:table-cell table:style-name="ce60"/>
          <table:table-cell table:style-name="ce48" table:number-columns-repeated="4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153999" calcext:value-type="float">
            <text:p>153999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141" calcext:value-type="float">
            <text:p>141</text:p>
          </table:table-cell>
          <table:table-cell table:style-name="ce57" office:value-type="float" office:value="785" calcext:value-type="float">
            <text:p>785</text:p>
          </table:table-cell>
          <table:table-cell table:style-name="ce25" office:value-type="float" office:value="2786500" calcext:value-type="float">
            <text:p>2786500</text:p>
          </table:table-cell>
          <table:table-cell table:style-name="ce25" table:formula="of:=[.B372]-[.B367]" office:value-type="float" office:value="-74228" calcext:value-type="float">
            <text:p>-74228</text:p>
          </table:table-cell>
          <table:table-cell table:style-name="ce25" table:formula="of:=[.H367]/[.B372]" office:value-type="float" office:value="-0.930513595166163" calcext:value-type="float">
            <text:p>-0.9305135952</text:p>
          </table:table-cell>
          <table:table-cell table:style-name="ce25" table:formula="of:=[.D367]+[.E367]+[.F367]" office:value-type="float" office:value="1058" calcext:value-type="float">
            <text:p>1058</text:p>
          </table:table-cell>
          <table:table-cell table:style-name="ce25" office:value-type="float" office:value="1246" calcext:value-type="float">
            <text:p>1246</text:p>
          </table:table-cell>
          <table:table-cell table:style-name="ce75" office:value-type="string" calcext:value-type="string">
            <text:p>*sadj had many more KSP iters...reached O(e-10) KSP iter resid, then dragged along until tolerance hit...</text:p>
          </table:table-cell>
          <table:table-cell table:style-name="ce11" table:number-columns-repeated="1011"/>
          <table:table-cell table:style-name="Default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5705" calcext:value-type="float">
            <text:p>85705</text:p>
          </table:table-cell>
          <table:table-cell table:style-name="ce25" office:value-type="float" office:value="11.4" calcext:value-type="float">
            <text:p>11.4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-6496" calcext:value-type="float">
            <text:p>-6496</text:p>
          </table:table-cell>
          <table:table-cell table:style-name="ce25" table:formula="of:=[.B372]-[.B368]" office:value-type="float" office:value="-5934" calcext:value-type="float">
            <text:p>-5934</text:p>
          </table:table-cell>
          <table:table-cell table:style-name="ce25" table:formula="of:=[.H368]/[.B372]" office:value-type="float" office:value="-0.0743879354652693" calcext:value-type="float">
            <text:p>-0.0743879355</text:p>
          </table:table-cell>
          <table:table-cell table:style-name="ce25" table:formula="of:=[.D368]+[.E368]+[.F368]" office:value-type="float" office:value="558" calcext:value-type="float">
            <text:p>558</text:p>
          </table:table-cell>
          <table:table-cell table:style-name="ce25" office:value-type="float" office:value="754" calcext:value-type="float">
            <text:p>754</text:p>
          </table:table-cell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2544" calcext:value-type="float">
            <text:p>82544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-3721" calcext:value-type="float">
            <text:p>-3721</text:p>
          </table:table-cell>
          <table:table-cell table:style-name="ce25" table:formula="of:=[.B372]-[.B369]" office:value-type="float" office:value="-2773" calcext:value-type="float">
            <text:p>-2773</text:p>
          </table:table-cell>
          <table:table-cell table:style-name="ce25" table:formula="of:=[.H369]/[.B372]" office:value-type="float" office:value="-0.0347620062428702" calcext:value-type="float">
            <text:p>-0.0347620062</text:p>
          </table:table-cell>
          <table:table-cell table:style-name="ce25" table:formula="of:=[.D369]+[.E369]+[.F369]" office:value-type="float" office:value="669" calcext:value-type="float">
            <text:p>669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office:value-type="float" office:value="80684" calcext:value-type="float">
            <text:p>8068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-2139" calcext:value-type="float">
            <text:p>-2139</text:p>
          </table:table-cell>
          <table:table-cell table:style-name="ce25" table:formula="of:=[.B372]-[.B370]" office:value-type="float" office:value="-913" calcext:value-type="float">
            <text:p>-913</text:p>
          </table:table-cell>
          <table:table-cell table:style-name="ce25" table:formula="of:=[.H370]/[.B372]" office:value-type="float" office:value="-0.0114452620626543" calcext:value-type="float">
            <text:p>-0.0114452621</text:p>
          </table:table-cell>
          <table:table-cell table:style-name="ce25" table:formula="of:=[.D370]+[.E370]+[.F370]" office:value-type="float" office:value="636" calcext:value-type="float">
            <text:p>636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office:value-type="float" office:value="80154" calcext:value-type="float">
            <text:p>80154</text:p>
          </table:table-cell>
          <table:table-cell table:style-name="ce25" office:value-type="float" office:value="27.7" calcext:value-type="float">
            <text:p>27.7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-1688" calcext:value-type="float">
            <text:p>-1688</text:p>
          </table:table-cell>
          <table:table-cell table:style-name="ce25" table:formula="of:=[.B372]-[.B371]" office:value-type="float" office:value="-383" calcext:value-type="float">
            <text:p>-383</text:p>
          </table:table-cell>
          <table:table-cell table:style-name="ce25" table:formula="of:=[.H371]/[.B372]" office:value-type="float" office:value="-0.00480124355968961" calcext:value-type="float">
            <text:p>-0.0048012436</text:p>
          </table:table-cell>
          <table:table-cell table:style-name="ce25" table:formula="of:=[.D371]+[.E371]+[.F371]" office:value-type="float" office:value="875" calcext:value-type="float">
            <text:p>875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7" office:value-type="float" office:value="79771" calcext:value-type="float">
            <text:p>79771</text:p>
          </table:table-cell>
          <table:table-cell table:style-name="ce25" office:value-type="float" office:value="100" calcext:value-type="float">
            <text:p>100</text:p>
          </table:table-cell>
          <table:table-cell table:style-name="ce27" office:value-type="float" office:value="2364" calcext:value-type="float">
            <text:p>2364</text:p>
          </table:table-cell>
          <table:table-cell table:style-name="ce48" table:number-columns-repeated="5"/>
          <table:table-cell table:style-name="ce25" table:formula="of:=[.D372]" office:value-type="float" office:value="2364" calcext:value-type="float">
            <text:p>2364</text:p>
          </table:table-cell>
          <table:table-cell table:style-name="ce49" office:value-type="float" office:value="2387" calcext:value-type="float">
            <text:p>2387</text:p>
          </table:table-cell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R=0 init HF</text:p>
          </table:table-cell>
          <table:table-cell table:style-name="ce25" office:value-type="float" office:value="79298" calcext:value-type="float">
            <text:p>79298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81" calcext:value-type="float">
            <text:p>281</text:p>
          </table:table-cell>
          <table:table-cell table:style-name="ce48" table:number-columns-repeated="5"/>
          <table:table-cell table:style-name="ce25" table:formula="of:=[.D373]" office:value-type="float" office:value="281" calcext:value-type="float">
            <text:p>281</text:p>
          </table:table-cell>
          <table:table-cell table:style-name="ce25" office:value-type="float" office:value="493" calcext:value-type="float">
            <text:p>493</text:p>
          </table:table-cell>
          <table:table-cell table:style-name="ce11" office:value-type="string" calcext:value-type="string">
            <text:p>*slightly lower final resid</text:p>
          </table:table-cell>
          <table:table-cell table:style-name="ce11" table:number-columns-repeated="1011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6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total)</text:p>
          </table:table-cell>
          <table:table-cell table:style-name="ce10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48" table:number-columns-repeated="3"/>
          <table:table-cell table:style-name="ce60"/>
          <table:table-cell table:style-name="ce48" table:number-columns-repeated="4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165984" calcext:value-type="float">
            <text:p>165984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-4077" calcext:value-type="float">
            <text:p>-4077</text:p>
          </table:table-cell>
          <table:table-cell table:style-name="ce25" table:formula="of:=[.B385]-[.B380]" office:value-type="float" office:value="-87719" calcext:value-type="float">
            <text:p>-87719</text:p>
          </table:table-cell>
          <table:table-cell table:style-name="ce25" table:formula="of:=[.H380]/[.B385]" office:value-type="float" office:value="-1.12079473583339" calcext:value-type="float">
            <text:p>-1.1207947358</text:p>
          </table:table-cell>
          <table:table-cell table:style-name="ce25" table:formula="of:=[.D380]+[.E380]+[.F380]" office:value-type="float" office:value="389" calcext:value-type="float">
            <text:p>389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4977" calcext:value-type="float">
            <text:p>84977</text:p>
          </table:table-cell>
          <table:table-cell table:style-name="ce25" office:value-type="float" office:value="11.4" calcext:value-type="float">
            <text:p>11.4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-6661" calcext:value-type="float">
            <text:p>-6661</text:p>
          </table:table-cell>
          <table:table-cell table:style-name="ce25" table:formula="of:=[.B385]-[.B381]" office:value-type="float" office:value="-6712" calcext:value-type="float">
            <text:p>-6712</text:p>
          </table:table-cell>
          <table:table-cell table:style-name="ce25" table:formula="of:=[.H381]/[.B385]" office:value-type="float" office:value="-0.0857599182265381" calcext:value-type="float">
            <text:p>-0.0857599182</text:p>
          </table:table-cell>
          <table:table-cell table:style-name="ce25" table:formula="of:=[.D381]+[.E381]+[.F381]" office:value-type="float" office:value="536" calcext:value-type="float">
            <text:p>536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0425" calcext:value-type="float">
            <text:p>80425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-2290" calcext:value-type="float">
            <text:p>-2290</text:p>
          </table:table-cell>
          <table:table-cell table:style-name="ce25" table:formula="of:=[.B385]-[.B382]" office:value-type="float" office:value="-2160" calcext:value-type="float">
            <text:p>-2160</text:p>
          </table:table-cell>
          <table:table-cell table:style-name="ce25" table:formula="of:=[.H382]/[.B385]" office:value-type="float" office:value="-0.0275985434102089" calcext:value-type="float">
            <text:p>-0.0275985434</text:p>
          </table:table-cell>
          <table:table-cell table:style-name="ce25" table:formula="of:=[.D382]+[.E382]+[.F382]" office:value-type="float" office:value="739" calcext:value-type="float">
            <text:p>739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office:value-type="float" office:value="76996" calcext:value-type="float">
            <text:p>7699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1186" calcext:value-type="float">
            <text:p>1186</text:p>
          </table:table-cell>
          <table:table-cell table:style-name="ce25" table:formula="of:=[.B385]-[.B383]" office:value-type="float" office:value="1269" calcext:value-type="float">
            <text:p>1269</text:p>
          </table:table-cell>
          <table:table-cell table:style-name="ce25" table:formula="of:=[.H383]/[.B385]" office:value-type="float" office:value="0.0162141442534977" calcext:value-type="float">
            <text:p>0.0162141443</text:p>
          </table:table-cell>
          <table:table-cell table:style-name="ce25" table:formula="of:=[.D383]+[.E383]+[.F383]" office:value-type="float" office:value="712" calcext:value-type="float">
            <text:p>712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office:value-type="float" office:value="74951" calcext:value-type="float">
            <text:p>74951</text:p>
          </table:table-cell>
          <table:table-cell table:style-name="ce25" office:value-type="float" office:value="27.7" calcext:value-type="float">
            <text:p>27.7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3204" calcext:value-type="float">
            <text:p>3204</text:p>
          </table:table-cell>
          <table:table-cell table:style-name="ce25" table:formula="of:=[.B385]-[.B384]" office:value-type="float" office:value="3314" calcext:value-type="float">
            <text:p>3314</text:p>
          </table:table-cell>
          <table:table-cell table:style-name="ce25" table:formula="of:=[.B384]/[.B385]" office:value-type="float" office:value="0.957656679230818" calcext:value-type="float">
            <text:p>0.9576566792</text:p>
          </table:table-cell>
          <table:table-cell table:style-name="ce25" table:formula="of:=[.D384]+[.E384]+[.F384]" office:value-type="float" office:value="831" calcext:value-type="float">
            <text:p>831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78265" calcext:value-type="float">
            <text:p>7826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25" calcext:value-type="float">
            <text:p>225</text:p>
          </table:table-cell>
          <table:table-cell table:style-name="ce48" table:number-columns-repeated="5"/>
          <table:table-cell table:style-name="ce25" table:formula="of:=[.D385]" office:value-type="float" office:value="225" calcext:value-type="float">
            <text:p>225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R=0 init HF</text:p>
          </table:table-cell>
          <table:table-cell table:style-name="ce25" office:value-type="float" office:value="78265" calcext:value-type="float">
            <text:p>7826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37" calcext:value-type="float">
            <text:p>237</text:p>
          </table:table-cell>
          <table:table-cell table:style-name="ce48" table:number-columns-repeated="5"/>
          <table:table-cell table:style-name="ce25" table:formula="of:=[.D386]" office:value-type="float" office:value="237" calcext:value-type="float">
            <text:p>237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8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total)</text:p>
          </table:table-cell>
          <table:table-cell table:style-name="ce10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71607" calcext:value-type="float">
            <text:p>171607</text:p>
          </table:table-cell>
          <table:table-cell table:style-name="ce25" office:value-type="float" office:value="0" calcext:value-type="float">
            <text:p>0</text:p>
          </table:table-cell>
          <table:table-cell table:style-name="ce48" table:number-columns-repeated="3"/>
          <table:table-cell table:style-name="ce60"/>
          <table:table-cell table:style-name="ce48" table:number-columns-repeated="4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164813" calcext:value-type="float">
            <text:p>164813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office:value-type="float" office:value="-19953" calcext:value-type="float">
            <text:p>-19953</text:p>
          </table:table-cell>
          <table:table-cell table:style-name="ce25" table:formula="of:=[.B398]-[.B393]" office:value-type="float" office:value="-80643" calcext:value-type="float">
            <text:p>-80643</text:p>
          </table:table-cell>
          <table:table-cell table:style-name="ce25" table:formula="of:=[.H393]/[.B398]" office:value-type="float" office:value="-0.958096709041226" calcext:value-type="float">
            <text:p>-0.958096709</text:p>
          </table:table-cell>
          <table:table-cell table:style-name="ce25" table:formula="of:=[.D393]+[.E393]+[.F393]" office:value-type="float" office:value="821" calcext:value-type="float">
            <text:p>821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9448" calcext:value-type="float">
            <text:p>89448</text:p>
          </table:table-cell>
          <table:table-cell table:style-name="ce25" office:value-type="float" office:value="11.4" calcext:value-type="float">
            <text:p>11.4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office:value-type="float" office:value="34815" calcext:value-type="float">
            <text:p>34815</text:p>
          </table:table-cell>
          <table:table-cell table:style-name="ce25" table:formula="of:=[.B398]-[.B394]" office:value-type="float" office:value="-5278" calcext:value-type="float">
            <text:p>-5278</text:p>
          </table:table-cell>
          <table:table-cell table:style-name="ce25" table:formula="of:=[.H394]/[.B398]" office:value-type="float" office:value="-0.0627064274682191" calcext:value-type="float">
            <text:p>-0.0627064275</text:p>
          </table:table-cell>
          <table:table-cell table:style-name="ce25" table:formula="of:=[.D394]+[.E394]+[.F394]" office:value-type="float" office:value="902" calcext:value-type="float">
            <text:p>902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6826" calcext:value-type="float">
            <text:p>86826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 office:value-type="float" office:value="434" calcext:value-type="float">
            <text:p>43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31397" calcext:value-type="float">
            <text:p>31397</text:p>
          </table:table-cell>
          <table:table-cell table:style-name="ce25" table:formula="of:=[.B398]-[.B395]" office:value-type="float" office:value="-2656" calcext:value-type="float">
            <text:p>-2656</text:p>
          </table:table-cell>
          <table:table-cell table:style-name="ce25" table:formula="of:=[.H395]/[.B398]" office:value-type="float" office:value="-0.0315551859332304" calcext:value-type="float">
            <text:p>-0.0315551859</text:p>
          </table:table-cell>
          <table:table-cell table:style-name="ce25" table:formula="of:=[.D395]+[.E395]+[.F395]" office:value-type="float" office:value="1272" calcext:value-type="float">
            <text:p>1272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office:value-type="float" office:value="86237" calcext:value-type="float">
            <text:p>8623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43582" calcext:value-type="float">
            <text:p>43582</text:p>
          </table:table-cell>
          <table:table-cell table:style-name="ce25" table:formula="of:=[.B398]-[.B396]" office:value-type="float" office:value="-2067" calcext:value-type="float">
            <text:p>-2067</text:p>
          </table:table-cell>
          <table:table-cell table:style-name="ce25" table:formula="of:=[.H396]/[.B398]" office:value-type="float" office:value="-0.0245574432695735" calcext:value-type="float">
            <text:p>-0.0245574433</text:p>
          </table:table-cell>
          <table:table-cell table:style-name="ce25" table:formula="of:=[.D396]+[.E396]+[.F396]" office:value-type="float" office:value="959" calcext:value-type="float">
            <text:p>959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office:value-type="float" office:value="85782" calcext:value-type="float">
            <text:p>85782</text:p>
          </table:table-cell>
          <table:table-cell table:style-name="ce25" office:value-type="float" office:value="27.7" calcext:value-type="float">
            <text:p>27.7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13361" calcext:value-type="float">
            <text:p>13361</text:p>
          </table:table-cell>
          <table:table-cell table:style-name="ce25" table:formula="of:=[.B398]-[.B397]" office:value-type="float" office:value="-1612" calcext:value-type="float">
            <text:p>-1612</text:p>
          </table:table-cell>
          <table:table-cell table:style-name="ce25" table:formula="of:=[.B397]/[.B398]" office:value-type="float" office:value="1.01915171676369" calcext:value-type="float">
            <text:p>1.0191517168</text:p>
          </table:table-cell>
          <table:table-cell table:style-name="ce25" table:formula="of:=[.D397]+[.E397]+[.F397]" office:value-type="float" office:value="995" calcext:value-type="float">
            <text:p>995</text:p>
          </table:table-cell>
          <table:table-cell table:style-name="ce25"/>
          <table:table-cell table:style-name="ce11" table:number-columns-repeated="1012"/>
          <table:table-cell table:style-name="Default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7" office:value-type="float" office:value="84170" calcext:value-type="float">
            <text:p>84170</text:p>
          </table:table-cell>
          <table:table-cell table:style-name="ce25" office:value-type="float" office:value="100" calcext:value-type="float">
            <text:p>100</text:p>
          </table:table-cell>
          <table:table-cell table:style-name="ce27" office:value-type="float" office:value="1004" calcext:value-type="float">
            <text:p>1004</text:p>
          </table:table-cell>
          <table:table-cell table:style-name="ce48" table:number-columns-repeated="5"/>
          <table:table-cell table:style-name="ce25" table:formula="of:=[.D398]" office:value-type="float" office:value="1004" calcext:value-type="float">
            <text:p>1004</text:p>
          </table:table-cell>
          <table:table-cell table:style-name="ce25" office:value-type="float" office:value="369" calcext:value-type="float">
            <text:p>369</text:p>
          </table:table-cell>
          <table:table-cell table:style-name="ce11" table:number-columns-repeated="1012"/>
          <table:table-cell table:style-name="Default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0" office:value-type="string" calcext:value-type="string">
            <text:p>LF mesh:</text:p>
          </table:table-cell>
          <table:table-cell table:style-name="ce11" office:value-type="string" calcext:value-type="string">
            <text:p>16x32x16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HF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5"/>
          <table:table-cell table:style-name="Default" table:number-columns-repeated="3"/>
          <table:table-cell table:style-name="ce11" table:number-columns-repeated="1014"/>
        </table:table-row>
        <table:table-row table:style-name="ro1">
          <table:table-cell table:style-name="ce10" office:value-type="string" calcext:value-type="string">
            <text:p>superadj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5"/>
          <table:table-cell table:style-name="Default" table:number-columns-repeated="3"/>
          <table:table-cell table:style-name="ce11" table:number-columns-repeated="1014"/>
        </table:table-row>
        <table:table-row table:style-name="ro1">
          <table:table-cell table:style-name="ce10" office:value-type="string" calcext:value-type="string">
            <text:p>QoI option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Default" table:number-columns-repeated="3"/>
          <table:table-cell table:style-name="ce11" table:number-columns-repeated="1014"/>
        </table:table-row>
        <table:table-row table:style-name="ro1">
          <table:table-cell table:style-name="ce10" office:value-type="string" calcext:value-type="string">
            <text:p>adaptive step: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.dat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168710" calcext:value-type="float">
            <text:p>1687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-16463" calcext:value-type="float">
            <text:p>-16463</text:p>
          </table:table-cell>
          <table:table-cell table:style-name="ce25" table:formula="of:=[.B415]-[.B409]" office:value-type="float" office:value="-85663" calcext:value-type="float">
            <text:p>-85663</text:p>
          </table:table-cell>
          <table:table-cell table:style-name="ce25" table:formula="of:=[.H409]/[.B415]" office:value-type="float" office:value="-1.0315002348068" calcext:value-type="float">
            <text:p>-1.0315002348</text:p>
          </table:table-cell>
          <table:table-cell table:style-name="ce25" table:formula="of:=[.D409]+[.E409]+[.F409]" office:value-type="float" office:value="589" calcext:value-type="float">
            <text:p>589</text:p>
          </table:table-cell>
          <table:table-cell table:style-name="ce25" table:formula="of:=[.L409]" office:value-type="float" office:value="1023" calcext:value-type="float">
            <text:p>1023</text:p>
          </table:table-cell>
          <table:table-cell table:style-name="ce25" office:value-type="float" office:value="1023" calcext:value-type="float">
            <text:p>1023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office:value-type="float" office:value="167366" calcext:value-type="float">
            <text:p>167366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-7207" calcext:value-type="float">
            <text:p>-7207</text:p>
          </table:table-cell>
          <table:table-cell table:style-name="ce25" table:formula="of:=[.B415]-[.B410]" office:value-type="float" office:value="-84319" calcext:value-type="float">
            <text:p>-84319</text:p>
          </table:table-cell>
          <table:table-cell table:style-name="ce25" table:formula="of:=[.H410]/[.B415]" office:value-type="float" office:value="-1.01531662793358" calcext:value-type="float">
            <text:p>-1.0153166279</text:p>
          </table:table-cell>
          <table:table-cell table:style-name="ce25" table:formula="of:=[.D410]+[.E410]+[.F410]" office:value-type="float" office:value="411" calcext:value-type="float">
            <text:p>411</text:p>
          </table:table-cell>
          <table:table-cell table:style-name="ce25" table:formula="of:=[.L410]-[.L409]" office:value-type="float" office:value="814" calcext:value-type="float">
            <text:p>814</text:p>
          </table:table-cell>
          <table:table-cell table:style-name="ce25" office:value-type="float" office:value="1837" calcext:value-type="float">
            <text:p>1837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office:value-type="float" office:value="89777" calcext:value-type="float">
            <text:p>89777</text:p>
          </table:table-cell>
          <table:table-cell table:style-name="ce25" office:value-type="float" office:value="11.4" calcext:value-type="float">
            <text:p>11.4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-6208" calcext:value-type="float">
            <text:p>-6208</text:p>
          </table:table-cell>
          <table:table-cell table:style-name="ce25" table:formula="of:=[.B415]-[.B411]" office:value-type="float" office:value="-6730" calcext:value-type="float">
            <text:p>-6730</text:p>
          </table:table-cell>
          <table:table-cell table:style-name="ce25" table:formula="of:=[.H411]/[.B415]" office:value-type="float" office:value="-0.081038448107698" calcext:value-type="float">
            <text:p>-0.0810384481</text:p>
          </table:table-cell>
          <table:table-cell table:style-name="ce25" table:formula="of:=[.D411]+[.E411]+[.F411]" office:value-type="float" office:value="432" calcext:value-type="float">
            <text:p>432</text:p>
          </table:table-cell>
          <table:table-cell table:style-name="ce25" table:formula="of:=[.L411]-[.L410]" office:value-type="float" office:value="858" calcext:value-type="float">
            <text:p>858</text:p>
          </table:table-cell>
          <table:table-cell table:style-name="ce25" office:value-type="float" office:value="2695" calcext:value-type="float">
            <text:p>2695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office:value-type="float" office:value="85880" calcext:value-type="float">
            <text:p>85880</text:p>
          </table:table-cell>
          <table:table-cell table:style-name="ce25" office:value-type="float" office:value="16.3" calcext:value-type="float">
            <text:p>16.3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-2473" calcext:value-type="float">
            <text:p>-2473</text:p>
          </table:table-cell>
          <table:table-cell table:style-name="ce25" table:formula="of:=[.B415]-[.B412]" office:value-type="float" office:value="-2833" calcext:value-type="float">
            <text:p>-2833</text:p>
          </table:table-cell>
          <table:table-cell table:style-name="ce25" table:formula="of:=[.H412]/[.B415]" office:value-type="float" office:value="-0.0341132129998675" calcext:value-type="float">
            <text:p>-0.034113213</text:p>
          </table:table-cell>
          <table:table-cell table:style-name="ce25" table:formula="of:=[.D412]+[.E412]+[.F412]" office:value-type="float" office:value="483" calcext:value-type="float">
            <text:p>483</text:p>
          </table:table-cell>
          <table:table-cell table:style-name="ce25" table:formula="of:=[.L412]-[.L411]" office:value-type="float" office:value="922" calcext:value-type="float">
            <text:p>922</text:p>
          </table:table-cell>
          <table:table-cell table:style-name="ce25" office:value-type="float" office:value="3617" calcext:value-type="float">
            <text:p>3617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office:value-type="float" office:value="83902" calcext:value-type="float">
            <text:p>8390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-711" calcext:value-type="float">
            <text:p>-711</text:p>
          </table:table-cell>
          <table:table-cell table:style-name="ce25" table:formula="of:=[.B415]-[.B413]" office:value-type="float" office:value="-855" calcext:value-type="float">
            <text:p>-855</text:p>
          </table:table-cell>
          <table:table-cell table:style-name="ce25" table:formula="of:=[.H413]/[.B415]" office:value-type="float" office:value="-0.0102953749081845" calcext:value-type="float">
            <text:p>-0.0102953749</text:p>
          </table:table-cell>
          <table:table-cell table:style-name="ce25" table:formula="of:=[.D413]+[.E413]+[.F413]" office:value-type="float" office:value="518" calcext:value-type="float">
            <text:p>518</text:p>
          </table:table-cell>
          <table:table-cell table:style-name="ce25" table:formula="of:=[.L413]-[.L412]" office:value-type="float" office:value="973" calcext:value-type="float">
            <text:p>973</text:p>
          </table:table-cell>
          <table:table-cell table:style-name="ce25" office:value-type="float" office:value="4590" calcext:value-type="float">
            <text:p>4590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office:value-type="float" office:value="83119" calcext:value-type="float">
            <text:p>83119</text:p>
          </table:table-cell>
          <table:table-cell table:style-name="ce25" office:value-type="float" office:value="27.7" calcext:value-type="float">
            <text:p>27.7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formula="of:=[.B415]-[.B414]" office:value-type="float" office:value="-72" calcext:value-type="float">
            <text:p>-72</text:p>
          </table:table-cell>
          <table:table-cell table:style-name="ce25" table:formula="of:=[.H414]/[.B415]" office:value-type="float" office:value="-0.000866978939636591" calcext:value-type="float">
            <text:p>-0.0008669789</text:p>
          </table:table-cell>
          <table:table-cell table:style-name="ce25" table:formula="of:=[.D414]+[.E414]+[.F414]" office:value-type="float" office:value="714" calcext:value-type="float">
            <text:p>714</text:p>
          </table:table-cell>
          <table:table-cell table:style-name="ce25" table:formula="of:=[.L414]-[.L413]" office:value-type="float" office:value="1187" calcext:value-type="float">
            <text:p>1187</text:p>
          </table:table-cell>
          <table:table-cell table:style-name="ce25" office:value-type="float" office:value="5777" calcext:value-type="float">
            <text:p>5777</text:p>
          </table:table-cell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83047" calcext:value-type="float">
            <text:p>83047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49" calcext:value-type="float">
            <text:p>249</text:p>
          </table:table-cell>
          <table:table-cell table:style-name="ce48" table:number-columns-repeated="5"/>
          <table:table-cell table:style-name="ce25" table:formula="of:=[.D415]" office:value-type="float" office:value="249" calcext:value-type="float">
            <text:p>249</text:p>
          </table:table-cell>
          <table:table-cell table:style-name="ce48"/>
          <table:table-cell table:style-name="ce25" office:value-type="float" office:value="457" calcext:value-type="float">
            <text:p>457</text:p>
          </table:table-cell>
          <table:table-cell table:style-name="ce11" table:number-columns-repeated="101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26"/>
          <table:table-cell table:style-name="ce40" office:value-type="string" calcext:value-type="string" table:number-columns-spanned="4" table:number-rows-spanned="1">
            <text:p>inverse</text:p>
          </table:table-cell>
          <table:covered-table-cell table:number-columns-repeated="2" table:style-name="ce47"/>
          <table:covered-table-cell table:style-name="ce11"/>
          <table:table-cell table:style-name="ce4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47"/>
          <table:covered-table-cell table:style-name="ce11"/>
          <table:table-cell table:style-name="ce74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47"/>
          <table:covered-table-cell table:style-name="ce11"/>
          <table:table-cell table:style-name="ce11" table:number-columns-repeated="1010"/>
        </table:table-row>
        <table:table-row table:style-name="ro1">
          <table:table-cell table:style-name="ce11"/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/var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/var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/var</text:p>
          </table:table-cell>
          <table:table-cell table:style-name="ce12" office:value-type="string" calcext:value-type="string">
            <text:p>“work”</text:p>
          </table:table-cell>
          <table:table-cell table:style-name="ce10" office:value-type="string" calcext:value-type="string">
            <text:p>total “work”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28611/3" office:value-type="float" office:value="9537" calcext:value-type="float">
            <text:p>9537</text:p>
          </table:table-cell>
          <table:table-cell table:style-name="ce25" table:formula="of:=[.D419]*[.E419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419]" office:value-type="float" office:value="9537" calcext:value-type="float">
            <text:p>9537</text:p>
          </table:table-cell>
          <table:table-cell table:style-name="ce25" table:formula="of:=[.H419]*[.I419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425]" office:value-type="float" office:value="70785" calcext:value-type="float">
            <text:p>70785</text:p>
          </table:table-cell>
          <table:table-cell table:style-name="ce25" table:formula="of:=[.L419]*[.M419]" office:value-type="float" office:value="0" calcext:value-type="float">
            <text:p>0</text:p>
          </table:table-cell>
          <table:table-cell table:style-name="ce11" table:formula="of:=[.F419]+[.J419]+[.N419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25" table:formula="of:=[.C410]" office:value-type="float" office:value="5.2" calcext:value-type="float">
            <text:p>5.2</text:p>
          </table:table-cell>
          <table:table-cell table:style-name="ce25" table:number-columns-repeated="2"/>
          <table:table-cell table:style-name="ce25" table:formula="of:=40251/3" office:value-type="float" office:value="13417" calcext:value-type="float">
            <text:p>13417</text:p>
          </table:table-cell>
          <table:table-cell table:style-name="ce25" table:formula="of:=[.D420]*[.E420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420]" office:value-type="float" office:value="13417" calcext:value-type="float">
            <text:p>13417</text:p>
          </table:table-cell>
          <table:table-cell table:style-name="ce25" table:formula="of:=[.H420]*[.I420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425]" office:value-type="float" office:value="70785" calcext:value-type="float">
            <text:p>70785</text:p>
          </table:table-cell>
          <table:table-cell table:style-name="ce25" table:formula="of:=[.L420]*[.M420]" office:value-type="float" office:value="0" calcext:value-type="float">
            <text:p>0</text:p>
          </table:table-cell>
          <table:table-cell table:style-name="ce11" table:formula="of:=[.F420]+[.J420]+[.N420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25" table:formula="of:=[.C411]" office:value-type="float" office:value="11.4" calcext:value-type="float">
            <text:p>11.4</text:p>
          </table:table-cell>
          <table:table-cell table:style-name="ce25" table:number-columns-repeated="2"/>
          <table:table-cell table:style-name="ce25" table:formula="of:=53685/3" office:value-type="float" office:value="17895" calcext:value-type="float">
            <text:p>17895</text:p>
          </table:table-cell>
          <table:table-cell table:style-name="ce25" table:formula="of:=[.D421]*[.E421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421]" office:value-type="float" office:value="17895" calcext:value-type="float">
            <text:p>17895</text:p>
          </table:table-cell>
          <table:table-cell table:style-name="ce25" table:formula="of:=[.H421]*[.I421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M420]" office:value-type="float" office:value="70785" calcext:value-type="float">
            <text:p>70785</text:p>
          </table:table-cell>
          <table:table-cell table:style-name="ce25" table:formula="of:=[.L421]*[.M421]" office:value-type="float" office:value="0" calcext:value-type="float">
            <text:p>0</text:p>
          </table:table-cell>
          <table:table-cell table:style-name="ce11" table:formula="of:=[.F421]+[.J421]+[.N421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25" table:formula="of:=[.C412]" office:value-type="float" office:value="16.3" calcext:value-type="float">
            <text:p>16.3</text:p>
          </table:table-cell>
          <table:table-cell table:style-name="ce25" table:number-columns-repeated="2"/>
          <table:table-cell table:style-name="ce25" table:formula="of:=63003/3" office:value-type="float" office:value="21001" calcext:value-type="float">
            <text:p>21001</text:p>
          </table:table-cell>
          <table:table-cell table:style-name="ce25" table:formula="of:=[.D422]*[.E422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E422]" office:value-type="float" office:value="21001" calcext:value-type="float">
            <text:p>21001</text:p>
          </table:table-cell>
          <table:table-cell table:style-name="ce25" table:formula="of:=[.H422]*[.I422]" office:value-type="float" office:value="0" calcext:value-type="float">
            <text:p>0</text:p>
          </table:table-cell>
          <table:table-cell table:style-name="ce25" table:number-columns-repeated="2"/>
          <table:table-cell table:style-name="ce25" table:formula="of:=[.M421]" office:value-type="float" office:value="70785" calcext:value-type="float">
            <text:p>70785</text:p>
          </table:table-cell>
          <table:table-cell table:style-name="ce25" table:formula="of:=[.L422]*[.M422]" office:value-type="float" office:value="0" calcext:value-type="float">
            <text:p>0</text:p>
          </table:table-cell>
          <table:table-cell table:style-name="ce11" table:formula="of:=[.F422]+[.J422]+[.N422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25" table:formula="of:=[.C413]" office:value-type="float" office:value="22" calcext:value-type="float">
            <text:p>22</text:p>
          </table:table-cell>
          <table:table-cell table:style-name="ce25" table:number-columns-repeated="2"/>
          <table:table-cell table:style-name="ce25" table:formula="of:=73584/3" office:value-type="float" office:value="24528" calcext:value-type="float">
            <text:p>24528</text:p>
          </table:table-cell>
          <table:table-cell table:style-name="ce25" table:number-columns-repeated="3"/>
          <table:table-cell table:style-name="ce25" table:formula="of:=[.E423]" office:value-type="float" office:value="24528" calcext:value-type="float">
            <text:p>24528</text:p>
          </table:table-cell>
          <table:table-cell table:style-name="ce25" table:number-columns-repeated="3"/>
          <table:table-cell table:style-name="ce25" table:formula="of:=[.M422]" office:value-type="float" office:value="70785" calcext:value-type="float">
            <text:p>70785</text:p>
          </table:table-cell>
          <table:table-cell table:style-name="ce25"/>
          <table:table-cell table:style-name="ce11" table:number-columns-repeated="1010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25" table:formula="of:=[.C414]" office:value-type="float" office:value="27.7" calcext:value-type="float">
            <text:p>27.7</text:p>
          </table:table-cell>
          <table:table-cell table:style-name="ce25" table:number-columns-repeated="2"/>
          <table:table-cell table:style-name="ce25" table:formula="of:=83952/3" office:value-type="float" office:value="27984" calcext:value-type="float">
            <text:p>27984</text:p>
          </table:table-cell>
          <table:table-cell table:style-name="ce25" table:number-columns-repeated="3"/>
          <table:table-cell table:style-name="ce25" table:formula="of:=[.E424]" office:value-type="float" office:value="27984" calcext:value-type="float">
            <text:p>27984</text:p>
          </table:table-cell>
          <table:table-cell table:style-name="ce25" table:number-columns-repeated="3"/>
          <table:table-cell table:style-name="ce25" table:formula="of:=[.M423]" office:value-type="float" office:value="70785" calcext:value-type="float">
            <text:p>70785</text:p>
          </table:table-cell>
          <table:table-cell table:style-name="ce25"/>
          <table:table-cell table:style-name="ce11" table:number-columns-repeated="1010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table:formula="of:=[.C415]" office:value-type="float" office:value="100" calcext:value-type="float">
            <text:p>100</text:p>
          </table:table-cell>
          <table:table-cell table:style-name="ce25" table:number-columns-repeated="2"/>
          <table:table-cell table:style-name="ce25" table:formula="of:=212355/3" office:value-type="float" office:value="70785" calcext:value-type="float">
            <text:p>70785</text:p>
          </table:table-cell>
          <table:table-cell table:style-name="ce25" table:formula="of:=[.D425]*[.E425]" office:value-type="float" office:value="0" calcext:value-type="float">
            <text:p>0</text:p>
          </table:table-cell>
          <table:table-cell table:style-name="ce48" table:number-columns-repeated="8"/>
          <table:table-cell table:style-name="ce11" table:formula="of:=[.F425]+[.J425]+[.N425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4"/>
          <table:table-cell table:style-name="ce26" table:number-columns-repeated="13"/>
          <table:table-cell table:style-name="ce11" table:number-columns-repeated="1010"/>
        </table:table-row>
        <table:table-row table:style-name="ro1">
          <table:table-cell table:style-name="ce10" office:value-type="string" calcext:value-type="string">
            <text:p>key:</text:p>
          </table:table-cell>
          <table:table-cell table:style-name="ce28" office:value-type="string" calcext:value-type="string" table:number-columns-spanned="5" table:number-rows-spanned="1">
            <text:p>failed to converge</text:p>
          </table:table-cell>
          <table:covered-table-cell table:style-name="ce11"/>
          <table:covered-table-cell table:number-columns-repeated="3" table:style-name="ce26"/>
          <table:table-cell table:style-name="ce26" table:number-columns-repeated="8"/>
          <table:table-cell table:style-name="ce11" table:number-columns-repeated="1010"/>
        </table:table-row>
        <table:table-row table:style-name="ro1">
          <table:table-cell table:style-name="ce11"/>
          <table:table-cell table:style-name="ce29" office:value-type="string" calcext:value-type="string" table:number-columns-spanned="5" table:number-rows-spanned="1">
            <text:p>unknown because something upstream failed to converge</text:p>
          </table:table-cell>
          <table:covered-table-cell table:style-name="ce11"/>
          <table:covered-table-cell table:number-columns-repeated="3" table:style-name="ce26"/>
          <table:table-cell table:style-name="ce26" table:number-columns-repeated="8"/>
          <table:table-cell table:style-name="ce11" table:number-columns-repeated="1010"/>
        </table:table-row>
        <table:table-row table:style-name="ro1">
          <table:table-cell table:style-name="ce11"/>
          <table:table-cell table:style-name="ce30" office:value-type="string" calcext:value-type="string" table:number-columns-spanned="5" table:number-rows-spanned="1">
            <text:p>converged, but wasn't able to print</text:p>
          </table:table-cell>
          <table:covered-table-cell table:style-name="ce41"/>
          <table:covered-table-cell table:number-columns-repeated="3" table:style-name="ce50"/>
          <table:table-cell table:style-name="ce26" table:number-columns-repeated="8"/>
          <table:table-cell table:style-name="ce11" table:number-columns-repeated="1010"/>
        </table:table-row>
        <table:table-row table:style-name="ro1">
          <table:table-cell/>
          <table:table-cell table:style-name="ce31" office:value-type="string" calcext:value-type="string" table:number-columns-spanned="5" table:number-rows-spanned="1">
            <text:p>using R=0 init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9"/>
          <table:table-cell table:style-name="Default"/>
          <table:table-cell table:style-name="ce11" table:number-columns-repeated="101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sig0p02_noisy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linear_tolerance:</text:p>
          </table:table-cell>
          <table:table-cell table:style-name="ce11" office:value-type="string" calcext:value-type="string">
            <text:p>Init 1.e-10, min 1.e-12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0427.800329712" calcext:value-type="float">
            <text:p>170427.8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5952.640020751" calcext:value-type="float">
            <text:p>165952.6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82.126609" calcext:value-type="float">
            <text:p>82.1</text:p>
          </table:table-cell>
          <table:table-cell table:style-name="ce33" office:value-type="float" office:value="49.428405" calcext:value-type="float">
            <text:p>49.4</text:p>
          </table:table-cell>
          <table:table-cell table:style-name="ce53" office:value-type="float" office:value="192.00605" calcext:value-type="float">
            <text:p>192.0</text:p>
          </table:table-cell>
          <table:table-cell table:style-name="ce33" office:value-type="float" office:value="-7622.27324974651" calcext:value-type="float">
            <text:p>-7622.3</text:p>
          </table:table-cell>
          <table:table-cell table:style-name="ce63" table:formula="of:=[.B444]-[.B438]" office:value-type="float" office:value="-84385.7597008621" calcext:value-type="float">
            <text:p>-84385.8</text:p>
          </table:table-cell>
          <table:table-cell table:style-name="ce67" table:formula="of:=[.H438]/[.B444]" office:value-type="float" office:value="-1.03455911725345" calcext:value-type="float">
            <text:p>-1.03456</text:p>
          </table:table-cell>
          <table:table-cell table:style-name="ce33" table:formula="of:=[.D438]+[.E438]+[.F438]" office:value-type="float" office:value="323.561064" calcext:value-type="float">
            <text:p>323.6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247.0573585078" calcext:value-type="float">
            <text:p>88247.1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47.899438" calcext:value-type="float">
            <text:p>147.9</text:p>
          </table:table-cell>
          <table:table-cell table:style-name="ce33" office:value-type="float" office:value="90.921201" calcext:value-type="float">
            <text:p>90.9</text:p>
          </table:table-cell>
          <table:table-cell table:style-name="ce53" office:value-type="float" office:value="288.942044" calcext:value-type="float">
            <text:p>288.9</text:p>
          </table:table-cell>
          <table:table-cell table:style-name="ce33" office:value-type="float" office:value="-6069.95320888528" calcext:value-type="float">
            <text:p>-6070.0</text:p>
          </table:table-cell>
          <table:table-cell table:style-name="ce63" table:formula="of:=[.B444]-[.B439]" office:value-type="float" office:value="-6680.17703861886" calcext:value-type="float">
            <text:p>-6680.2</text:p>
          </table:table-cell>
          <table:table-cell table:style-name="ce67" table:formula="of:=[.H439]/[.B444]" office:value-type="float" office:value="-0.0818981553839076" calcext:value-type="float">
            <text:p>-0.08190</text:p>
          </table:table-cell>
          <table:table-cell table:style-name="ce33" table:formula="of:=[.D439]+[.E439]+[.F439]" office:value-type="float" office:value="527.762683" calcext:value-type="float">
            <text:p>527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4"/>
          <table:table-cell table:style-name="ce33" office:value-type="float" office:value="16.3" calcext:value-type="float">
            <text:p>16.3</text:p>
          </table:table-cell>
          <table:table-cell table:style-name="ce51"/>
          <table:table-cell table:style-name="ce56"/>
          <table:table-cell table:style-name="ce58"/>
          <table:table-cell table:style-name="ce62"/>
          <table:table-cell table:style-name="ce63" table:formula="of:=[.B444]-[.B440]" office:value-type="float" office:value="81566.880319889" calcext:value-type="float">
            <text:p>81566.9</text:p>
          </table:table-cell>
          <table:table-cell table:style-name="ce67" table:formula="of:=[.H440]/[.B444]" office:value-type="float" office:value="1" calcext:value-type="float">
            <text:p>1.00000</text:p>
          </table:table-cell>
          <table:table-cell table:style-name="ce33" table:formula="of:=[.D440]+[.E440]+[.F440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2178.0462149526" calcext:value-type="float">
            <text:p>82178.0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95.278443" calcext:value-type="float">
            <text:p>195.3</text:p>
          </table:table-cell>
          <table:table-cell table:style-name="ce33" office:value-type="float" office:value="117.147852" calcext:value-type="float">
            <text:p>117.1</text:p>
          </table:table-cell>
          <table:table-cell table:style-name="ce53" office:value-type="float" office:value="211.115957" calcext:value-type="float">
            <text:p>211.1</text:p>
          </table:table-cell>
          <table:table-cell table:style-name="ce33" office:value-type="float" office:value="-431.142253026386" calcext:value-type="float">
            <text:p>-431.1</text:p>
          </table:table-cell>
          <table:table-cell table:style-name="ce63" table:formula="of:=[.B444]-[.B441]" office:value-type="float" office:value="-611.165895063663" calcext:value-type="float">
            <text:p>-611.2</text:p>
          </table:table-cell>
          <table:table-cell table:style-name="ce67" table:formula="of:=[.H441]/[.B444]" office:value-type="float" office:value="-0.00749281929953423" calcext:value-type="float">
            <text:p>-0.00749</text:p>
          </table:table-cell>
          <table:table-cell table:style-name="ce33" table:formula="of:=[.D441]+[.E441]+[.F441]" office:value-type="float" office:value="523.542252" calcext:value-type="float">
            <text:p>523.5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005.927386745" calcext:value-type="float">
            <text:p>81005.9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213.927804" calcext:value-type="float">
            <text:p>213.9</text:p>
          </table:table-cell>
          <table:table-cell table:style-name="ce33" office:value-type="float" office:value="119.122893" calcext:value-type="float">
            <text:p>119.1</text:p>
          </table:table-cell>
          <table:table-cell table:style-name="ce53" office:value-type="float" office:value="207.587438" calcext:value-type="float">
            <text:p>207.6</text:p>
          </table:table-cell>
          <table:table-cell table:style-name="ce33" office:value-type="float" office:value="662.534738922816" calcext:value-type="float">
            <text:p>662.5</text:p>
          </table:table-cell>
          <table:table-cell table:style-name="ce63" table:formula="of:=[.B444]-[.B442]" office:value-type="float" office:value="560.952933143955" calcext:value-type="float">
            <text:p>561.0</text:p>
          </table:table-cell>
          <table:table-cell table:style-name="ce67" table:formula="of:=[.H442]/[.B444]" office:value-type="float" office:value="0.00687721451334182" calcext:value-type="float">
            <text:p>0.00688</text:p>
          </table:table-cell>
          <table:table-cell table:style-name="ce33" table:formula="of:=[.D442]+[.E442]+[.F442]" office:value-type="float" office:value="540.638135" calcext:value-type="float">
            <text:p>540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443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1566.880319889" calcext:value-type="float">
            <text:p>81566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34.3637" calcext:value-type="float">
            <text:p>234.4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1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1246.172475412" calcext:value-type="float">
            <text:p>161246.2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2065.451136204" calcext:value-type="float">
            <text:p>162065.5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77.170258" calcext:value-type="float">
            <text:p>77.2</text:p>
          </table:table-cell>
          <table:table-cell table:style-name="ce33" office:value-type="float" office:value="46.279905" calcext:value-type="float">
            <text:p>46.3</text:p>
          </table:table-cell>
          <table:table-cell table:style-name="ce53" office:value-type="float" office:value="231.146408" calcext:value-type="float">
            <text:p>231.1</text:p>
          </table:table-cell>
          <table:table-cell table:style-name="ce33" office:value-type="float" office:value="-5697.58605906791" calcext:value-type="float">
            <text:p>-5697.6</text:p>
          </table:table-cell>
          <table:table-cell table:style-name="ce33" table:formula="of:=[.B457]-[.B452]" office:value-type="float" office:value="-80031.5385989016" calcext:value-type="float">
            <text:p>-80031.5</text:p>
          </table:table-cell>
          <table:table-cell table:style-name="ce70" table:formula="of:=[.H452]/[.B457]" office:value-type="float" office:value="-0.975590900440232" calcext:value-type="float">
            <text:p>-0.97559</text:p>
          </table:table-cell>
          <table:table-cell table:style-name="ce33" table:formula="of:=[.D452]+[.E452]+[.F452]" office:value-type="float" office:value="354.596571" calcext:value-type="float">
            <text:p>354.6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154.8465821856" calcext:value-type="float">
            <text:p>88154.8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24.820162" calcext:value-type="float">
            <text:p>124.8</text:p>
          </table:table-cell>
          <table:table-cell table:style-name="ce33" office:value-type="float" office:value="90.307033" calcext:value-type="float">
            <text:p>90.3</text:p>
          </table:table-cell>
          <table:table-cell table:style-name="ce53" office:value-type="float" office:value="213.635747" calcext:value-type="float">
            <text:p>213.6</text:p>
          </table:table-cell>
          <table:table-cell table:style-name="ce33" office:value-type="float" office:value="-6351.72618995634" calcext:value-type="float">
            <text:p>-6351.7</text:p>
          </table:table-cell>
          <table:table-cell table:style-name="ce33" table:formula="of:=[.B457]-[.B453]" office:value-type="float" office:value="-6120.93404488367" calcext:value-type="float">
            <text:p>-6120.9</text:p>
          </table:table-cell>
          <table:table-cell table:style-name="ce70" table:formula="of:=[.H453]/[.B457]" office:value-type="float" office:value="-0.0746146789244071" calcext:value-type="float">
            <text:p>-0.07461</text:p>
          </table:table-cell>
          <table:table-cell table:style-name="ce33" table:formula="of:=[.D453]+[.E453]+[.F453]" office:value-type="float" office:value="428.762942" calcext:value-type="float">
            <text:p>428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4556.1090354229" calcext:value-type="float">
            <text:p>84556.1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174.928968" calcext:value-type="float">
            <text:p>174.9</text:p>
          </table:table-cell>
          <table:table-cell table:style-name="ce33" office:value-type="float" office:value="121.155316" calcext:value-type="float">
            <text:p>121.2</text:p>
          </table:table-cell>
          <table:table-cell table:style-name="ce53" office:value-type="float" office:value="243.15081" calcext:value-type="float">
            <text:p>243.2</text:p>
          </table:table-cell>
          <table:table-cell table:style-name="ce33" office:value-type="float" office:value="-2961.50507286631" calcext:value-type="float">
            <text:p>-2961.5</text:p>
          </table:table-cell>
          <table:table-cell table:style-name="ce33" table:formula="of:=[.B457]-[.B454]" office:value-type="float" office:value="-2522.19649812095" calcext:value-type="float">
            <text:p>-2522.2</text:p>
          </table:table-cell>
          <table:table-cell table:style-name="ce70" table:formula="of:=[.H454]/[.B457]" office:value-type="float" office:value="-0.0307457784239423" calcext:value-type="float">
            <text:p>-0.03075</text:p>
          </table:table-cell>
          <table:table-cell table:style-name="ce33" table:formula="of:=[.D454]+[.E454]+[.F454]" office:value-type="float" office:value="539.235094" calcext:value-type="float">
            <text:p>539.2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4"/>
          <table:table-cell table:style-name="ce33" office:value-type="float" office:value="22" calcext:value-type="float">
            <text:p>22.0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33" table:formula="of:=[.B457]-[.B455]" office:value-type="float" office:value="82033.9125373019" calcext:value-type="float">
            <text:p>82033.9</text:p>
          </table:table-cell>
          <table:table-cell table:style-name="ce70" table:formula="of:=[.H455]/[.B457]" office:value-type="float" office:value="1" calcext:value-type="float">
            <text:p>1.00000</text:p>
          </table:table-cell>
          <table:table-cell table:style-name="ce33" table:formula="of:=[.D455]+[.E455]+[.F455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953.2861345216" calcext:value-type="float">
            <text:p>81953.3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173.405418" calcext:value-type="float">
            <text:p>173.4</text:p>
          </table:table-cell>
          <table:table-cell table:style-name="ce33" office:value-type="float" office:value="119.346941" calcext:value-type="float">
            <text:p>119.3</text:p>
          </table:table-cell>
          <table:table-cell table:style-name="ce53" office:value-type="float" office:value="262.095738" calcext:value-type="float">
            <text:p>262.1</text:p>
          </table:table-cell>
          <table:table-cell table:style-name="ce33" office:value-type="float" office:value="-590.840808956721" calcext:value-type="float">
            <text:p>-590.8</text:p>
          </table:table-cell>
          <table:table-cell table:style-name="ce33" table:formula="of:=[.B457]-[.B456]" office:value-type="float" office:value="80.62640278037" calcext:value-type="float">
            <text:p>80.6</text:p>
          </table:table-cell>
          <table:table-cell table:style-name="ce70" table:formula="of:=[.H456]/[.B457]" office:value-type="float" office:value="0.000982842342716594" calcext:value-type="float">
            <text:p>0.00098</text:p>
          </table:table-cell>
          <table:table-cell table:style-name="ce33" table:formula="of:=[.D456]+[.E456]+[.F456]" office:value-type="float" office:value="554.848097" calcext:value-type="float">
            <text:p>554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2033.9125373019" calcext:value-type="float">
            <text:p>82033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1263.802093" calcext:value-type="float">
            <text:p>1263.8</text:p>
          </table:table-cell>
          <table:table-cell table:style-name="ce55" table:number-columns-repeated="4"/>
          <table:table-cell table:style-name="ce66"/>
          <table:table-cell table:style-name="ce33" table:formula="of:=[.D457]" office:value-type="float" office:value="1263.802093" calcext:value-type="float">
            <text:p>1263.8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2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2491.382501276" calcext:value-type="float">
            <text:p>172491.4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70378.435722973" calcext:value-type="float">
            <text:p>170378.4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86.183779" calcext:value-type="float">
            <text:p>86.2</text:p>
          </table:table-cell>
          <table:table-cell table:style-name="ce33" office:value-type="float" office:value="46.672242" calcext:value-type="float">
            <text:p>46.7</text:p>
          </table:table-cell>
          <table:table-cell table:style-name="ce53" office:value-type="float" office:value="276.302944" calcext:value-type="float">
            <text:p>276.3</text:p>
          </table:table-cell>
          <table:table-cell table:style-name="ce33" office:value-type="float" office:value="-7282.69673194604" calcext:value-type="float">
            <text:p>-7282.7</text:p>
          </table:table-cell>
          <table:table-cell table:style-name="ce63" table:formula="of:=[.B471]-[.B465]" office:value-type="float" office:value="-85735.0885394346" calcext:value-type="float">
            <text:p>-85735.1</text:p>
          </table:table-cell>
          <table:table-cell table:style-name="ce67" table:formula="of:=[.H465]/[.B471]" office:value-type="float" office:value="-1.01289813543796" calcext:value-type="float">
            <text:p>-1.01290</text:p>
          </table:table-cell>
          <table:table-cell table:style-name="ce33" table:formula="of:=[.D465]+[.E465]+[.F465]" office:value-type="float" office:value="409.158965" calcext:value-type="float">
            <text:p>409.2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91763.2427187909" calcext:value-type="float">
            <text:p>91763.2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40.336404" calcext:value-type="float">
            <text:p>140.3</text:p>
          </table:table-cell>
          <table:table-cell table:style-name="ce33" office:value-type="float" office:value="84.545917" calcext:value-type="float">
            <text:p>84.5</text:p>
          </table:table-cell>
          <table:table-cell table:style-name="ce53" office:value-type="float" office:value="238.517887" calcext:value-type="float">
            <text:p>238.5</text:p>
          </table:table-cell>
          <table:table-cell table:style-name="ce33" office:value-type="float" office:value="-6743.27158857809" calcext:value-type="float">
            <text:p>-6743.3</text:p>
          </table:table-cell>
          <table:table-cell table:style-name="ce63" table:formula="of:=[.B471]-[.B466]" office:value-type="float" office:value="-7119.89553525207" calcext:value-type="float">
            <text:p>-7119.9</text:p>
          </table:table-cell>
          <table:table-cell table:style-name="ce67" table:formula="of:=[.H466]/[.B471]" office:value-type="float" office:value="-0.084116422284358" calcext:value-type="float">
            <text:p>-0.08412</text:p>
          </table:table-cell>
          <table:table-cell table:style-name="ce33" table:formula="of:=[.D466]+[.E466]+[.F466]" office:value-type="float" office:value="463.400208" calcext:value-type="float">
            <text:p>463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7685.3791299497" calcext:value-type="float">
            <text:p>87685.4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192.012672" calcext:value-type="float">
            <text:p>192.0</text:p>
          </table:table-cell>
          <table:table-cell table:style-name="ce33" office:value-type="float" office:value="113.541941" calcext:value-type="float">
            <text:p>113.5</text:p>
          </table:table-cell>
          <table:table-cell table:style-name="ce53" office:value-type="float" office:value="171.563883" calcext:value-type="float">
            <text:p>171.6</text:p>
          </table:table-cell>
          <table:table-cell table:style-name="ce33" office:value-type="float" office:value="-2841.41166028127" calcext:value-type="float">
            <text:p>-2841.4</text:p>
          </table:table-cell>
          <table:table-cell table:style-name="ce63" table:formula="of:=[.B471]-[.B467]" office:value-type="float" office:value="-3042.03194641088" calcext:value-type="float">
            <text:p>-3042.0</text:p>
          </table:table-cell>
          <table:table-cell table:style-name="ce67" table:formula="of:=[.H467]/[.B471]" office:value-type="float" office:value="-0.0359394098607017" calcext:value-type="float">
            <text:p>-0.03594</text:p>
          </table:table-cell>
          <table:table-cell table:style-name="ce33" table:formula="of:=[.D467]+[.E467]+[.F467]" office:value-type="float" office:value="477.118496" calcext:value-type="float">
            <text:p>477.1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5468.3020072602" calcext:value-type="float">
            <text:p>85468.3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84.42731" calcext:value-type="float">
            <text:p>184.4</text:p>
          </table:table-cell>
          <table:table-cell table:style-name="ce33" office:value-type="float" office:value="112.091295" calcext:value-type="float">
            <text:p>112.1</text:p>
          </table:table-cell>
          <table:table-cell table:style-name="ce53" office:value-type="float" office:value="201.407002" calcext:value-type="float">
            <text:p>201.4</text:p>
          </table:table-cell>
          <table:table-cell table:style-name="ce33" office:value-type="float" office:value="-857.662209698468" calcext:value-type="float">
            <text:p>-857.7</text:p>
          </table:table-cell>
          <table:table-cell table:style-name="ce63" table:formula="of:=[.B471]-[.B468]" office:value-type="float" office:value="-824.954823721404" calcext:value-type="float">
            <text:p>-825.0</text:p>
          </table:table-cell>
          <table:table-cell table:style-name="ce67" table:formula="of:=[.H468]/[.B471]" office:value-type="float" office:value="-0.00974624528886588" calcext:value-type="float">
            <text:p>-0.00975</text:p>
          </table:table-cell>
          <table:table-cell table:style-name="ce33" table:formula="of:=[.D468]+[.E468]+[.F468]" office:value-type="float" office:value="497.925607" calcext:value-type="float">
            <text:p>497.9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4698.4877695738" calcext:value-type="float">
            <text:p>84698.5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191.592867" calcext:value-type="float">
            <text:p>191.6</text:p>
          </table:table-cell>
          <table:table-cell table:style-name="ce33" office:value-type="float" office:value="114.27797" calcext:value-type="float">
            <text:p>114.3</text:p>
          </table:table-cell>
          <table:table-cell table:style-name="ce53" office:value-type="float" office:value="255.085537" calcext:value-type="float">
            <text:p>255.1</text:p>
          </table:table-cell>
          <table:table-cell table:style-name="ce33" office:value-type="float" office:value="-126.118368647661" calcext:value-type="float">
            <text:p>-126.1</text:p>
          </table:table-cell>
          <table:table-cell table:style-name="ce63" table:formula="of:=[.B471]-[.B469]" office:value-type="float" office:value="-55.1405860349478" calcext:value-type="float">
            <text:p>-55.1</text:p>
          </table:table-cell>
          <table:table-cell table:style-name="ce67" table:formula="of:=[.H469]/[.B471]" office:value-type="float" office:value="-0.000651446190039982" calcext:value-type="float">
            <text:p>-0.00065</text:p>
          </table:table-cell>
          <table:table-cell table:style-name="ce33" table:formula="of:=[.D469]+[.E469]+[.F469]" office:value-type="float" office:value="560.956374" calcext:value-type="float">
            <text:p>561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470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4643.3471835388" calcext:value-type="float">
            <text:p>84643.3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38.091104" calcext:value-type="float">
            <text:p>238.1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3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4317.94834458" calcext:value-type="float">
            <text:p>164317.9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2684.994651564" calcext:value-type="float">
            <text:p>162685.0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80.17544" calcext:value-type="float">
            <text:p>80.2</text:p>
          </table:table-cell>
          <table:table-cell table:style-name="ce33" office:value-type="float" office:value="49.118932" calcext:value-type="float">
            <text:p>49.1</text:p>
          </table:table-cell>
          <table:table-cell table:style-name="ce53" office:value-type="float" office:value="187.458416" calcext:value-type="float">
            <text:p>187.5</text:p>
          </table:table-cell>
          <table:table-cell table:style-name="ce33" office:value-type="float" office:value="74748.1903938547" calcext:value-type="float">
            <text:p>74748.2</text:p>
          </table:table-cell>
          <table:table-cell table:style-name="ce33" table:formula="of:=[.B484]-[.B479]" office:value-type="float" office:value="-79313.554892671" calcext:value-type="float">
            <text:p>-79313.6</text:p>
          </table:table-cell>
          <table:table-cell table:style-name="ce70" table:formula="of:=[.H479]/[.B484]" office:value-type="float" office:value="-0.95132763836204" calcext:value-type="float">
            <text:p>-0.95133</text:p>
          </table:table-cell>
          <table:table-cell table:style-name="ce33" table:formula="of:=[.D479]+[.E479]+[.F479]" office:value-type="float" office:value="316.752788" calcext:value-type="float">
            <text:p>316.8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388.4812358132" calcext:value-type="float">
            <text:p>89388.5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49.470441" calcext:value-type="float">
            <text:p>149.5</text:p>
          </table:table-cell>
          <table:table-cell table:style-name="ce33" office:value-type="float" office:value="88.168052" calcext:value-type="float">
            <text:p>88.2</text:p>
          </table:table-cell>
          <table:table-cell table:style-name="ce53" office:value-type="float" office:value="213.641952" calcext:value-type="float">
            <text:p>213.6</text:p>
          </table:table-cell>
          <table:table-cell table:style-name="ce33" office:value-type="float" office:value="-5900.21703031955" calcext:value-type="float">
            <text:p>-5900.2</text:p>
          </table:table-cell>
          <table:table-cell table:style-name="ce33" table:formula="of:=[.B484]-[.B480]" office:value-type="float" office:value="-6017.04147691993" calcext:value-type="float">
            <text:p>-6017.0</text:p>
          </table:table-cell>
          <table:table-cell table:style-name="ce70" table:formula="of:=[.H480]/[.B484]" office:value-type="float" office:value="-0.0721714953504576" calcext:value-type="float">
            <text:p>-0.07217</text:p>
          </table:table-cell>
          <table:table-cell table:style-name="ce33" table:formula="of:=[.D480]+[.E480]+[.F480]" office:value-type="float" office:value="451.280445" calcext:value-type="float">
            <text:p>451.3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6392.7782515252" calcext:value-type="float">
            <text:p>86392.8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199.56045" calcext:value-type="float">
            <text:p>199.6</text:p>
          </table:table-cell>
          <table:table-cell table:style-name="ce33" office:value-type="float" office:value="120.37669" calcext:value-type="float">
            <text:p>120.4</text:p>
          </table:table-cell>
          <table:table-cell table:style-name="ce53" office:value-type="float" office:value="212.430466" calcext:value-type="float">
            <text:p>212.4</text:p>
          </table:table-cell>
          <table:table-cell table:style-name="ce33" office:value-type="float" office:value="-2723.66282876482" calcext:value-type="float">
            <text:p>-2723.7</text:p>
          </table:table-cell>
          <table:table-cell table:style-name="ce33" table:formula="of:=[.B484]-[.B481]" office:value-type="float" office:value="-3021.33849263185" calcext:value-type="float">
            <text:p>-3021.3</text:p>
          </table:table-cell>
          <table:table-cell table:style-name="ce70" table:formula="of:=[.H481]/[.B484]" office:value-type="float" office:value="-0.036239490422253" calcext:value-type="float">
            <text:p>-0.03624</text:p>
          </table:table-cell>
          <table:table-cell table:style-name="ce33" table:formula="of:=[.D481]+[.E481]+[.F481]" office:value-type="float" office:value="532.367606" calcext:value-type="float">
            <text:p>532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5448.0859719788" calcext:value-type="float">
            <text:p>85448.1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92.20006" calcext:value-type="float">
            <text:p>192.2</text:p>
          </table:table-cell>
          <table:table-cell table:style-name="ce33" office:value-type="float" office:value="118.9244" calcext:value-type="float">
            <text:p>118.9</text:p>
          </table:table-cell>
          <table:table-cell table:style-name="ce53" office:value-type="float" office:value="214.498179" calcext:value-type="float">
            <text:p>214.5</text:p>
          </table:table-cell>
          <table:table-cell table:style-name="ce33" office:value-type="float" office:value="-1465.08297773124" calcext:value-type="float">
            <text:p>-1465.1</text:p>
          </table:table-cell>
          <table:table-cell table:style-name="ce33" table:formula="of:=[.B484]-[.B482]" office:value-type="float" office:value="-2076.64621308548" calcext:value-type="float">
            <text:p>-2076.6</text:p>
          </table:table-cell>
          <table:table-cell table:style-name="ce70" table:formula="of:=[.H482]/[.B484]" office:value-type="float" office:value="-0.0249083645321593" calcext:value-type="float">
            <text:p>-0.02491</text:p>
          </table:table-cell>
          <table:table-cell table:style-name="ce33" table:formula="of:=[.D482]+[.E482]+[.F482]" office:value-type="float" office:value="525.622639" calcext:value-type="float">
            <text:p>525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5107.7354021158" calcext:value-type="float">
            <text:p>85107.7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201.654101" calcext:value-type="float">
            <text:p>201.7</text:p>
          </table:table-cell>
          <table:table-cell table:style-name="ce33" office:value-type="float" office:value="125.836599" calcext:value-type="float">
            <text:p>125.8</text:p>
          </table:table-cell>
          <table:table-cell table:style-name="ce53" office:value-type="float" office:value="260.077286" calcext:value-type="float">
            <text:p>260.1</text:p>
          </table:table-cell>
          <table:table-cell table:style-name="ce33" office:value-type="float" office:value="-1098.76502251302" calcext:value-type="float">
            <text:p>-1098.8</text:p>
          </table:table-cell>
          <table:table-cell table:style-name="ce33" table:formula="of:=[.B484]-[.B483]" office:value-type="float" office:value="-1736.2956432225" calcext:value-type="float">
            <text:p>-1736.3</text:p>
          </table:table-cell>
          <table:table-cell table:style-name="ce70" table:formula="of:=[.H483]/[.B484]" office:value-type="float" office:value="-0.020826024454463" calcext:value-type="float">
            <text:p>-0.02083</text:p>
          </table:table-cell>
          <table:table-cell table:style-name="ce33" table:formula="of:=[.D483]+[.E483]+[.F483]" office:value-type="float" office:value="587.567986" calcext:value-type="float">
            <text:p>587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3371.4397588933" calcext:value-type="float">
            <text:p>83371.4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343.792563" calcext:value-type="float">
            <text:p>343.8</text:p>
          </table:table-cell>
          <table:table-cell table:style-name="ce55" table:number-columns-repeated="4"/>
          <table:table-cell table:style-name="ce66"/>
          <table:table-cell table:style-name="ce33" table:formula="of:=[.D484]" office:value-type="float" office:value="343.792563" calcext:value-type="float">
            <text:p>343.8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4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3835.198914682" calcext:value-type="float">
            <text:p>163835.2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4"/>
          <table:table-cell table:style-name="ce33" office:value-type="float" office:value="5.2" calcext:value-type="float">
            <text:p>5.2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63" table:formula="of:=[.B498]-[.B492]" office:value-type="float" office:value="83015.918319286" calcext:value-type="float">
            <text:p>83015.9</text:p>
          </table:table-cell>
          <table:table-cell table:style-name="ce67" table:formula="of:=[.H492]/[.B498]" office:value-type="float" office:value="1" calcext:value-type="float">
            <text:p>1.00000</text:p>
          </table:table-cell>
          <table:table-cell table:style-name="ce33" table:formula="of:=[.D492]+[.E492]+[.F492]" office:value-type="float" office:value="0" calcext:value-type="float">
            <text:p>0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4"/>
          <table:table-cell table:style-name="ce33" office:value-type="float" office:value="11.4" calcext:value-type="float">
            <text:p>11.4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63" table:formula="of:=[.B498]-[.B493]" office:value-type="float" office:value="83015.918319286" calcext:value-type="float">
            <text:p>83015.9</text:p>
          </table:table-cell>
          <table:table-cell table:style-name="ce67" table:formula="of:=[.H493]/[.B498]" office:value-type="float" office:value="1" calcext:value-type="float">
            <text:p>1.00000</text:p>
          </table:table-cell>
          <table:table-cell table:style-name="ce33" table:formula="of:=[.D493]+[.E493]+[.F493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5610.2093989766" calcext:value-type="float">
            <text:p>85610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166.447124" calcext:value-type="float">
            <text:p>166.4</text:p>
          </table:table-cell>
          <table:table-cell table:style-name="ce33" office:value-type="float" office:value="119.406323" calcext:value-type="float">
            <text:p>119.4</text:p>
          </table:table-cell>
          <table:table-cell table:style-name="ce53" office:value-type="float" office:value="208.883386" calcext:value-type="float">
            <text:p>208.9</text:p>
          </table:table-cell>
          <table:table-cell table:style-name="ce33" office:value-type="float" office:value="-2219.24720203031" calcext:value-type="float">
            <text:p>-2219.2</text:p>
          </table:table-cell>
          <table:table-cell table:style-name="ce63" table:formula="of:=[.B498]-[.B494]" office:value-type="float" office:value="-2594.29107969061" calcext:value-type="float">
            <text:p>-2594.3</text:p>
          </table:table-cell>
          <table:table-cell table:style-name="ce67" table:formula="of:=[.H494]/[.B498]" office:value-type="float" office:value="-0.0312505255885113" calcext:value-type="float">
            <text:p>-0.03125</text:p>
          </table:table-cell>
          <table:table-cell table:style-name="ce33" table:formula="of:=[.D494]+[.E494]+[.F494]" office:value-type="float" office:value="494.736833" calcext:value-type="float">
            <text:p>494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3830.5867178711" calcext:value-type="float">
            <text:p>83830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69.466587" calcext:value-type="float">
            <text:p>169.5</text:p>
          </table:table-cell>
          <table:table-cell table:style-name="ce33" office:value-type="float" office:value="117.580747" calcext:value-type="float">
            <text:p>117.6</text:p>
          </table:table-cell>
          <table:table-cell table:style-name="ce53" office:value-type="float" office:value="209.03659" calcext:value-type="float">
            <text:p>209.0</text:p>
          </table:table-cell>
          <table:table-cell table:style-name="ce33" office:value-type="float" office:value="-658.208690632923" calcext:value-type="float">
            <text:p>-658.2</text:p>
          </table:table-cell>
          <table:table-cell table:style-name="ce63" table:formula="of:=[.B498]-[.B495]" office:value-type="float" office:value="-814.668398585112" calcext:value-type="float">
            <text:p>-814.7</text:p>
          </table:table-cell>
          <table:table-cell table:style-name="ce67" table:formula="of:=[.H495]/[.B498]" office:value-type="float" office:value="-0.00981339982835378" calcext:value-type="float">
            <text:p>-0.00981</text:p>
          </table:table-cell>
          <table:table-cell table:style-name="ce33" table:formula="of:=[.D495]+[.E495]+[.F495]" office:value-type="float" office:value="496.083924" calcext:value-type="float">
            <text:p>496.1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3263.0890069" calcext:value-type="float">
            <text:p>83263.1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176.278381" calcext:value-type="float">
            <text:p>176.3</text:p>
          </table:table-cell>
          <table:table-cell table:style-name="ce33" office:value-type="float" office:value="121.872304" calcext:value-type="float">
            <text:p>121.9</text:p>
          </table:table-cell>
          <table:table-cell table:style-name="ce53" office:value-type="float" office:value="206.870065" calcext:value-type="float">
            <text:p>206.9</text:p>
          </table:table-cell>
          <table:table-cell table:style-name="ce33" office:value-type="float" office:value="-114.987110185011" calcext:value-type="float">
            <text:p>-115.0</text:p>
          </table:table-cell>
          <table:table-cell table:style-name="ce63" table:formula="of:=[.B498]-[.B496]" office:value-type="float" office:value="-247.170687614023" calcext:value-type="float">
            <text:p>-247.2</text:p>
          </table:table-cell>
          <table:table-cell table:style-name="ce67" table:formula="of:=[.H496]/[.B498]" office:value-type="float" office:value="-0.00297738906727966" calcext:value-type="float">
            <text:p>-0.00298</text:p>
          </table:table-cell>
          <table:table-cell table:style-name="ce33" table:formula="of:=[.D496]+[.E496]+[.F496]" office:value-type="float" office:value="505.02075" calcext:value-type="float">
            <text:p>505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497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3015.918319286" calcext:value-type="float">
            <text:p>83015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31.932154" calcext:value-type="float">
            <text:p>231.9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5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77" office:value-type="string" calcext:value-type="string" table:number-columns-spanned="6" table:number-rows-spanned="9">
            <text:p>*QoIs seem reasonable, as does auxiliary iterations (similar NL iters and final resid to other noisy), but superadj has order of mag greater init resid; can't seem to find any indication that superadj was incorrectly solved or set up, but these error estimates are uncharacteristically messed up...</text:p>
          </table:table-cell>
          <table:covered-table-cell table:number-columns-repeated="5" table:style-name="ce15"/>
          <table:table-cell table:style-name="ce15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5845.739099502" calcext:value-type="float">
            <text:p>175845.7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56133.88667075" calcext:value-type="float">
            <text:p>156133.9</text:p>
          </table:table-cell>
          <table:table-cell table:style-name="ce33" office:value-type="float" office:value="5.2" calcext:value-type="float">
            <text:p>5.2</text:p>
          </table:table-cell>
          <table:table-cell table:style-name="ce52"/>
          <table:table-cell table:style-name="ce51"/>
          <table:table-cell table:style-name="ce59"/>
          <table:table-cell table:style-name="ce62"/>
          <table:table-cell table:style-name="ce63" table:formula="of:=[.B512]-[.B506]" office:value-type="float" office:value="-72417.3901376563" calcext:value-type="float">
            <text:p>-72417.4</text:p>
          </table:table-cell>
          <table:table-cell table:style-name="ce67" table:formula="of:=[.H506]/[.B512]" office:value-type="float" office:value="-0.865031303705232" calcext:value-type="float">
            <text:p>-0.86503</text:p>
          </table:table-cell>
          <table:table-cell table:style-name="ce33" table:formula="of:=[.D507]+[.E506]+[.F506]" office:value-type="float" office:value="149.528975" calcext:value-type="float">
            <text:p>149.5</text:p>
          </table:table-cell>
          <table:table-cell table:style-name="ce33"/>
          <table:covered-table-cell table:style-name="ce76"/>
          <table:covered-table-cell table:style-name="Default"/>
          <table:covered-table-cell table:number-columns-repeated="4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184.1661985717" calcext:value-type="float">
            <text:p>89184.2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49.528975" calcext:value-type="float">
            <text:p>149.5</text:p>
          </table:table-cell>
          <table:table-cell table:style-name="ce33" office:value-type="float" office:value="83.091673" calcext:value-type="float">
            <text:p>83.1</text:p>
          </table:table-cell>
          <table:table-cell table:style-name="ce53" office:value-type="float" office:value="1035.559441" calcext:value-type="float">
            <text:p>1035.6</text:p>
          </table:table-cell>
          <table:table-cell table:style-name="ce33" office:value-type="float" office:value="25473.0534592419" calcext:value-type="float">
            <text:p>25473.1</text:p>
          </table:table-cell>
          <table:table-cell table:style-name="ce63" table:formula="of:=[.B512]-[.B507]" office:value-type="float" office:value="-5467.66966547834" calcext:value-type="float">
            <text:p>-5467.7</text:p>
          </table:table-cell>
          <table:table-cell table:style-name="ce67" table:formula="of:=[.H507]/[.B512]" office:value-type="float" office:value="-0.0653117353437857" calcext:value-type="float">
            <text:p>-0.06531</text:p>
          </table:table-cell>
          <table:table-cell table:style-name="ce33" table:formula="of:=[.D508]+[.E507]+[.F507]" office:value-type="float" office:value="1345.978922" calcext:value-type="float">
            <text:p>1346.0</text:p>
          </table:table-cell>
          <table:table-cell table:style-name="ce33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6489.2161971118" calcext:value-type="float">
            <text:p>86489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227.327808" calcext:value-type="float">
            <text:p>227.3</text:p>
          </table:table-cell>
          <table:table-cell table:style-name="ce33" office:value-type="float" office:value="114.870919" calcext:value-type="float">
            <text:p>114.9</text:p>
          </table:table-cell>
          <table:table-cell table:style-name="ce53" office:value-type="float" office:value="1029.955777" calcext:value-type="float">
            <text:p>1030.0</text:p>
          </table:table-cell>
          <table:table-cell table:style-name="ce33" office:value-type="float" office:value="-35259.8716981776" calcext:value-type="float">
            <text:p>-35259.9</text:p>
          </table:table-cell>
          <table:table-cell table:style-name="ce63" table:formula="of:=[.B512]-[.B508]" office:value-type="float" office:value="-2772.71966401846" calcext:value-type="float">
            <text:p>-2772.7</text:p>
          </table:table-cell>
          <table:table-cell table:style-name="ce67" table:formula="of:=[.H508]/[.B512]" office:value-type="float" office:value="-0.0331203499769295" calcext:value-type="float">
            <text:p>-0.03312</text:p>
          </table:table-cell>
          <table:table-cell table:style-name="ce33" table:formula="of:=[.D509]+[.E508]+[.F508]" office:value-type="float" office:value="1359.977245" calcext:value-type="float">
            <text:p>1360.0</text:p>
          </table:table-cell>
          <table:table-cell table:style-name="ce33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4169.6122648721" calcext:value-type="float">
            <text:p>84169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215.150549" calcext:value-type="float">
            <text:p>215.2</text:p>
          </table:table-cell>
          <table:table-cell table:style-name="ce33" office:value-type="float" office:value="113.101378" calcext:value-type="float">
            <text:p>113.1</text:p>
          </table:table-cell>
          <table:table-cell table:style-name="ce53" office:value-type="float" office:value="1024.169867" calcext:value-type="float">
            <text:p>1024.2</text:p>
          </table:table-cell>
          <table:table-cell table:style-name="ce33" office:value-type="float" office:value="-2320.25411910391" calcext:value-type="float">
            <text:p>-2320.3</text:p>
          </table:table-cell>
          <table:table-cell table:style-name="ce63" table:formula="of:=[.B512]-[.B509]" office:value-type="float" office:value="-453.115731778744" calcext:value-type="float">
            <text:p>-453.1</text:p>
          </table:table-cell>
          <table:table-cell table:style-name="ce67" table:formula="of:=[.H509]/[.B512]" office:value-type="float" office:value="-0.00541250232084934" calcext:value-type="float">
            <text:p>-0.00541</text:p>
          </table:table-cell>
          <table:table-cell table:style-name="ce33" table:formula="of:=[.D509]+[.E509]+[.F509]" office:value-type="float" office:value="1352.421794" calcext:value-type="float">
            <text:p>1352.4</text:p>
          </table:table-cell>
          <table:table-cell table:style-name="ce33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3410.5341600495" calcext:value-type="float">
            <text:p>83410.5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396.729705" calcext:value-type="float">
            <text:p>396.7</text:p>
          </table:table-cell>
          <table:table-cell table:style-name="ce33" office:value-type="float" office:value="150.470835" calcext:value-type="float">
            <text:p>150.5</text:p>
          </table:table-cell>
          <table:table-cell table:style-name="ce53" office:value-type="float" office:value="1037.591634" calcext:value-type="float">
            <text:p>1037.6</text:p>
          </table:table-cell>
          <table:table-cell table:style-name="ce33" office:value-type="float" office:value="11337.2912578641" calcext:value-type="float">
            <text:p>11337.3</text:p>
          </table:table-cell>
          <table:table-cell table:style-name="ce63" table:formula="of:=[.B512]-[.B510]" office:value-type="float" office:value="305.962373043876" calcext:value-type="float">
            <text:p>306.0</text:p>
          </table:table-cell>
          <table:table-cell table:style-name="ce67" table:formula="of:=[.H510]/[.B512]" office:value-type="float" office:value="0.00365474411513301" calcext:value-type="float">
            <text:p>0.00365</text:p>
          </table:table-cell>
          <table:table-cell table:style-name="ce33" table:formula="of:=[.D510]+[.E510]+[.F510]" office:value-type="float" office:value="1584.792174" calcext:value-type="float">
            <text:p>1584.8</text:p>
          </table:table-cell>
          <table:table-cell table:style-name="ce33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511]" office:value-type="float" office:value="0" calcext:value-type="float">
            <text:p>0.0</text:p>
          </table:table-cell>
          <table:table-cell table:style-name="ce36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3716.4965330934" calcext:value-type="float">
            <text:p>83716.5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57.221009" calcext:value-type="float">
            <text:p>257.2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covered-table-cell table:number-columns-repeated="6" table:style-name="ce20"/>
          <table:table-cell table:style-name="ce20" table:number-columns-repeated="1006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6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7312.62380211" calcext:value-type="float">
            <text:p>167312.6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4"/>
          <table:table-cell table:style-name="ce33" office:value-type="float" office:value="5.2" calcext:value-type="float">
            <text:p>5.2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33" table:formula="of:=[.B525]-[.B520]" office:value-type="float" office:value="81148.9386452367" calcext:value-type="float">
            <text:p>81148.9</text:p>
          </table:table-cell>
          <table:table-cell table:style-name="ce70" table:formula="of:=[.H520]/[.B525]" office:value-type="float" office:value="1" calcext:value-type="float">
            <text:p>1.00000</text:p>
          </table:table-cell>
          <table:table-cell table:style-name="ce33" table:formula="of:=[.D520]+[.E520]+[.F520]" office:value-type="float" office:value="0" calcext:value-type="float">
            <text:p>0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4"/>
          <table:table-cell table:style-name="ce33" office:value-type="float" office:value="11.4" calcext:value-type="float">
            <text:p>11.4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33" table:formula="of:=[.B525]-[.B521]" office:value-type="float" office:value="81148.9386452367" calcext:value-type="float">
            <text:p>81148.9</text:p>
          </table:table-cell>
          <table:table-cell table:style-name="ce70" table:formula="of:=[.H521]/[.B525]" office:value-type="float" office:value="1" calcext:value-type="float">
            <text:p>1.00000</text:p>
          </table:table-cell>
          <table:table-cell table:style-name="ce33" table:formula="of:=[.D521]+[.E521]+[.F521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4"/>
          <table:table-cell table:style-name="ce33" office:value-type="float" office:value="16.3" calcext:value-type="float">
            <text:p>16.3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33" table:formula="of:=[.B525]-[.B522]" office:value-type="float" office:value="81148.9386452367" calcext:value-type="float">
            <text:p>81148.9</text:p>
          </table:table-cell>
          <table:table-cell table:style-name="ce70" table:formula="of:=[.H522]/[.B525]" office:value-type="float" office:value="1" calcext:value-type="float">
            <text:p>1.00000</text:p>
          </table:table-cell>
          <table:table-cell table:style-name="ce33" table:formula="of:=[.D522]+[.E522]+[.F522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1181.8890726942" calcext:value-type="float">
            <text:p>81181.9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63.820137" calcext:value-type="float">
            <text:p>163.8</text:p>
          </table:table-cell>
          <table:table-cell table:style-name="ce33" office:value-type="float" office:value="117.933771" calcext:value-type="float">
            <text:p>117.9</text:p>
          </table:table-cell>
          <table:table-cell table:style-name="ce53" office:value-type="float" office:value="208.460039" calcext:value-type="float">
            <text:p>208.5</text:p>
          </table:table-cell>
          <table:table-cell table:style-name="ce33" office:value-type="float" office:value="-48.3447171366122" calcext:value-type="float">
            <text:p>-48.3</text:p>
          </table:table-cell>
          <table:table-cell table:style-name="ce33" table:formula="of:=[.B525]-[.B523]" office:value-type="float" office:value="-32.9504274575011" calcext:value-type="float">
            <text:p>-33.0</text:p>
          </table:table-cell>
          <table:table-cell table:style-name="ce70" table:formula="of:=[.H523]/[.B525]" office:value-type="float" office:value="-0.000406048779042598" calcext:value-type="float">
            <text:p>-0.00041</text:p>
          </table:table-cell>
          <table:table-cell table:style-name="ce33" table:formula="of:=[.D523]+[.E523]+[.F523]" office:value-type="float" office:value="490.213947" calcext:value-type="float">
            <text:p>490.2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4"/>
          <table:table-cell table:style-name="ce33" office:value-type="float" office:value="27.7" calcext:value-type="float">
            <text:p>27.7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33" table:formula="of:=[.B525]-[.B524]" office:value-type="float" office:value="81148.9386452367" calcext:value-type="float">
            <text:p>81148.9</text:p>
          </table:table-cell>
          <table:table-cell table:style-name="ce70" table:formula="of:=[.H524]/[.B525]" office:value-type="float" office:value="1" calcext:value-type="float">
            <text:p>1.00000</text:p>
          </table:table-cell>
          <table:table-cell table:style-name="ce33" table:formula="of:=[.D524]+[.E524]+[.F524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1148.9386452367" calcext:value-type="float">
            <text:p>81148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191.384873" calcext:value-type="float">
            <text:p>191.4</text:p>
          </table:table-cell>
          <table:table-cell table:style-name="ce55" table:number-columns-repeated="4"/>
          <table:table-cell table:style-name="ce66"/>
          <table:table-cell table:style-name="ce33" table:formula="of:=[.D525]" office:value-type="float" office:value="191.384873" calcext:value-type="float">
            <text:p>191.4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7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2244.515905574" calcext:value-type="float">
            <text:p>162244.5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1605.7993238" calcext:value-type="float">
            <text:p>161605.8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93.779373" calcext:value-type="float">
            <text:p>93.8</text:p>
          </table:table-cell>
          <table:table-cell table:style-name="ce33" office:value-type="float" office:value="48.989474" calcext:value-type="float">
            <text:p>49.0</text:p>
          </table:table-cell>
          <table:table-cell table:style-name="ce53" office:value-type="float" office:value="262.088133" calcext:value-type="float">
            <text:p>262.1</text:p>
          </table:table-cell>
          <table:table-cell table:style-name="ce33" office:value-type="float" office:value="-3680.31359894726" calcext:value-type="float">
            <text:p>-3680.3</text:p>
          </table:table-cell>
          <table:table-cell table:style-name="ce63" table:formula="of:=[.B539]-[.B533]" office:value-type="float" office:value="-78507.1485655214" calcext:value-type="float">
            <text:p>-78507.1</text:p>
          </table:table-cell>
          <table:table-cell table:style-name="ce67" table:formula="of:=[.H533]/[.B539]" office:value-type="float" office:value="-0.944746368913821" calcext:value-type="float">
            <text:p>-0.94475</text:p>
          </table:table-cell>
          <table:table-cell table:style-name="ce33" table:formula="of:=[.D533]+[.E533]+[.F533]" office:value-type="float" office:value="404.85698" calcext:value-type="float">
            <text:p>404.9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970.2686274464" calcext:value-type="float">
            <text:p>88970.3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69.102033" calcext:value-type="float">
            <text:p>169.1</text:p>
          </table:table-cell>
          <table:table-cell table:style-name="ce33" office:value-type="float" office:value="90.229432" calcext:value-type="float">
            <text:p>90.2</text:p>
          </table:table-cell>
          <table:table-cell table:style-name="ce53" office:value-type="float" office:value="226.100559" calcext:value-type="float">
            <text:p>226.1</text:p>
          </table:table-cell>
          <table:table-cell table:style-name="ce33" office:value-type="float" office:value="-5253.65608275533" calcext:value-type="float">
            <text:p>-5253.7</text:p>
          </table:table-cell>
          <table:table-cell table:style-name="ce63" table:formula="of:=[.B539]-[.B534]" office:value-type="float" office:value="-5871.61786916785" calcext:value-type="float">
            <text:p>-5871.6</text:p>
          </table:table-cell>
          <table:table-cell table:style-name="ce67" table:formula="of:=[.H534]/[.B539]" office:value-type="float" office:value="-0.0706584019787216" calcext:value-type="float">
            <text:p>-0.07066</text:p>
          </table:table-cell>
          <table:table-cell table:style-name="ce33" table:formula="of:=[.D534]+[.E534]+[.F534]" office:value-type="float" office:value="485.432024" calcext:value-type="float">
            <text:p>485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5646.2298065863" calcext:value-type="float">
            <text:p>85646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231.613673" calcext:value-type="float">
            <text:p>231.6</text:p>
          </table:table-cell>
          <table:table-cell table:style-name="ce33" office:value-type="float" office:value="119.597255" calcext:value-type="float">
            <text:p>119.6</text:p>
          </table:table-cell>
          <table:table-cell table:style-name="ce53" office:value-type="float" office:value="179.782973" calcext:value-type="float">
            <text:p>179.8</text:p>
          </table:table-cell>
          <table:table-cell table:style-name="ce33" office:value-type="float" office:value="-2008.64624077893" calcext:value-type="float">
            <text:p>-2008.6</text:p>
          </table:table-cell>
          <table:table-cell table:style-name="ce63" table:formula="of:=[.B539]-[.B535]" office:value-type="float" office:value="-2547.57904830774" calcext:value-type="float">
            <text:p>-2547.6</text:p>
          </table:table-cell>
          <table:table-cell table:style-name="ce67" table:formula="of:=[.H535]/[.B539]" office:value-type="float" office:value="-0.030657285347728" calcext:value-type="float">
            <text:p>-0.03066</text:p>
          </table:table-cell>
          <table:table-cell table:style-name="ce33" table:formula="of:=[.D535]+[.E535]+[.F535]" office:value-type="float" office:value="530.993901" calcext:value-type="float">
            <text:p>531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4128.6377933868" calcext:value-type="float">
            <text:p>84128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98.692301" calcext:value-type="float">
            <text:p>198.7</text:p>
          </table:table-cell>
          <table:table-cell table:style-name="ce33" office:value-type="float" office:value="117.842788" calcext:value-type="float">
            <text:p>117.8</text:p>
          </table:table-cell>
          <table:table-cell table:style-name="ce53" office:value-type="float" office:value="267.018719" calcext:value-type="float">
            <text:p>267.0</text:p>
          </table:table-cell>
          <table:table-cell table:style-name="ce33" office:value-type="float" office:value="-708.208220831437" calcext:value-type="float">
            <text:p>-708.2</text:p>
          </table:table-cell>
          <table:table-cell table:style-name="ce63" table:formula="of:=[.B539]-[.B536]" office:value-type="float" office:value="-1029.98703510816" calcext:value-type="float">
            <text:p>-1030.0</text:p>
          </table:table-cell>
          <table:table-cell table:style-name="ce67" table:formula="of:=[.H536]/[.B539]" office:value-type="float" office:value="-0.0123947504046033" calcext:value-type="float">
            <text:p>-0.01239</text:p>
          </table:table-cell>
          <table:table-cell table:style-name="ce33" table:formula="of:=[.D536]+[.E536]+[.F536]" office:value-type="float" office:value="583.553808" calcext:value-type="float">
            <text:p>583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3935.7000951595" calcext:value-type="float">
            <text:p>83935.7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260.629948" calcext:value-type="float">
            <text:p>260.6</text:p>
          </table:table-cell>
          <table:table-cell table:style-name="ce33" office:value-type="float" office:value="120.298077" calcext:value-type="float">
            <text:p>120.3</text:p>
          </table:table-cell>
          <table:table-cell table:style-name="ce53" office:value-type="float" office:value="179.13944" calcext:value-type="float">
            <text:p>179.1</text:p>
          </table:table-cell>
          <table:table-cell table:style-name="ce33" office:value-type="float" office:value="-555.064626612545" calcext:value-type="float">
            <text:p>-555.1</text:p>
          </table:table-cell>
          <table:table-cell table:style-name="ce63" table:formula="of:=[.B539]-[.B537]" office:value-type="float" office:value="-837.049336880926" calcext:value-type="float">
            <text:p>-837.0</text:p>
          </table:table-cell>
          <table:table-cell table:style-name="ce67" table:formula="of:=[.H537]/[.B539]" office:value-type="float" office:value="-0.0100729594192302" calcext:value-type="float">
            <text:p>-0.01007</text:p>
          </table:table-cell>
          <table:table-cell table:style-name="ce33" table:formula="of:=[.D537]+[.E537]+[.F537]" office:value-type="float" office:value="560.067465" calcext:value-type="float">
            <text:p>560.1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538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3098.6507582786" calcext:value-type="float">
            <text:p>83098.7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26.133593" calcext:value-type="float">
            <text:p>226.1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8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9869.117358379" calcext:value-type="float">
            <text:p>169869.1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6363.127720275" calcext:value-type="float">
            <text:p>166363.1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84.093989" calcext:value-type="float">
            <text:p>84.1</text:p>
          </table:table-cell>
          <table:table-cell table:style-name="ce33" office:value-type="float" office:value="49.771668" calcext:value-type="float">
            <text:p>49.8</text:p>
          </table:table-cell>
          <table:table-cell table:style-name="ce53" office:value-type="float" office:value="261.144397" calcext:value-type="float">
            <text:p>261.1</text:p>
          </table:table-cell>
          <table:table-cell table:style-name="ce33" office:value-type="float" office:value="-6702.65690478699" calcext:value-type="float">
            <text:p>-6702.7</text:p>
          </table:table-cell>
          <table:table-cell table:style-name="ce33" table:formula="of:=[.B552]-[.B547]" office:value-type="float" office:value="-82918.8954949745" calcext:value-type="float">
            <text:p>-82918.9</text:p>
          </table:table-cell>
          <table:table-cell table:style-name="ce70" table:formula="of:=[.H547]/[.B552]" office:value-type="float" office:value="-0.993704337420137" calcext:value-type="float">
            <text:p>-0.99370</text:p>
          </table:table-cell>
          <table:table-cell table:style-name="ce33" table:formula="of:=[.D547]+[.E547]+[.F547]" office:value-type="float" office:value="395.010054" calcext:value-type="float">
            <text:p>395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650.5669664245" calcext:value-type="float">
            <text:p>89650.6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51.843551" calcext:value-type="float">
            <text:p>151.8</text:p>
          </table:table-cell>
          <table:table-cell table:style-name="ce33" office:value-type="float" office:value="88.298412" calcext:value-type="float">
            <text:p>88.3</text:p>
          </table:table-cell>
          <table:table-cell table:style-name="ce53" office:value-type="float" office:value="184.476281" calcext:value-type="float">
            <text:p>184.5</text:p>
          </table:table-cell>
          <table:table-cell table:style-name="ce33" office:value-type="float" office:value="-5764.4800166473" calcext:value-type="float">
            <text:p>-5764.5</text:p>
          </table:table-cell>
          <table:table-cell table:style-name="ce33" table:formula="of:=[.B552]-[.B548]" office:value-type="float" office:value="-6206.33474112382" calcext:value-type="float">
            <text:p>-6206.3</text:p>
          </table:table-cell>
          <table:table-cell table:style-name="ce70" table:formula="of:=[.H548]/[.B552]" office:value-type="float" office:value="-0.0743770369216967" calcext:value-type="float">
            <text:p>-0.07438</text:p>
          </table:table-cell>
          <table:table-cell table:style-name="ce33" table:formula="of:=[.D548]+[.E548]+[.F548]" office:value-type="float" office:value="424.618244" calcext:value-type="float">
            <text:p>424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6269.1410713597" calcext:value-type="float">
            <text:p>86269.1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175.869461" calcext:value-type="float">
            <text:p>175.9</text:p>
          </table:table-cell>
          <table:table-cell table:style-name="ce33" office:value-type="float" office:value="119.623476" calcext:value-type="float">
            <text:p>119.6</text:p>
          </table:table-cell>
          <table:table-cell table:style-name="ce53" office:value-type="float" office:value="181.711058" calcext:value-type="float">
            <text:p>181.7</text:p>
          </table:table-cell>
          <table:table-cell table:style-name="ce33" office:value-type="float" office:value="-2352.05727269367" calcext:value-type="float">
            <text:p>-2352.1</text:p>
          </table:table-cell>
          <table:table-cell table:style-name="ce33" table:formula="of:=[.B552]-[.B549]" office:value-type="float" office:value="-2824.90884605904" calcext:value-type="float">
            <text:p>-2824.9</text:p>
          </table:table-cell>
          <table:table-cell table:style-name="ce70" table:formula="of:=[.H549]/[.B552]" office:value-type="float" office:value="-0.0338538538940804" calcext:value-type="float">
            <text:p>-0.03385</text:p>
          </table:table-cell>
          <table:table-cell table:style-name="ce33" table:formula="of:=[.D549]+[.E549]+[.F549]" office:value-type="float" office:value="477.203995" calcext:value-type="float">
            <text:p>477.2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4863.0375979447" calcext:value-type="float">
            <text:p>84863.0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172.374624" calcext:value-type="float">
            <text:p>172.4</text:p>
          </table:table-cell>
          <table:table-cell table:style-name="ce33" office:value-type="float" office:value="119.17096" calcext:value-type="float">
            <text:p>119.2</text:p>
          </table:table-cell>
          <table:table-cell table:style-name="ce53" office:value-type="float" office:value="184.152566" calcext:value-type="float">
            <text:p>184.2</text:p>
          </table:table-cell>
          <table:table-cell table:style-name="ce33" office:value-type="float" office:value="-946.91381213857" calcext:value-type="float">
            <text:p>-946.9</text:p>
          </table:table-cell>
          <table:table-cell table:style-name="ce33" table:formula="of:=[.B552]-[.B550]" office:value-type="float" office:value="-1418.80537264407" calcext:value-type="float">
            <text:p>-1418.8</text:p>
          </table:table-cell>
          <table:table-cell table:style-name="ce70" table:formula="of:=[.H550]/[.B552]" office:value-type="float" office:value="-0.0170030370560936" calcext:value-type="float">
            <text:p>-0.01700</text:p>
          </table:table-cell>
          <table:table-cell table:style-name="ce33" table:formula="of:=[.D550]+[.E550]+[.F550]" office:value-type="float" office:value="475.69815" calcext:value-type="float">
            <text:p>475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4219.0115500391" calcext:value-type="float">
            <text:p>84219.0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184.992129" calcext:value-type="float">
            <text:p>185.0</text:p>
          </table:table-cell>
          <table:table-cell table:style-name="ce33" office:value-type="float" office:value="122.054815" calcext:value-type="float">
            <text:p>122.1</text:p>
          </table:table-cell>
          <table:table-cell table:style-name="ce53" office:value-type="float" office:value="264.845286" calcext:value-type="float">
            <text:p>264.8</text:p>
          </table:table-cell>
          <table:table-cell table:style-name="ce33" office:value-type="float" office:value="-330.331494415054" calcext:value-type="float">
            <text:p>-330.3</text:p>
          </table:table-cell>
          <table:table-cell table:style-name="ce33" table:formula="of:=[.B552]-[.B551]" office:value-type="float" office:value="-774.779324738411" calcext:value-type="float">
            <text:p>-774.8</text:p>
          </table:table-cell>
          <table:table-cell table:style-name="ce70" table:formula="of:=[.H551]/[.B552]" office:value-type="float" office:value="-0.00928499554824227" calcext:value-type="float">
            <text:p>-0.00928</text:p>
          </table:table-cell>
          <table:table-cell table:style-name="ce33" table:formula="of:=[.D551]+[.E551]+[.F551]" office:value-type="float" office:value="571.89223" calcext:value-type="float">
            <text:p>571.9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3444.2322253007" calcext:value-type="float">
            <text:p>83444.2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92.363254" calcext:value-type="float">
            <text:p>292.4</text:p>
          </table:table-cell>
          <table:table-cell table:style-name="ce55" table:number-columns-repeated="4"/>
          <table:table-cell table:style-name="ce66"/>
          <table:table-cell table:style-name="ce33" table:formula="of:=[.D552]" office:value-type="float" office:value="292.363254" calcext:value-type="float">
            <text:p>292.4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9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20" office:value-type="string" calcext:value-type="string">
            <text:p>Init 1.e-10, min 1.e-12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5571.826265067" calcext:value-type="float">
            <text:p>165571.8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58873.424458261" calcext:value-type="float">
            <text:p>158873.4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89.46932" calcext:value-type="float">
            <text:p>89.5</text:p>
          </table:table-cell>
          <table:table-cell table:style-name="ce33" office:value-type="float" office:value="50.650347" calcext:value-type="float">
            <text:p>50.7</text:p>
          </table:table-cell>
          <table:table-cell table:style-name="ce53" office:value-type="float" office:value="225.932032" calcext:value-type="float">
            <text:p>225.9</text:p>
          </table:table-cell>
          <table:table-cell table:style-name="ce33" office:value-type="float" office:value="22319.9372549781" calcext:value-type="float">
            <text:p>22319.9</text:p>
          </table:table-cell>
          <table:table-cell table:style-name="ce63" table:formula="of:=[.B566]-[.B560]" office:value-type="float" office:value="-78281.2513689459" calcext:value-type="float">
            <text:p>-78281.3</text:p>
          </table:table-cell>
          <table:table-cell table:style-name="ce67" table:formula="of:=[.H560]/[.B566]" office:value-type="float" office:value="-0.971325730132529" calcext:value-type="float">
            <text:p>-0.97133</text:p>
          </table:table-cell>
          <table:table-cell table:style-name="ce33" table:formula="of:=[.D560]+[.E560]+[.F560]" office:value-type="float" office:value="366.051699" calcext:value-type="float">
            <text:p>366.1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6896.2375688884" calcext:value-type="float">
            <text:p>86896.2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150.444853" calcext:value-type="float">
            <text:p>150.4</text:p>
          </table:table-cell>
          <table:table-cell table:style-name="ce33" office:value-type="float" office:value="90.241779" calcext:value-type="float">
            <text:p>90.2</text:p>
          </table:table-cell>
          <table:table-cell table:style-name="ce53" office:value-type="float" office:value="260.544926" calcext:value-type="float">
            <text:p>260.5</text:p>
          </table:table-cell>
          <table:table-cell table:style-name="ce33" office:value-type="float" office:value="-4729.83651501572" calcext:value-type="float">
            <text:p>-4729.8</text:p>
          </table:table-cell>
          <table:table-cell table:style-name="ce63" table:formula="of:=[.B566]-[.B561]" office:value-type="float" office:value="-6304.06447957359" calcext:value-type="float">
            <text:p>-6304.1</text:p>
          </table:table-cell>
          <table:table-cell table:style-name="ce67" table:formula="of:=[.H561]/[.B566]" office:value-type="float" office:value="-0.0782217954662573" calcext:value-type="float">
            <text:p>-0.07822</text:p>
          </table:table-cell>
          <table:table-cell table:style-name="ce33" table:formula="of:=[.D561]+[.E561]+[.F561]" office:value-type="float" office:value="501.231558" calcext:value-type="float">
            <text:p>501.2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4"/>
          <table:table-cell table:style-name="ce33" office:value-type="float" office:value="16.3" calcext:value-type="float">
            <text:p>16.3</text:p>
          </table:table-cell>
          <table:table-cell table:style-name="ce34"/>
          <table:table-cell table:style-name="ce56"/>
          <table:table-cell table:style-name="ce58"/>
          <table:table-cell table:style-name="ce62"/>
          <table:table-cell table:style-name="ce63" table:formula="of:=[.B566]-[.B562]" office:value-type="float" office:value="80592.1730893148" calcext:value-type="float">
            <text:p>80592.2</text:p>
          </table:table-cell>
          <table:table-cell table:style-name="ce67" table:formula="of:=[.H562]/[.B566]" office:value-type="float" office:value="1" calcext:value-type="float">
            <text:p>1.00000</text:p>
          </table:table-cell>
          <table:table-cell table:style-name="ce33" table:formula="of:=[.D562]+[.E562]+[.F562]" office:value-type="float" office:value="0" calcext:value-type="float">
            <text:p>0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2198.8084030558" calcext:value-type="float">
            <text:p>82198.8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201.249397" calcext:value-type="float">
            <text:p>201.2</text:p>
          </table:table-cell>
          <table:table-cell table:style-name="ce33" office:value-type="float" office:value="119.615062" calcext:value-type="float">
            <text:p>119.6</text:p>
          </table:table-cell>
          <table:table-cell table:style-name="ce53" office:value-type="float" office:value="181.694352" calcext:value-type="float">
            <text:p>181.7</text:p>
          </table:table-cell>
          <table:table-cell table:style-name="ce33" office:value-type="float" office:value="-473.488377211855" calcext:value-type="float">
            <text:p>-473.5</text:p>
          </table:table-cell>
          <table:table-cell table:style-name="ce63" table:formula="of:=[.B566]-[.B563]" office:value-type="float" office:value="-1606.63531374105" calcext:value-type="float">
            <text:p>-1606.6</text:p>
          </table:table-cell>
          <table:table-cell table:style-name="ce67" table:formula="of:=[.H563]/[.B566]" office:value-type="float" office:value="-0.0199353765031317" calcext:value-type="float">
            <text:p>-0.01994</text:p>
          </table:table-cell>
          <table:table-cell table:style-name="ce33" table:formula="of:=[.D563]+[.E563]+[.F563]" office:value-type="float" office:value="502.558811" calcext:value-type="float">
            <text:p>502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525.8561442175" calcext:value-type="float">
            <text:p>81525.9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325.561024" calcext:value-type="float">
            <text:p>325.6</text:p>
          </table:table-cell>
          <table:table-cell table:style-name="ce33" office:value-type="float" office:value="121.829455" calcext:value-type="float">
            <text:p>121.8</text:p>
          </table:table-cell>
          <table:table-cell table:style-name="ce53" office:value-type="float" office:value="222.051106" calcext:value-type="float">
            <text:p>222.1</text:p>
          </table:table-cell>
          <table:table-cell table:style-name="ce33" office:value-type="float" office:value="147.16337938431" calcext:value-type="float">
            <text:p>147.2</text:p>
          </table:table-cell>
          <table:table-cell table:style-name="ce63" table:formula="of:=[.B566]-[.B564]" office:value-type="float" office:value="-933.683054902736" calcext:value-type="float">
            <text:p>-933.7</text:p>
          </table:table-cell>
          <table:table-cell table:style-name="ce67" table:formula="of:=[.H564]/[.B566]" office:value-type="float" office:value="-0.0115852820331324" calcext:value-type="float">
            <text:p>-0.01159</text:p>
          </table:table-cell>
          <table:table-cell table:style-name="ce33" table:formula="of:=[.D564]+[.E564]+[.F564]" office:value-type="float" office:value="669.441585" calcext:value-type="float">
            <text:p>669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565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0592.1730893148" calcext:value-type="float">
            <text:p>80592.2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29.062217" calcext:value-type="float">
            <text:p>229.1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8" office:value-type="string" calcext:value-type="string">
            <text:p>Average:</text:p>
          </table:table-cell>
          <table:table-cell table:style-name="ce17" table:number-columns-repeated="7"/>
          <table:table-cell table:style-name="ce68"/>
          <table:table-cell table:style-name="ce17" table:number-columns-repeated="1015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table:formula="of:=AVERAGE([.B559];[.B546];[.B532];[.B519];[.B505];[.B491];[.B478];[.B464];[.B451];[.B437])" office:value-type="float" office:value="167316.232499629" calcext:value-type="float">
            <text:p>167316.2</text:p>
          </table:table-cell>
          <table:table-cell table:style-name="ce33" table:formula="of:=AVERAGE([.C559];[.C546];[.C532];[.C519];[.C505];[.C491];[.C478];[.C464];[.C451];[.C437])" office:value-type="float" office:value="0" calcext:value-type="float">
            <text:p>0.0</text:p>
          </table:table-cell>
          <table:table-cell table:style-name="ce33" table:formula="of:=AVERAGE([.D559];[.D546];[.D532];[.D519];[.D505];[.D491];[.D478];[.D464];[.D451];[.D437])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table:formula="of:=AVERAGE([.B560];[.B547];[.B533];[.B520];[.B506];[.B492];[.B479];[.B465];[.B452];[.B438])" office:value-type="float" office:value="163007.219963072" calcext:value-type="float">
            <text:p>163007.2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table:formula="of:=AVERAGE([.D560];[.D547];[.D533];[.D520];[.D507];[.D492];[.D479];[.D465];[.D452];[.D438])" office:value-type="float" office:value="92.815967875" calcext:value-type="float">
            <text:p>92.8</text:p>
          </table:table-cell>
          <table:table-cell table:style-name="ce33" table:formula="of:=AVERAGE([.E560];[.E547];[.E533];[.E520];[.E506];[.E492];[.E479];[.E465];[.E452];[.E438])" office:value-type="float" office:value="48.7015675714286" calcext:value-type="float">
            <text:p>48.7</text:p>
          </table:table-cell>
          <table:table-cell table:style-name="ce33" table:formula="of:=AVERAGE([.F560];[.F547];[.F533];[.F520];[.F506];[.F492];[.F479];[.F465];[.F452];[.F438])" office:value-type="float" office:value="233.725482857143" calcext:value-type="float">
            <text:p>233.7</text:p>
          </table:table-cell>
          <table:table-cell table:style-name="ce33" table:formula="of:=AVERAGE([.G560];[.G547];[.G533];[.G520];[.G506];[.G492];[.G479];[.G465];[.G452];[.G438])" office:value-type="float" office:value="9440.37158633401" calcext:value-type="float">
            <text:p>9440.4</text:p>
          </table:table-cell>
          <table:table-cell table:style-name="ce33" table:formula="of:=AVERAGE([.H560];[.H547];[.H533];[.H520];[.H506];[.H492];[.H479];[.H465];[.H452];[.H438])" office:value-type="float" office:value="-47742.5770334445" calcext:value-type="float">
            <text:p>-47742.6</text:p>
          </table:table-cell>
          <table:table-cell table:style-name="ce70" table:formula="of:=AVERAGE([.I560];[.I547];[.I533];[.I520];[.I506];[.I492];[.I479];[.I465];[.I452];[.I438])" office:value-type="float" office:value="-0.57491835316654" calcext:value-type="float">
            <text:p>-0.57492</text:p>
          </table:table-cell>
          <table:table-cell table:style-name="ce33" table:formula="of:=[.D571]+[.E571]+[.F571]" office:value-type="float" office:value="375.243018303571" calcext:value-type="float">
            <text:p>375.2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table:formula="of:=AVERAGE([.B561];[.B548];[.B534];[.B521];[.B507];[.B493];[.B480];[.B466];[.B453];[.B439])" office:value-type="float" office:value="89031.8584070786" calcext:value-type="float">
            <text:p>89031.9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table:formula="of:=AVERAGE([.D561];[.D548];[.D534];[.D521];[.D508];[.D493];[.D480];[.D466];[.D453];[.D439])" office:value-type="float" office:value="157.65558625" calcext:value-type="float">
            <text:p>157.7</text:p>
          </table:table-cell>
          <table:table-cell table:style-name="ce33" table:formula="of:=AVERAGE([.E561];[.E548];[.E534];[.E521];[.E507];[.E493];[.E480];[.E466];[.E453];[.E439])" office:value-type="float" office:value="88.225437375" calcext:value-type="float">
            <text:p>88.2</text:p>
          </table:table-cell>
          <table:table-cell table:style-name="ce33" table:formula="of:=AVERAGE([.F561];[.F548];[.F534];[.F521];[.F507];[.F493];[.F480];[.F466];[.F453];[.F439])" office:value-type="float" office:value="332.677354625" calcext:value-type="float">
            <text:p>332.7</text:p>
          </table:table-cell>
          <table:table-cell table:style-name="ce33" table:formula="of:=AVERAGE([.G561];[.G548];[.G534];[.G521];[.G507];[.G493];[.G480];[.G466];[.G453];[.G439])" office:value-type="float" office:value="-1917.51089661446" calcext:value-type="float">
            <text:p>-1917.5</text:p>
          </table:table-cell>
          <table:table-cell table:style-name="ce33" table:formula="of:=AVERAGE([.H561];[.H548];[.H534];[.H521];[.H507];[.H493];[.H480];[.H466];[.H453];[.H439])" office:value-type="float" office:value="11437.7122113505" calcext:value-type="float">
            <text:p>11437.7</text:p>
          </table:table-cell>
          <table:table-cell table:style-name="ce70" table:formula="of:=AVERAGE([.I561];[.I548];[.I534];[.I521];[.I507];[.I493];[.I480];[.I466];[.I453];[.I439])" office:value-type="float" office:value="0.139863027834641" calcext:value-type="float">
            <text:p>0.13986</text:p>
          </table:table-cell>
          <table:table-cell table:style-name="ce33" table:formula="of:=[.D572]+[.E572]+[.F572]" office:value-type="float" office:value="578.55837825" calcext:value-type="float">
            <text:p>578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table:formula="of:=AVERAGE([.B562];[.B549];[.B535];[.B522];[.B508];[.B494];[.B481];[.B467];[.B454];[.B440])" office:value-type="float" office:value="86092.7232701332" calcext:value-type="float">
            <text:p>86092.7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table:formula="of:=AVERAGE([.D562];[.D549];[.D535];[.D522];[.D509];[.D494];[.D481];[.D467];[.D454];[.D440])" office:value-type="float" office:value="193.654699571429" calcext:value-type="float">
            <text:p>193.7</text:p>
          </table:table-cell>
          <table:table-cell table:style-name="ce33" table:formula="of:=AVERAGE([.E562];[.E549];[.E535];[.E522];[.E508];[.E494];[.E481];[.E467];[.E454];[.E440])" office:value-type="float" office:value="118.367417142857" calcext:value-type="float">
            <text:p>118.4</text:p>
          </table:table-cell>
          <table:table-cell table:style-name="ce33" table:formula="of:=AVERAGE([.F562];[.F549];[.F535];[.F522];[.F508];[.F494];[.F481];[.F467];[.F454];[.F440])" office:value-type="float" office:value="318.211193285714" calcext:value-type="float">
            <text:p>318.2</text:p>
          </table:table-cell>
          <table:table-cell table:style-name="ce33" table:formula="of:=AVERAGE([.G562];[.G549];[.G535];[.G522];[.G508];[.G494];[.G481];[.G467];[.G454];[.G440])" office:value-type="float" office:value="-7195.20028222755" calcext:value-type="float">
            <text:p>-7195.2</text:p>
          </table:table-cell>
          <table:table-cell table:style-name="ce33" table:formula="of:=AVERAGE([.H562];[.H549];[.H535];[.H522];[.H508];[.H494];[.H481];[.H467];[.H454];[.H440])" office:value-type="float" office:value="22398.2926479201" calcext:value-type="float">
            <text:p>22398.3</text:p>
          </table:table-cell>
          <table:table-cell table:style-name="ce70" table:formula="of:=AVERAGE([.I562];[.I549];[.I535];[.I522];[.I508];[.I494];[.I481];[.I467];[.I454];[.I440])" office:value-type="float" office:value="0.276819330648585" calcext:value-type="float">
            <text:p>0.27682</text:p>
          </table:table-cell>
          <table:table-cell table:style-name="ce33" table:formula="of:=[.D573]+[.E573]+[.F573]" office:value-type="float" office:value="630.23331" calcext:value-type="float">
            <text:p>630.2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table:formula="of:=AVERAGE([.B563];[.B550];[.B536];[.B523];[.B509];[.B495];[.B482];[.B468];[.B455];[.B441])" office:value-type="float" office:value="83718.5562271129" calcext:value-type="float">
            <text:p>83718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table:formula="of:=AVERAGE([.D563];[.D550];[.D536];[.D523];[.D509];[.D495];[.D482];[.D468];[.D455];[.D441])" office:value-type="float" office:value="188.073267555556" calcext:value-type="float">
            <text:p>188.1</text:p>
          </table:table-cell>
          <table:table-cell table:style-name="ce33" table:formula="of:=AVERAGE([.E563];[.E550];[.E536];[.E523];[.E509];[.E495];[.E482];[.E468];[.E455];[.E441])" office:value-type="float" office:value="117.045361444444" calcext:value-type="float">
            <text:p>117.0</text:p>
          </table:table-cell>
          <table:table-cell table:style-name="ce33" table:formula="of:=AVERAGE([.F563];[.F550];[.F536];[.F523];[.F509];[.F495];[.F482];[.F468];[.F455];[.F441])" office:value-type="float" office:value="300.172585666667" calcext:value-type="float">
            <text:p>300.2</text:p>
          </table:table-cell>
          <table:table-cell table:style-name="ce33" table:formula="of:=AVERAGE([.G563];[.G550];[.G536];[.G523];[.G509];[.G495];[.G482];[.G468];[.G455];[.G441])" office:value-type="float" office:value="-878.811708612379" calcext:value-type="float">
            <text:p>-878.8</text:p>
          </table:table-cell>
          <table:table-cell table:style-name="ce33" table:formula="of:=AVERAGE([.H563];[.H550];[.H536];[.H523];[.H509];[.H495];[.H482];[.H468];[.H455];[.H441])" office:value-type="float" office:value="7316.49833261167" calcext:value-type="float">
            <text:p>7316.5</text:p>
          </table:table-cell>
          <table:table-cell table:style-name="ce70" table:formula="of:=AVERAGE([.I563];[.I550];[.I536];[.I523];[.I509];[.I495];[.I482];[.I468];[.I455];[.I441])" office:value-type="float" office:value="0.0892887455987366" calcext:value-type="float">
            <text:p>0.08929</text:p>
          </table:table-cell>
          <table:table-cell table:style-name="ce33" table:formula="of:=[.D574]+[.E574]+[.F574]" office:value-type="float" office:value="605.291214666667" calcext:value-type="float">
            <text:p>605.3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table:formula="of:=AVERAGE([.B564];[.B551];[.B537];[.B524];[.B510];[.B496];[.B483];[.B469];[.B456];[.B442])" office:value-type="float" office:value="83235.514183258" calcext:value-type="float">
            <text:p>83235.5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table:formula="of:=AVERAGE([.D564];[.D551];[.D537];[.D524];[.D510];[.D496];[.D483];[.D469];[.D456];[.D442])" office:value-type="float" office:value="236.085708555556" calcext:value-type="float">
            <text:p>236.1</text:p>
          </table:table-cell>
          <table:table-cell table:style-name="ce33" table:formula="of:=AVERAGE([.E564];[.E551];[.E537];[.E524];[.E510];[.E496];[.E483];[.E469];[.E456];[.E442])" office:value-type="float" office:value="123.901098777778" calcext:value-type="float">
            <text:p>123.9</text:p>
          </table:table-cell>
          <table:table-cell table:style-name="ce33" table:formula="of:=AVERAGE([.F564];[.F551];[.F537];[.F524];[.F510];[.F496];[.F483];[.F469];[.F456];[.F442])" office:value-type="float" office:value="321.704836666667" calcext:value-type="float">
            <text:p>321.7</text:p>
          </table:table-cell>
          <table:table-cell table:style-name="ce33" table:formula="of:=AVERAGE([.G564];[.G551];[.G537];[.G524];[.G510];[.G496];[.G483];[.G469];[.G456];[.G442])" office:value-type="float" office:value="1036.76466053791" calcext:value-type="float">
            <text:p>1036.8</text:p>
          </table:table-cell>
          <table:table-cell table:style-name="ce33" table:formula="of:=AVERAGE([.H564];[.H551];[.H537];[.H524];[.H510];[.H496];[.H483];[.H469];[.H456];[.H442])" office:value-type="float" office:value="7751.23617208113" calcext:value-type="float">
            <text:p>7751.2</text:p>
          </table:table-cell>
          <table:table-cell table:style-name="ce70" table:formula="of:=AVERAGE([.I564];[.I551];[.I537];[.I524];[.I510];[.I496];[.I483];[.I469];[.I456];[.I442])" office:value-type="float" office:value="0.0956116704258804" calcext:value-type="float">
            <text:p>0.09561</text:p>
          </table:table-cell>
          <table:table-cell table:style-name="ce33" table:formula="of:=[.D575]+[.E575]+[.F575]" office:value-type="float" office:value="681.691644" calcext:value-type="float">
            <text:p>681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3" table:formula="of:=AVERAGE([.B565];[.B552];[.B538];[.B525];[.B511];[.B497];[.B484];[.B470];[.B457];[.B443])" office:value-type="float" office:value="82499.6307916832" calcext:value-type="float">
            <text:p>82499.6</text:p>
          </table:table-cell>
          <table:table-cell table:style-name="ce33" office:value-type="float" office:value="100" calcext:value-type="float">
            <text:p>100.0</text:p>
          </table:table-cell>
          <table:table-cell table:style-name="ce33" table:formula="of:=AVERAGE([.D565];[.D552];[.D538];[.D525];[.D511];[.D497];[.D484];[.D470];[.D457];[.D443])" office:value-type="float" office:value="522.83569575" calcext:value-type="float">
            <text:p>522.8</text:p>
          </table:table-cell>
          <table:table-cell table:style-name="ce55" table:number-columns-repeated="4"/>
          <table:table-cell table:style-name="ce66"/>
          <table:table-cell table:style-name="ce33" table:formula="of:=[.D576]" office:value-type="float" office:value="522.83569575" calcext:value-type="float">
            <text:p>522.8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LF</text:p>
          </table:table-cell>
          <table:table-cell table:style-name="ce11" table:number-columns-repeated="9"/>
          <table:table-cell table:style-name="Default"/>
          <table:table-cell table:style-name="ce11" table:number-columns-repeated="101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sig0p02_noisy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0427.800329712" calcext:value-type="float">
            <text:p>170427.8</text:p>
          </table:table-cell>
          <table:table-cell table:style-name="ce33" office:value-type="float" office:value="0" calcext:value-type="float">
            <text:p>0.0</text:p>
          </table:table-cell>
          <table:table-cell table:style-name="ce33"/>
          <table:table-cell table:style-name="ce55" table:number-columns-repeated="2"/>
          <table:table-cell table:style-name="ce61"/>
          <table:table-cell table:style-name="ce64" table:formula="of:=[.B595]-[.B588]" office:value-type="float" office:value="-88860.9200098234" calcext:value-type="float">
            <text:p>-88860.9</text:p>
          </table:table-cell>
          <table:table-cell table:style-name="ce67" table:formula="of:=[.H588]/[.B595]" office:value-type="float" office:value="-1.08942403658603" calcext:value-type="float">
            <text:p>-1.08942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5952.640020751" calcext:value-type="float">
            <text:p>165952.6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87.539164" calcext:value-type="float">
            <text:p>187.5</text:p>
          </table:table-cell>
          <table:table-cell table:style-name="ce33" office:value-type="float" office:value="96.469387" calcext:value-type="float">
            <text:p>96.5</text:p>
          </table:table-cell>
          <table:table-cell table:style-name="ce53" office:value-type="float" office:value="189.955169" calcext:value-type="float">
            <text:p>190.0</text:p>
          </table:table-cell>
          <table:table-cell table:style-name="ce33" office:value-type="float" office:value="-7622.27324974631" calcext:value-type="float">
            <text:p>-7622.3</text:p>
          </table:table-cell>
          <table:table-cell table:style-name="ce63" table:formula="of:=[.B595]-[.B589]" office:value-type="float" office:value="-84385.7597008621" calcext:value-type="float">
            <text:p>-84385.8</text:p>
          </table:table-cell>
          <table:table-cell table:style-name="ce67" table:formula="of:=[.H589]/[.B595]" office:value-type="float" office:value="-1.03455911725345" calcext:value-type="float">
            <text:p>-1.03456</text:p>
          </table:table-cell>
          <table:table-cell table:style-name="ce33" table:formula="of:=[.D589]+[.E589]+[.F589]" office:value-type="float" office:value="473.96372" calcext:value-type="float">
            <text:p>474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247.0573585078" calcext:value-type="float">
            <text:p>88247.1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271.87007" calcext:value-type="float">
            <text:p>271.9</text:p>
          </table:table-cell>
          <table:table-cell table:style-name="ce33" office:value-type="float" office:value="142.840002" calcext:value-type="float">
            <text:p>142.8</text:p>
          </table:table-cell>
          <table:table-cell table:style-name="ce53" office:value-type="float" office:value="236.901697" calcext:value-type="float">
            <text:p>236.9</text:p>
          </table:table-cell>
          <table:table-cell table:style-name="ce33" office:value-type="float" office:value="-6069.95320888521" calcext:value-type="float">
            <text:p>-6070.0</text:p>
          </table:table-cell>
          <table:table-cell table:style-name="ce63" table:formula="of:=[.B595]-[.B590]" office:value-type="float" office:value="-6680.17703861886" calcext:value-type="float">
            <text:p>-6680.2</text:p>
          </table:table-cell>
          <table:table-cell table:style-name="ce67" table:formula="of:=[.H590]/[.B595]" office:value-type="float" office:value="-0.0818981553839076" calcext:value-type="float">
            <text:p>-0.08190</text:p>
          </table:table-cell>
          <table:table-cell table:style-name="ce33" table:formula="of:=[.D590]+[.E590]+[.F590]" office:value-type="float" office:value="651.611769" calcext:value-type="float">
            <text:p>651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4380.7471510284" calcext:value-type="float">
            <text:p>84380.7</text:p>
          </table:table-cell>
          <table:table-cell table:style-name="ce33" office:value-type="float" office:value="16.3" calcext:value-type="float">
            <text:p>16.3</text:p>
          </table:table-cell>
          <table:table-cell table:style-name="ce53" office:value-type="float" office:value="441.799697" calcext:value-type="float">
            <text:p>441.8</text:p>
          </table:table-cell>
          <table:table-cell table:style-name="ce33" office:value-type="float" office:value="173.978702" calcext:value-type="float">
            <text:p>174.0</text:p>
          </table:table-cell>
          <table:table-cell table:style-name="ce53" office:value-type="float" office:value="176.918781" calcext:value-type="float">
            <text:p>176.9</text:p>
          </table:table-cell>
          <table:table-cell table:style-name="ce33" office:value-type="float" office:value="-2419.24687859658" calcext:value-type="float">
            <text:p>-2419.2</text:p>
          </table:table-cell>
          <table:table-cell table:style-name="ce63" table:formula="of:=[.B595]-[.B591]" office:value-type="float" office:value="-2813.86683113944" calcext:value-type="float">
            <text:p>-2813.9</text:p>
          </table:table-cell>
          <table:table-cell table:style-name="ce67" table:formula="of:=[.H591]/[.B595]" office:value-type="float" office:value="-0.0344976640041157" calcext:value-type="float">
            <text:p>-0.03450</text:p>
          </table:table-cell>
          <table:table-cell table:style-name="ce33" table:formula="of:=[.D591]+[.E591]+[.F591]" office:value-type="float" office:value="792.69718" calcext:value-type="float">
            <text:p>792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2178.0462149526" calcext:value-type="float">
            <text:p>82178.0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464.419811" calcext:value-type="float">
            <text:p>464.4</text:p>
          </table:table-cell>
          <table:table-cell table:style-name="ce33" office:value-type="float" office:value="181.053248" calcext:value-type="float">
            <text:p>181.1</text:p>
          </table:table-cell>
          <table:table-cell table:style-name="ce53" office:value-type="float" office:value="177.054879" calcext:value-type="float">
            <text:p>177.1</text:p>
          </table:table-cell>
          <table:table-cell table:style-name="ce33" office:value-type="float" office:value="-431.142253026416" calcext:value-type="float">
            <text:p>-431.1</text:p>
          </table:table-cell>
          <table:table-cell table:style-name="ce63" table:formula="of:=[.B595]-[.B592]" office:value-type="float" office:value="-611.165895063648" calcext:value-type="float">
            <text:p>-611.2</text:p>
          </table:table-cell>
          <table:table-cell table:style-name="ce67" table:formula="of:=[.H592]/[.B595]" office:value-type="float" office:value="-0.00749281929953405" calcext:value-type="float">
            <text:p>-0.00749</text:p>
          </table:table-cell>
          <table:table-cell table:style-name="ce33" table:formula="of:=[.D592]+[.E592]+[.F592]" office:value-type="float" office:value="822.527938" calcext:value-type="float">
            <text:p>822.5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005.9273867449" calcext:value-type="float">
            <text:p>81005.9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596.621695" calcext:value-type="float">
            <text:p>596.6</text:p>
          </table:table-cell>
          <table:table-cell table:style-name="ce33" office:value-type="float" office:value="198.816728" calcext:value-type="float">
            <text:p>198.8</text:p>
          </table:table-cell>
          <table:table-cell table:style-name="ce53" office:value-type="float" office:value="181.350189" calcext:value-type="float">
            <text:p>181.4</text:p>
          </table:table-cell>
          <table:table-cell table:style-name="ce33" office:value-type="float" office:value="662.53473892297" calcext:value-type="float">
            <text:p>662.5</text:p>
          </table:table-cell>
          <table:table-cell table:style-name="ce63" table:formula="of:=[.B595]-[.B593]" office:value-type="float" office:value="560.952933144072" calcext:value-type="float">
            <text:p>561.0</text:p>
          </table:table-cell>
          <table:table-cell table:style-name="ce67" table:formula="of:=[.H593]/[.B595]" office:value-type="float" office:value="0.00687721451334324" calcext:value-type="float">
            <text:p>0.00688</text:p>
          </table:table-cell>
          <table:table-cell table:style-name="ce33" table:formula="of:=[.D593]+[.E593]+[.F593]" office:value-type="float" office:value="976.788612" calcext:value-type="float">
            <text:p>976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594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1566.880319889" calcext:value-type="float">
            <text:p>81566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94.693868" calcext:value-type="float">
            <text:p>294.7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1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1246.172475412" calcext:value-type="float">
            <text:p>161246.2</text:p>
          </table:table-cell>
          <table:table-cell table:style-name="ce33" office:value-type="float" office:value="0" calcext:value-type="float">
            <text:p>0.0</text:p>
          </table:table-cell>
          <table:table-cell table:style-name="ce33"/>
          <table:table-cell table:style-name="ce55" table:number-columns-repeated="2"/>
          <table:table-cell table:style-name="ce61"/>
          <table:table-cell table:style-name="ce33" table:formula="of:=[.B608]-[.B602]" office:value-type="float" office:value="-79212.2599381097" calcext:value-type="float">
            <text:p>-79212.3</text:p>
          </table:table-cell>
          <table:table-cell table:style-name="ce70" table:formula="of:=[.H602]/[.B608]" office:value-type="float" office:value="-0.965603827588874" calcext:value-type="float">
            <text:p>-0.96560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2065.451136204" calcext:value-type="float">
            <text:p>162065.5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41.690501" calcext:value-type="float">
            <text:p>141.7</text:p>
          </table:table-cell>
          <table:table-cell table:style-name="ce33" office:value-type="float" office:value="88.445861" calcext:value-type="float">
            <text:p>88.4</text:p>
          </table:table-cell>
          <table:table-cell table:style-name="ce53" office:value-type="float" office:value="226.566965" calcext:value-type="float">
            <text:p>226.6</text:p>
          </table:table-cell>
          <table:table-cell table:style-name="ce33" office:value-type="float" office:value="-5697.58605906786" calcext:value-type="float">
            <text:p>-5697.6</text:p>
          </table:table-cell>
          <table:table-cell table:style-name="ce33" table:formula="of:=[.B608]-[.B603]" office:value-type="float" office:value="-80031.5385989016" calcext:value-type="float">
            <text:p>-80031.5</text:p>
          </table:table-cell>
          <table:table-cell table:style-name="ce70" table:formula="of:=[.H603]/[.B608]" office:value-type="float" office:value="-0.975590900440232" calcext:value-type="float">
            <text:p>-0.97559</text:p>
          </table:table-cell>
          <table:table-cell table:style-name="ce33" table:formula="of:=[.D603]+[.E603]+[.F603]" office:value-type="float" office:value="456.703327" calcext:value-type="float">
            <text:p>456.7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154.8465821856" calcext:value-type="float">
            <text:p>88154.8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202.076084" calcext:value-type="float">
            <text:p>202.1</text:p>
          </table:table-cell>
          <table:table-cell table:style-name="ce33" office:value-type="float" office:value="159.809514" calcext:value-type="float">
            <text:p>159.8</text:p>
          </table:table-cell>
          <table:table-cell table:style-name="ce53" office:value-type="float" office:value="176.804583" calcext:value-type="float">
            <text:p>176.8</text:p>
          </table:table-cell>
          <table:table-cell table:style-name="ce33" office:value-type="float" office:value="-6351.72618995634" calcext:value-type="float">
            <text:p>-6351.7</text:p>
          </table:table-cell>
          <table:table-cell table:style-name="ce33" table:formula="of:=[.B608]-[.B604]" office:value-type="float" office:value="-6120.93404488369" calcext:value-type="float">
            <text:p>-6120.9</text:p>
          </table:table-cell>
          <table:table-cell table:style-name="ce70" table:formula="of:=[.H604]/[.B608]" office:value-type="float" office:value="-0.0746146789244072" calcext:value-type="float">
            <text:p>-0.07461</text:p>
          </table:table-cell>
          <table:table-cell table:style-name="ce33" table:formula="of:=[.D604]+[.E604]+[.F604]" office:value-type="float" office:value="538.690181" calcext:value-type="float">
            <text:p>538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4556.1090354229" calcext:value-type="float">
            <text:p>84556.1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334.828157" calcext:value-type="float">
            <text:p>334.8</text:p>
          </table:table-cell>
          <table:table-cell table:style-name="ce33" office:value-type="float" office:value="215.256208" calcext:value-type="float">
            <text:p>215.3</text:p>
          </table:table-cell>
          <table:table-cell table:style-name="ce53" office:value-type="float" office:value="200.559181" calcext:value-type="float">
            <text:p>200.6</text:p>
          </table:table-cell>
          <table:table-cell table:style-name="ce33" office:value-type="float" office:value="-2961.50507286625" calcext:value-type="float">
            <text:p>-2961.5</text:p>
          </table:table-cell>
          <table:table-cell table:style-name="ce33" table:formula="of:=[.B608]-[.B605]" office:value-type="float" office:value="-2522.19649812093" calcext:value-type="float">
            <text:p>-2522.2</text:p>
          </table:table-cell>
          <table:table-cell table:style-name="ce70" table:formula="of:=[.H605]/[.B608]" office:value-type="float" office:value="-0.0307457784239421" calcext:value-type="float">
            <text:p>-0.03075</text:p>
          </table:table-cell>
          <table:table-cell table:style-name="ce33" table:formula="of:=[.D605]+[.E605]+[.F605]" office:value-type="float" office:value="750.643546" calcext:value-type="float">
            <text:p>750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2631.6459028906" calcext:value-type="float">
            <text:p>82631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354.401607" calcext:value-type="float">
            <text:p>354.4</text:p>
          </table:table-cell>
          <table:table-cell table:style-name="ce33" office:value-type="float" office:value="178.840192" calcext:value-type="float">
            <text:p>178.8</text:p>
          </table:table-cell>
          <table:table-cell table:style-name="ce53" office:value-type="float" office:value="216.638601" calcext:value-type="float">
            <text:p>216.6</text:p>
          </table:table-cell>
          <table:table-cell table:style-name="ce33" office:value-type="float" office:value="-1223.86368727885" calcext:value-type="float">
            <text:p>-1223.9</text:p>
          </table:table-cell>
          <table:table-cell table:style-name="ce33" table:formula="of:=[.B608]-[.B606]" office:value-type="float" office:value="-597.733365588632" calcext:value-type="float">
            <text:p>-597.7</text:p>
          </table:table-cell>
          <table:table-cell table:style-name="ce70" table:formula="of:=[.H606]/[.B608]" office:value-type="float" office:value="-0.00728641786184262" calcext:value-type="float">
            <text:p>-0.00729</text:p>
          </table:table-cell>
          <table:table-cell table:style-name="ce33" table:formula="of:=[.D606]+[.E606]+[.F606]" office:value-type="float" office:value="749.8804" calcext:value-type="float">
            <text:p>749.9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953.2861345213" calcext:value-type="float">
            <text:p>81953.3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461.58986" calcext:value-type="float">
            <text:p>461.6</text:p>
          </table:table-cell>
          <table:table-cell table:style-name="ce33" office:value-type="float" office:value="282.704655" calcext:value-type="float">
            <text:p>282.7</text:p>
          </table:table-cell>
          <table:table-cell table:style-name="ce53" office:value-type="float" office:value="222.09465" calcext:value-type="float">
            <text:p>222.1</text:p>
          </table:table-cell>
          <table:table-cell table:style-name="ce33" office:value-type="float" office:value="-590.840808956475" calcext:value-type="float">
            <text:p>-590.8</text:p>
          </table:table-cell>
          <table:table-cell table:style-name="ce33" table:formula="of:=[.B608]-[.B607]" office:value-type="float" office:value="80.626402780661" calcext:value-type="float">
            <text:p>80.6</text:p>
          </table:table-cell>
          <table:table-cell table:style-name="ce70" table:formula="of:=[.H607]/[.B608]" office:value-type="float" office:value="0.000982842342720141" calcext:value-type="float">
            <text:p>0.00098</text:p>
          </table:table-cell>
          <table:table-cell table:style-name="ce33" table:formula="of:=[.D607]+[.E607]+[.F607]" office:value-type="float" office:value="966.389165" calcext:value-type="float">
            <text:p>966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2033.9125373019" calcext:value-type="float">
            <text:p>82033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231.131072" calcext:value-type="float">
            <text:p>2231.1</text:p>
          </table:table-cell>
          <table:table-cell table:style-name="ce55" table:number-columns-repeated="4"/>
          <table:table-cell table:style-name="ce66"/>
          <table:table-cell table:style-name="ce33" table:formula="of:=[.D608]" office:value-type="float" office:value="2231.131072" calcext:value-type="float">
            <text:p>2231.1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2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2491.382501276" calcext:value-type="float">
            <text:p>172491.4</text:p>
          </table:table-cell>
          <table:table-cell table:style-name="ce33" office:value-type="float" office:value="0" calcext:value-type="float">
            <text:p>0.0</text:p>
          </table:table-cell>
          <table:table-cell table:style-name="ce33"/>
          <table:table-cell table:style-name="ce55" table:number-columns-repeated="2"/>
          <table:table-cell table:style-name="ce61"/>
          <table:table-cell table:style-name="ce64" table:formula="of:=[.B622]-[.B615]" office:value-type="float" office:value="-87848.0353177368" calcext:value-type="float">
            <text:p>-87848.0</text:p>
          </table:table-cell>
          <table:table-cell table:style-name="ce67" table:formula="of:=[.H615]/[.B622]" office:value-type="float" office:value="-1.03786107521539" calcext:value-type="float">
            <text:p>-1.03786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70378.435722973" calcext:value-type="float">
            <text:p>170378.4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98.073215" calcext:value-type="float">
            <text:p>198.1</text:p>
          </table:table-cell>
          <table:table-cell table:style-name="ce33" office:value-type="float" office:value="89.184997" calcext:value-type="float">
            <text:p>89.2</text:p>
          </table:table-cell>
          <table:table-cell table:style-name="ce53" office:value-type="float" office:value="282.764424" calcext:value-type="float">
            <text:p>282.8</text:p>
          </table:table-cell>
          <table:table-cell table:style-name="ce33" office:value-type="float" office:value="-7282.69673194605" calcext:value-type="float">
            <text:p>-7282.7</text:p>
          </table:table-cell>
          <table:table-cell table:style-name="ce63" table:formula="of:=[.B622]-[.B616]" office:value-type="float" office:value="-85735.0885394346" calcext:value-type="float">
            <text:p>-85735.1</text:p>
          </table:table-cell>
          <table:table-cell table:style-name="ce67" table:formula="of:=[.H616]/[.B622]" office:value-type="float" office:value="-1.01289813543796" calcext:value-type="float">
            <text:p>-1.01290</text:p>
          </table:table-cell>
          <table:table-cell table:style-name="ce33" table:formula="of:=[.D616]+[.E616]+[.F616]" office:value-type="float" office:value="570.022636" calcext:value-type="float">
            <text:p>570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91763.2427187839" calcext:value-type="float">
            <text:p>91763.2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377.798342" calcext:value-type="float">
            <text:p>377.8</text:p>
          </table:table-cell>
          <table:table-cell table:style-name="ce33" office:value-type="float" office:value="166.839335" calcext:value-type="float">
            <text:p>166.8</text:p>
          </table:table-cell>
          <table:table-cell table:style-name="ce53" office:value-type="float" office:value="207.817106" calcext:value-type="float">
            <text:p>207.8</text:p>
          </table:table-cell>
          <table:table-cell table:style-name="ce33" office:value-type="float" office:value="-6743.27158857101" calcext:value-type="float">
            <text:p>-6743.3</text:p>
          </table:table-cell>
          <table:table-cell table:style-name="ce63" table:formula="of:=[.B622]-[.B617]" office:value-type="float" office:value="-7119.89553524512" calcext:value-type="float">
            <text:p>-7119.9</text:p>
          </table:table-cell>
          <table:table-cell table:style-name="ce67" table:formula="of:=[.H617]/[.B622]" office:value-type="float" office:value="-0.0841164222842758" calcext:value-type="float">
            <text:p>-0.08412</text:p>
          </table:table-cell>
          <table:table-cell table:style-name="ce33" table:formula="of:=[.D617]+[.E617]+[.F617]" office:value-type="float" office:value="752.454783" calcext:value-type="float">
            <text:p>752.5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7685.3791299497" calcext:value-type="float">
            <text:p>87685.4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521.922642" calcext:value-type="float">
            <text:p>521.9</text:p>
          </table:table-cell>
          <table:table-cell table:style-name="ce33" office:value-type="float" office:value="174.595868" calcext:value-type="float">
            <text:p>174.6</text:p>
          </table:table-cell>
          <table:table-cell table:style-name="ce53" office:value-type="float" office:value="179.597123" calcext:value-type="float">
            <text:p>179.6</text:p>
          </table:table-cell>
          <table:table-cell table:style-name="ce33" office:value-type="float" office:value="-2841.41166028128" calcext:value-type="float">
            <text:p>-2841.4</text:p>
          </table:table-cell>
          <table:table-cell table:style-name="ce63" table:formula="of:=[.B622]-[.B618]" office:value-type="float" office:value="-3042.03194641085" calcext:value-type="float">
            <text:p>-3042.0</text:p>
          </table:table-cell>
          <table:table-cell table:style-name="ce67" table:formula="of:=[.H618]/[.B622]" office:value-type="float" office:value="-0.0359394098607014" calcext:value-type="float">
            <text:p>-0.03594</text:p>
          </table:table-cell>
          <table:table-cell table:style-name="ce33" table:formula="of:=[.D618]+[.E618]+[.F618]" office:value-type="float" office:value="876.115633" calcext:value-type="float">
            <text:p>876.1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5468.3020072602" calcext:value-type="float">
            <text:p>85468.3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462.763211" calcext:value-type="float">
            <text:p>462.8</text:p>
          </table:table-cell>
          <table:table-cell table:style-name="ce33" office:value-type="float" office:value="178.493985" calcext:value-type="float">
            <text:p>178.5</text:p>
          </table:table-cell>
          <table:table-cell table:style-name="ce53" office:value-type="float" office:value="175.732446" calcext:value-type="float">
            <text:p>175.7</text:p>
          </table:table-cell>
          <table:table-cell table:style-name="ce33" office:value-type="float" office:value="-857.662209698487" calcext:value-type="float">
            <text:p>-857.7</text:p>
          </table:table-cell>
          <table:table-cell table:style-name="ce63" table:formula="of:=[.B622]-[.B619]" office:value-type="float" office:value="-824.954823721419" calcext:value-type="float">
            <text:p>-825.0</text:p>
          </table:table-cell>
          <table:table-cell table:style-name="ce67" table:formula="of:=[.H619]/[.B622]" office:value-type="float" office:value="-0.00974624528886605" calcext:value-type="float">
            <text:p>-0.00975</text:p>
          </table:table-cell>
          <table:table-cell table:style-name="ce33" table:formula="of:=[.D619]+[.E619]+[.F619]" office:value-type="float" office:value="816.989642" calcext:value-type="float">
            <text:p>817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4698.4877695738" calcext:value-type="float">
            <text:p>84698.5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585.609326" calcext:value-type="float">
            <text:p>585.6</text:p>
          </table:table-cell>
          <table:table-cell table:style-name="ce33" office:value-type="float" office:value="283.165378" calcext:value-type="float">
            <text:p>283.2</text:p>
          </table:table-cell>
          <table:table-cell table:style-name="ce53" office:value-type="float" office:value="205.554635" calcext:value-type="float">
            <text:p>205.6</text:p>
          </table:table-cell>
          <table:table-cell table:style-name="ce33" office:value-type="float" office:value="-126.118368647716" calcext:value-type="float">
            <text:p>-126.1</text:p>
          </table:table-cell>
          <table:table-cell table:style-name="ce63" table:formula="of:=[.B622]-[.B620]" office:value-type="float" office:value="-55.1405860350205" calcext:value-type="float">
            <text:p>-55.1</text:p>
          </table:table-cell>
          <table:table-cell table:style-name="ce67" table:formula="of:=[.H620]/[.B622]" office:value-type="float" office:value="-0.000651446190040841" calcext:value-type="float">
            <text:p>-0.00065</text:p>
          </table:table-cell>
          <table:table-cell table:style-name="ce33" table:formula="of:=[.D620]+[.E620]+[.F620]" office:value-type="float" office:value="1074.329339" calcext:value-type="float">
            <text:p>1074.3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621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4643.3471835388" calcext:value-type="float">
            <text:p>84643.3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86.521798" calcext:value-type="float">
            <text:p>286.5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3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4317.94834458" calcext:value-type="float">
            <text:p>164317.9</text:p>
          </table:table-cell>
          <table:table-cell table:style-name="ce33" office:value-type="float" office:value="0" calcext:value-type="float">
            <text:p>0.0</text:p>
          </table:table-cell>
          <table:table-cell table:style-name="ce33"/>
          <table:table-cell table:style-name="ce55" table:number-columns-repeated="2"/>
          <table:table-cell table:style-name="ce61"/>
          <table:table-cell table:style-name="ce33" table:formula="of:=[.B635]-[.B629]" office:value-type="float" office:value="-80946.5085856865" calcext:value-type="float">
            <text:p>-80946.5</text:p>
          </table:table-cell>
          <table:table-cell table:style-name="ce70" table:formula="of:=[.H629]/[.B635]" office:value-type="float" office:value="-0.970914126225724" calcext:value-type="float">
            <text:p>-0.97091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2684.994651564" calcext:value-type="float">
            <text:p>162685.0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36.173535" calcext:value-type="float">
            <text:p>136.2</text:p>
          </table:table-cell>
          <table:table-cell table:style-name="ce33" office:value-type="float" office:value="91.60314" calcext:value-type="float">
            <text:p>91.6</text:p>
          </table:table-cell>
          <table:table-cell table:style-name="ce53" office:value-type="float" office:value="388.32837" calcext:value-type="float">
            <text:p>388.3</text:p>
          </table:table-cell>
          <table:table-cell table:style-name="ce33" office:value-type="float" office:value="74748.1903938281" calcext:value-type="float">
            <text:p>74748.2</text:p>
          </table:table-cell>
          <table:table-cell table:style-name="ce33" table:formula="of:=[.B635]-[.B630]" office:value-type="float" office:value="-79313.5548926709" calcext:value-type="float">
            <text:p>-79313.6</text:p>
          </table:table-cell>
          <table:table-cell table:style-name="ce70" table:formula="of:=[.H630]/[.B635]" office:value-type="float" office:value="-0.951327638362038" calcext:value-type="float">
            <text:p>-0.95133</text:p>
          </table:table-cell>
          <table:table-cell table:style-name="ce33" table:formula="of:=[.D630]+[.E630]+[.F630]" office:value-type="float" office:value="616.105045" calcext:value-type="float">
            <text:p>616.1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388.4812358132" calcext:value-type="float">
            <text:p>89388.5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368.118645" calcext:value-type="float">
            <text:p>368.1</text:p>
          </table:table-cell>
          <table:table-cell table:style-name="ce33" office:value-type="float" office:value="201.58302" calcext:value-type="float">
            <text:p>201.6</text:p>
          </table:table-cell>
          <table:table-cell table:style-name="ce53" office:value-type="float" office:value="191.817138" calcext:value-type="float">
            <text:p>191.8</text:p>
          </table:table-cell>
          <table:table-cell table:style-name="ce33" office:value-type="float" office:value="-5900.21703031952" calcext:value-type="float">
            <text:p>-5900.2</text:p>
          </table:table-cell>
          <table:table-cell table:style-name="ce33" table:formula="of:=[.B635]-[.B631]" office:value-type="float" office:value="-6017.04147691993" calcext:value-type="float">
            <text:p>-6017.0</text:p>
          </table:table-cell>
          <table:table-cell table:style-name="ce70" table:formula="of:=[.H631]/[.B635]" office:value-type="float" office:value="-0.0721714953504576" calcext:value-type="float">
            <text:p>-0.07217</text:p>
          </table:table-cell>
          <table:table-cell table:style-name="ce33" table:formula="of:=[.D631]+[.E631]+[.F631]" office:value-type="float" office:value="761.518803" calcext:value-type="float">
            <text:p>761.5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6392.7782515252" calcext:value-type="float">
            <text:p>86392.8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461.317611" calcext:value-type="float">
            <text:p>461.3</text:p>
          </table:table-cell>
          <table:table-cell table:style-name="ce33" office:value-type="float" office:value="259.015997" calcext:value-type="float">
            <text:p>259.0</text:p>
          </table:table-cell>
          <table:table-cell table:style-name="ce53" office:value-type="float" office:value="179.446961" calcext:value-type="float">
            <text:p>179.4</text:p>
          </table:table-cell>
          <table:table-cell table:style-name="ce33" office:value-type="float" office:value="-2723.66282876478" calcext:value-type="float">
            <text:p>-2723.7</text:p>
          </table:table-cell>
          <table:table-cell table:style-name="ce33" table:formula="of:=[.B635]-[.B632]" office:value-type="float" office:value="-3021.33849263185" calcext:value-type="float">
            <text:p>-3021.3</text:p>
          </table:table-cell>
          <table:table-cell table:style-name="ce70" table:formula="of:=[.H632]/[.B635]" office:value-type="float" office:value="-0.036239490422253" calcext:value-type="float">
            <text:p>-0.03624</text:p>
          </table:table-cell>
          <table:table-cell table:style-name="ce33" table:formula="of:=[.D632]+[.E632]+[.F632]" office:value-type="float" office:value="899.780569" calcext:value-type="float">
            <text:p>899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5448.0859719788" calcext:value-type="float">
            <text:p>85448.1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404.484316" calcext:value-type="float">
            <text:p>404.5</text:p>
          </table:table-cell>
          <table:table-cell table:style-name="ce33" office:value-type="float" office:value="188.742999" calcext:value-type="float">
            <text:p>188.7</text:p>
          </table:table-cell>
          <table:table-cell table:style-name="ce53" office:value-type="float" office:value="187.471561" calcext:value-type="float">
            <text:p>187.5</text:p>
          </table:table-cell>
          <table:table-cell table:style-name="ce33" office:value-type="float" office:value="-1465.08297773113" calcext:value-type="float">
            <text:p>-1465.1</text:p>
          </table:table-cell>
          <table:table-cell table:style-name="ce33" table:formula="of:=[.B635]-[.B633]" office:value-type="float" office:value="-2076.64621308545" calcext:value-type="float">
            <text:p>-2076.6</text:p>
          </table:table-cell>
          <table:table-cell table:style-name="ce70" table:formula="of:=[.H633]/[.B635]" office:value-type="float" office:value="-0.024908364532159" calcext:value-type="float">
            <text:p>-0.02491</text:p>
          </table:table-cell>
          <table:table-cell table:style-name="ce33" table:formula="of:=[.D633]+[.E633]+[.F633]" office:value-type="float" office:value="780.698876" calcext:value-type="float">
            <text:p>780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5107.7354021158" calcext:value-type="float">
            <text:p>85107.7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507.157996" calcext:value-type="float">
            <text:p>507.2</text:p>
          </table:table-cell>
          <table:table-cell table:style-name="ce33" office:value-type="float" office:value="231.18297" calcext:value-type="float">
            <text:p>231.2</text:p>
          </table:table-cell>
          <table:table-cell table:style-name="ce53" office:value-type="float" office:value="219.80438" calcext:value-type="float">
            <text:p>219.8</text:p>
          </table:table-cell>
          <table:table-cell table:style-name="ce33" office:value-type="float" office:value="-1098.76502251303" calcext:value-type="float">
            <text:p>-1098.8</text:p>
          </table:table-cell>
          <table:table-cell table:style-name="ce33" table:formula="of:=[.B635]-[.B634]" office:value-type="float" office:value="-1736.29564322247" calcext:value-type="float">
            <text:p>-1736.3</text:p>
          </table:table-cell>
          <table:table-cell table:style-name="ce70" table:formula="of:=[.H634]/[.B635]" office:value-type="float" office:value="-0.0208260244544627" calcext:value-type="float">
            <text:p>-0.02083</text:p>
          </table:table-cell>
          <table:table-cell table:style-name="ce33" table:formula="of:=[.D634]+[.E634]+[.F634]" office:value-type="float" office:value="958.145346" calcext:value-type="float">
            <text:p>958.1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3371.4397588933" calcext:value-type="float">
            <text:p>83371.4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1405.295002" calcext:value-type="float">
            <text:p>1405.3</text:p>
          </table:table-cell>
          <table:table-cell table:style-name="ce55" table:number-columns-repeated="4"/>
          <table:table-cell table:style-name="ce66"/>
          <table:table-cell table:style-name="ce33" table:formula="of:=[.D635]" office:value-type="float" office:value="1405.295002" calcext:value-type="float">
            <text:p>1405.3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4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3835.198914682" calcext:value-type="float">
            <text:p>163835.2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64" table:formula="of:=[.B649]-[.B642]" office:value-type="float" office:value="-80819.2805953964" calcext:value-type="float">
            <text:p>-80819.3</text:p>
          </table:table-cell>
          <table:table-cell table:style-name="ce67" table:formula="of:=[.H642]/[.B649]" office:value-type="float" office:value="-0.973539560022197" calcext:value-type="float">
            <text:p>-0.97354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5645.920589284" calcext:value-type="float">
            <text:p>165645.9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35.551328" calcext:value-type="float">
            <text:p>135.6</text:p>
          </table:table-cell>
          <table:table-cell table:style-name="ce33" office:value-type="float" office:value="127.248154" calcext:value-type="float">
            <text:p>127.2</text:p>
          </table:table-cell>
          <table:table-cell table:style-name="ce53" office:value-type="float" office:value="176.553897" calcext:value-type="float">
            <text:p>176.6</text:p>
          </table:table-cell>
          <table:table-cell table:style-name="ce33" office:value-type="float" office:value="-6241.45854179641" calcext:value-type="float">
            <text:p>-6241.5</text:p>
          </table:table-cell>
          <table:table-cell table:style-name="ce63" table:formula="of:=[.B649]-[.B643]" office:value-type="float" office:value="-82630.002269998" calcext:value-type="float">
            <text:p>-82630.0</text:p>
          </table:table-cell>
          <table:table-cell table:style-name="ce67" table:formula="of:=[.H643]/[.B649]" office:value-type="float" office:value="-0.995351300604738" calcext:value-type="float">
            <text:p>-0.99535</text:p>
          </table:table-cell>
          <table:table-cell table:style-name="ce33" table:formula="of:=[.D643]+[.E643]+[.F643]" office:value-type="float" office:value="439.353379" calcext:value-type="float">
            <text:p>439.4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493.6635282609" calcext:value-type="float">
            <text:p>89493.7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261.01135" calcext:value-type="float">
            <text:p>261.0</text:p>
          </table:table-cell>
          <table:table-cell table:style-name="ce33" office:value-type="float" office:value="172.950783" calcext:value-type="float">
            <text:p>173.0</text:p>
          </table:table-cell>
          <table:table-cell table:style-name="ce53" office:value-type="float" office:value="197.906753" calcext:value-type="float">
            <text:p>197.9</text:p>
          </table:table-cell>
          <table:table-cell table:style-name="ce33" office:value-type="float" office:value="-5976.5141956099" calcext:value-type="float">
            <text:p>-5976.5</text:p>
          </table:table-cell>
          <table:table-cell table:style-name="ce63" table:formula="of:=[.B649]-[.B644]" office:value-type="float" office:value="-6477.74520897494" calcext:value-type="float">
            <text:p>-6477.7</text:p>
          </table:table-cell>
          <table:table-cell table:style-name="ce67" table:formula="of:=[.H644]/[.B649]" office:value-type="float" office:value="-0.0780301578314295" calcext:value-type="float">
            <text:p>-0.07803</text:p>
          </table:table-cell>
          <table:table-cell table:style-name="ce33" table:formula="of:=[.D644]+[.E644]+[.F644]" office:value-type="float" office:value="631.868886" calcext:value-type="float">
            <text:p>631.9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5610.2093989767" calcext:value-type="float">
            <text:p>85610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321.062993" calcext:value-type="float">
            <text:p>321.1</text:p>
          </table:table-cell>
          <table:table-cell table:style-name="ce33" office:value-type="float" office:value="228.241459" calcext:value-type="float">
            <text:p>228.2</text:p>
          </table:table-cell>
          <table:table-cell table:style-name="ce53" office:value-type="float" office:value="175.296696" calcext:value-type="float">
            <text:p>175.3</text:p>
          </table:table-cell>
          <table:table-cell table:style-name="ce33" office:value-type="float" office:value="-2219.24720203037" calcext:value-type="float">
            <text:p>-2219.2</text:p>
          </table:table-cell>
          <table:table-cell table:style-name="ce63" table:formula="of:=[.B649]-[.B645]" office:value-type="float" office:value="-2594.29107969068" calcext:value-type="float">
            <text:p>-2594.3</text:p>
          </table:table-cell>
          <table:table-cell table:style-name="ce67" table:formula="of:=[.H645]/[.B649]" office:value-type="float" office:value="-0.0312505255885121" calcext:value-type="float">
            <text:p>-0.03125</text:p>
          </table:table-cell>
          <table:table-cell table:style-name="ce33" table:formula="of:=[.D645]+[.E645]+[.F645]" office:value-type="float" office:value="724.601148" calcext:value-type="float">
            <text:p>724.6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3830.5867178711" calcext:value-type="float">
            <text:p>83830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279.848404" calcext:value-type="float">
            <text:p>279.8</text:p>
          </table:table-cell>
          <table:table-cell table:style-name="ce33" office:value-type="float" office:value="268.372885" calcext:value-type="float">
            <text:p>268.4</text:p>
          </table:table-cell>
          <table:table-cell table:style-name="ce53" office:value-type="float" office:value="174.739749" calcext:value-type="float">
            <text:p>174.7</text:p>
          </table:table-cell>
          <table:table-cell table:style-name="ce33" office:value-type="float" office:value="-658.208690632945" calcext:value-type="float">
            <text:p>-658.2</text:p>
          </table:table-cell>
          <table:table-cell table:style-name="ce63" table:formula="of:=[.B649]-[.B646]" office:value-type="float" office:value="-814.668398585112" calcext:value-type="float">
            <text:p>-814.7</text:p>
          </table:table-cell>
          <table:table-cell table:style-name="ce67" table:formula="of:=[.H646]/[.B649]" office:value-type="float" office:value="-0.00981339982835378" calcext:value-type="float">
            <text:p>-0.00981</text:p>
          </table:table-cell>
          <table:table-cell table:style-name="ce33" table:formula="of:=[.D646]+[.E646]+[.F646]" office:value-type="float" office:value="722.961038" calcext:value-type="float">
            <text:p>723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3263.0890069" calcext:value-type="float">
            <text:p>83263.1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391.596462" calcext:value-type="float">
            <text:p>391.6</text:p>
          </table:table-cell>
          <table:table-cell table:style-name="ce33" office:value-type="float" office:value="282.549064" calcext:value-type="float">
            <text:p>282.5</text:p>
          </table:table-cell>
          <table:table-cell table:style-name="ce53" office:value-type="float" office:value="174.597351" calcext:value-type="float">
            <text:p>174.6</text:p>
          </table:table-cell>
          <table:table-cell table:style-name="ce33" office:value-type="float" office:value="-114.987110185002" calcext:value-type="float">
            <text:p>-115.0</text:p>
          </table:table-cell>
          <table:table-cell table:style-name="ce63" table:formula="of:=[.B649]-[.B647]" office:value-type="float" office:value="-247.170687614009" calcext:value-type="float">
            <text:p>-247.2</text:p>
          </table:table-cell>
          <table:table-cell table:style-name="ce67" table:formula="of:=[.H647]/[.B649]" office:value-type="float" office:value="-0.00297738906727948" calcext:value-type="float">
            <text:p>-0.00298</text:p>
          </table:table-cell>
          <table:table-cell table:style-name="ce33" table:formula="of:=[.D647]+[.E647]+[.F647]" office:value-type="float" office:value="848.742877" calcext:value-type="float">
            <text:p>848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648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3015.918319286" calcext:value-type="float">
            <text:p>83015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78.651694" calcext:value-type="float">
            <text:p>278.7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5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77" office:value-type="string" calcext:value-type="string" table:number-columns-spanned="6" table:number-rows-spanned="9">
            <text:p>*QoIs seem reasonable, as does auxiliary iterations (similar NL iters and final resid to other noisy), but superadj has order of mag greater init resid; can't seem to find any indication that superadj was incorrectly solved or set up, but these error estimates are uncharacteristically messed up...</text:p>
          </table:table-cell>
          <table:covered-table-cell table:number-columns-repeated="5" table:style-name="ce78"/>
          <table:table-cell table:style-name="ce15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5845.739099502" calcext:value-type="float">
            <text:p>175845.7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55"/>
          <table:table-cell table:style-name="ce66"/>
          <table:table-cell table:style-name="ce55" table:number-columns-repeated="2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56133.88667075" calcext:value-type="float">
            <text:p>156133.9</text:p>
          </table:table-cell>
          <table:table-cell table:style-name="ce33" office:value-type="float" office:value="5.2" calcext:value-type="float">
            <text:p>5.2</text:p>
          </table:table-cell>
          <table:table-cell table:style-name="ce54" office:value-type="float" office:value="239.122129" calcext:value-type="float">
            <text:p>239.122129</text:p>
          </table:table-cell>
          <table:table-cell table:style-name="ce53" office:value-type="float" office:value="88.25835" calcext:value-type="float">
            <text:p>88.3</text:p>
          </table:table-cell>
          <table:table-cell table:style-name="ce53" office:value-type="float" office:value="1998.503239" calcext:value-type="float">
            <text:p>1998.5</text:p>
          </table:table-cell>
          <table:table-cell table:style-name="ce33" office:value-type="float" office:value="1216559696.41182" calcext:value-type="float">
            <text:p>1216559696.4</text:p>
          </table:table-cell>
          <table:table-cell table:style-name="ce63" table:formula="of:=[.B663]-[.B657]" office:value-type="float" office:value="-72417.3901376563" calcext:value-type="float">
            <text:p>-72417.4</text:p>
          </table:table-cell>
          <table:table-cell table:style-name="ce67" table:formula="of:=[.H657]/[.B663]" office:value-type="float" office:value="-0.865031303705232" calcext:value-type="float">
            <text:p>-0.86503</text:p>
          </table:table-cell>
          <table:table-cell table:style-name="ce33" table:formula="of:=[.D658]+[.E657]+[.F657]" office:value-type="float" office:value="2453.478803" calcext:value-type="float">
            <text:p>2453.5</text:p>
          </table:table-cell>
          <table:table-cell table:style-name="ce33"/>
          <table:covered-table-cell table:style-name="ce79"/>
          <table:covered-table-cell table:style-name="ce80"/>
          <table:covered-table-cell table:number-columns-repeated="4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184.1661985717" calcext:value-type="float">
            <text:p>89184.2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366.717214" calcext:value-type="float">
            <text:p>366.7</text:p>
          </table:table-cell>
          <table:table-cell table:style-name="ce33" office:value-type="float" office:value="136.780139" calcext:value-type="float">
            <text:p>136.8</text:p>
          </table:table-cell>
          <table:table-cell table:style-name="ce53" office:value-type="float" office:value="1111.926729" calcext:value-type="float">
            <text:p>1111.9</text:p>
          </table:table-cell>
          <table:table-cell table:style-name="ce33" office:value-type="float" office:value="25473.053459241" calcext:value-type="float">
            <text:p>25473.1</text:p>
          </table:table-cell>
          <table:table-cell table:style-name="ce63" table:formula="of:=[.B663]-[.B658]" office:value-type="float" office:value="-5467.66966547827" calcext:value-type="float">
            <text:p>-5467.7</text:p>
          </table:table-cell>
          <table:table-cell table:style-name="ce67" table:formula="of:=[.H658]/[.B663]" office:value-type="float" office:value="-0.0653117353437848" calcext:value-type="float">
            <text:p>-0.06531</text:p>
          </table:table-cell>
          <table:table-cell table:style-name="ce33" table:formula="of:=[.D659]+[.E658]+[.F658]" office:value-type="float" office:value="1732.410824" calcext:value-type="float">
            <text:p>1732.4</text:p>
          </table:table-cell>
          <table:table-cell table:style-name="ce33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6489.2161971118" calcext:value-type="float">
            <text:p>86489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483.703956" calcext:value-type="float">
            <text:p>483.7</text:p>
          </table:table-cell>
          <table:table-cell table:style-name="ce33" office:value-type="float" office:value="233.366359" calcext:value-type="float">
            <text:p>233.4</text:p>
          </table:table-cell>
          <table:table-cell table:style-name="ce53" office:value-type="float" office:value="755.986145" calcext:value-type="float">
            <text:p>756.0</text:p>
          </table:table-cell>
          <table:table-cell table:style-name="ce33" office:value-type="float" office:value="-35259.871698174" calcext:value-type="float">
            <text:p>-35259.9</text:p>
          </table:table-cell>
          <table:table-cell table:style-name="ce63" table:formula="of:=[.B663]-[.B659]" office:value-type="float" office:value="-2772.71966401846" calcext:value-type="float">
            <text:p>-2772.7</text:p>
          </table:table-cell>
          <table:table-cell table:style-name="ce67" table:formula="of:=[.H659]/[.B663]" office:value-type="float" office:value="-0.0331203499769295" calcext:value-type="float">
            <text:p>-0.03312</text:p>
          </table:table-cell>
          <table:table-cell table:style-name="ce33" table:formula="of:=[.D660]+[.E659]+[.F659]" office:value-type="float" office:value="1486.254355" calcext:value-type="float">
            <text:p>1486.3</text:p>
          </table:table-cell>
          <table:table-cell table:style-name="ce33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4169.6122648721" calcext:value-type="float">
            <text:p>84169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496.901851" calcext:value-type="float">
            <text:p>496.9</text:p>
          </table:table-cell>
          <table:table-cell table:style-name="ce33" office:value-type="float" office:value="182.3665" calcext:value-type="float">
            <text:p>182.4</text:p>
          </table:table-cell>
          <table:table-cell table:style-name="ce53" office:value-type="float" office:value="761.872308" calcext:value-type="float">
            <text:p>761.9</text:p>
          </table:table-cell>
          <table:table-cell table:style-name="ce33" office:value-type="float" office:value="-2320.25411910393" calcext:value-type="float">
            <text:p>-2320.3</text:p>
          </table:table-cell>
          <table:table-cell table:style-name="ce63" table:formula="of:=[.B663]-[.B660]" office:value-type="float" office:value="-453.115731778758" calcext:value-type="float">
            <text:p>-453.1</text:p>
          </table:table-cell>
          <table:table-cell table:style-name="ce67" table:formula="of:=[.H660]/[.B663]" office:value-type="float" office:value="-0.00541250232084952" calcext:value-type="float">
            <text:p>-0.00541</text:p>
          </table:table-cell>
          <table:table-cell table:style-name="ce33" table:formula="of:=[.D660]+[.E660]+[.F660]" office:value-type="float" office:value="1441.140659" calcext:value-type="float">
            <text:p>1441.1</text:p>
          </table:table-cell>
          <table:table-cell table:style-name="ce33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3410.5341600495" calcext:value-type="float">
            <text:p>83410.5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619.976206" calcext:value-type="float">
            <text:p>620.0</text:p>
          </table:table-cell>
          <table:table-cell table:style-name="ce33" office:value-type="float" office:value="284.603022" calcext:value-type="float">
            <text:p>284.6</text:p>
          </table:table-cell>
          <table:table-cell table:style-name="ce53" office:value-type="float" office:value="762.484161" calcext:value-type="float">
            <text:p>762.5</text:p>
          </table:table-cell>
          <table:table-cell table:style-name="ce33" office:value-type="float" office:value="11337.2912578637" calcext:value-type="float">
            <text:p>11337.3</text:p>
          </table:table-cell>
          <table:table-cell table:style-name="ce63" table:formula="of:=[.B663]-[.B661]" office:value-type="float" office:value="305.962373043862" calcext:value-type="float">
            <text:p>306.0</text:p>
          </table:table-cell>
          <table:table-cell table:style-name="ce67" table:formula="of:=[.H661]/[.B663]" office:value-type="float" office:value="0.00365474411513284" calcext:value-type="float">
            <text:p>0.00365</text:p>
          </table:table-cell>
          <table:table-cell table:style-name="ce33" table:formula="of:=[.D661]+[.E661]+[.F661]" office:value-type="float" office:value="1667.063389" calcext:value-type="float">
            <text:p>1667.1</text:p>
          </table:table-cell>
          <table:table-cell table:style-name="ce33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662]" office:value-type="float" office:value="0" calcext:value-type="float">
            <text:p>0.0</text:p>
          </table:table-cell>
          <table:table-cell table:style-name="ce36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3716.4965330934" calcext:value-type="float">
            <text:p>83716.5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85.802373" calcext:value-type="float">
            <text:p>285.8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covered-table-cell table:number-columns-repeated="6" table:style-name="ce78"/>
          <table:table-cell table:style-name="ce20" table:number-columns-repeated="1006"/>
          <table:table-cell table:style-name="ce82"/>
        </table:table-row>
        <table:table-row table:style-name="ro1">
          <table:table-cell table:style-name="ce19"/>
          <table:table-cell table:style-name="ce37"/>
          <table:table-cell table:style-name="ce42"/>
          <table:table-cell table:style-name="ce37"/>
          <table:table-cell table:style-name="ce42" table:number-columns-repeated="4"/>
          <table:table-cell table:style-name="ce71"/>
          <table:table-cell table:style-name="ce42"/>
          <table:table-cell table:style-name="ce37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5b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77"/>
          <table:table-cell table:style-name="ce78" table:number-columns-repeated="5"/>
          <table:table-cell table:style-name="ce15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70427.800329712" calcext:value-type="float">
            <text:p>170427.8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.772867" calcext:value-type="float">
            <text:p>16.8</text:p>
          </table:table-cell>
          <table:table-cell table:style-name="ce55" table:number-columns-repeated="2"/>
          <table:table-cell table:style-name="ce61"/>
          <table:table-cell table:style-name="ce64" table:formula="of:=[.B677]-[.B670]" office:value-type="float" office:value="-88860.9200098234" calcext:value-type="float">
            <text:p>-88860.9</text:p>
          </table:table-cell>
          <table:table-cell table:style-name="ce67" table:formula="of:=[.H670]/[.B677]" office:value-type="float" office:value="-1.08942403658603" calcext:value-type="float">
            <text:p>-1.08942</text:p>
          </table:table-cell>
          <table:table-cell table:style-name="ce55" table:number-columns-repeated="2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5952.640020751" calcext:value-type="float">
            <text:p>165952.6</text:p>
          </table:table-cell>
          <table:table-cell table:style-name="ce33" office:value-type="float" office:value="5.2" calcext:value-type="float">
            <text:p>5.2</text:p>
          </table:table-cell>
          <table:table-cell table:style-name="ce54" office:value-type="float" office:value="200.976808" calcext:value-type="float">
            <text:p>200.976808</text:p>
          </table:table-cell>
          <table:table-cell table:style-name="ce53" office:value-type="float" office:value="100.808532" calcext:value-type="float">
            <text:p>100.8</text:p>
          </table:table-cell>
          <table:table-cell table:style-name="ce53" office:value-type="float" office:value="198.685132" calcext:value-type="float">
            <text:p>198.7</text:p>
          </table:table-cell>
          <table:table-cell table:style-name="ce33" office:value-type="float" office:value="-7622.27324974632" calcext:value-type="float">
            <text:p>-7622.3</text:p>
          </table:table-cell>
          <table:table-cell table:style-name="ce63" table:formula="of:=[.B677]-[.B671]" office:value-type="float" office:value="-84385.7597008621" calcext:value-type="float">
            <text:p>-84385.8</text:p>
          </table:table-cell>
          <table:table-cell table:style-name="ce67" table:formula="of:=[.H671]/[.B677]" office:value-type="float" office:value="-1.03455911725345" calcext:value-type="float">
            <text:p>-1.03456</text:p>
          </table:table-cell>
          <table:table-cell table:style-name="ce33" table:formula="of:=[.D672]+[.E671]+[.F671]" office:value-type="float" office:value="620.57262" calcext:value-type="float">
            <text:p>620.6</text:p>
          </table:table-cell>
          <table:table-cell table:style-name="ce33"/>
          <table:table-cell table:style-name="ce79"/>
          <table:table-cell table:style-name="ce80"/>
          <table:table-cell table:style-name="ce78" table:number-columns-repeated="4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247.0573585078" calcext:value-type="float">
            <text:p>88247.1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321.078956" calcext:value-type="float">
            <text:p>321.1</text:p>
          </table:table-cell>
          <table:table-cell table:style-name="ce33" office:value-type="float" office:value="209.437956" calcext:value-type="float">
            <text:p>209.4</text:p>
          </table:table-cell>
          <table:table-cell table:style-name="ce53" office:value-type="float" office:value="249.650576" calcext:value-type="float">
            <text:p>249.7</text:p>
          </table:table-cell>
          <table:table-cell table:style-name="ce33" office:value-type="float" office:value="-6069.95320888525" calcext:value-type="float">
            <text:p>-6070.0</text:p>
          </table:table-cell>
          <table:table-cell table:style-name="ce63" table:formula="of:=[.B677]-[.B672]" office:value-type="float" office:value="-6680.17703861889" calcext:value-type="float">
            <text:p>-6680.2</text:p>
          </table:table-cell>
          <table:table-cell table:style-name="ce67" table:formula="of:=[.H672]/[.B677]" office:value-type="float" office:value="-0.0818981553839079" calcext:value-type="float">
            <text:p>-0.08190</text:p>
          </table:table-cell>
          <table:table-cell table:style-name="ce33" table:formula="of:=[.D673]+[.E672]+[.F672]" office:value-type="float" office:value="971.762794" calcext:value-type="float">
            <text:p>971.8</text:p>
          </table:table-cell>
          <table:table-cell table:style-name="ce33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4380.7471510283" calcext:value-type="float">
            <text:p>84380.7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512.674262" calcext:value-type="float">
            <text:p>512.7</text:p>
          </table:table-cell>
          <table:table-cell table:style-name="ce33" office:value-type="float" office:value="182.776451" calcext:value-type="float">
            <text:p>182.8</text:p>
          </table:table-cell>
          <table:table-cell table:style-name="ce53" office:value-type="float" office:value="185.841315" calcext:value-type="float">
            <text:p>185.8</text:p>
          </table:table-cell>
          <table:table-cell table:style-name="ce33" office:value-type="float" office:value="-2419.24687859653" calcext:value-type="float">
            <text:p>-2419.2</text:p>
          </table:table-cell>
          <table:table-cell table:style-name="ce63" table:formula="of:=[.B677]-[.B673]" office:value-type="float" office:value="-2813.86683113938" calcext:value-type="float">
            <text:p>-2813.9</text:p>
          </table:table-cell>
          <table:table-cell table:style-name="ce67" table:formula="of:=[.H673]/[.B677]" office:value-type="float" office:value="-0.0344976640041149" calcext:value-type="float">
            <text:p>-0.03450</text:p>
          </table:table-cell>
          <table:table-cell table:style-name="ce33" table:formula="of:=[.D674]+[.E673]+[.F673]" office:value-type="float" office:value="862.084422" calcext:value-type="float">
            <text:p>862.1</text:p>
          </table:table-cell>
          <table:table-cell table:style-name="ce33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2178.0462149527" calcext:value-type="float">
            <text:p>82178.0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493.466656" calcext:value-type="float">
            <text:p>493.5</text:p>
          </table:table-cell>
          <table:table-cell table:style-name="ce33" office:value-type="float" office:value="195.366517" calcext:value-type="float">
            <text:p>195.4</text:p>
          </table:table-cell>
          <table:table-cell table:style-name="ce53" office:value-type="float" office:value="185.383168" calcext:value-type="float">
            <text:p>185.4</text:p>
          </table:table-cell>
          <table:table-cell table:style-name="ce33" office:value-type="float" office:value="-431.142253026528" calcext:value-type="float">
            <text:p>-431.1</text:p>
          </table:table-cell>
          <table:table-cell table:style-name="ce63" table:formula="of:=[.B677]-[.B674]" office:value-type="float" office:value="-611.165895063736" calcext:value-type="float">
            <text:p>-611.2</text:p>
          </table:table-cell>
          <table:table-cell table:style-name="ce67" table:formula="of:=[.H674]/[.B677]" office:value-type="float" office:value="-0.00749281929953512" calcext:value-type="float">
            <text:p>-0.00749</text:p>
          </table:table-cell>
          <table:table-cell table:style-name="ce33" table:formula="of:=[.D674]+[.E674]+[.F674]" office:value-type="float" office:value="874.216341" calcext:value-type="float">
            <text:p>874.2</text:p>
          </table:table-cell>
          <table:table-cell table:style-name="ce33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005.927386745" calcext:value-type="float">
            <text:p>81005.9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429.035051" calcext:value-type="float">
            <text:p>429.0</text:p>
          </table:table-cell>
          <table:table-cell table:style-name="ce33" office:value-type="float" office:value="199.760556" calcext:value-type="float">
            <text:p>199.8</text:p>
          </table:table-cell>
          <table:table-cell table:style-name="ce53" office:value-type="float" office:value="177.739348" calcext:value-type="float">
            <text:p>177.7</text:p>
          </table:table-cell>
          <table:table-cell table:style-name="ce33" office:value-type="float" office:value="662.53473892283" calcext:value-type="float">
            <text:p>662.5</text:p>
          </table:table-cell>
          <table:table-cell table:style-name="ce63" table:formula="of:=[.B677]-[.B675]" office:value-type="float" office:value="560.952933143955" calcext:value-type="float">
            <text:p>561.0</text:p>
          </table:table-cell>
          <table:table-cell table:style-name="ce67" table:formula="of:=[.H675]/[.B677]" office:value-type="float" office:value="0.00687721451334182" calcext:value-type="float">
            <text:p>0.00688</text:p>
          </table:table-cell>
          <table:table-cell table:style-name="ce33" table:formula="of:=[.D675]+[.E675]+[.F675]" office:value-type="float" office:value="806.534955" calcext:value-type="float">
            <text:p>806.5</text:p>
          </table:table-cell>
          <table:table-cell table:style-name="ce33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676]" office:value-type="float" office:value="0" calcext:value-type="float">
            <text:p>0.0</text:p>
          </table:table-cell>
          <table:table-cell table:style-name="ce36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1566.880319889" calcext:value-type="float">
            <text:p>81566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89.228597" calcext:value-type="float">
            <text:p>289.2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78" table:number-columns-repeated="6"/>
          <table:table-cell table:style-name="ce20" table:number-columns-repeated="1006"/>
          <table:table-cell table:style-name="ce82"/>
        </table:table-row>
        <table:table-row table:style-name="ro1">
          <table:table-cell table:style-name="ce20" table:number-columns-repeated="8"/>
          <table:table-cell table:style-name="ce69"/>
          <table:table-cell table:style-name="ce20" table:number-columns-repeated="2"/>
          <table:table-cell table:style-name="ce17" table:number-columns-repeated="1013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6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7312.62380211" calcext:value-type="float">
            <text:p>167312.6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33" table:formula="of:=[.B690]-[.B684]" office:value-type="float" office:value="-86163.6851568736" calcext:value-type="float">
            <text:p>-86163.7</text:p>
          </table:table-cell>
          <table:table-cell table:style-name="ce70" table:formula="of:=[.H684]/[.B690]" office:value-type="float" office:value="-1.06179682193454" calcext:value-type="float">
            <text:p>-1.06180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6451.693535146" calcext:value-type="float">
            <text:p>166451.7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22.281349" calcext:value-type="float">
            <text:p>122.3</text:p>
          </table:table-cell>
          <table:table-cell table:style-name="ce33" office:value-type="float" office:value="128.444321" calcext:value-type="float">
            <text:p>128.4</text:p>
          </table:table-cell>
          <table:table-cell table:style-name="ce53" office:value-type="float" office:value="203.225916" calcext:value-type="float">
            <text:p>203.2</text:p>
          </table:table-cell>
          <table:table-cell table:style-name="ce33" office:value-type="float" office:value="-8754.08726636758" calcext:value-type="float">
            <text:p>-8754.1</text:p>
          </table:table-cell>
          <table:table-cell table:style-name="ce33" table:formula="of:=[.B690]-[.B685]" office:value-type="float" office:value="-85302.7548899092" calcext:value-type="float">
            <text:p>-85302.8</text:p>
          </table:table-cell>
          <table:table-cell table:style-name="ce70" table:formula="of:=[.H685]/[.B690]" office:value-type="float" office:value="-1.05118756097146" calcext:value-type="float">
            <text:p>-1.05119</text:p>
          </table:table-cell>
          <table:table-cell table:style-name="ce33" table:formula="of:=[.D685]+[.E685]+[.F685]" office:value-type="float" office:value="453.951586" calcext:value-type="float">
            <text:p>454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7853.2857381199" calcext:value-type="float">
            <text:p>87853.3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269.582277" calcext:value-type="float">
            <text:p>269.6</text:p>
          </table:table-cell>
          <table:table-cell table:style-name="ce33" office:value-type="float" office:value="141.770996" calcext:value-type="float">
            <text:p>141.8</text:p>
          </table:table-cell>
          <table:table-cell table:style-name="ce53" office:value-type="float" office:value="179.877478" calcext:value-type="float">
            <text:p>179.9</text:p>
          </table:table-cell>
          <table:table-cell table:style-name="ce33" office:value-type="float" office:value="-6351.69116253254" calcext:value-type="float">
            <text:p>-6351.7</text:p>
          </table:table-cell>
          <table:table-cell table:style-name="ce33" table:formula="of:=[.B690]-[.B686]" office:value-type="float" office:value="-6704.3470928832" calcext:value-type="float">
            <text:p>-6704.3</text:p>
          </table:table-cell>
          <table:table-cell table:style-name="ce70" table:formula="of:=[.H686]/[.B690]" office:value-type="float" office:value="-0.0826178038161776" calcext:value-type="float">
            <text:p>-0.08262</text:p>
          </table:table-cell>
          <table:table-cell table:style-name="ce33" table:formula="of:=[.D686]+[.E686]+[.F686]" office:value-type="float" office:value="591.230751" calcext:value-type="float">
            <text:p>591.2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3712.2363897542" calcext:value-type="float">
            <text:p>83712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241.040521" calcext:value-type="float">
            <text:p>241.0</text:p>
          </table:table-cell>
          <table:table-cell table:style-name="ce33" office:value-type="float" office:value="177.045605" calcext:value-type="float">
            <text:p>177.0</text:p>
          </table:table-cell>
          <table:table-cell table:style-name="ce53" office:value-type="float" office:value="182.351019" calcext:value-type="float">
            <text:p>182.4</text:p>
          </table:table-cell>
          <table:table-cell table:style-name="ce33" office:value-type="float" office:value="-2412.84456313036" calcext:value-type="float">
            <text:p>-2412.8</text:p>
          </table:table-cell>
          <table:table-cell table:style-name="ce33" table:formula="of:=[.B690]-[.B687]" office:value-type="float" office:value="-2563.29774451745" calcext:value-type="float">
            <text:p>-2563.3</text:p>
          </table:table-cell>
          <table:table-cell table:style-name="ce70" table:formula="of:=[.H687]/[.B690]" office:value-type="float" office:value="-0.0315875695642004" calcext:value-type="float">
            <text:p>-0.03159</text:p>
          </table:table-cell>
          <table:table-cell table:style-name="ce33" table:formula="of:=[.D687]+[.E687]+[.F687]" office:value-type="float" office:value="600.437145" calcext:value-type="float">
            <text:p>600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1181.8890726942" calcext:value-type="float">
            <text:p>81181.9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261.386862" calcext:value-type="float">
            <text:p>261.4</text:p>
          </table:table-cell>
          <table:table-cell table:style-name="ce33" office:value-type="float" office:value="249.098639" calcext:value-type="float">
            <text:p>249.1</text:p>
          </table:table-cell>
          <table:table-cell table:style-name="ce53" office:value-type="float" office:value="181.933886" calcext:value-type="float">
            <text:p>181.9</text:p>
          </table:table-cell>
          <table:table-cell table:style-name="ce33" office:value-type="float" office:value="-48.3447171365463" calcext:value-type="float">
            <text:p>-48.3</text:p>
          </table:table-cell>
          <table:table-cell table:style-name="ce33" table:formula="of:=[.B690]-[.B688]" office:value-type="float" office:value="-32.950427457472" calcext:value-type="float">
            <text:p>-33.0</text:p>
          </table:table-cell>
          <table:table-cell table:style-name="ce70" table:formula="of:=[.H688]/[.B690]" office:value-type="float" office:value="-0.000406048779042239" calcext:value-type="float">
            <text:p>-0.00041</text:p>
          </table:table-cell>
          <table:table-cell table:style-name="ce33" table:formula="of:=[.D688]+[.E688]+[.F688]" office:value-type="float" office:value="692.419387" calcext:value-type="float">
            <text:p>692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79926.3879552234" calcext:value-type="float">
            <text:p>79926.4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358.844263" calcext:value-type="float">
            <text:p>358.8</text:p>
          </table:table-cell>
          <table:table-cell table:style-name="ce33" office:value-type="float" office:value="302.813192" calcext:value-type="float">
            <text:p>302.8</text:p>
          </table:table-cell>
          <table:table-cell table:style-name="ce53" office:value-type="float" office:value="183.654066" calcext:value-type="float">
            <text:p>183.7</text:p>
          </table:table-cell>
          <table:table-cell table:style-name="ce33" office:value-type="float" office:value="1163.82978965367" calcext:value-type="float">
            <text:p>1163.8</text:p>
          </table:table-cell>
          <table:table-cell table:style-name="ce33" table:formula="of:=[.B690]-[.B689]" office:value-type="float" office:value="1222.55069001335" calcext:value-type="float">
            <text:p>1222.6</text:p>
          </table:table-cell>
          <table:table-cell table:style-name="ce70" table:formula="of:=[.H689]/[.B690]" office:value-type="float" office:value="0.0150655166958873" calcext:value-type="float">
            <text:p>0.01507</text:p>
          </table:table-cell>
          <table:table-cell table:style-name="ce33" table:formula="of:=[.D689]+[.E689]+[.F689]" office:value-type="float" office:value="845.311521" calcext:value-type="float">
            <text:p>845.3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1148.9386452367" calcext:value-type="float">
            <text:p>81148.9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184.226951" calcext:value-type="float">
            <text:p>184.2</text:p>
          </table:table-cell>
          <table:table-cell table:style-name="ce55" table:number-columns-repeated="4"/>
          <table:table-cell table:style-name="ce66"/>
          <table:table-cell table:style-name="ce33" table:formula="of:=[.D690]" office:value-type="float" office:value="184.226951" calcext:value-type="float">
            <text:p>184.2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7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2244.515905574" calcext:value-type="float">
            <text:p>162244.5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64" table:formula="of:=[.B704]-[.B697]" office:value-type="float" office:value="-79145.8651472953" calcext:value-type="float">
            <text:p>-79145.9</text:p>
          </table:table-cell>
          <table:table-cell table:style-name="ce67" table:formula="of:=[.H697]/[.B704]" office:value-type="float" office:value="-0.952432613828095" calcext:value-type="float">
            <text:p>-0.95243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1605.7993238" calcext:value-type="float">
            <text:p>161605.8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209.988754" calcext:value-type="float">
            <text:p>210.0</text:p>
          </table:table-cell>
          <table:table-cell table:style-name="ce33" office:value-type="float" office:value="127.122187" calcext:value-type="float">
            <text:p>127.1</text:p>
          </table:table-cell>
          <table:table-cell table:style-name="ce53" office:value-type="float" office:value="214.414356" calcext:value-type="float">
            <text:p>214.4</text:p>
          </table:table-cell>
          <table:table-cell table:style-name="ce33" office:value-type="float" office:value="-3680.31359894729" calcext:value-type="float">
            <text:p>-3680.3</text:p>
          </table:table-cell>
          <table:table-cell table:style-name="ce63" table:formula="of:=[.B704]-[.B698]" office:value-type="float" office:value="-78507.1485655214" calcext:value-type="float">
            <text:p>-78507.1</text:p>
          </table:table-cell>
          <table:table-cell table:style-name="ce67" table:formula="of:=[.H698]/[.B704]" office:value-type="float" office:value="-0.944746368913821" calcext:value-type="float">
            <text:p>-0.94475</text:p>
          </table:table-cell>
          <table:table-cell table:style-name="ce33" table:formula="of:=[.D698]+[.E698]+[.F698]" office:value-type="float" office:value="551.525297" calcext:value-type="float">
            <text:p>551.5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8970.2686274464" calcext:value-type="float">
            <text:p>88970.3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446.798636" calcext:value-type="float">
            <text:p>446.8</text:p>
          </table:table-cell>
          <table:table-cell table:style-name="ce33" office:value-type="float" office:value="138.093231" calcext:value-type="float">
            <text:p>138.1</text:p>
          </table:table-cell>
          <table:table-cell table:style-name="ce53" office:value-type="float" office:value="220.152833" calcext:value-type="float">
            <text:p>220.2</text:p>
          </table:table-cell>
          <table:table-cell table:style-name="ce33" office:value-type="float" office:value="-5253.65608275538" calcext:value-type="float">
            <text:p>-5253.7</text:p>
          </table:table-cell>
          <table:table-cell table:style-name="ce63" table:formula="of:=[.B704]-[.B699]" office:value-type="float" office:value="-5871.61786916781" calcext:value-type="float">
            <text:p>-5871.6</text:p>
          </table:table-cell>
          <table:table-cell table:style-name="ce67" table:formula="of:=[.H699]/[.B704]" office:value-type="float" office:value="-0.0706584019787211" calcext:value-type="float">
            <text:p>-0.07066</text:p>
          </table:table-cell>
          <table:table-cell table:style-name="ce33" table:formula="of:=[.D699]+[.E699]+[.F699]" office:value-type="float" office:value="805.0447" calcext:value-type="float">
            <text:p>805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5646.2298065863" calcext:value-type="float">
            <text:p>85646.2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476.29665" calcext:value-type="float">
            <text:p>476.3</text:p>
          </table:table-cell>
          <table:table-cell table:style-name="ce33" office:value-type="float" office:value="176.133782" calcext:value-type="float">
            <text:p>176.1</text:p>
          </table:table-cell>
          <table:table-cell table:style-name="ce53" office:value-type="float" office:value="174.355035" calcext:value-type="float">
            <text:p>174.4</text:p>
          </table:table-cell>
          <table:table-cell table:style-name="ce33" office:value-type="float" office:value="-2008.64624077888" calcext:value-type="float">
            <text:p>-2008.6</text:p>
          </table:table-cell>
          <table:table-cell table:style-name="ce63" table:formula="of:=[.B704]-[.B700]" office:value-type="float" office:value="-2547.57904830774" calcext:value-type="float">
            <text:p>-2547.6</text:p>
          </table:table-cell>
          <table:table-cell table:style-name="ce67" table:formula="of:=[.H700]/[.B704]" office:value-type="float" office:value="-0.030657285347728" calcext:value-type="float">
            <text:p>-0.03066</text:p>
          </table:table-cell>
          <table:table-cell table:style-name="ce33" table:formula="of:=[.D700]+[.E700]+[.F700]" office:value-type="float" office:value="826.785467" calcext:value-type="float">
            <text:p>826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4128.6377933868" calcext:value-type="float">
            <text:p>84128.6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487.082834" calcext:value-type="float">
            <text:p>487.1</text:p>
          </table:table-cell>
          <table:table-cell table:style-name="ce33" office:value-type="float" office:value="178.679204" calcext:value-type="float">
            <text:p>178.7</text:p>
          </table:table-cell>
          <table:table-cell table:style-name="ce53" office:value-type="float" office:value="219.238603" calcext:value-type="float">
            <text:p>219.2</text:p>
          </table:table-cell>
          <table:table-cell table:style-name="ce33" office:value-type="float" office:value="-708.208220831407" calcext:value-type="float">
            <text:p>-708.2</text:p>
          </table:table-cell>
          <table:table-cell table:style-name="ce63" table:formula="of:=[.B704]-[.B701]" office:value-type="float" office:value="-1029.98703510816" calcext:value-type="float">
            <text:p>-1030.0</text:p>
          </table:table-cell>
          <table:table-cell table:style-name="ce67" table:formula="of:=[.H701]/[.B704]" office:value-type="float" office:value="-0.0123947504046033" calcext:value-type="float">
            <text:p>-0.01239</text:p>
          </table:table-cell>
          <table:table-cell table:style-name="ce33" table:formula="of:=[.D701]+[.E701]+[.F701]" office:value-type="float" office:value="885.000641" calcext:value-type="float">
            <text:p>885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3935.7000951595" calcext:value-type="float">
            <text:p>83935.7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491.652538" calcext:value-type="float">
            <text:p>491.7</text:p>
          </table:table-cell>
          <table:table-cell table:style-name="ce33" office:value-type="float" office:value="283.167256" calcext:value-type="float">
            <text:p>283.2</text:p>
          </table:table-cell>
          <table:table-cell table:style-name="ce53" office:value-type="float" office:value="176.649324" calcext:value-type="float">
            <text:p>176.6</text:p>
          </table:table-cell>
          <table:table-cell table:style-name="ce33" office:value-type="float" office:value="-555.064626612533" calcext:value-type="float">
            <text:p>-555.1</text:p>
          </table:table-cell>
          <table:table-cell table:style-name="ce63" table:formula="of:=[.B704]-[.B702]" office:value-type="float" office:value="-837.049336880955" calcext:value-type="float">
            <text:p>-837.0</text:p>
          </table:table-cell>
          <table:table-cell table:style-name="ce67" table:formula="of:=[.H702]/[.B704]" office:value-type="float" office:value="-0.0100729594192306" calcext:value-type="float">
            <text:p>-0.01007</text:p>
          </table:table-cell>
          <table:table-cell table:style-name="ce33" table:formula="of:=[.D702]+[.E702]+[.F702]" office:value-type="float" office:value="951.469118" calcext:value-type="float">
            <text:p>951.5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703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3098.6507582786" calcext:value-type="float">
            <text:p>83098.7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60.418788" calcext:value-type="float">
            <text:p>260.4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8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9869.117358379" calcext:value-type="float">
            <text:p>169869.1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33" table:formula="of:=[.B717]-[.B711]" office:value-type="float" office:value="-86424.8851330784" calcext:value-type="float">
            <text:p>-86424.9</text:p>
          </table:table-cell>
          <table:table-cell table:style-name="ce70" table:formula="of:=[.H711]/[.B717]" office:value-type="float" office:value="-1.03572029879465" calcext:value-type="float">
            <text:p>-1.03572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66363.127720275" calcext:value-type="float">
            <text:p>166363.1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58.143795" calcext:value-type="float">
            <text:p>158.1</text:p>
          </table:table-cell>
          <table:table-cell table:style-name="ce33" office:value-type="float" office:value="94.472265" calcext:value-type="float">
            <text:p>94.5</text:p>
          </table:table-cell>
          <table:table-cell table:style-name="ce53" office:value-type="float" office:value="225.381972" calcext:value-type="float">
            <text:p>225.4</text:p>
          </table:table-cell>
          <table:table-cell table:style-name="ce33" office:value-type="float" office:value="-6702.65690478679" calcext:value-type="float">
            <text:p>-6702.7</text:p>
          </table:table-cell>
          <table:table-cell table:style-name="ce33" table:formula="of:=[.B717]-[.B712]" office:value-type="float" office:value="-82918.8954949745" calcext:value-type="float">
            <text:p>-82918.9</text:p>
          </table:table-cell>
          <table:table-cell table:style-name="ce70" table:formula="of:=[.H712]/[.B717]" office:value-type="float" office:value="-0.993704337420138" calcext:value-type="float">
            <text:p>-0.99370</text:p>
          </table:table-cell>
          <table:table-cell table:style-name="ce33" table:formula="of:=[.D712]+[.E712]+[.F712]" office:value-type="float" office:value="477.998032" calcext:value-type="float">
            <text:p>478.0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9650.5669664245" calcext:value-type="float">
            <text:p>89650.6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310.056091" calcext:value-type="float">
            <text:p>310.1</text:p>
          </table:table-cell>
          <table:table-cell table:style-name="ce33" office:value-type="float" office:value="198.192445" calcext:value-type="float">
            <text:p>198.2</text:p>
          </table:table-cell>
          <table:table-cell table:style-name="ce53" office:value-type="float" office:value="183.090425" calcext:value-type="float">
            <text:p>183.1</text:p>
          </table:table-cell>
          <table:table-cell table:style-name="ce33" office:value-type="float" office:value="-5764.48001664733" calcext:value-type="float">
            <text:p>-5764.5</text:p>
          </table:table-cell>
          <table:table-cell table:style-name="ce33" table:formula="of:=[.B717]-[.B713]" office:value-type="float" office:value="-6206.33474112382" calcext:value-type="float">
            <text:p>-6206.3</text:p>
          </table:table-cell>
          <table:table-cell table:style-name="ce70" table:formula="of:=[.H713]/[.B717]" office:value-type="float" office:value="-0.0743770369216967" calcext:value-type="float">
            <text:p>-0.07438</text:p>
          </table:table-cell>
          <table:table-cell table:style-name="ce33" table:formula="of:=[.D713]+[.E713]+[.F713]" office:value-type="float" office:value="691.338961" calcext:value-type="float">
            <text:p>691.3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6269.1410713597" calcext:value-type="float">
            <text:p>86269.1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439.514879" calcext:value-type="float">
            <text:p>439.5</text:p>
          </table:table-cell>
          <table:table-cell table:style-name="ce33" office:value-type="float" office:value="260.47728" calcext:value-type="float">
            <text:p>260.5</text:p>
          </table:table-cell>
          <table:table-cell table:style-name="ce53" office:value-type="float" office:value="187.021511" calcext:value-type="float">
            <text:p>187.0</text:p>
          </table:table-cell>
          <table:table-cell table:style-name="ce33" office:value-type="float" office:value="-2352.05727269362" calcext:value-type="float">
            <text:p>-2352.1</text:p>
          </table:table-cell>
          <table:table-cell table:style-name="ce33" table:formula="of:=[.B717]-[.B714]" office:value-type="float" office:value="-2824.90884605904" calcext:value-type="float">
            <text:p>-2824.9</text:p>
          </table:table-cell>
          <table:table-cell table:style-name="ce70" table:formula="of:=[.H714]/[.B717]" office:value-type="float" office:value="-0.0338538538940804" calcext:value-type="float">
            <text:p>-0.03385</text:p>
          </table:table-cell>
          <table:table-cell table:style-name="ce33" table:formula="of:=[.D714]+[.E714]+[.F714]" office:value-type="float" office:value="887.01367" calcext:value-type="float">
            <text:p>887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4863.0375979447" calcext:value-type="float">
            <text:p>84863.0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304.622622" calcext:value-type="float">
            <text:p>304.6</text:p>
          </table:table-cell>
          <table:table-cell table:style-name="ce33" office:value-type="float" office:value="191.523755" calcext:value-type="float">
            <text:p>191.5</text:p>
          </table:table-cell>
          <table:table-cell table:style-name="ce53" office:value-type="float" office:value="187.246953" calcext:value-type="float">
            <text:p>187.2</text:p>
          </table:table-cell>
          <table:table-cell table:style-name="ce33" office:value-type="float" office:value="-946.913812138561" calcext:value-type="float">
            <text:p>-946.9</text:p>
          </table:table-cell>
          <table:table-cell table:style-name="ce33" table:formula="of:=[.B717]-[.B715]" office:value-type="float" office:value="-1418.80537264407" calcext:value-type="float">
            <text:p>-1418.8</text:p>
          </table:table-cell>
          <table:table-cell table:style-name="ce70" table:formula="of:=[.H715]/[.B717]" office:value-type="float" office:value="-0.0170030370560936" calcext:value-type="float">
            <text:p>-0.01700</text:p>
          </table:table-cell>
          <table:table-cell table:style-name="ce33" table:formula="of:=[.D715]+[.E715]+[.F715]" office:value-type="float" office:value="683.39333" calcext:value-type="float">
            <text:p>683.4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4219.0115500391" calcext:value-type="float">
            <text:p>84219.0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487.298741" calcext:value-type="float">
            <text:p>487.3</text:p>
          </table:table-cell>
          <table:table-cell table:style-name="ce33" office:value-type="float" office:value="284.986246" calcext:value-type="float">
            <text:p>285.0</text:p>
          </table:table-cell>
          <table:table-cell table:style-name="ce53" office:value-type="float" office:value="220.705065" calcext:value-type="float">
            <text:p>220.7</text:p>
          </table:table-cell>
          <table:table-cell table:style-name="ce33" office:value-type="float" office:value="-330.331494415" calcext:value-type="float">
            <text:p>-330.3</text:p>
          </table:table-cell>
          <table:table-cell table:style-name="ce33" table:formula="of:=[.B717]-[.B716]" office:value-type="float" office:value="-774.779324738411" calcext:value-type="float">
            <text:p>-774.8</text:p>
          </table:table-cell>
          <table:table-cell table:style-name="ce70" table:formula="of:=[.H716]/[.B717]" office:value-type="float" office:value="-0.00928499554824227" calcext:value-type="float">
            <text:p>-0.00928</text:p>
          </table:table-cell>
          <table:table-cell table:style-name="ce33" table:formula="of:=[.D716]+[.E716]+[.F716]" office:value-type="float" office:value="992.990052" calcext:value-type="float">
            <text:p>993.0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6" office:value-type="float" office:value="83444.2322253007" calcext:value-type="float">
            <text:p>83444.2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855.847694" calcext:value-type="float">
            <text:p>855.8</text:p>
          </table:table-cell>
          <table:table-cell table:style-name="ce55" table:number-columns-repeated="4"/>
          <table:table-cell table:style-name="ce66"/>
          <table:table-cell table:style-name="ce33" table:formula="of:=[.D717]" office:value-type="float" office:value="855.847694" calcext:value-type="float">
            <text:p>855.8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5" office:value-type="string" calcext:value-type="string">
            <text:p>init guess:</text:p>
          </table:table-cell>
          <table:table-cell table:style-name="ce20" office:value-type="string" calcext:value-type="string">
            <text:p>LF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data:</text:p>
          </table:table-cell>
          <table:table-cell table:style-name="ce20" office:value-type="string" calcext:value-type="string">
            <text:p>Measurements_diri0_r4p2em3_halfdom_50x90x30_sig0p02_noisy9.dat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flags:</text:p>
          </table:table-cell>
          <table:table-cell table:style-name="ce20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 office:value-type="string" calcext:value-type="string">
            <text:p>linear_tolerance:</text:p>
          </table:table-cell>
          <table:table-cell table:style-name="ce11" office:value-type="string" calcext:value-type="string">
            <text:p>Init 1.e-13, min 1.e-20</text:p>
          </table:table-cell>
          <table:table-cell table:style-name="ce20" table:number-columns-repeated="6"/>
          <table:table-cell table:style-name="ce69"/>
          <table:table-cell table:style-name="ce20" table:number-columns-repeated="1014"/>
          <table:table-cell table:style-name="ce8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office:value-type="float" office:value="165571.826265067" calcext:value-type="float">
            <text:p>165571.8</text:p>
          </table:table-cell>
          <table:table-cell table:style-name="ce33" office:value-type="float" office:value="0" calcext:value-type="float">
            <text:p>0.0</text:p>
          </table:table-cell>
          <table:table-cell table:style-name="ce33" office:value-type="float" office:value="16" calcext:value-type="float">
            <text:p>16.0</text:p>
          </table:table-cell>
          <table:table-cell table:style-name="ce55" table:number-columns-repeated="2"/>
          <table:table-cell table:style-name="ce61"/>
          <table:table-cell table:style-name="ce64" table:formula="of:=[.B731]-[.B724]" office:value-type="float" office:value="-84979.6531757518" calcext:value-type="float">
            <text:p>-84979.7</text:p>
          </table:table-cell>
          <table:table-cell table:style-name="ce67" table:formula="of:=[.H724]/[.B731]" office:value-type="float" office:value="-1.05444052341875" calcext:value-type="float">
            <text:p>-1.05444</text:p>
          </table:table-cell>
          <table:table-cell table:style-name="ce55" table:number-columns-repeated="2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office:value-type="float" office:value="158873.424458261" calcext:value-type="float">
            <text:p>158873.4</text:p>
          </table:table-cell>
          <table:table-cell table:style-name="ce33" office:value-type="float" office:value="5.2" calcext:value-type="float">
            <text:p>5.2</text:p>
          </table:table-cell>
          <table:table-cell table:style-name="ce33" office:value-type="float" office:value="194.679339" calcext:value-type="float">
            <text:p>194.7</text:p>
          </table:table-cell>
          <table:table-cell table:style-name="ce33" office:value-type="float" office:value="120.819793" calcext:value-type="float">
            <text:p>120.8</text:p>
          </table:table-cell>
          <table:table-cell table:style-name="ce53" office:value-type="float" office:value="246.370686" calcext:value-type="float">
            <text:p>246.4</text:p>
          </table:table-cell>
          <table:table-cell table:style-name="ce33" office:value-type="float" office:value="22319.9372549784" calcext:value-type="float">
            <text:p>22319.9</text:p>
          </table:table-cell>
          <table:table-cell table:style-name="ce63" table:formula="of:=[.B731]-[.B725]" office:value-type="float" office:value="-78281.2513689459" calcext:value-type="float">
            <text:p>-78281.3</text:p>
          </table:table-cell>
          <table:table-cell table:style-name="ce67" table:formula="of:=[.H725]/[.B731]" office:value-type="float" office:value="-0.971325730132529" calcext:value-type="float">
            <text:p>-0.97133</text:p>
          </table:table-cell>
          <table:table-cell table:style-name="ce33" table:formula="of:=[.D725]+[.E725]+[.F725]" office:value-type="float" office:value="561.869818" calcext:value-type="float">
            <text:p>561.9</text:p>
          </table:table-cell>
          <table:table-cell table:style-name="ce33"/>
          <table:table-cell table:style-name="ce76"/>
          <table:table-cell table:style-name="ce20" table:number-columns-repeated="1011"/>
          <table:table-cell table:style-name="ce82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office:value-type="float" office:value="86896.2375688884" calcext:value-type="float">
            <text:p>86896.2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290.672631" calcext:value-type="float">
            <text:p>290.7</text:p>
          </table:table-cell>
          <table:table-cell table:style-name="ce33" office:value-type="float" office:value="156.389252" calcext:value-type="float">
            <text:p>156.4</text:p>
          </table:table-cell>
          <table:table-cell table:style-name="ce53" office:value-type="float" office:value="215.691967" calcext:value-type="float">
            <text:p>215.7</text:p>
          </table:table-cell>
          <table:table-cell table:style-name="ce33" office:value-type="float" office:value="-4729.83651501574" calcext:value-type="float">
            <text:p>-4729.8</text:p>
          </table:table-cell>
          <table:table-cell table:style-name="ce63" table:formula="of:=[.B731]-[.B726]" office:value-type="float" office:value="-6304.06447957363" calcext:value-type="float">
            <text:p>-6304.1</text:p>
          </table:table-cell>
          <table:table-cell table:style-name="ce67" table:formula="of:=[.H726]/[.B731]" office:value-type="float" office:value="-0.0782217954662579" calcext:value-type="float">
            <text:p>-0.07822</text:p>
          </table:table-cell>
          <table:table-cell table:style-name="ce33" table:formula="of:=[.D726]+[.E726]+[.F726]" office:value-type="float" office:value="662.75385" calcext:value-type="float">
            <text:p>662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office:value-type="float" office:value="83733.7417974124" calcext:value-type="float">
            <text:p>83733.7</text:p>
          </table:table-cell>
          <table:table-cell table:style-name="ce33" office:value-type="float" office:value="16.3" calcext:value-type="float">
            <text:p>16.3</text:p>
          </table:table-cell>
          <table:table-cell table:style-name="ce33" office:value-type="float" office:value="436.491789" calcext:value-type="float">
            <text:p>436.5</text:p>
          </table:table-cell>
          <table:table-cell table:style-name="ce33" office:value-type="float" office:value="167.325012" calcext:value-type="float">
            <text:p>167.3</text:p>
          </table:table-cell>
          <table:table-cell table:style-name="ce53" office:value-type="float" office:value="206.934949" calcext:value-type="float">
            <text:p>206.9</text:p>
          </table:table-cell>
          <table:table-cell table:style-name="ce33" office:value-type="float" office:value="-1779.73276061871" calcext:value-type="float">
            <text:p>-1779.7</text:p>
          </table:table-cell>
          <table:table-cell table:style-name="ce63" table:formula="of:=[.B731]-[.B727]" office:value-type="float" office:value="-3141.56870809765" calcext:value-type="float">
            <text:p>-3141.6</text:p>
          </table:table-cell>
          <table:table-cell table:style-name="ce67" table:formula="of:=[.H727]/[.B731]" office:value-type="float" office:value="-0.0389810646328653" calcext:value-type="float">
            <text:p>-0.03898</text:p>
          </table:table-cell>
          <table:table-cell table:style-name="ce33" table:formula="of:=[.D727]+[.E727]+[.F727]" office:value-type="float" office:value="810.75175" calcext:value-type="float">
            <text:p>810.8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office:value-type="float" office:value="82198.8084030559" calcext:value-type="float">
            <text:p>82198.8</text:p>
          </table:table-cell>
          <table:table-cell table:style-name="ce33" office:value-type="float" office:value="22" calcext:value-type="float">
            <text:p>22.0</text:p>
          </table:table-cell>
          <table:table-cell table:style-name="ce33" office:value-type="float" office:value="387.216239" calcext:value-type="float">
            <text:p>387.2</text:p>
          </table:table-cell>
          <table:table-cell table:style-name="ce33" office:value-type="float" office:value="199.288225" calcext:value-type="float">
            <text:p>199.3</text:p>
          </table:table-cell>
          <table:table-cell table:style-name="ce53" office:value-type="float" office:value="177.201072" calcext:value-type="float">
            <text:p>177.2</text:p>
          </table:table-cell>
          <table:table-cell table:style-name="ce33" office:value-type="float" office:value="-473.488377211782" calcext:value-type="float">
            <text:p>-473.5</text:p>
          </table:table-cell>
          <table:table-cell table:style-name="ce63" table:formula="of:=[.B731]-[.B728]" office:value-type="float" office:value="-1606.63531374111" calcext:value-type="float">
            <text:p>-1606.6</text:p>
          </table:table-cell>
          <table:table-cell table:style-name="ce67" table:formula="of:=[.H728]/[.B731]" office:value-type="float" office:value="-0.0199353765031324" calcext:value-type="float">
            <text:p>-0.01994</text:p>
          </table:table-cell>
          <table:table-cell table:style-name="ce33" table:formula="of:=[.D728]+[.E728]+[.F728]" office:value-type="float" office:value="763.705536" calcext:value-type="float">
            <text:p>763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office:value-type="float" office:value="81525.8561442175" calcext:value-type="float">
            <text:p>81525.9</text:p>
          </table:table-cell>
          <table:table-cell table:style-name="ce33" office:value-type="float" office:value="27.7" calcext:value-type="float">
            <text:p>27.7</text:p>
          </table:table-cell>
          <table:table-cell table:style-name="ce33" office:value-type="float" office:value="504.316288" calcext:value-type="float">
            <text:p>504.3</text:p>
          </table:table-cell>
          <table:table-cell table:style-name="ce33" office:value-type="float" office:value="282.879443" calcext:value-type="float">
            <text:p>282.9</text:p>
          </table:table-cell>
          <table:table-cell table:style-name="ce53" office:value-type="float" office:value="217.491432" calcext:value-type="float">
            <text:p>217.5</text:p>
          </table:table-cell>
          <table:table-cell table:style-name="ce33" office:value-type="float" office:value="147.163379384386" calcext:value-type="float">
            <text:p>147.2</text:p>
          </table:table-cell>
          <table:table-cell table:style-name="ce63" table:formula="of:=[.B731]-[.B729]" office:value-type="float" office:value="-933.683054902707" calcext:value-type="float">
            <text:p>-933.7</text:p>
          </table:table-cell>
          <table:table-cell table:style-name="ce67" table:formula="of:=[.H729]/[.B731]" office:value-type="float" office:value="-0.0115852820331321" calcext:value-type="float">
            <text:p>-0.01159</text:p>
          </table:table-cell>
          <table:table-cell table:style-name="ce33" table:formula="of:=[.D729]+[.E729]+[.F729]" office:value-type="float" office:value="1004.687163" calcext:value-type="float">
            <text:p>1004.7</text:p>
          </table:table-cell>
          <table:table-cell table:style-name="ce33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5"/>
          <table:table-cell table:style-name="ce33" office:value-type="float" office:value="100" calcext:value-type="float">
            <text:p>100.0</text:p>
          </table:table-cell>
          <table:table-cell table:style-name="ce35"/>
          <table:table-cell table:style-name="ce55" table:number-columns-repeated="4"/>
          <table:table-cell table:style-name="ce66"/>
          <table:table-cell table:style-name="ce33" table:formula="of:=[.D730]" office:value-type="float" office:value="0" calcext:value-type="float">
            <text:p>0.0</text:p>
          </table:table-cell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6" office:value-type="string" calcext:value-type="string">
            <text:p>HF, init R=0</text:p>
          </table:table-cell>
          <table:table-cell table:style-name="ce36" office:value-type="float" office:value="80592.1730893148" calcext:value-type="float">
            <text:p>80592.2</text:p>
          </table:table-cell>
          <table:table-cell table:style-name="ce33" office:value-type="float" office:value="100" calcext:value-type="float">
            <text:p>100.0</text:p>
          </table:table-cell>
          <table:table-cell table:style-name="ce36" office:value-type="float" office:value="256.612395" calcext:value-type="float">
            <text:p>256.6</text:p>
          </table:table-cell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12"/>
          <table:table-cell table:style-name="ce82"/>
        </table:table-row>
        <table:table-row table:style-name="ro1">
          <table:table-cell table:style-name="ce17" table:number-columns-repeated="8"/>
          <table:table-cell table:style-name="ce68"/>
          <table:table-cell table:style-name="ce17" table:number-columns-repeated="1015"/>
        </table:table-row>
        <table:table-row table:style-name="ro1">
          <table:table-cell table:style-name="ce18" office:value-type="string" calcext:value-type="string">
            <text:p>Average:</text:p>
          </table:table-cell>
          <table:table-cell table:style-name="ce17" table:number-columns-repeated="7"/>
          <table:table-cell table:style-name="ce68"/>
          <table:table-cell table:style-name="ce17" table:number-columns-repeated="1015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inverse w/ LF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table:formula="of:=AVERAGE([.B724];[.B711];[.B697];[.B684];[.B670];[.B642];[.B629];[.B615];[.B602];[.B588])" office:value-type="float" office:value="166774.43862265" calcext:value-type="float">
            <text:p>166774.4</text:p>
          </table:table-cell>
          <table:table-cell table:style-name="ce33" table:formula="of:=AVERAGE([.C724];[.C711];[.C697];[.C684];[.C670];[.C642];[.C629];[.C615];[.C602];[.C588])" office:value-type="float" office:value="0" calcext:value-type="float">
            <text:p>0.0</text:p>
          </table:table-cell>
          <table:table-cell table:style-name="ce33" table:formula="of:=AVERAGE([.D724];[.D711];[.D697];[.D684];[.D670];[.D642];[.D629];[.D615];[.D602];[.D588])" office:value-type="float" office:value="16.1288111666667" calcext:value-type="float">
            <text:p>16.1</text:p>
          </table:table-cell>
          <table:table-cell table:style-name="ce33" table:formula="of:=[.D735]" office:value-type="float" office:value="16.1288111666667" calcext:value-type="float">
            <text:p>16.1</text:p>
          </table:table-cell>
          <table:table-cell table:style-name="ce55" table:number-columns-repeated="2"/>
          <table:table-cell table:style-name="ce61"/>
          <table:table-cell table:style-name="ce33" table:formula="of:=AVERAGE([.H724];[.H711];[.H697];[.H684];[.H670];[.H642];[.H629];[.H615];[.H602];[.H588])" office:value-type="float" office:value="-84326.2013069575" calcext:value-type="float">
            <text:p>-84326.2</text:p>
          </table:table-cell>
          <table:table-cell table:style-name="ce70" table:formula="of:=AVERAGE([.I724];[.I711];[.I697];[.I684];[.I670];[.I642];[.I629];[.I615];[.I602];[.I588])" office:value-type="float" office:value="-1.02311569202003" calcext:value-type="float">
            <text:p>-1.02312</text:p>
          </table:table-cell>
          <table:table-cell table:style-name="ce55" table:number-columns-repeated="2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 table:formula="of:=AVERAGE([.B725];[.B712];[.B698];[.B685];[.B671];[.B643];[.B630];[.B616];[.B603];[.B589])" office:value-type="float" office:value="164597.412717901" calcext:value-type="float">
            <text:p>164597.4</text:p>
          </table:table-cell>
          <table:table-cell table:style-name="ce33" table:formula="of:=AVERAGE([.C725];[.C712];[.C698];[.C685];[.C671];[.C643];[.C630];[.C616];[.C603];[.C589])" office:value-type="float" office:value="5.2" calcext:value-type="float">
            <text:p>5.2</text:p>
          </table:table-cell>
          <table:table-cell table:style-name="ce33" table:formula="of:=AVERAGE([.D725];[.D712];[.D698];[.D685];[.D671];[.D643];[.D630];[.D616];[.D603];[.D589])" office:value-type="float" office:value="168.5097788" calcext:value-type="float">
            <text:p>168.5</text:p>
          </table:table-cell>
          <table:table-cell table:style-name="ce33" table:formula="of:=[.D736]+[.D735]" office:value-type="float" office:value="184.638589966667" calcext:value-type="float">
            <text:p>184.6</text:p>
          </table:table-cell>
          <table:table-cell table:style-name="ce33" table:formula="of:=AVERAGE([.E725];[.E712];[.E698];[.E685];[.E671];[.E643];[.E630];[.E616];[.E603];[.E589])" office:value-type="float" office:value="106.4618637" calcext:value-type="float">
            <text:p>106.5</text:p>
          </table:table-cell>
          <table:table-cell table:style-name="ce33" table:formula="of:=AVERAGE([.F725];[.F712];[.F698];[.F685];[.F671];[.F643];[.F630];[.F616];[.F603];[.F589])" office:value-type="float" office:value="235.2246887" calcext:value-type="float">
            <text:p>235.2</text:p>
          </table:table-cell>
          <table:table-cell table:style-name="ce33" table:formula="of:=AVERAGE([.G725];[.G712];[.G698];[.G685];[.G671];[.G643];[.G630];[.G616];[.G603];[.G589])" office:value-type="float" office:value="4346.47820464018" calcext:value-type="float">
            <text:p>4346.5</text:p>
          </table:table-cell>
          <table:table-cell table:style-name="ce33" table:formula="of:=AVERAGE([.H725];[.H712];[.H698];[.H685];[.H671];[.H643];[.H630];[.H616];[.H603];[.H589])" office:value-type="float" office:value="-82149.175402208" calcext:value-type="float">
            <text:p>-82149.2</text:p>
          </table:table-cell>
          <table:table-cell table:style-name="ce70" table:formula="of:=AVERAGE([.I725];[.I712];[.I698];[.I685];[.I671];[.I643];[.I630];[.I616];[.I603];[.I589])" office:value-type="float" office:value="-0.996525020678982" calcext:value-type="float">
            <text:p>-0.99653</text:p>
          </table:table-cell>
          <table:table-cell table:style-name="ce33" table:formula="of:=[.D736]+[.F736]+[.G736]" office:value-type="float" office:value="510.1963312" calcext:value-type="float">
            <text:p>510.2</text:p>
          </table:table-cell>
          <table:table-cell table:style-name="ce33"/>
          <table:table-cell table:style-name="ce76"/>
          <table:table-cell table:style-name="ce20" table:number-columns-repeated="1005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 table:formula="of:=AVERAGE([.B726];[.B713];[.B699];[.B686];[.B672];[.B644];[.B631];[.B617];[.B604];[.B590])" office:value-type="float" office:value="88866.4707682939" calcext:value-type="float">
            <text:p>88866.5</text:p>
          </table:table-cell>
          <table:table-cell table:style-name="ce33" table:formula="of:=AVERAGE([.C726];[.C713];[.C699];[.C686];[.C672];[.C644];[.C631];[.C617];[.C604];[.C590])" office:value-type="float" office:value="11.4" calcext:value-type="float">
            <text:p>11.4</text:p>
          </table:table-cell>
          <table:table-cell table:style-name="ce33" table:formula="of:=AVERAGE([.D726];[.D713];[.D699];[.D686];[.D672];[.D644];[.D631];[.D617];[.D604];[.D590])" office:value-type="float" office:value="311.9063082" calcext:value-type="float">
            <text:p>311.9</text:p>
          </table:table-cell>
          <table:table-cell table:style-name="ce33" table:formula="of:=[.D737]+[.D735]" office:value-type="float" office:value="328.035119366667" calcext:value-type="float">
            <text:p>328.0</text:p>
          </table:table-cell>
          <table:table-cell table:style-name="ce33" table:formula="of:=AVERAGE([.E726];[.E713];[.E699];[.E686];[.E672];[.E644];[.E631];[.E617];[.E604];[.E590])" office:value-type="float" office:value="168.7906534" calcext:value-type="float">
            <text:p>168.8</text:p>
          </table:table-cell>
          <table:table-cell table:style-name="ce33" table:formula="of:=AVERAGE([.F726];[.F713];[.F699];[.F686];[.F672];[.F644];[.F631];[.F617];[.F604];[.F590])" office:value-type="float" office:value="205.9710556" calcext:value-type="float">
            <text:p>206.0</text:p>
          </table:table-cell>
          <table:table-cell table:style-name="ce33" table:formula="of:=AVERAGE([.G726];[.G713];[.G699];[.G686];[.G672];[.G644];[.G631];[.G617];[.G604];[.G590])" office:value-type="float" office:value="-5921.12991991782" calcext:value-type="float">
            <text:p>-5921.1</text:p>
          </table:table-cell>
          <table:table-cell table:style-name="ce33" table:formula="of:=AVERAGE([.H726];[.H713];[.H699];[.H686];[.H672];[.H644];[.H631];[.H617];[.H604];[.H590])" office:value-type="float" office:value="-6418.23345260099" calcext:value-type="float">
            <text:p>-6418.2</text:p>
          </table:table-cell>
          <table:table-cell table:style-name="ce70" table:formula="of:=AVERAGE([.I726];[.I713];[.I699];[.I686];[.I672];[.I644];[.I631];[.I617];[.I604];[.I590])" office:value-type="float" office:value="-0.0778604103341239" calcext:value-type="float">
            <text:p>-0.07786</text:p>
          </table:table-cell>
          <table:table-cell table:style-name="ce33" table:formula="of:=[.D737]+[.F737]+[.G737]" office:value-type="float" office:value="686.6680172" calcext:value-type="float">
            <text:p>686.7</text:p>
          </table:table-cell>
          <table:table-cell table:style-name="ce33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 table:formula="of:=AVERAGE([.B727];[.B714];[.B700];[.B687];[.B673];[.B645];[.B632];[.B618];[.B605];[.B591])" office:value-type="float" office:value="85236.7319183044" calcext:value-type="float">
            <text:p>85236.7</text:p>
          </table:table-cell>
          <table:table-cell table:style-name="ce33" table:formula="of:=AVERAGE([.C727];[.C714];[.C700];[.C687];[.C673];[.C645];[.C632];[.C618];[.C605];[.C591])" office:value-type="float" office:value="16.3" calcext:value-type="float">
            <text:p>16.3</text:p>
          </table:table-cell>
          <table:table-cell table:style-name="ce33" table:formula="of:=AVERAGE([.D727];[.D714];[.D700];[.D687];[.D673];[.D645];[.D632];[.D618];[.D605];[.D591])" office:value-type="float" office:value="418.6949201" calcext:value-type="float">
            <text:p>418.7</text:p>
          </table:table-cell>
          <table:table-cell table:style-name="ce33" table:formula="of:=[.D738]+[.D735]" office:value-type="float" office:value="434.823731266667" calcext:value-type="float">
            <text:p>434.8</text:p>
          </table:table-cell>
          <table:table-cell table:style-name="ce33" table:formula="of:=AVERAGE([.E727];[.E714];[.E700];[.E687];[.E673];[.E645];[.E632];[.E618];[.E605];[.E591])" office:value-type="float" office:value="201.4846364" calcext:value-type="float">
            <text:p>201.5</text:p>
          </table:table-cell>
          <table:table-cell table:style-name="ce33" table:formula="of:=AVERAGE([.F727];[.F714];[.F700];[.F687];[.F673];[.F645];[.F632];[.F618];[.F605];[.F591])" office:value-type="float" office:value="184.8322571" calcext:value-type="float">
            <text:p>184.8</text:p>
          </table:table-cell>
          <table:table-cell table:style-name="ce33" table:formula="of:=AVERAGE([.G727];[.G714];[.G700];[.G687];[.G673];[.G645];[.G632];[.G618];[.G605];[.G591])" office:value-type="float" office:value="-2413.76013583574" calcext:value-type="float">
            <text:p>-2413.8</text:p>
          </table:table-cell>
          <table:table-cell table:style-name="ce33" table:formula="of:=AVERAGE([.H727];[.H714];[.H700];[.H687];[.H673];[.H645];[.H632];[.H618];[.H605];[.H591])" office:value-type="float" office:value="-2788.4946026115" calcext:value-type="float">
            <text:p>-2788.5</text:p>
          </table:table-cell>
          <table:table-cell table:style-name="ce70" table:formula="of:=AVERAGE([.I727];[.I714];[.I700];[.I687];[.I673];[.I645];[.I632];[.I618];[.I605];[.I591])" office:value-type="float" office:value="-0.0338250305742513" calcext:value-type="float">
            <text:p>-0.03383</text:p>
          </table:table-cell>
          <table:table-cell table:style-name="ce33" table:formula="of:=[.D738]+[.F738]+[.G738]" office:value-type="float" office:value="805.0118136" calcext:value-type="float">
            <text:p>805.0</text:p>
          </table:table-cell>
          <table:table-cell table:style-name="ce33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 table:formula="of:=AVERAGE([.B728];[.B715];[.B701];[.B688];[.B674];[.B646];[.B633];[.B619];[.B606];[.B592])" office:value-type="float" office:value="83410.7085896987" calcext:value-type="float">
            <text:p>83410.7</text:p>
          </table:table-cell>
          <table:table-cell table:style-name="ce33" table:formula="of:=AVERAGE([.C728];[.C715];[.C701];[.C688];[.C674];[.C646];[.C633];[.C619];[.C606];[.C592])" office:value-type="float" office:value="22" calcext:value-type="float">
            <text:p>22.0</text:p>
          </table:table-cell>
          <table:table-cell table:style-name="ce33" table:formula="of:=AVERAGE([.D728];[.D715];[.D701];[.D688];[.D674];[.D646];[.D633];[.D619];[.D606];[.D592])" office:value-type="float" office:value="389.9692562" calcext:value-type="float">
            <text:p>390.0</text:p>
          </table:table-cell>
          <table:table-cell table:style-name="ce33" table:formula="of:=[.D739]+[.D735]" office:value-type="float" office:value="406.098067366667" calcext:value-type="float">
            <text:p>406.1</text:p>
          </table:table-cell>
          <table:table-cell table:style-name="ce33" table:formula="of:=AVERAGE([.E728];[.E715];[.E701];[.E688];[.E674];[.E646];[.E633];[.E619];[.E606];[.E592])" office:value-type="float" office:value="200.9459649" calcext:value-type="float">
            <text:p>200.9</text:p>
          </table:table-cell>
          <table:table-cell table:style-name="ce33" table:formula="of:=AVERAGE([.F728];[.F715];[.F701];[.F688];[.F674];[.F646];[.F633];[.F619];[.F606];[.F592])" office:value-type="float" office:value="188.2640918" calcext:value-type="float">
            <text:p>188.3</text:p>
          </table:table-cell>
          <table:table-cell table:style-name="ce33" table:formula="of:=AVERAGE([.G728];[.G715];[.G701];[.G688];[.G674];[.G646];[.G633];[.G619];[.G606];[.G592])" office:value-type="float" office:value="-724.405719871266" calcext:value-type="float">
            <text:p>-724.4</text:p>
          </table:table-cell>
          <table:table-cell table:style-name="ce33" table:formula="of:=AVERAGE([.H728];[.H715];[.H701];[.H688];[.H674];[.H646];[.H633];[.H619];[.H606];[.H592])" office:value-type="float" office:value="-962.471274005881" calcext:value-type="float">
            <text:p>-962.5</text:p>
          </table:table-cell>
          <table:table-cell table:style-name="ce70" table:formula="of:=AVERAGE([.I728];[.I715];[.I701];[.I688];[.I674];[.I646];[.I633];[.I619];[.I606];[.I592])" office:value-type="float" office:value="-0.0116479278853162" calcext:value-type="float">
            <text:p>-0.01165</text:p>
          </table:table-cell>
          <table:table-cell table:style-name="ce33" table:formula="of:=[.D739]+[.F739]+[.G739]" office:value-type="float" office:value="779.1793129" calcext:value-type="float">
            <text:p>779.2</text:p>
          </table:table-cell>
          <table:table-cell table:style-name="ce33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 table:formula="of:=AVERAGE([.B729];[.B716];[.B702];[.B689];[.B675];[.B647];[.B634];[.B620];[.B607];[.B593])" office:value-type="float" office:value="82664.140883124" calcext:value-type="float">
            <text:p>82664.1</text:p>
          </table:table-cell>
          <table:table-cell table:style-name="ce33" table:formula="of:=AVERAGE([.C729];[.C716];[.C702];[.C689];[.C675];[.C647];[.C634];[.C620];[.C607];[.C593])" office:value-type="float" office:value="27.7" calcext:value-type="float">
            <text:p>27.7</text:p>
          </table:table-cell>
          <table:table-cell table:style-name="ce33" table:formula="of:=AVERAGE([.D729];[.D716];[.D702];[.D689];[.D675];[.D647];[.D634];[.D620];[.D607];[.D593])" office:value-type="float" office:value="481.372222" calcext:value-type="float">
            <text:p>481.4</text:p>
          </table:table-cell>
          <table:table-cell table:style-name="ce33" table:formula="of:=[.D740]+[.D735]" office:value-type="float" office:value="497.501033166667" calcext:value-type="float">
            <text:p>497.5</text:p>
          </table:table-cell>
          <table:table-cell table:style-name="ce33" table:formula="of:=AVERAGE([.E729];[.E716];[.E702];[.E689];[.E675];[.E647];[.E634];[.E620];[.E607];[.E593])" office:value-type="float" office:value="263.2025488" calcext:value-type="float">
            <text:p>263.2</text:p>
          </table:table-cell>
          <table:table-cell table:style-name="ce33" table:formula="of:=AVERAGE([.F729];[.F716];[.F702];[.F689];[.F675];[.F647];[.F634];[.F620];[.F607];[.F593])" office:value-type="float" office:value="197.964044" calcext:value-type="float">
            <text:p>198.0</text:p>
          </table:table-cell>
          <table:table-cell table:style-name="ce33" table:formula="of:=AVERAGE([.G729];[.G716];[.G702];[.G689];[.G675];[.G647];[.G634];[.G620];[.G607];[.G593])" office:value-type="float" office:value="-18.0044784445903" calcext:value-type="float">
            <text:p>-18.0</text:p>
          </table:table-cell>
          <table:table-cell table:style-name="ce33" table:formula="of:=AVERAGE([.H729];[.H716];[.H702];[.H689];[.H675];[.H647];[.H634];[.H620];[.H607];[.H593])" office:value-type="float" office:value="-215.903567431154" calcext:value-type="float">
            <text:p>-215.9</text:p>
          </table:table-cell>
          <table:table-cell table:style-name="ce70" table:formula="of:=AVERAGE([.I729];[.I716];[.I702];[.I689];[.I675];[.I647];[.I634];[.I620];[.I607];[.I593])" office:value-type="float" office:value="-0.00255953086470954" calcext:value-type="float">
            <text:p>-0.00256</text:p>
          </table:table-cell>
          <table:table-cell table:style-name="ce33" table:formula="of:=[.D740]+[.F740]+[.G740]" office:value-type="float" office:value="942.5388148" calcext:value-type="float">
            <text:p>942.5</text:p>
          </table:table-cell>
          <table:table-cell table:style-name="ce33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3" table:formula="of:=AVERAGE([.B730];[.B717];[.B703];[.B690];[.B676];[.B648];[.B635];[.B621];[.B608];[.B594])" office:value-type="float" office:value="82499.6307916832" calcext:value-type="float">
            <text:p>82499.6</text:p>
          </table:table-cell>
          <table:table-cell table:style-name="ce33" table:formula="of:=AVERAGE([.C730];[.C717];[.C703];[.C690];[.C676];[.C648];[.C635];[.C621];[.C608];[.C594])" office:value-type="float" office:value="100" calcext:value-type="float">
            <text:p>100.0</text:p>
          </table:table-cell>
          <table:table-cell table:style-name="ce33" table:formula="of:=AVERAGE([.D730];[.D717];[.D703];[.D690];[.D676];[.D648];[.D635];[.D621];[.D608];[.D594])" office:value-type="float" office:value="1169.12517975" calcext:value-type="float">
            <text:p>1169.1</text:p>
          </table:table-cell>
          <table:table-cell table:style-name="ce33" table:formula="of:=[.D741]+[.D735]" office:value-type="float" office:value="1185.25399091667" calcext:value-type="float">
            <text:p>1185.3</text:p>
          </table:table-cell>
          <table:table-cell table:style-name="ce55" table:number-columns-repeated="4"/>
          <table:table-cell table:style-name="ce66"/>
          <table:table-cell table:style-name="ce33" table:formula="of:=[.D741]" office:value-type="float" office:value="1169.12517975" calcext:value-type="float">
            <text:p>1169.1</text:p>
          </table:table-cell>
          <table:table-cell table:style-name="ce36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Average, LF converge: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16" office:value-type="string" calcext:value-type="string">
            <text:p>QoI</text:p>
          </table:table-cell>
          <table:table-cell table:style-name="ce16" office:value-type="string" calcext:value-type="string">
            <text:p>% HF</text:p>
          </table:table-cell>
          <table:table-cell table:style-name="ce16" office:value-type="string" calcext:value-type="string">
            <text:p>inverse</text:p>
          </table:table-cell>
          <table:table-cell table:style-name="ce16" office:value-type="string" calcext:value-type="string">
            <text:p>inverse w/ LF</text:p>
          </table:table-cell>
          <table:table-cell table:style-name="ce16" office:value-type="string" calcext:value-type="string">
            <text:p>auxiliary</text:p>
          </table:table-cell>
          <table:table-cell table:style-name="ce16" office:value-type="string" calcext:value-type="string">
            <text:p>superadj</text:p>
          </table:table-cell>
          <table:table-cell table:style-name="ce16" office:value-type="string" calcext:value-type="string">
            <text:p>QoI error (estimated)</text:p>
          </table:table-cell>
          <table:table-cell table:style-name="ce16" office:value-type="string" calcext:value-type="string">
            <text:p>QoI error (actual)</text:p>
          </table:table-cell>
          <table:table-cell table:style-name="ce65" office:value-type="string" calcext:value-type="string">
            <text:p>relative QoI error (actual)</text:p>
          </table:table-cell>
          <table:table-cell table:style-name="ce16" office:value-type="string" calcext:value-type="string">
            <text:p>time (lin solves)</text:p>
          </table:table-cell>
          <table:table-cell table:style-name="ce16" office:value-type="string" calcext:value-type="string">
            <text:p>time (total)</text:p>
          </table:table-cell>
          <table:table-cell table:style-name="ce15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LF</text:p>
          </table:table-cell>
          <table:table-cell table:style-name="ce33" table:formula="of:=AVERAGE([.B711];[.B684];[.B629];[.B602])" office:value-type="float" office:value="165686.46549512" calcext:value-type="float">
            <text:p>165686.5</text:p>
          </table:table-cell>
          <table:table-cell table:style-name="ce33" table:formula="of:=[.C735]" office:value-type="float" office:value="0" calcext:value-type="float">
            <text:p>0.0</text:p>
          </table:table-cell>
          <table:table-cell table:style-name="ce33" table:number-columns-repeated="2"/>
          <table:table-cell table:style-name="ce55" table:number-columns-repeated="2"/>
          <table:table-cell table:style-name="ce61"/>
          <table:table-cell table:style-name="ce33"/>
          <table:table-cell table:style-name="ce70"/>
          <table:table-cell table:style-name="ce55" table:number-columns-repeated="2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1</text:p>
          </table:table-cell>
          <table:table-cell table:style-name="ce33"/>
          <table:table-cell table:style-name="ce33" table:formula="of:=[.C736]" office:value-type="float" office:value="5.2" calcext:value-type="float">
            <text:p>5.2</text:p>
          </table:table-cell>
          <table:table-cell table:style-name="ce33" table:number-columns-repeated="6"/>
          <table:table-cell table:style-name="ce70"/>
          <table:table-cell table:style-name="ce33" table:number-columns-repeated="2"/>
          <table:table-cell table:style-name="ce76"/>
          <table:table-cell table:style-name="ce20" table:number-columns-repeated="1005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2</text:p>
          </table:table-cell>
          <table:table-cell table:style-name="ce33"/>
          <table:table-cell table:style-name="ce33" table:formula="of:=[.C737]" office:value-type="float" office:value="11.4" calcext:value-type="float">
            <text:p>11.4</text:p>
          </table:table-cell>
          <table:table-cell table:style-name="ce33" table:number-columns-repeated="6"/>
          <table:table-cell table:style-name="ce70"/>
          <table:table-cell table:style-name="ce33" table:number-columns-repeated="2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3</text:p>
          </table:table-cell>
          <table:table-cell table:style-name="ce33"/>
          <table:table-cell table:style-name="ce33" table:formula="of:=[.C738]" office:value-type="float" office:value="16.3" calcext:value-type="float">
            <text:p>16.3</text:p>
          </table:table-cell>
          <table:table-cell table:style-name="ce33" table:number-columns-repeated="6"/>
          <table:table-cell table:style-name="ce70"/>
          <table:table-cell table:style-name="ce33" table:number-columns-repeated="2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4</text:p>
          </table:table-cell>
          <table:table-cell table:style-name="ce33"/>
          <table:table-cell table:style-name="ce33" table:formula="of:=[.C739]" office:value-type="float" office:value="22" calcext:value-type="float">
            <text:p>22.0</text:p>
          </table:table-cell>
          <table:table-cell table:style-name="ce33" table:number-columns-repeated="6"/>
          <table:table-cell table:style-name="ce70"/>
          <table:table-cell table:style-name="ce33" table:number-columns-repeated="2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MF05</text:p>
          </table:table-cell>
          <table:table-cell table:style-name="ce33"/>
          <table:table-cell table:style-name="ce33" table:formula="of:=[.C740]" office:value-type="float" office:value="27.7" calcext:value-type="float">
            <text:p>27.7</text:p>
          </table:table-cell>
          <table:table-cell table:style-name="ce33" table:number-columns-repeated="6"/>
          <table:table-cell table:style-name="ce70"/>
          <table:table-cell table:style-name="ce33" table:number-columns-repeated="2"/>
          <table:table-cell table:style-name="ce20" table:number-columns-repeated="1006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HF</text:p>
          </table:table-cell>
          <table:table-cell table:style-name="ce33"/>
          <table:table-cell table:style-name="ce33" table:formula="of:=[.C741]" office:value-type="float" office:value="100" calcext:value-type="float">
            <text:p>100.0</text:p>
          </table:table-cell>
          <table:table-cell table:style-name="ce33" table:number-columns-repeated="2"/>
          <table:table-cell table:style-name="ce55" table:number-columns-repeated="4"/>
          <table:table-cell table:style-name="ce66"/>
          <table:table-cell table:style-name="ce33"/>
          <table:table-cell table:style-name="ce36"/>
          <table:table-cell table:style-name="ce20" table:number-columns-repeated="1006"/>
          <table:table-cell table:style-name="Default" table:number-columns-repeated="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ce7"/>
        <table:table-column table:style-name="co12" table:default-cell-style-name="ce8"/>
        <table:table-column table:style-name="co13" table:default-cell-style-name="ce8"/>
        <table:table-column table:style-name="co11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6" table:number-columns-repeated="2" table:default-cell-style-name="ce8"/>
        <table:table-column table:style-name="co11" table:number-columns-repeated="3" table:default-cell-style-name="ce8"/>
        <table:table-column table:style-name="co17" table:default-cell-style-name="ce8"/>
        <table:table-column table:style-name="co11" table:default-cell-style-name="ce8"/>
        <table:table-column table:style-name="co18" table:default-cell-style-name="ce8"/>
        <table:table-column table:style-name="co19" table:number-columns-repeated="3" table:default-cell-style-name="ce8"/>
        <table:table-column table:style-name="co3" table:number-columns-repeated="1005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88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89" office:value-type="string" calcext:value-type="string" table:number-columns-spanned="4" table:number-rows-spanned="1">
            <text:p>*runs in paper tables 2 and 3 (hash 77e59d)</text:p>
          </table:table-cell>
          <table:covered-table-cell table:number-columns-repeated="3" table:style-name="ce2"/>
          <table:table-cell table:style-name="ce2" table:number-columns-repeated="1018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89" office:value-type="string" calcext:value-type="string" table:number-columns-spanned="3" table:number-rows-spanned="1">
            <text:p>(zero init guess for aux and superadj)</text:p>
          </table:table-cell>
          <table:covered-table-cell table:number-columns-repeated="2" table:style-name="ce2"/>
          <table:table-cell table:style-name="ce2" table:number-columns-repeated="1018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shifted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2" table:number-columns-repeated="1022"/>
          <table:table-cell table:style-name="ce45"/>
        </table:table-row>
        <table:table-row table:style-name="ro1">
          <table:table-cell table:style-name="ce1"/>
          <table:table-cell table:style-name="ce90" office:value-type="string" calcext:value-type="string" table:number-columns-spanned="5" table:number-rows-spanned="1">
            <text:p>inv</text:p>
          </table:table-cell>
          <table:covered-table-cell table:number-columns-repeated="4" table:style-name="ce3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" table:number-columns-repeated="1011"/>
          <table:table-cell table:style-name="ce45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ime/NL ite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1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12" office:value-type="float" office:value="34" calcext:value-type="float">
            <text:p>34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table:formula="of:=[.D12]/[.B12]" office:value-type="float" office:value="80" calcext:value-type="float">
            <text:p>80</text:p>
          </table:table-cell>
          <table:table-cell table:style-name="ce21" table:formula="of:=[.D12]/[.C12]" office:value-type="float" office:value="4.70588235294118" calcext:value-type="float">
            <text:p>4.7058823529</text:p>
          </table:table-cell>
          <table:table-cell table:style-name="ce48" table:number-columns-repeated="6"/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9+19+19+14" office:value-type="float" office:value="71" calcext:value-type="float">
            <text:p>71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table:formula="of:=[.D13]/[.B13]" office:value-type="float" office:value="65" calcext:value-type="float">
            <text:p>65</text:p>
          </table:table-cell>
          <table:table-cell table:style-name="ce21" table:formula="of:=[.D13]/[.C13]" office:value-type="float" office:value="3.66197183098592" calcext:value-type="float">
            <text:p>3.6619718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8+8" office:value-type="float" office:value="16" calcext:value-type="float">
            <text:p>16</text:p>
          </table:table-cell>
          <table:table-cell table:style-name="ce21" office:value-type="float" office:value="285" calcext:value-type="float">
            <text:p>285</text:p>
          </table:table-cell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9+18+24+20" office:value-type="float" office:value="81" calcext:value-type="float">
            <text:p>81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table:formula="of:=[.D14]/[.B14]" office:value-type="float" office:value="91.25" calcext:value-type="float">
            <text:p>91.25</text:p>
          </table:table-cell>
          <table:table-cell table:style-name="ce21" table:formula="of:=[.D14]/[.C14]" office:value-type="float" office:value="4.50617283950617" calcext:value-type="float">
            <text:p>4.506172839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4+24" office:value-type="float" office:value="48" calcext:value-type="float">
            <text:p>48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office:value-type="float" office:value="290" calcext:value-type="float">
            <text:p>290</text:p>
          </table:table-cell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9+21+20+17" office:value-type="float" office:value="77" calcext:value-type="float">
            <text:p>77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table:formula="of:=[.D15]/[.B15]" office:value-type="float" office:value="62.5" calcext:value-type="float">
            <text:p>62.5</text:p>
          </table:table-cell>
          <table:table-cell table:style-name="ce21" table:formula="of:=[.D15]/[.C15]" office:value-type="float" office:value="3.24675324675325" calcext:value-type="float">
            <text:p>3.246753246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20" office:value-type="float" office:value="39" calcext:value-type="float">
            <text:p>39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9+10" office:value-type="float" office:value="19" calcext:value-type="float">
            <text:p>19</text:p>
          </table:table-cell>
          <table:table-cell table:style-name="ce21" office:value-type="float" office:value="315" calcext:value-type="float">
            <text:p>315</text:p>
          </table:table-cell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8+18+17+15" office:value-type="float" office:value="68" calcext:value-type="float">
            <text:p>68</text:p>
          </table:table-cell>
          <table:table-cell table:style-name="ce21" office:value-type="float" office:value="275" calcext:value-type="float">
            <text:p>275</text:p>
          </table:table-cell>
          <table:table-cell table:style-name="ce21" table:formula="of:=[.D16]/[.B16]" office:value-type="float" office:value="68.75" calcext:value-type="float">
            <text:p>68.75</text:p>
          </table:table-cell>
          <table:table-cell table:style-name="ce21" table:formula="of:=[.D16]/[.C16]" office:value-type="float" office:value="4.04411764705882" calcext:value-type="float">
            <text:p>4.044117647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+17" office:value-type="float" office:value="34" calcext:value-type="float">
            <text:p>34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8+8" office:value-type="float" office:value="16" calcext:value-type="float">
            <text:p>16</text:p>
          </table:table-cell>
          <table:table-cell table:style-name="ce21" office:value-type="float" office:value="225" calcext:value-type="float">
            <text:p>225</text:p>
          </table:table-cell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7+16+17+14" office:value-type="float" office:value="64" calcext:value-type="float">
            <text:p>64</text:p>
          </table:table-cell>
          <table:table-cell table:style-name="ce21" office:value-type="float" office:value="245" calcext:value-type="float">
            <text:p>245</text:p>
          </table:table-cell>
          <table:table-cell table:style-name="ce21" table:formula="of:=[.D17]/[.B17]" office:value-type="float" office:value="61.25" calcext:value-type="float">
            <text:p>61.25</text:p>
          </table:table-cell>
          <table:table-cell table:style-name="ce21" table:formula="of:=[.D17]/[.C17]" office:value-type="float" office:value="3.828125" calcext:value-type="float">
            <text:p>3.82812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5+16" office:value-type="float" office:value="31" calcext:value-type="float">
            <text:p>31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7+7" office:value-type="float" office:value="14" calcext:value-type="float">
            <text:p>14</text:p>
          </table:table-cell>
          <table:table-cell table:style-name="ce21" office:value-type="float" office:value="225" calcext:value-type="float">
            <text:p>225</text:p>
          </table:table-cell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16+15+15+13+7" office:value-type="float" office:value="66" calcext:value-type="float">
            <text:p>66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table:formula="of:=[.D18]/[.B18]" office:value-type="float" office:value="57" calcext:value-type="float">
            <text:p>57</text:p>
          </table:table-cell>
          <table:table-cell table:style-name="ce21" table:formula="of:=[.D18]/[.C18]" office:value-type="float" office:value="4.31818181818182" calcext:value-type="float">
            <text:p>4.318181818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4+14" office:value-type="float" office:value="28" calcext:value-type="float">
            <text:p>28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7+8" office:value-type="float" office:value="15" calcext:value-type="float">
            <text:p>15</text:p>
          </table:table-cell>
          <table:table-cell table:style-name="ce21" office:value-type="float" office:value="225" calcext:value-type="float">
            <text:p>225</text:p>
          </table:table-cell>
          <table:table-cell table:style-name="ce2" table:number-columns-repeated="1011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7+8+8+8+8+6" office:value-type="float" office:value="45" calcext:value-type="float">
            <text:p>45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table:formula="of:=[.D19]/[.B19]" office:value-type="float" office:value="58.3333333333333" calcext:value-type="float">
            <text:p>58.3333333333</text:p>
          </table:table-cell>
          <table:table-cell table:style-name="ce21" table:formula="of:=[.D19]/[.C19]" office:value-type="float" office:value="7.77777777777778" calcext:value-type="float">
            <text:p>7.7777777778</text:p>
          </table:table-cell>
          <table:table-cell table:style-name="ce48" table:number-columns-repeated="6"/>
          <table:table-cell table:style-name="ce2" table:number-columns-repeated="1011"/>
          <table:table-cell table:style-name="ce45"/>
        </table:table-row>
        <table:table-row table:style-name="ro1">
          <table:table-cell table:style-name="ce1"/>
          <table:table-cell table:style-name="ce91" office:value-type="string" calcext:value-type="string" table:number-columns-spanned="3" table:number-rows-spanned="1">
            <text:p>inv (first NL iter)</text:p>
          </table:table-cell>
          <table:covered-table-cell table:number-columns-repeated="2" table:style-name="ce1"/>
          <table:table-cell table:style-name="ce107" office:value-type="string" calcext:value-type="string" table:number-columns-spanned="3" table:number-rows-spanned="1">
            <text:p>inv (second NL iter)</text:p>
          </table:table-cell>
          <table:covered-table-cell table:number-columns-repeated="2" table:style-name="ce1"/>
          <table:table-cell table:style-name="ce107" office:value-type="string" calcext:value-type="string" table:number-columns-spanned="3" table:number-rows-spanned="1">
            <text:p>inv (third NL iter)</text:p>
          </table:table-cell>
          <table:covered-table-cell table:number-columns-repeated="2" table:style-name="ce1"/>
          <table:table-cell table:style-name="ce84" office:value-type="string" calcext:value-type="string" table:number-columns-spanned="3" table:number-rows-spanned="1">
            <text:p>inv (fourth NL iter)</text:p>
          </table:table-cell>
          <table:covered-table-cell table:number-columns-repeated="2" table:style-name="ce1"/>
          <table:table-cell table:style-name="ce2" table:number-columns-repeated="1010"/>
          <table:table-cell table:style-name="ce45"/>
        </table:table-row>
        <table:table-row table:style-name="ro1">
          <table:table-cell table:style-name="ce3"/>
          <table:table-cell table:style-name="ce3" office:value-type="string" calcext:value-type="string">
            <text:p>KSP iters</text:p>
          </table:table-cell>
          <table:table-cell table:style-name="ce90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90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90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90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19" calcext:value-type="float">
            <text:p>19</text:p>
          </table:table-cell>
          <table:table-cell table:style-name="ce98" office:value-type="float" office:value="112" calcext:value-type="float" table:number-columns-spanned="2" table:number-rows-spanned="1">
            <text:p>112</text:p>
          </table:table-cell>
          <table:covered-table-cell table:style-name="ce104"/>
          <table:table-cell table:style-name="ce21" office:value-type="float" office:value="19" calcext:value-type="float">
            <text:p>19</text:p>
          </table:table-cell>
          <table:table-cell table:style-name="ce98" table:formula="of:=169-[.C22]" office:value-type="float" office:value="57" calcext:value-type="float" table:number-columns-spanned="2" table:number-rows-spanned="1">
            <text:p>57</text:p>
          </table:table-cell>
          <table:covered-table-cell table:style-name="ce104"/>
          <table:table-cell table:style-name="ce21" office:value-type="float" office:value="19" calcext:value-type="float">
            <text:p>19</text:p>
          </table:table-cell>
          <table:table-cell table:style-name="ce98" table:formula="of:=210-[.F22]-[.C22]" office:value-type="float" office:value="41" calcext:value-type="float" table:number-columns-spanned="2" table:number-rows-spanned="1">
            <text:p>41</text:p>
          </table:table-cell>
          <table:covered-table-cell table:style-name="ce104"/>
          <table:table-cell table:style-name="ce21" office:value-type="float" office:value="14" calcext:value-type="float">
            <text:p>14</text:p>
          </table:table-cell>
          <table:table-cell table:style-name="ce98" table:formula="of:=250-[.I22]-[.F22]-[.C22]" office:value-type="float" office:value="40" calcext:value-type="float" table:number-columns-spanned="2" table:number-rows-spanned="1">
            <text:p>40</text:p>
          </table:table-cell>
          <table:covered-table-cell table:style-name="ce104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19" calcext:value-type="float">
            <text:p>19</text:p>
          </table:table-cell>
          <table:table-cell table:style-name="ce98" office:value-type="float" office:value="112" calcext:value-type="float" table:number-columns-spanned="2" table:number-rows-spanned="1">
            <text:p>112</text:p>
          </table:table-cell>
          <table:covered-table-cell table:style-name="ce104"/>
          <table:table-cell table:style-name="ce21" office:value-type="float" office:value="18" calcext:value-type="float">
            <text:p>18</text:p>
          </table:table-cell>
          <table:table-cell table:style-name="ce98" table:formula="of:=170-[.C23]" office:value-type="float" office:value="58" calcext:value-type="float" table:number-columns-spanned="2" table:number-rows-spanned="1">
            <text:p>58</text:p>
          </table:table-cell>
          <table:covered-table-cell table:style-name="ce104"/>
          <table:table-cell table:style-name="ce21" office:value-type="float" office:value="24" calcext:value-type="float">
            <text:p>24</text:p>
          </table:table-cell>
          <table:table-cell table:style-name="ce98" table:formula="of:=261-[.F23]-[.C23]" office:value-type="float" office:value="91" calcext:value-type="float" table:number-columns-spanned="2" table:number-rows-spanned="1">
            <text:p>91</text:p>
          </table:table-cell>
          <table:covered-table-cell table:style-name="ce104"/>
          <table:table-cell table:style-name="ce21" office:value-type="float" office:value="20" calcext:value-type="float">
            <text:p>20</text:p>
          </table:table-cell>
          <table:table-cell table:style-name="ce98" table:formula="of:=350-[.I23]-[.F23]-[.C23]" office:value-type="float" office:value="89" calcext:value-type="float" table:number-columns-spanned="2" table:number-rows-spanned="1">
            <text:p>89</text:p>
          </table:table-cell>
          <table:covered-table-cell table:style-name="ce104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19" calcext:value-type="float">
            <text:p>19</text:p>
          </table:table-cell>
          <table:table-cell table:style-name="ce98" office:value-type="float" office:value="112" calcext:value-type="float" table:number-columns-spanned="2" table:number-rows-spanned="1">
            <text:p>112</text:p>
          </table:table-cell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 office:value-type="float" office:value="18" calcext:value-type="float">
            <text:p>18</text:p>
          </table:table-cell>
          <table:table-cell table:style-name="ce98" office:value-type="float" office:value="112" calcext:value-type="float" table:number-columns-spanned="2" table:number-rows-spanned="1">
            <text:p>112</text:p>
          </table:table-cell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21" office:value-type="float" office:value="17" calcext:value-type="float">
            <text:p>17</text:p>
          </table:table-cell>
          <table:table-cell table:style-name="ce98" office:value-type="float" office:value="112" calcext:value-type="float" table:number-columns-spanned="2" table:number-rows-spanned="1">
            <text:p>112</text:p>
          </table:table-cell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21" office:value-type="float" office:value="16" calcext:value-type="float">
            <text:p>16</text:p>
          </table:table-cell>
          <table:table-cell table:style-name="ce98" office:value-type="float" office:value="111" calcext:value-type="float" table:number-columns-spanned="2" table:number-rows-spanned="1">
            <text:p>111</text:p>
          </table:table-cell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21"/>
          <table:table-cell table:style-name="ce98" table:number-columns-spanned="2" table:number-rows-spanned="1"/>
          <table:covered-table-cell table:style-name="ce104"/>
          <table:table-cell table:style-name="ce111"/>
          <table:table-cell table:style-name="ce2"/>
          <table:table-cell table:style-name="ce111"/>
          <table:table-cell table:style-name="ce2" table:number-columns-repeated="1007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7" calcext:value-type="float">
            <text:p>7</text:p>
          </table:table-cell>
          <table:table-cell table:style-name="ce98" office:value-type="float" office:value="109" calcext:value-type="float" table:number-columns-spanned="2" table:number-rows-spanned="1">
            <text:p>109</text:p>
          </table:table-cell>
          <table:covered-table-cell table:style-name="ce104"/>
          <table:table-cell table:style-name="ce21" office:value-type="float" office:value="8" calcext:value-type="float">
            <text:p>8</text:p>
          </table:table-cell>
          <table:table-cell table:style-name="ce98" table:formula="of:=177-[.C28]" office:value-type="float" office:value="68" calcext:value-type="float" table:number-columns-spanned="2" table:number-rows-spanned="1">
            <text:p>68</text:p>
          </table:table-cell>
          <table:covered-table-cell table:style-name="ce104"/>
          <table:table-cell table:style-name="ce21" office:value-type="float" office:value="8" calcext:value-type="float">
            <text:p>8</text:p>
          </table:table-cell>
          <table:table-cell table:style-name="ce98" table:formula="of:=215-[.F28]-[.C28]" office:value-type="float" office:value="38" calcext:value-type="float" table:number-columns-spanned="2" table:number-rows-spanned="1">
            <text:p>38</text:p>
          </table:table-cell>
          <table:covered-table-cell table:style-name="ce104"/>
          <table:table-cell table:style-name="ce21" office:value-type="float" office:value="8" calcext:value-type="float">
            <text:p>8</text:p>
          </table:table-cell>
          <table:table-cell table:style-name="ce98" table:formula="of:=254-[.I28]-[.F28]-[.C28]" office:value-type="float" office:value="39" calcext:value-type="float" table:number-columns-spanned="2" table:number-rows-spanned="1">
            <text:p>39</text:p>
          </table:table-cell>
          <table:covered-table-cell table:style-name="ce104"/>
          <table:table-cell table:style-name="ce111" office:value-type="float" office:value="8" calcext:value-type="float">
            <text:p>8</text:p>
          </table:table-cell>
          <table:table-cell table:style-name="ce2" table:formula="of:=292-[.L28]-[.I28]-[.F28]-[.C28]" office:value-type="float" office:value="38" calcext:value-type="float">
            <text:p>38</text:p>
          </table:table-cell>
          <table:table-cell table:style-name="ce111" office:value-type="float" office:value="6" calcext:value-type="float">
            <text:p>6</text:p>
          </table:table-cell>
          <table:table-cell table:style-name="ce2" table:formula="of:=330-[.O28]-[.L28]-[.I28]-[.F28]-[.C28]" office:value-type="float" office:value="38" calcext:value-type="float">
            <text:p>38</text:p>
          </table:table-cell>
          <table:table-cell table:style-name="ce2" table:number-columns-repeated="1006"/>
          <table:table-cell table:style-name="ce45"/>
        </table:table-row>
        <table:table-row table:style-name="ro1">
          <table:table-cell table:style-name="ce1"/>
          <table:table-cell table:style-name="ce89" office:value-type="string" calcext:value-type="string" table:number-columns-spanned="9" table:number-rows-spanned="1">
            <text:p>first Jac estimated cond number (-ksp_monitor_singular_value -ksp_gmres_modifiedgramschmidt -ksp_gmres_restart 2000 -pc_type none)</text:p>
          </table:table-cell>
          <table:covered-table-cell table:number-columns-repeated="8" table:style-name="ce2"/>
          <table:table-cell table:style-name="ce2" table:number-columns-repeated="1013"/>
          <table:table-cell table:style-name="ce45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string" calcext:value-type="string">
            <text:p>~68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string" calcext:value-type="string">
            <text:p>~82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string" calcext:value-type="string">
            <text:p>~80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/>
          <table:table-cell table:style-name="ce2" table:number-columns-repeated="1021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21"/>
          <table:table-cell table:style-name="ce2" table:number-columns-repeated="1021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21" office:value-type="string" calcext:value-type="string">
            <text:p>~75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string" calcext:value-type="string">
            <text:p>~28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2" table:number-columns-repeated="1022"/>
          <table:table-cell table:style-name="ce45"/>
        </table:table-row>
        <table:table-row table:style-name="ro1">
          <table:table-cell table:style-name="ce84" office:value-type="string" calcext:value-type="string" table:number-columns-spanned="10" table:number-rows-spanned="1">
            <text:p>*mixes from Measurements_shifted.dat, new inverse using Measurements_diri0_r4p2em3_bigdom.dat</text:p>
          </table:table-cell>
          <table:covered-table-cell table:number-columns-repeated="9" table:style-name="ce2"/>
          <table:table-cell table:style-name="ce2" table:number-columns-repeated="1013"/>
          <table:table-cell table:style-name="ce45"/>
        </table:table-row>
        <table:table-row table:style-name="ro1">
          <table:table-cell table:style-name="ce1"/>
          <table:table-cell table:style-name="ce90" office:value-type="string" calcext:value-type="string" table:number-columns-spanned="8" table:number-rows-spanned="1">
            <text:p>inv</text:p>
          </table:table-cell>
          <table:covered-table-cell table:number-columns-repeated="7" table:style-name="ce3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2"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4+13" office:value-type="float" office:value="37" calcext:value-type="float">
            <text:p>37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22663" calcext:value-type="float">
            <text:p>122663</text:p>
          </table:table-cell>
          <table:table-cell table:style-name="ce48"/>
          <table:table-cell table:style-name="ce21" table:formula="of:=(HFqoidiri-[.E41])" office:value-type="float" office:value="-11245" calcext:value-type="float">
            <text:p>-11245</text:p>
          </table:table-cell>
          <table:table-cell table:style-name="ce21" table:formula="of:=(HFqoidiri-[.E41])/HFqoidiri" office:value-type="float" office:value="-0.100926241720368" calcext:value-type="float">
            <text:p>-0.1009262417</text:p>
          </table:table-cell>
          <table:table-cell table:style-name="ce21" table:formula="of:=[.D41]/[.C41]" office:value-type="float" office:value="4.32432432432432" calcext:value-type="float">
            <text:p>4.3243243243</text:p>
          </table:table-cell>
          <table:table-cell table:style-name="ce48"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6+22+18" office:value-type="float" office:value="66" calcext:value-type="float">
            <text:p>66</text:p>
          </table:table-cell>
          <table:table-cell table:style-name="ce21" office:value-type="float" office:value="205" calcext:value-type="float">
            <text:p>205</text:p>
          </table:table-cell>
          <table:table-cell table:style-name="ce21" office:value-type="float" office:value="104593" calcext:value-type="float">
            <text:p>104593</text:p>
          </table:table-cell>
          <table:table-cell table:style-name="ce21" office:value-type="float" office:value="24087" calcext:value-type="float">
            <text:p>24087</text:p>
          </table:table-cell>
          <table:table-cell table:style-name="ce21" table:formula="of:=(HFqoidiri-[.E42])" office:value-type="float" office:value="6825" calcext:value-type="float">
            <text:p>6825</text:p>
          </table:table-cell>
          <table:table-cell table:style-name="ce21" table:formula="of:=(HFqoidiri-[.E42])/HFqoidiri" office:value-type="float" office:value="0.0612558114487785" calcext:value-type="float">
            <text:p>0.0612558114</text:p>
          </table:table-cell>
          <table:table-cell table:style-name="ce21" table:formula="of:=[.D42]/[.C42]" office:value-type="float" office:value="3.10606060606061" calcext:value-type="float">
            <text:p>3.106060606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4+45" office:value-type="float" office:value="89" calcext:value-type="float">
            <text:p>89</text:p>
          </table:table-cell>
          <table:table-cell table:style-name="ce21" office:value-type="float" office:value="330" calcext:value-type="float">
            <text:p>33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22+20+13" office:value-type="float" office:value="81" calcext:value-type="float">
            <text:p>81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97432" calcext:value-type="float">
            <text:p>97432</text:p>
          </table:table-cell>
          <table:table-cell table:style-name="ce21" office:value-type="float" office:value="-80074" calcext:value-type="float">
            <text:p>-80074</text:p>
          </table:table-cell>
          <table:table-cell table:style-name="ce21" table:formula="of:=(HFqoidiri-[.E43])" office:value-type="float" office:value="13986" calcext:value-type="float">
            <text:p>13986</text:p>
          </table:table-cell>
          <table:table-cell table:style-name="ce21" table:formula="of:=(HFqoidiri-[.E43])/HFqoidiri" office:value-type="float" office:value="0.125527293615035" calcext:value-type="float">
            <text:p>0.1255272936</text:p>
          </table:table-cell>
          <table:table-cell table:style-name="ce21" table:formula="of:=[.D43]/[.C43]" office:value-type="float" office:value="3.08641975308642" calcext:value-type="float">
            <text:p>3.08641975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4+34" office:value-type="float" office:value="68" calcext:value-type="float">
            <text:p>68</text:p>
          </table:table-cell>
          <table:table-cell table:style-name="ce21" office:value-type="float" office:value="270" calcext:value-type="float">
            <text:p>2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26+25+22" office:value-type="float" office:value="99" calcext:value-type="float">
            <text:p>99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93044" calcext:value-type="float">
            <text:p>93044</text:p>
          </table:table-cell>
          <table:table-cell table:style-name="ce21" office:value-type="float" office:value="-762774" calcext:value-type="float">
            <text:p>-762774</text:p>
          </table:table-cell>
          <table:table-cell table:style-name="ce21" table:formula="of:=(HFqoidiri-[.E44])" office:value-type="float" office:value="18374" calcext:value-type="float">
            <text:p>18374</text:p>
          </table:table-cell>
          <table:table-cell table:style-name="ce21" table:formula="of:=(HFqoidiri-[.E44])/HFqoidiri" office:value-type="float" office:value="0.164910517151627" calcext:value-type="float">
            <text:p>0.1649105172</text:p>
          </table:table-cell>
          <table:table-cell table:style-name="ce21" table:formula="of:=[.D44]/[.C44]" office:value-type="float" office:value="3.53535353535354" calcext:value-type="float">
            <text:p>3.535353535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6+26" office:value-type="float" office:value="52" calcext:value-type="float">
            <text:p>52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7+27" office:value-type="float" office:value="54" calcext:value-type="float">
            <text:p>54</text:p>
          </table:table-cell>
          <table:table-cell table:style-name="ce21" office:value-type="float" office:value="240" calcext:value-type="float">
            <text:p>24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27+33+33+32+26" office:value-type="float" office:value="151" calcext:value-type="float">
            <text:p>151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84789" calcext:value-type="float">
            <text:p>84789</text:p>
          </table:table-cell>
          <table:table-cell table:style-name="ce21" office:value-type="float" office:value="-1059225" calcext:value-type="float">
            <text:p>-1059225</text:p>
          </table:table-cell>
          <table:table-cell table:style-name="ce21" table:formula="of:=(HFqoidiri-[.E45])" office:value-type="float" office:value="26629" calcext:value-type="float">
            <text:p>26629</text:p>
          </table:table-cell>
          <table:table-cell table:style-name="ce21" table:formula="of:=(HFqoidiri-[.E45])/HFqoidiri" office:value-type="float" office:value="0.239000879570626" calcext:value-type="float">
            <text:p>0.2390008796</text:p>
          </table:table-cell>
          <table:table-cell table:style-name="ce21" table:formula="of:=[.D45]/[.C45]" office:value-type="float" office:value="2.18543046357616" calcext:value-type="float">
            <text:p>2.185430463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3+34" office:value-type="float" office:value="67" calcext:value-type="float">
            <text:p>67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4+35" office:value-type="float" office:value="69" calcext:value-type="float">
            <text:p>69</text:p>
          </table:table-cell>
          <table:table-cell table:style-name="ce21" office:value-type="float" office:value="245" calcext:value-type="float">
            <text:p>2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3+43+43+31+23" office:value-type="float" office:value="183" calcext:value-type="float">
            <text:p>183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00288" calcext:value-type="float">
            <text:p>100288</text:p>
          </table:table-cell>
          <table:table-cell table:style-name="ce21" office:value-type="float" office:value="14626" calcext:value-type="float">
            <text:p>14626</text:p>
          </table:table-cell>
          <table:table-cell table:style-name="ce21" table:formula="of:=(HFqoidiri-[.E46])" office:value-type="float" office:value="11130" calcext:value-type="float">
            <text:p>11130</text:p>
          </table:table-cell>
          <table:table-cell table:style-name="ce21" table:formula="of:=(HFqoidiri-[.E46])/HFqoidiri" office:value-type="float" office:value="0.0998940925164695" calcext:value-type="float">
            <text:p>0.0998940925</text:p>
          </table:table-cell>
          <table:table-cell table:style-name="ce21" table:formula="of:=[.D46]/[.C46]" office:value-type="float" office:value="1.91256830601093" calcext:value-type="float">
            <text:p>1.91256830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4+34" office:value-type="float" office:value="68" calcext:value-type="float">
            <text:p>68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2+32" office:value-type="float" office:value="64" calcext:value-type="float">
            <text:p>64</text:p>
          </table:table-cell>
          <table:table-cell table:style-name="ce21" office:value-type="float" office:value="270" calcext:value-type="float">
            <text:p>2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3+41+32+30+23" office:value-type="float" office:value="169" calcext:value-type="float">
            <text:p>169</text:p>
          </table:table-cell>
          <table:table-cell table:style-name="ce21" office:value-type="float" office:value="355" calcext:value-type="float">
            <text:p>355</text:p>
          </table:table-cell>
          <table:table-cell table:style-name="ce21" office:value-type="float" office:value="105593" calcext:value-type="float">
            <text:p>105593</text:p>
          </table:table-cell>
          <table:table-cell table:style-name="ce21" office:value-type="float" office:value="8984" calcext:value-type="float">
            <text:p>8984</text:p>
          </table:table-cell>
          <table:table-cell table:style-name="ce21" table:formula="of:=(HFqoidiri-[.E47])" office:value-type="float" office:value="5825" calcext:value-type="float">
            <text:p>5825</text:p>
          </table:table-cell>
          <table:table-cell table:style-name="ce21" table:formula="of:=(HFqoidiri-[.E47])/HFqoidiri" office:value-type="float" office:value="0.052280600980093" calcext:value-type="float">
            <text:p>0.052280601</text:p>
          </table:table-cell>
          <table:table-cell table:style-name="ce21" table:formula="of:=[.D47]/[.C47]" office:value-type="float" office:value="2.10059171597633" calcext:value-type="float">
            <text:p>2.10059171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4+34" office:value-type="float" office:value="68" calcext:value-type="float">
            <text:p>6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1+32" office:value-type="float" office:value="63" calcext:value-type="float">
            <text:p>63</text:p>
          </table:table-cell>
          <table:table-cell table:style-name="ce21" office:value-type="float" office:value="285" calcext:value-type="float">
            <text:p>28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28+32+23+29+26+19" office:value-type="float" office:value="157" calcext:value-type="float">
            <text:p>157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111418" calcext:value-type="float">
            <text:p>111418</text:p>
          </table:table-cell>
          <table:table-cell table:style-name="ce48"/>
          <table:table-cell table:style-name="ce21" table:formula="of:=(HFqoidiri-[.E48])" office:value-type="float" office:value="0" calcext:value-type="float">
            <text:p>0</text:p>
          </table:table-cell>
          <table:table-cell table:style-name="ce21" table:formula="of:=(HFqoidiri-[.E48])/HFqoidiri" office:value-type="float" office:value="0" calcext:value-type="float">
            <text:p>0</text:p>
          </table:table-cell>
          <table:table-cell table:style-name="ce21" table:formula="of:=[.D48]/[.C48]" office:value-type="float" office:value="2.92993630573248" calcext:value-type="float">
            <text:p>2.9299363057</text:p>
          </table:table-cell>
          <table:table-cell table:style-name="ce48" table:number-columns-repeated="6"/>
          <table:table-cell table:style-name="ce2" table:number-columns-repeated="1009"/>
        </table:table-row>
        <table:table-row table:style-name="ro1">
          <table:table-cell table:style-name="ce84" office:value-type="string" calcext:value-type="string" table:number-columns-spanned="10" table:number-rows-spanned="1">
            <text:p>*mixes from Measurements_shifted.dat, new inverse using Measurements_diri5_r4p2em3_halfdom.dat</text:p>
          </table:table-cell>
          <table:covered-table-cell table:number-columns-repeated="9" table:style-name="ce2"/>
          <table:table-cell table:style-name="ce2" table:number-columns-repeated="1013"/>
          <table:table-cell table:style-name="ce45"/>
        </table:table-row>
        <table:table-row table:style-name="ro1">
          <table:table-cell table:style-name="ce1"/>
          <table:table-cell table:style-name="ce90" office:value-type="string" calcext:value-type="string" table:number-columns-spanned="8" table:number-rows-spanned="1">
            <text:p>inv</text:p>
          </table:table-cell>
          <table:covered-table-cell table:number-columns-repeated="7" table:style-name="ce3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2"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4+13" office:value-type="float" office:value="37" calcext:value-type="float">
            <text:p>37</text:p>
          </table:table-cell>
          <table:table-cell table:style-name="ce21" office:value-type="float" office:value="160" calcext:value-type="float">
            <text:p>160</text:p>
          </table:table-cell>
          <table:table-cell table:style-name="ce99" office:value-type="float" office:value="153098" calcext:value-type="float">
            <text:p>153098</text:p>
          </table:table-cell>
          <table:table-cell table:style-name="ce48"/>
          <table:table-cell table:style-name="ce21" table:formula="of:=HFqoidiri5-[.E52]" office:value-type="float" office:value="-25388" calcext:value-type="float">
            <text:p>-25388</text:p>
          </table:table-cell>
          <table:table-cell table:style-name="ce21" table:formula="of:=[.G52]/HFqoidiri5" office:value-type="float" office:value="-0.19879414298019" calcext:value-type="float">
            <text:p>-0.198794143</text:p>
          </table:table-cell>
          <table:table-cell table:style-name="ce21" table:formula="of:=[.D52]/[.C52]" office:value-type="float" office:value="4.32432432432432" calcext:value-type="float">
            <text:p>4.3243243243</text:p>
          </table:table-cell>
          <table:table-cell table:style-name="ce48"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2+25+21+8" office:value-type="float" office:value="76" calcext:value-type="float">
            <text:p>76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office:value-type="float" office:value="122109" calcext:value-type="float">
            <text:p>122109</text:p>
          </table:table-cell>
          <table:table-cell table:style-name="ce21" office:value-type="float" office:value="6890" calcext:value-type="float">
            <text:p>6890</text:p>
          </table:table-cell>
          <table:table-cell table:style-name="ce21" table:formula="of:=HFqoidiri5-[.E53]" office:value-type="float" office:value="5601" calcext:value-type="float">
            <text:p>5601</text:p>
          </table:table-cell>
          <table:table-cell table:style-name="ce21" table:formula="of:=[.G53]/HFqoidiri5" office:value-type="float" office:value="0.043857176415316" calcext:value-type="float">
            <text:p>0.0438571764</text:p>
          </table:table-cell>
          <table:table-cell table:style-name="ce21" table:formula="of:=[.D53]/[.C53]" office:value-type="float" office:value="3.35526315789474" calcext:value-type="float">
            <text:p>3.355263157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6+26" office:value-type="float" office:value="52" calcext:value-type="float">
            <text:p>52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3+7+23+22" office:value-type="float" office:value="75" calcext:value-type="float">
            <text:p>75</text:p>
          </table:table-cell>
          <table:table-cell table:style-name="ce21" office:value-type="float" office:value="345" calcext:value-type="float">
            <text:p>3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22+18+10" office:value-type="float" office:value="76" calcext:value-type="float">
            <text:p>76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21351" calcext:value-type="float">
            <text:p>121351</text:p>
          </table:table-cell>
          <table:table-cell table:style-name="ce21" office:value-type="float" office:value="8087" calcext:value-type="float">
            <text:p>8087</text:p>
          </table:table-cell>
          <table:table-cell table:style-name="ce21" table:formula="of:=HFqoidiri5-[.E54]" office:value-type="float" office:value="6359" calcext:value-type="float">
            <text:p>6359</text:p>
          </table:table-cell>
          <table:table-cell table:style-name="ce21" table:formula="of:=[.G54]/HFqoidiri5" office:value-type="float" office:value="0.0497924986297079" calcext:value-type="float">
            <text:p>0.0497924986</text:p>
          </table:table-cell>
          <table:table-cell table:style-name="ce21" table:formula="of:=[.D54]/[.C54]" office:value-type="float" office:value="3.42105263157895" calcext:value-type="float">
            <text:p>3.421052631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2+7+23+21" office:value-type="float" office:value="73" calcext:value-type="float">
            <text:p>73</text:p>
          </table:table-cell>
          <table:table-cell table:style-name="ce21" office:value-type="float" office:value="420" calcext:value-type="float">
            <text:p>42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21" office:value-type="float" office:value="4" calcext:value-type="float">
            <text:p>4</text:p>
          </table:table-cell>
          <table:table-cell table:style-name="ce99" table:formula="of:=26+26+19+13" office:value-type="float" office:value="84" calcext:value-type="float">
            <text:p>84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22427" calcext:value-type="float">
            <text:p>122427</text:p>
          </table:table-cell>
          <table:table-cell table:style-name="ce21" office:value-type="float" office:value="7017" calcext:value-type="float">
            <text:p>7017</text:p>
          </table:table-cell>
          <table:table-cell table:style-name="ce21" table:formula="of:=HFqoidiri5-[.E55]" office:value-type="float" office:value="5283" calcext:value-type="float">
            <text:p>5283</text:p>
          </table:table-cell>
          <table:table-cell table:style-name="ce21" table:formula="of:=[.G55]/HFqoidiri5" office:value-type="float" office:value="0.0413671599718111" calcext:value-type="float">
            <text:p>0.04136716</text:p>
          </table:table-cell>
          <table:table-cell table:style-name="ce21" table:formula="of:=[.D55]/[.C55]" office:value-type="float" office:value="3.0952380952381" calcext:value-type="float">
            <text:p>3.095238095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2+7+23+21" office:value-type="float" office:value="73" calcext:value-type="float">
            <text:p>73</text:p>
          </table:table-cell>
          <table:table-cell table:style-name="ce21" office:value-type="float" office:value="410" calcext:value-type="float">
            <text:p>41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0+26+24+17+8" office:value-type="float" office:value="115" calcext:value-type="float">
            <text:p>115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123074" calcext:value-type="float">
            <text:p>123074</text:p>
          </table:table-cell>
          <table:table-cell table:style-name="ce21" office:value-type="float" office:value="6999" calcext:value-type="float">
            <text:p>6999</text:p>
          </table:table-cell>
          <table:table-cell table:style-name="ce21" table:formula="of:=HFqoidiri5-[.E56]" office:value-type="float" office:value="4636" calcext:value-type="float">
            <text:p>4636</text:p>
          </table:table-cell>
          <table:table-cell table:style-name="ce21" table:formula="of:=[.G56]/HFqoidiri5" office:value-type="float" office:value="0.0363009944405293" calcext:value-type="float">
            <text:p>0.0363009944</text:p>
          </table:table-cell>
          <table:table-cell table:style-name="ce21" table:formula="of:=[.D56]/[.C56]" office:value-type="float" office:value="2.78260869565217" calcext:value-type="float">
            <text:p>2.782608695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6+26" office:value-type="float" office:value="52" calcext:value-type="float">
            <text:p>5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2+7+22+20" office:value-type="float" office:value="71" calcext:value-type="float">
            <text:p>71</text:p>
          </table:table-cell>
          <table:table-cell table:style-name="ce21" office:value-type="float" office:value="445" calcext:value-type="float">
            <text:p>4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32+22+25+19+7" office:value-type="float" office:value="105" calcext:value-type="float">
            <text:p>105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124196" calcext:value-type="float">
            <text:p>124196</text:p>
          </table:table-cell>
          <table:table-cell table:style-name="ce21" office:value-type="float" office:value="6271" calcext:value-type="float">
            <text:p>6271</text:p>
          </table:table-cell>
          <table:table-cell table:style-name="ce21" table:formula="of:=HFqoidiri5-[.E57]" office:value-type="float" office:value="3514" calcext:value-type="float">
            <text:p>3514</text:p>
          </table:table-cell>
          <table:table-cell table:style-name="ce21" table:formula="of:=[.G57]/HFqoidiri5" office:value-type="float" office:value="0.0275154647247671" calcext:value-type="float">
            <text:p>0.0275154647</text:p>
          </table:table-cell>
          <table:table-cell table:style-name="ce21" table:formula="of:=[.D57]/[.C57]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6+26" office:value-type="float" office:value="52" calcext:value-type="float">
            <text:p>52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8+7+19+17" office:value-type="float" office:value="61" calcext:value-type="float">
            <text:p>61</text:p>
          </table:table-cell>
          <table:table-cell table:style-name="ce21" office:value-type="float" office:value="415" calcext:value-type="float">
            <text:p>41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32+22+21+16+5" office:value-type="float" office:value="96" calcext:value-type="float">
            <text:p>96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25000" calcext:value-type="float">
            <text:p>125000</text:p>
          </table:table-cell>
          <table:table-cell table:style-name="ce21" office:value-type="float" office:value="4789" calcext:value-type="float">
            <text:p>4789</text:p>
          </table:table-cell>
          <table:table-cell table:style-name="ce21" table:formula="of:=HFqoidiri5-[.E58]" office:value-type="float" office:value="2710" calcext:value-type="float">
            <text:p>2710</text:p>
          </table:table-cell>
          <table:table-cell table:style-name="ce21" table:formula="of:=[.G58]/HFqoidiri5" office:value-type="float" office:value="0.0212199514525096" calcext:value-type="float">
            <text:p>0.0212199515</text:p>
          </table:table-cell>
          <table:table-cell table:style-name="ce21" table:formula="of:=[.D58]/[.C58]" office:value-type="float" office:value="3.22916666666667" calcext:value-type="float">
            <text:p>3.229166666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8+6+19+17" office:value-type="float" office:value="60" calcext:value-type="float">
            <text:p>60</text:p>
          </table:table-cell>
          <table:table-cell table:style-name="ce21" office:value-type="float" office:value="370" calcext:value-type="float">
            <text:p>3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20+16+16+16+14+10+2" office:value-type="float" office:value="94" calcext:value-type="float">
            <text:p>94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27710" calcext:value-type="float">
            <text:p>127710</text:p>
          </table:table-cell>
          <table:table-cell table:style-name="ce48"/>
          <table:table-cell table:style-name="ce21" table:formula="of:=HFqoidiri5-[.E59]" office:value-type="float" office:value="0" calcext:value-type="float">
            <text:p>0</text:p>
          </table:table-cell>
          <table:table-cell table:style-name="ce21" table:formula="of:=[.G59]/HFqoidiri5" office:value-type="float" office:value="0" calcext:value-type="float">
            <text:p>0</text:p>
          </table:table-cell>
          <table:table-cell table:style-name="ce21" table:formula="of:=[.D59]/[.C59]" office:value-type="float" office:value="4.14893617021277" calcext:value-type="float">
            <text:p>4.1489361702</text:p>
          </table:table-cell>
          <table:table-cell table:style-name="ce48" table:number-columns-repeated="6"/>
          <table:table-cell table:style-name="ce2" table:number-columns-repeated="1009"/>
        </table:table-row>
        <table:table-row table:style-name="ro2">
          <table:table-cell table:style-name="ce45" table:number-columns-repeated="1024"/>
        </table:table-row>
        <table:table-row table:style-name="ro1">
          <table:table-cell table:style-name="ce85"/>
          <table:table-cell table:style-name="ce4" table:number-columns-repeated="1022"/>
          <table:table-cell table:style-name="ce44"/>
        </table:table-row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88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previous iter (except HF)</text:p>
          </table:table-cell>
          <table:table-cell table:style-name="ce89"/>
          <table:table-cell table:style-name="ce2" table:number-columns-repeated="1020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5_r4p2em3_halfdom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45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12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iteration time</text:p>
          </table:table-cell>
          <table:table-cell table:style-name="ce3" office:value-type="string" calcext:value-type="string">
            <text:p>cumulative time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9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15" office:value-type="float" office:value="37" calcext:value-type="float">
            <text:p>37</text:p>
          </table:table-cell>
          <table:table-cell table:style-name="ce21" office:value-type="float" office:value="158" calcext:value-type="float">
            <text:p>158</text:p>
          </table:table-cell>
          <table:table-cell table:style-name="ce99" office:value-type="float" office:value="133730" calcext:value-type="float">
            <text:p>133730</text:p>
          </table:table-cell>
          <table:table-cell table:style-name="ce21" office:value-type="float" office:value="-4024" calcext:value-type="float">
            <text:p>-4024</text:p>
          </table:table-cell>
          <table:table-cell table:style-name="ce21" table:formula="of:=eep-[.F71]" office:value-type="float" office:value="-6020" calcext:value-type="float">
            <text:p>-6020</text:p>
          </table:table-cell>
          <table:table-cell table:style-name="ce21" table:formula="of:=[.H71]/eep" office:value-type="float" office:value="-0.0471380471380471" calcext:value-type="float">
            <text:p>-0.047138047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0+31" office:value-type="float" office:value="61" calcext:value-type="float">
            <text:p>61</text:p>
          </table:table-cell>
          <table:table-cell table:style-name="ce21" office:value-type="float" office:value="296" calcext:value-type="float">
            <text:p>296</text:p>
          </table:table-cell>
          <table:table-cell table:style-name="ce21" table:formula="of:=[.O71]+[.L71]+[.E71]" office:value-type="float" office:value="614" calcext:value-type="float">
            <text:p>614</text:p>
          </table:table-cell>
          <table:table-cell table:style-name="ce21" table:formula="of:=[.R71]" office:value-type="float" office:value="622" calcext:value-type="float">
            <text:p>622</text:p>
          </table:table-cell>
          <table:table-cell table:style-name="ce21" office:value-type="float" office:value="622" calcext:value-type="float">
            <text:p>622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26+20+12" office:value-type="float" office:value="84" calcext:value-type="float">
            <text:p>84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25073" calcext:value-type="float">
            <text:p>125073</text:p>
          </table:table-cell>
          <table:table-cell table:style-name="ce21" office:value-type="float" office:value="4404" calcext:value-type="float">
            <text:p>4404</text:p>
          </table:table-cell>
          <table:table-cell table:style-name="ce21" table:formula="of:=eep-[.F72]" office:value-type="float" office:value="2637" calcext:value-type="float">
            <text:p>2637</text:p>
          </table:table-cell>
          <table:table-cell table:style-name="ce21" table:formula="of:=[.H72]/eep" office:value-type="float" office:value="0.0206483439041579" calcext:value-type="float">
            <text:p>0.020648343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3+22" office:value-type="float" office:value="45" calcext:value-type="float">
            <text:p>45</text:p>
          </table:table-cell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0+20" office:value-type="float" office:value="40" calcext:value-type="float">
            <text:p>40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table:formula="of:=[.O72]+[.L72]+[.E72]" office:value-type="float" office:value="414" calcext:value-type="float">
            <text:p>414</text:p>
          </table:table-cell>
          <table:table-cell table:style-name="ce21" table:formula="of:=[.R72]-[.R71]" office:value-type="float" office:value="419" calcext:value-type="float">
            <text:p>419</text:p>
          </table:table-cell>
          <table:table-cell table:style-name="ce21" office:value-type="float" office:value="1041" calcext:value-type="float">
            <text:p>1041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7.7" calcext:value-type="float">
            <text:p>17.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0+19" office:value-type="float" office:value="62" calcext:value-type="float">
            <text:p>62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123093" calcext:value-type="float">
            <text:p>123093</text:p>
          </table:table-cell>
          <table:table-cell table:style-name="ce21" office:value-type="float" office:value="6761" calcext:value-type="float">
            <text:p>6761</text:p>
          </table:table-cell>
          <table:table-cell table:style-name="ce21" table:formula="of:=eep-[.F73]" office:value-type="float" office:value="4617" calcext:value-type="float">
            <text:p>4617</text:p>
          </table:table-cell>
          <table:table-cell table:style-name="ce21" table:formula="of:=[.H73]/eep" office:value-type="float" office:value="0.0361522198731501" calcext:value-type="float">
            <text:p>0.036152219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2" office:value-type="float" office:value="22" calcext:value-type="float">
            <text:p>22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3+23" office:value-type="float" office:value="46" calcext:value-type="float">
            <text:p>46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table:formula="of:=[.O73]+[.L73]+[.E73]" office:value-type="float" office:value="371" calcext:value-type="float">
            <text:p>371</text:p>
          </table:table-cell>
          <table:table-cell table:style-name="ce21" table:formula="of:=[.R73]-[.R72]" office:value-type="float" office:value="378" calcext:value-type="float">
            <text:p>378</text:p>
          </table:table-cell>
          <table:table-cell table:style-name="ce21" office:value-type="float" office:value="1419" calcext:value-type="float">
            <text:p>1419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5" calcext:value-type="float">
            <text:p>2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22+20+12" office:value-type="float" office:value="80" calcext:value-type="float">
            <text:p>80</text:p>
          </table:table-cell>
          <table:table-cell table:style-name="ce21" office:value-type="float" office:value="209" calcext:value-type="float">
            <text:p>209</text:p>
          </table:table-cell>
          <table:table-cell table:style-name="ce21" office:value-type="float" office:value="123460" calcext:value-type="float">
            <text:p>123460</text:p>
          </table:table-cell>
          <table:table-cell table:style-name="ce21" office:value-type="float" office:value="6354" calcext:value-type="float">
            <text:p>6354</text:p>
          </table:table-cell>
          <table:table-cell table:style-name="ce21" table:formula="of:=eep-[.F74]" office:value-type="float" office:value="4250" calcext:value-type="float">
            <text:p>4250</text:p>
          </table:table-cell>
          <table:table-cell table:style-name="ce21" table:formula="of:=[.H74]/eep" office:value-type="float" office:value="0.0332785216506147" calcext:value-type="float">
            <text:p>0.033278521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2" office:value-type="float" office:value="22" calcext:value-type="float">
            <text:p>22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formula="of:=[.O74]+[.L74]+[.E74]" office:value-type="float" office:value="364" calcext:value-type="float">
            <text:p>364</text:p>
          </table:table-cell>
          <table:table-cell table:style-name="ce21" table:formula="of:=[.R74]-[.R73]" office:value-type="float" office:value="369" calcext:value-type="float">
            <text:p>369</text:p>
          </table:table-cell>
          <table:table-cell table:style-name="ce21" office:value-type="float" office:value="1788" calcext:value-type="float">
            <text:p>1788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32.9" calcext:value-type="float">
            <text:p>32.9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5+25+25+21" office:value-type="float" office:value="96" calcext:value-type="float">
            <text:p>96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office:value-type="float" office:value="125291" calcext:value-type="float">
            <text:p>125291</text:p>
          </table:table-cell>
          <table:table-cell table:style-name="ce21" office:value-type="float" office:value="2242" calcext:value-type="float">
            <text:p>2242</text:p>
          </table:table-cell>
          <table:table-cell table:style-name="ce21" table:formula="of:=eep-[.F75]" office:value-type="float" office:value="2419" calcext:value-type="float">
            <text:p>2419</text:p>
          </table:table-cell>
          <table:table-cell table:style-name="ce21" table:formula="of:=[.H75]/eep" office:value-type="float" office:value="0.018941351499491" calcext:value-type="float">
            <text:p>0.018941351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5" office:value-type="float" office:value="25" calcext:value-type="float">
            <text:p>2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table:formula="of:=[.O75]+[.L75]+[.E75]" office:value-type="float" office:value="448" calcext:value-type="float">
            <text:p>448</text:p>
          </table:table-cell>
          <table:table-cell table:style-name="ce21" table:formula="of:=[.R75]-[.R74]" office:value-type="float" office:value="454" calcext:value-type="float">
            <text:p>454</text:p>
          </table:table-cell>
          <table:table-cell table:style-name="ce21" office:value-type="float" office:value="2242" calcext:value-type="float">
            <text:p>2242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9.7" calcext:value-type="float">
            <text:p>39.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5+22+19" office:value-type="float" office:value="66" calcext:value-type="float">
            <text:p>66</text:p>
          </table:table-cell>
          <table:table-cell table:style-name="ce21" office:value-type="float" office:value="168" calcext:value-type="float">
            <text:p>168</text:p>
          </table:table-cell>
          <table:table-cell table:style-name="ce21" office:value-type="float" office:value="126314" calcext:value-type="float">
            <text:p>126314</text:p>
          </table:table-cell>
          <table:table-cell table:style-name="ce21" office:value-type="float" office:value="2445" calcext:value-type="float">
            <text:p>2445</text:p>
          </table:table-cell>
          <table:table-cell table:style-name="ce21" table:formula="of:=eep-[.F76]" office:value-type="float" office:value="1396" calcext:value-type="float">
            <text:p>1396</text:p>
          </table:table-cell>
          <table:table-cell table:style-name="ce21" table:formula="of:=[.H76]/eep" office:value-type="float" office:value="0.0109310155821784" calcext:value-type="float">
            <text:p>0.010931015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+17" office:value-type="float" office:value="34" calcext:value-type="float">
            <text:p>34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table:formula="of:=[.O76]+[.L76]+[.E76]" office:value-type="float" office:value="318" calcext:value-type="float">
            <text:p>318</text:p>
          </table:table-cell>
          <table:table-cell table:style-name="ce21" table:formula="of:=[.R76]-[.R75]" office:value-type="float" office:value="324" calcext:value-type="float">
            <text:p>324</text:p>
          </table:table-cell>
          <table:table-cell table:style-name="ce21" office:value-type="float" office:value="2566" calcext:value-type="float">
            <text:p>2566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47.2" calcext:value-type="float">
            <text:p>47.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1+21+18+13" office:value-type="float" office:value="73" calcext:value-type="float">
            <text:p>73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26927" calcext:value-type="float">
            <text:p>126927</text:p>
          </table:table-cell>
          <table:table-cell table:style-name="ce21" office:value-type="float" office:value="1070" calcext:value-type="float">
            <text:p>1070</text:p>
          </table:table-cell>
          <table:table-cell table:style-name="ce21" table:formula="of:=eep-[.F77]" office:value-type="float" office:value="783" calcext:value-type="float">
            <text:p>783</text:p>
          </table:table-cell>
          <table:table-cell table:style-name="ce21" table:formula="of:=[.H77]/eep" office:value-type="float" office:value="0.00613107822410148" calcext:value-type="float">
            <text:p>0.006131078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16" office:value-type="float" office:value="32" calcext:value-type="float">
            <text:p>32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table:formula="of:=[.O77]+[.L77]+[.E77]" office:value-type="float" office:value="342" calcext:value-type="float">
            <text:p>342</text:p>
          </table:table-cell>
          <table:table-cell table:style-name="ce21" table:formula="of:=[.R77]-[.R76]" office:value-type="float" office:value="348" calcext:value-type="float">
            <text:p>348</text:p>
          </table:table-cell>
          <table:table-cell table:style-name="ce21" office:value-type="float" office:value="2914" calcext:value-type="float">
            <text:p>2914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92" office:value-type="float" office:value="54.4" calcext:value-type="float">
            <text:p>54.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9+19+17+11" office:value-type="float" office:value="66" calcext:value-type="float">
            <text:p>66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27194" calcext:value-type="float">
            <text:p>127194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table:formula="of:=eep-[.F78]" office:value-type="float" office:value="516" calcext:value-type="float">
            <text:p>516</text:p>
          </table:table-cell>
          <table:table-cell table:style-name="ce21" table:formula="of:=[.H78]/eep" office:value-type="float" office:value="0.00404040404040404" calcext:value-type="float">
            <text:p>0.00404040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16" office:value-type="float" office:value="32" calcext:value-type="float">
            <text:p>3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O78]+[.L78]+[.E78]" office:value-type="float" office:value="350" calcext:value-type="float">
            <text:p>350</text:p>
          </table:table-cell>
          <table:table-cell table:style-name="ce21" table:formula="of:=[.R78]-[.R77]" office:value-type="float" office:value="356" calcext:value-type="float">
            <text:p>356</text:p>
          </table:table-cell>
          <table:table-cell table:style-name="ce21" office:value-type="float" office:value="3270" calcext:value-type="float">
            <text:p>327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92" office:value-type="float" office:value="61.8" calcext:value-type="float">
            <text:p>61.8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9+18+16+9" office:value-type="float" office:value="62" calcext:value-type="float">
            <text:p>62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27431" calcext:value-type="float">
            <text:p>127431</text:p>
          </table:table-cell>
          <table:table-cell table:style-name="ce21" office:value-type="float" office:value="326" calcext:value-type="float">
            <text:p>326</text:p>
          </table:table-cell>
          <table:table-cell table:style-name="ce21" table:formula="of:=eep-[.F79]" office:value-type="float" office:value="279" calcext:value-type="float">
            <text:p>279</text:p>
          </table:table-cell>
          <table:table-cell table:style-name="ce21" table:formula="of:=[.H79]/eep" office:value-type="float" office:value="0.002184637068358" calcext:value-type="float">
            <text:p>0.002184637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16" office:value-type="float" office:value="32" calcext:value-type="float">
            <text:p>32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formula="of:=[.O79]+[.L79]+[.E79]" office:value-type="float" office:value="335" calcext:value-type="float">
            <text:p>335</text:p>
          </table:table-cell>
          <table:table-cell table:style-name="ce21" table:formula="of:=[.R79]-[.R78]" office:value-type="float" office:value="330" calcext:value-type="float">
            <text:p>330</text:p>
          </table:table-cell>
          <table:table-cell table:style-name="ce21" office:value-type="float" office:value="3600" calcext:value-type="float">
            <text:p>36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92" office:value-type="float" office:value="68.6" calcext:value-type="float">
            <text:p>68.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9+18+16+10" office:value-type="float" office:value="63" calcext:value-type="float">
            <text:p>63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27543" calcext:value-type="float">
            <text:p>127543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table:formula="of:=eep-[.F80]" office:value-type="float" office:value="167" calcext:value-type="float">
            <text:p>167</text:p>
          </table:table-cell>
          <table:table-cell table:style-name="ce21" table:formula="of:=[.H80]/eep" office:value-type="float" office:value="0.00130765014485945" calcext:value-type="float">
            <text:p>0.001307650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16" office:value-type="float" office:value="32" calcext:value-type="float">
            <text:p>32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table:formula="of:=[.O80]+[.L80]+[.E80]" office:value-type="float" office:value="355" calcext:value-type="float">
            <text:p>355</text:p>
          </table:table-cell>
          <table:table-cell table:style-name="ce21" table:formula="of:=[.R80]-[.R79]" office:value-type="float" office:value="360" calcext:value-type="float">
            <text:p>360</text:p>
          </table:table-cell>
          <table:table-cell table:style-name="ce21" office:value-type="float" office:value="3960" calcext:value-type="float">
            <text:p>396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92" office:value-type="float" office:value="74.9" calcext:value-type="float">
            <text:p>74.9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18+18+15+9" office:value-type="float" office:value="60" calcext:value-type="float">
            <text:p>60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27633" calcext:value-type="float">
            <text:p>127633</text:p>
          </table:table-cell>
          <table:table-cell table:style-name="ce21" office:value-type="float" office:value="83" calcext:value-type="float">
            <text:p>83</text:p>
          </table:table-cell>
          <table:table-cell table:style-name="ce21" table:formula="of:=eep-[.F81]" office:value-type="float" office:value="77" calcext:value-type="float">
            <text:p>77</text:p>
          </table:table-cell>
          <table:table-cell table:style-name="ce21" table:formula="of:=[.H81]/eep" office:value-type="float" office:value="0.000602928509905254" calcext:value-type="float">
            <text:p>0.000602928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16" office:value-type="float" office:value="32" calcext:value-type="float">
            <text:p>32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formula="of:=[.O81]+[.L81]+[.E81]" office:value-type="float" office:value="340" calcext:value-type="float">
            <text:p>340</text:p>
          </table:table-cell>
          <table:table-cell table:style-name="ce21" table:formula="of:=[.R81]-[.R80]" office:value-type="float" office:value="340" calcext:value-type="float">
            <text:p>340</text:p>
          </table:table-cell>
          <table:table-cell table:style-name="ce21" office:value-type="float" office:value="4300" calcext:value-type="float">
            <text:p>43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92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24+13+20+16+16+16+14+10" office:value-type="float" office:value="129" calcext:value-type="float">
            <text:p>129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27710" calcext:value-type="float">
            <text:p>127710</text:p>
          </table:table-cell>
          <table:table-cell table:style-name="ce48" table:number-columns-repeated="9"/>
          <table:table-cell table:style-name="ce21" table:formula="of:=[.O82]+[.L82]+[.E82]" office:value-type="float" office:value="400" calcext:value-type="float">
            <text:p>400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table:formula="of:=[.Q82]" office:value-type="float" office:value="425" calcext:value-type="float">
            <text:p>425</text:p>
          </table:table-cell>
          <table:table-cell table:style-name="ce2" table:number-columns-repeated="1006"/>
        </table:table-row>
        <table:table-row table:style-name="ro1">
          <table:table-cell table:style-name="ce1"/>
          <table:table-cell table:style-name="ce2" table:number-columns-repeated="1022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93" office:value-type="string" calcext:value-type="string">
            <text:p>R=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45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12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7+23+23+14" office:value-type="float" office:value="87" calcext:value-type="float">
            <text:p>87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107769" calcext:value-type="float">
            <text:p>107769</text:p>
          </table:table-cell>
          <table:table-cell table:style-name="ce21" office:value-type="float" office:value="22140" calcext:value-type="float">
            <text:p>22140</text:p>
          </table:table-cell>
          <table:table-cell table:style-name="ce21" table:formula="of:=yarp-[.F88]" office:value-type="float" office:value="3649" calcext:value-type="float">
            <text:p>3649</text:p>
          </table:table-cell>
          <table:table-cell table:style-name="ce21" table:formula="of:=[.H88]/yarp" office:value-type="float" office:value="0.0327505430002334" calcext:value-type="float">
            <text:p>0.03275054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6+26" office:value-type="float" office:value="52" calcext:value-type="float">
            <text:p>5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11+33+32" office:value-type="float" office:value="109" calcext:value-type="float">
            <text:p>109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table:formula="of:=[.O88]+[.L88]+[.E88]" office:value-type="float" office:value="915" calcext:value-type="float">
            <text:p>91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7.7" calcext:value-type="float">
            <text:p>17.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32+32+26+34+15" office:value-type="float" office:value="139" calcext:value-type="float">
            <text:p>139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99408" calcext:value-type="float">
            <text:p>99408</text:p>
          </table:table-cell>
          <table:table-cell table:style-name="ce21" office:value-type="float" office:value="-632" calcext:value-type="float">
            <text:p>-632</text:p>
          </table:table-cell>
          <table:table-cell table:style-name="ce21" table:formula="of:=yarp-[.F89]" office:value-type="float" office:value="12010" calcext:value-type="float">
            <text:p>12010</text:p>
          </table:table-cell>
          <table:table-cell table:style-name="ce21" table:formula="of:=[.H89]/yarp" office:value-type="float" office:value="0.107792277728913" calcext:value-type="float">
            <text:p>0.107792277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1+42" office:value-type="float" office:value="83" calcext:value-type="float">
            <text:p>83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10+33+32" office:value-type="float" office:value="108" calcext:value-type="float">
            <text:p>108</text:p>
          </table:table-cell>
          <table:table-cell table:style-name="ce21" office:value-type="float" office:value="540" calcext:value-type="float">
            <text:p>540</text:p>
          </table:table-cell>
          <table:table-cell table:style-name="ce21" table:formula="of:=[.O89]+[.L89]+[.E89]" office:value-type="float" office:value="1110" calcext:value-type="float">
            <text:p>111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5" calcext:value-type="float">
            <text:p>2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2+41+40+34+14" office:value-type="float" office:value="171" calcext:value-type="float">
            <text:p>171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02415" calcext:value-type="float">
            <text:p>102415</text:p>
          </table:table-cell>
          <table:table-cell table:style-name="ce21" office:value-type="float" office:value="10927" calcext:value-type="float">
            <text:p>10927</text:p>
          </table:table-cell>
          <table:table-cell table:style-name="ce21" table:formula="of:=yarp-[.F90]" office:value-type="float" office:value="9003" calcext:value-type="float">
            <text:p>9003</text:p>
          </table:table-cell>
          <table:table-cell table:style-name="ce21" table:formula="of:=[.H90]/yarp" office:value-type="float" office:value="0.0808038198495755" calcext:value-type="float">
            <text:p>0.080803819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1+42" office:value-type="float" office:value="83" calcext:value-type="float">
            <text:p>83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5+8+25+24" office:value-type="float" office:value="82" calcext:value-type="float">
            <text:p>82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table:formula="of:=[.O90]+[.L90]+[.E90]" office:value-type="float" office:value="950" calcext:value-type="float">
            <text:p>95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32.9" calcext:value-type="float">
            <text:p>32.9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2+32+32+26+9" office:value-type="float" office:value="141" calcext:value-type="float">
            <text:p>141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06450" calcext:value-type="float">
            <text:p>106450</text:p>
          </table:table-cell>
          <table:table-cell table:style-name="ce21" office:value-type="float" office:value="5808" calcext:value-type="float">
            <text:p>5808</text:p>
          </table:table-cell>
          <table:table-cell table:style-name="ce21" table:formula="of:=yarp-[.F91]" office:value-type="float" office:value="4968" calcext:value-type="float">
            <text:p>4968</text:p>
          </table:table-cell>
          <table:table-cell table:style-name="ce21" table:formula="of:=[.H91]/yarp" office:value-type="float" office:value="0.0445888456084295" calcext:value-type="float">
            <text:p>0.044588845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3+32" office:value-type="float" office:value="65" calcext:value-type="float">
            <text:p>65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7+25+24" office:value-type="float" office:value="82" calcext:value-type="float">
            <text:p>82</text:p>
          </table:table-cell>
          <table:table-cell table:style-name="ce21" office:value-type="float" office:value="355" calcext:value-type="float">
            <text:p>355</text:p>
          </table:table-cell>
          <table:table-cell table:style-name="ce21" table:formula="of:=[.O91]+[.L91]+[.E91]" office:value-type="float" office:value="985" calcext:value-type="float">
            <text:p>98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9.7" calcext:value-type="float">
            <text:p>39.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2+33+31+27+10" office:value-type="float" office:value="143" calcext:value-type="float">
            <text:p>143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08980" calcext:value-type="float">
            <text:p>108980</text:p>
          </table:table-cell>
          <table:table-cell table:style-name="ce21" office:value-type="float" office:value="3302" calcext:value-type="float">
            <text:p>3302</text:p>
          </table:table-cell>
          <table:table-cell table:style-name="ce21" table:formula="of:=yarp-[.F92]" office:value-type="float" office:value="2438" calcext:value-type="float">
            <text:p>2438</text:p>
          </table:table-cell>
          <table:table-cell table:style-name="ce21" table:formula="of:=[.H92]/yarp" office:value-type="float" office:value="0.0218815631226552" calcext:value-type="float">
            <text:p>0.02188156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3+33" office:value-type="float" office:value="66" calcext:value-type="float">
            <text:p>66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5+7+26+23" office:value-type="float" office:value="81" calcext:value-type="float">
            <text:p>81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table:formula="of:=[.O92]+[.L92]+[.E92]" office:value-type="float" office:value="930" calcext:value-type="float">
            <text:p>93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47.2" calcext:value-type="float">
            <text:p>47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0+32+32+27+13" office:value-type="float" office:value="144" calcext:value-type="float">
            <text:p>144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10458" calcext:value-type="float">
            <text:p>110458</text:p>
          </table:table-cell>
          <table:table-cell table:style-name="ce21" office:value-type="float" office:value="1193" calcext:value-type="float">
            <text:p>1193</text:p>
          </table:table-cell>
          <table:table-cell table:style-name="ce21" table:formula="of:=yarp-[.F93]" office:value-type="float" office:value="960" calcext:value-type="float">
            <text:p>960</text:p>
          </table:table-cell>
          <table:table-cell table:style-name="ce21" table:formula="of:=[.H93]/yarp" office:value-type="float" office:value="0.00861620204993807" calcext:value-type="float">
            <text:p>0.00861620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2+32" office:value-type="float" office:value="64" calcext:value-type="float">
            <text:p>64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26+7+26+23" office:value-type="float" office:value="82" calcext:value-type="float">
            <text:p>82</text:p>
          </table:table-cell>
          <table:table-cell table:style-name="ce21" office:value-type="float" office:value="435" calcext:value-type="float">
            <text:p>435</text:p>
          </table:table-cell>
          <table:table-cell table:style-name="ce21" table:formula="of:=[.O93]+[.L93]+[.E93]" office:value-type="float" office:value="995" calcext:value-type="float">
            <text:p>99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28+32+23+29+26+19" office:value-type="float" office:value="157" calcext:value-type="float">
            <text:p>157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111418" calcext:value-type="float">
            <text:p>111418</text:p>
          </table:table-cell>
          <table:table-cell table:style-name="ce48" table:number-columns-repeated="9"/>
          <table:table-cell table:style-name="ce21" table:formula="of:=[.O94]+[.L94]+[.E94]" office:value-type="float" office:value="460" calcext:value-type="float">
            <text:p>460</text:p>
          </table:table-cell>
          <table:table-cell table:style-name="ce21" office:value-type="float" office:value="470" calcext:value-type="float">
            <text:p>470</text:p>
          </table:table-cell>
          <table:table-cell table:style-name="ce2" table:number-columns-repeated="1006"/>
          <table:table-cell table:style-name="ce45"/>
        </table:table-row>
        <table:table-row table:style-name="ro1">
          <table:table-cell table:style-name="ce1"/>
          <table:table-cell table:style-name="ce2" table:number-columns-repeated="1022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93" office:value-type="string" calcext:value-type="string">
            <text:p>R=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shifted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45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12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22+19+19+14+5" office:value-type="float" office:value="79" calcext:value-type="float">
            <text:p>79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657972" calcext:value-type="float">
            <text:p>657972</text:p>
          </table:table-cell>
          <table:table-cell table:style-name="ce21" office:value-type="float" office:value="-67707" calcext:value-type="float">
            <text:p>-67707</text:p>
          </table:table-cell>
          <table:table-cell table:style-name="ce21" table:formula="of:=HFqoishift-[.F100]" office:value-type="float" office:value="-110554" calcext:value-type="float">
            <text:p>-110554</text:p>
          </table:table-cell>
          <table:table-cell table:style-name="ce21" table:formula="of:=[.H100]/HFqoishift" office:value-type="float" office:value="-0.201955361350924" calcext:value-type="float">
            <text:p>-0.201955361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7+3+8+7" office:value-type="float" office:value="25" calcext:value-type="float">
            <text:p>25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table:formula="of:=[.O100]+[.L100]+[.E100]" office:value-type="float" office:value="780" calcext:value-type="float">
            <text:p>780</text:p>
          </table:table-cell>
          <table:table-cell table:style-name="ce21" office:value-type="float" office:value="805" calcext:value-type="float">
            <text:p>805</text:p>
          </table:table-cell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7.7" calcext:value-type="float">
            <text:p>17.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20+19+18+15+8" office:value-type="float" office:value="80" calcext:value-type="float">
            <text:p>80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547558" calcext:value-type="float">
            <text:p>547558</text:p>
          </table:table-cell>
          <table:table-cell table:style-name="ce21" office:value-type="float" office:value="-9268" calcext:value-type="float">
            <text:p>-9268</text:p>
          </table:table-cell>
          <table:table-cell table:style-name="ce21" table:formula="of:=HFqoishift-[.F101]" office:value-type="float" office:value="-140" calcext:value-type="float">
            <text:p>-140</text:p>
          </table:table-cell>
          <table:table-cell table:style-name="ce21" table:formula="of:=[.H101]/HFqoishift" office:value-type="float" office:value="-0.000255746066077476" calcext:value-type="float">
            <text:p>-0.000255746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8" office:value-type="float" office:value="37" calcext:value-type="float">
            <text:p>37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9+3+9+8" office:value-type="float" office:value="29" calcext:value-type="float">
            <text:p>29</text:p>
          </table:table-cell>
          <table:table-cell table:style-name="ce21" office:value-type="float" office:value="595" calcext:value-type="float">
            <text:p>595</text:p>
          </table:table-cell>
          <table:table-cell table:style-name="ce21" table:formula="of:=[.O101]+[.L101]+[.E101]" office:value-type="float" office:value="1055" calcext:value-type="float">
            <text:p>105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5" calcext:value-type="float">
            <text:p>2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19+18+18+15+8" office:value-type="float" office:value="78" calcext:value-type="float">
            <text:p>7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561780" calcext:value-type="float">
            <text:p>561780</text:p>
          </table:table-cell>
          <table:table-cell table:style-name="ce21" office:value-type="float" office:value="-5105" calcext:value-type="float">
            <text:p>-5105</text:p>
          </table:table-cell>
          <table:table-cell table:style-name="ce21" table:formula="of:=HFqoishift-[.F102]" office:value-type="float" office:value="-14362" calcext:value-type="float">
            <text:p>-14362</text:p>
          </table:table-cell>
          <table:table-cell table:style-name="ce21" table:formula="of:=[.H102]/HFqoishift" office:value-type="float" office:value="-0.0262358928643194" calcext:value-type="float">
            <text:p>-0.026235892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8+17" office:value-type="float" office:value="35" calcext:value-type="float">
            <text:p>35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8+3+8+7" office:value-type="float" office:value="26" calcext:value-type="float">
            <text:p>26</text:p>
          </table:table-cell>
          <table:table-cell table:style-name="ce21" office:value-type="float" office:value="375" calcext:value-type="float">
            <text:p>375</text:p>
          </table:table-cell>
          <table:table-cell table:style-name="ce21" table:formula="of:=[.O102]+[.L102]+[.E102]" office:value-type="float" office:value="850" calcext:value-type="float">
            <text:p>85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32.9" calcext:value-type="float">
            <text:p>32.9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18+17+17+15+9" office:value-type="float" office:value="76" calcext:value-type="float">
            <text:p>76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office:value-type="float" office:value="554814" calcext:value-type="float">
            <text:p>554814</text:p>
          </table:table-cell>
          <table:table-cell table:style-name="ce21" office:value-type="float" office:value="-4445" calcext:value-type="float">
            <text:p>-4445</text:p>
          </table:table-cell>
          <table:table-cell table:style-name="ce21" table:formula="of:=HFqoishift-[.F103]" office:value-type="float" office:value="-7396" calcext:value-type="float">
            <text:p>-7396</text:p>
          </table:table-cell>
          <table:table-cell table:style-name="ce21" table:formula="of:=[.H103]/HFqoishift" office:value-type="float" office:value="-0.0135106993193501" calcext:value-type="float">
            <text:p>-0.013510699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+17" office:value-type="float" office:value="34" calcext:value-type="float">
            <text:p>34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8+3+9+7" office:value-type="float" office:value="27" calcext:value-type="float">
            <text:p>27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table:formula="of:=[.O103]+[.L103]+[.E103]" office:value-type="float" office:value="945" calcext:value-type="float">
            <text:p>94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9.7" calcext:value-type="float">
            <text:p>39.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17+17+17+15+9" office:value-type="float" office:value="75" calcext:value-type="float">
            <text:p>75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549138" calcext:value-type="float">
            <text:p>549138</text:p>
          </table:table-cell>
          <table:table-cell table:style-name="ce21" office:value-type="float" office:value="-861" calcext:value-type="float">
            <text:p>-861</text:p>
          </table:table-cell>
          <table:table-cell table:style-name="ce21" table:formula="of:=HFqoishift-[.F104]" office:value-type="float" office:value="-1720" calcext:value-type="float">
            <text:p>-1720</text:p>
          </table:table-cell>
          <table:table-cell table:style-name="ce21" table:formula="of:=[.H104]/HFqoishift" office:value-type="float" office:value="-0.00314202309752328" calcext:value-type="float">
            <text:p>-0.00314202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6+17" office:value-type="float" office:value="33" calcext:value-type="float">
            <text:p>33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8+2+8+6" office:value-type="float" office:value="24" calcext:value-type="float">
            <text:p>24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table:formula="of:=[.O104]+[.L104]+[.E104]" office:value-type="float" office:value="805" calcext:value-type="float">
            <text:p>80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47.2" calcext:value-type="float">
            <text:p>47.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16+15+16+14+8+5" office:value-type="float" office:value="74" calcext:value-type="float">
            <text:p>74</text:p>
          </table:table-cell>
          <table:table-cell table:style-name="ce21" office:value-type="float" office:value="335" calcext:value-type="float">
            <text:p>335</text:p>
          </table:table-cell>
          <table:table-cell table:style-name="ce21" office:value-type="float" office:value="548024" calcext:value-type="float">
            <text:p>548024</text:p>
          </table:table-cell>
          <table:table-cell table:style-name="ce21" office:value-type="float" office:value="-209" calcext:value-type="float">
            <text:p>-209</text:p>
          </table:table-cell>
          <table:table-cell table:style-name="ce21" table:formula="of:=HFqoishift-[.F105]" office:value-type="float" office:value="-606" calcext:value-type="float">
            <text:p>-606</text:p>
          </table:table-cell>
          <table:table-cell table:style-name="ce21" table:formula="of:=[.H105]/HFqoishift" office:value-type="float" office:value="-0.00110701511459251" calcext:value-type="float">
            <text:p>-0.001107015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4+15" office:value-type="float" office:value="29" calcext:value-type="float">
            <text:p>29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7+3+8+6" office:value-type="float" office:value="24" calcext:value-type="float">
            <text:p>24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table:formula="of:=[.O105]+[.L105]+[.E105]" office:value-type="float" office:value="1215" calcext:value-type="float">
            <text:p>121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7+8+8+8+8+6+3" office:value-type="float" office:value="48" calcext:value-type="float">
            <text:p>48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547418" calcext:value-type="float">
            <text:p>547418</text:p>
          </table:table-cell>
          <table:table-cell table:style-name="ce48" table:number-columns-repeated="9"/>
          <table:table-cell table:style-name="ce21" table:formula="of:=[.O106]+[.L106]+[.E106]" office:value-type="float" office:value="400" calcext:value-type="float">
            <text:p>400</text:p>
          </table:table-cell>
          <table:table-cell table:style-name="ce21" office:value-type="float" office:value="410" calcext:value-type="float">
            <text:p>410</text:p>
          </table:table-cell>
          <table:table-cell table:style-name="ce2" table:number-columns-repeated="1006"/>
          <table:table-cell table:style-name="ce45"/>
        </table:table-row>
        <table:table-row table:style-name="ro1">
          <table:table-cell table:style-name="ce1"/>
          <table:table-cell table:style-name="ce2" table:number-columns-repeated="1022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94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12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0+40+31+18" office:value-type="float" office:value="129" calcext:value-type="float">
            <text:p>129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7769" calcext:value-type="float">
            <text:p>107769</text:p>
          </table:table-cell>
          <table:table-cell table:style-name="ce21" office:value-type="float" office:value="22140" calcext:value-type="float">
            <text:p>22140</text:p>
          </table:table-cell>
          <table:table-cell table:style-name="ce21" table:formula="of:=yarp-[.F113]" office:value-type="float" office:value="3649" calcext:value-type="float">
            <text:p>3649</text:p>
          </table:table-cell>
          <table:table-cell table:style-name="ce21" table:formula="of:=[.H113]/yarp" office:value-type="float" office:value="0.0327505430002334" calcext:value-type="float">
            <text:p>0.03275054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7+37" office:value-type="float" office:value="74" calcext:value-type="float">
            <text:p>7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1+13+32+31" office:value-type="float" office:value="107" calcext:value-type="float">
            <text:p>107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formula="of:=[.O113]+[.L113]+[.E113]" office:value-type="float" office:value="220" calcext:value-type="float">
            <text:p>22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7.7" calcext:value-type="float">
            <text:p>17.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2+40+33+14" office:value-type="float" office:value="129" calcext:value-type="float">
            <text:p>129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99408" calcext:value-type="float">
            <text:p>99408</text:p>
          </table:table-cell>
          <table:table-cell table:style-name="ce21" office:value-type="float" office:value="-632" calcext:value-type="float">
            <text:p>-632</text:p>
          </table:table-cell>
          <table:table-cell table:style-name="ce21" table:formula="of:=yarp-[.F114]" office:value-type="float" office:value="12010" calcext:value-type="float">
            <text:p>12010</text:p>
          </table:table-cell>
          <table:table-cell table:style-name="ce21" table:formula="of:=[.H114]/yarp" office:value-type="float" office:value="0.107792277728913" calcext:value-type="float">
            <text:p>0.107792277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3+42" office:value-type="float" office:value="85" calcext:value-type="float">
            <text:p>8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0+15+40+41" office:value-type="float" office:value="136" calcext:value-type="float">
            <text:p>136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table:formula="of:=[.O114]+[.L114]+[.E114]" office:value-type="float" office:value="300" calcext:value-type="float">
            <text:p>30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5" calcext:value-type="float">
            <text:p>2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0+42+40+34+13" office:value-type="float" office:value="179" calcext:value-type="float">
            <text:p>17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2415" calcext:value-type="float">
            <text:p>102415</text:p>
          </table:table-cell>
          <table:table-cell table:style-name="ce21" office:value-type="float" office:value="10927" calcext:value-type="float">
            <text:p>10927</text:p>
          </table:table-cell>
          <table:table-cell table:style-name="ce21" table:formula="of:=yarp-[.F115]" office:value-type="float" office:value="9003" calcext:value-type="float">
            <text:p>9003</text:p>
          </table:table-cell>
          <table:table-cell table:style-name="ce21" table:formula="of:=[.H115]/yarp" office:value-type="float" office:value="0.0808038198495755" calcext:value-type="float">
            <text:p>0.080803819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3+43" office:value-type="float" office:value="86" calcext:value-type="float">
            <text:p>8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11+34+33" office:value-type="float" office:value="111" calcext:value-type="float">
            <text:p>11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O115]+[.L115]+[.E115]" office:value-type="float" office:value="250" calcext:value-type="float">
            <text:p>25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32.9" calcext:value-type="float">
            <text:p>32.9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69+49+48+39+13" office:value-type="float" office:value="218" calcext:value-type="float">
            <text:p>218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06450" calcext:value-type="float">
            <text:p>106450</text:p>
          </table:table-cell>
          <table:table-cell table:style-name="ce21" office:value-type="float" office:value="5809" calcext:value-type="float">
            <text:p>5809</text:p>
          </table:table-cell>
          <table:table-cell table:style-name="ce21" table:formula="of:=yarp-[.F116]" office:value-type="float" office:value="4968" calcext:value-type="float">
            <text:p>4968</text:p>
          </table:table-cell>
          <table:table-cell table:style-name="ce21" table:formula="of:=[.H116]/yarp" office:value-type="float" office:value="0.0445888456084295" calcext:value-type="float">
            <text:p>0.044588845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9+59" office:value-type="float" office:value="108" calcext:value-type="float">
            <text:p>108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11+34+32" office:value-type="float" office:value="110" calcext:value-type="float">
            <text:p>1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O116]+[.L116]+[.E116]" office:value-type="float" office:value="280" calcext:value-type="float">
            <text:p>28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9.7" calcext:value-type="float">
            <text:p>39.7</text:p>
          </table:table-cell>
          <table:table-cell table:style-name="ce99" office:value-type="float" office:value="5" calcext:value-type="float">
            <text:p>5</text:p>
          </table:table-cell>
          <table:table-cell table:style-name="ce21" table:formula="of:=42+42+41+34+12" office:value-type="float" office:value="171" calcext:value-type="float">
            <text:p>171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108980" calcext:value-type="float">
            <text:p>108980</text:p>
          </table:table-cell>
          <table:table-cell table:style-name="ce21" office:value-type="float" office:value="3302" calcext:value-type="float">
            <text:p>3302</text:p>
          </table:table-cell>
          <table:table-cell table:style-name="ce21" table:formula="of:=yarp-[.F117]" office:value-type="float" office:value="2438" calcext:value-type="float">
            <text:p>2438</text:p>
          </table:table-cell>
          <table:table-cell table:style-name="ce21" table:formula="of:=[.H117]/yarp" office:value-type="float" office:value="0.0218815631226552" calcext:value-type="float">
            <text:p>0.02188156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8+44" office:value-type="float" office:value="92" calcext:value-type="float">
            <text:p>92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+11+39+37" office:value-type="float" office:value="126" calcext:value-type="float">
            <text:p>12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table:formula="of:=[.O117]+[.L117]+[.E117]" office:value-type="float" office:value="280" calcext:value-type="float">
            <text:p>28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47.2" calcext:value-type="float">
            <text:p>47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9+41+41+34+16" office:value-type="float" office:value="181" calcext:value-type="float">
            <text:p>181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110459" calcext:value-type="float">
            <text:p>110459</text:p>
          </table:table-cell>
          <table:table-cell table:style-name="ce21" office:value-type="float" office:value="1193" calcext:value-type="float">
            <text:p>1193</text:p>
          </table:table-cell>
          <table:table-cell table:style-name="ce21" table:formula="of:=yarp-[.F118]" office:value-type="float" office:value="959" calcext:value-type="float">
            <text:p>959</text:p>
          </table:table-cell>
          <table:table-cell table:style-name="ce21" table:formula="of:=[.H118]/yarp" office:value-type="float" office:value="0.00860722683946939" calcext:value-type="float">
            <text:p>0.008607226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2+44" office:value-type="float" office:value="86" calcext:value-type="float">
            <text:p>86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4+10+34+32" office:value-type="float" office:value="110" calcext:value-type="float">
            <text:p>11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table:formula="of:=[.O118]+[.L118]+[.E118]" office:value-type="float" office:value="290" calcext:value-type="float">
            <text:p>29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36+33+36+33+29+20+4" office:value-type="float" office:value="191" calcext:value-type="float">
            <text:p>19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11448" calcext:value-type="float">
            <text:p>111448</text:p>
          </table:table-cell>
          <table:table-cell table:style-name="ce48" table:number-columns-repeated="9"/>
          <table:table-cell table:style-name="ce21" table:formula="of:=[.O119]+[.L119]+[.E119]" office:value-type="float" office:value="140" calcext:value-type="float">
            <text:p>14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2">
          <table:table-cell table:style-name="ce45" table:number-columns-repeated="10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LF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45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12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7+40+32+18" office:value-type="float" office:value="127" calcext:value-type="float">
            <text:p>127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07769" calcext:value-type="float">
            <text:p>107769</text:p>
          </table:table-cell>
          <table:table-cell table:style-name="ce21" office:value-type="float" office:value="22140" calcext:value-type="float">
            <text:p>22140</text:p>
          </table:table-cell>
          <table:table-cell table:style-name="ce21" table:formula="of:=yarp-[.F126]" office:value-type="float" office:value="3649" calcext:value-type="float">
            <text:p>3649</text:p>
          </table:table-cell>
          <table:table-cell table:style-name="ce21" table:formula="of:=[.H126]/yarp" office:value-type="float" office:value="0.0327505430002334" calcext:value-type="float">
            <text:p>0.03275054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7+41" office:value-type="float" office:value="78" calcext:value-type="float">
            <text:p>78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1+13+32+31" office:value-type="float" office:value="107" calcext:value-type="float">
            <text:p>107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formula="of:=[.O126]+[.L126]+[.E126]" office:value-type="float" office:value="215" calcext:value-type="float">
            <text:p>21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7.7" calcext:value-type="float">
            <text:p>17.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2+38+28+14" office:value-type="float" office:value="122" calcext:value-type="float">
            <text:p>122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99408" calcext:value-type="float">
            <text:p>99408</text:p>
          </table:table-cell>
          <table:table-cell table:style-name="ce21" office:value-type="float" office:value="-632" calcext:value-type="float">
            <text:p>-632</text:p>
          </table:table-cell>
          <table:table-cell table:style-name="ce21" table:formula="of:=yarp-[.F127]" office:value-type="float" office:value="12010" calcext:value-type="float">
            <text:p>12010</text:p>
          </table:table-cell>
          <table:table-cell table:style-name="ce21" table:formula="of:=[.H127]/yarp" office:value-type="float" office:value="0.107792277728913" calcext:value-type="float">
            <text:p>0.107792277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2+42" office:value-type="float" office:value="84" calcext:value-type="float">
            <text:p>8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0+15+40+40" office:value-type="float" office:value="135" calcext:value-type="float">
            <text:p>13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table:formula="of:=[.O127]+[.L127]+[.E127]" office:value-type="float" office:value="290" calcext:value-type="float">
            <text:p>29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5" calcext:value-type="float">
            <text:p>2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54+41+52+39+32+7" office:value-type="float" office:value="225" calcext:value-type="float">
            <text:p>22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02415" calcext:value-type="float">
            <text:p>102415</text:p>
          </table:table-cell>
          <table:table-cell table:style-name="ce21" office:value-type="float" office:value="10927" calcext:value-type="float">
            <text:p>10927</text:p>
          </table:table-cell>
          <table:table-cell table:style-name="ce21" table:formula="of:=yarp-[.F128]" office:value-type="float" office:value="9003" calcext:value-type="float">
            <text:p>9003</text:p>
          </table:table-cell>
          <table:table-cell table:style-name="ce21" table:formula="of:=[.H128]/yarp" office:value-type="float" office:value="0.0808038198495755" calcext:value-type="float">
            <text:p>0.080803819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3+43" office:value-type="float" office:value="86" calcext:value-type="float">
            <text:p>8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12+34+32" office:value-type="float" office:value="111" calcext:value-type="float">
            <text:p>11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O128]+[.L128]+[.E128]" office:value-type="float" office:value="275" calcext:value-type="float">
            <text:p>27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32.9" calcext:value-type="float">
            <text:p>32.9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43+40+58+54+46+38+14" office:value-type="float" office:value="293" calcext:value-type="float">
            <text:p>293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106450" calcext:value-type="float">
            <text:p>106450</text:p>
          </table:table-cell>
          <table:table-cell table:style-name="ce21" office:value-type="float" office:value="5809" calcext:value-type="float">
            <text:p>5809</text:p>
          </table:table-cell>
          <table:table-cell table:style-name="ce21" table:formula="of:=yarp-[.F129]" office:value-type="float" office:value="4968" calcext:value-type="float">
            <text:p>4968</text:p>
          </table:table-cell>
          <table:table-cell table:style-name="ce21" table:formula="of:=[.H129]/yarp" office:value-type="float" office:value="0.0445888456084295" calcext:value-type="float">
            <text:p>0.044588845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9+51" office:value-type="float" office:value="100" calcext:value-type="float">
            <text:p>1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3+12+34+32" office:value-type="float" office:value="111" calcext:value-type="float">
            <text:p>11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O129]+[.L129]+[.E129]" office:value-type="float" office:value="320" calcext:value-type="float">
            <text:p>32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9.7" calcext:value-type="float">
            <text:p>39.7</text:p>
          </table:table-cell>
          <table:table-cell table:style-name="ce99" office:value-type="float" office:value="8" calcext:value-type="float">
            <text:p>8</text:p>
          </table:table-cell>
          <table:table-cell table:style-name="ce21" table:formula="of:=45+47+36+55+46+32+31+10" office:value-type="float" office:value="302" calcext:value-type="float">
            <text:p>302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108980" calcext:value-type="float">
            <text:p>108980</text:p>
          </table:table-cell>
          <table:table-cell table:style-name="ce21" office:value-type="float" office:value="3302" calcext:value-type="float">
            <text:p>3302</text:p>
          </table:table-cell>
          <table:table-cell table:style-name="ce21" table:formula="of:=yarp-[.F130]" office:value-type="float" office:value="2438" calcext:value-type="float">
            <text:p>2438</text:p>
          </table:table-cell>
          <table:table-cell table:style-name="ce21" table:formula="of:=[.H130]/yarp" office:value-type="float" office:value="0.0218815631226552" calcext:value-type="float">
            <text:p>0.02188156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6+48" office:value-type="float" office:value="94" calcext:value-type="float">
            <text:p>9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+11+39+36" office:value-type="float" office:value="125" calcext:value-type="float">
            <text:p>125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table:formula="of:=[.O130]+[.L130]+[.E130]" office:value-type="float" office:value="335" calcext:value-type="float">
            <text:p>33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47.2" calcext:value-type="float">
            <text:p>47.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64+38+39+47+50+47+34+23" office:value-type="float" office:value="342" calcext:value-type="float">
            <text:p>34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10459" calcext:value-type="float">
            <text:p>110459</text:p>
          </table:table-cell>
          <table:table-cell table:style-name="ce21" office:value-type="float" office:value="1193" calcext:value-type="float">
            <text:p>1193</text:p>
          </table:table-cell>
          <table:table-cell table:style-name="ce21" table:formula="of:=yarp-[.F131]" office:value-type="float" office:value="959" calcext:value-type="float">
            <text:p>959</text:p>
          </table:table-cell>
          <table:table-cell table:style-name="ce21" table:formula="of:=[.H131]/yarp" office:value-type="float" office:value="0.00860722683946939" calcext:value-type="float">
            <text:p>0.008607226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2+42" office:value-type="float" office:value="84" calcext:value-type="float">
            <text:p>8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4+10+34+32" office:value-type="float" office:value="110" calcext:value-type="float">
            <text:p>110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table:formula="of:=[.O131]+[.L131]+[.E131]" office:value-type="float" office:value="340" calcext:value-type="float">
            <text:p>34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37+31+35+33+40+39+27+20+4" office:value-type="float" office:value="266" calcext:value-type="float">
            <text:p>266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11448" calcext:value-type="float">
            <text:p>111448</text:p>
          </table:table-cell>
          <table:table-cell table:style-name="ce48" table:number-columns-repeated="9"/>
          <table:table-cell table:style-name="ce21" table:formula="of:=[.O132]+[.L132]+[.E132]" office:value-type="float" office:value="170" calcext:value-type="float">
            <text:p>17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2">
          <table:table-cell table:style-name="ce45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40+36+30+14" office:value-type="float" office:value="120" calcext:value-type="float">
            <text:p>120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19078" calcext:value-type="float">
            <text:p>119078</text:p>
          </table:table-cell>
          <table:table-cell table:style-name="ce25" office:value-type="float" office:value="5733" calcext:value-type="float">
            <text:p>5733</text:p>
          </table:table-cell>
          <table:table-cell table:style-name="ce25" table:formula="of:=[.F145]-[.F139]" office:value-type="float" office:value="4012" calcext:value-type="float">
            <text:p>4012</text:p>
          </table:table-cell>
          <table:table-cell table:style-name="ce25" table:formula="of:=[.H139]/[.F145]" office:value-type="float" office:value="0.0325940368835811" calcext:value-type="float">
            <text:p>0.032594036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36" office:value-type="float" office:value="72" calcext:value-type="float">
            <text:p>7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29+11+29+29" office:value-type="float" office:value="98" calcext:value-type="float">
            <text:p>98</text:p>
          </table:table-cell>
          <table:table-cell table:style-name="ce25" office:value-type="float" office:value="91" calcext:value-type="float">
            <text:p>91</text:p>
          </table:table-cell>
          <table:table-cell table:style-name="ce25" table:formula="of:=[.O139]+[.L139]+[.E139]" office:value-type="float" office:value="214" calcext:value-type="float">
            <text:p>21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40+37+34+26+11" office:value-type="float" office:value="148" calcext:value-type="float">
            <text:p>148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17366" calcext:value-type="float">
            <text:p>117366</text:p>
          </table:table-cell>
          <table:table-cell table:style-name="ce25" office:value-type="float" office:value="7794" calcext:value-type="float">
            <text:p>7794</text:p>
          </table:table-cell>
          <table:table-cell table:style-name="ce25" table:formula="of:=[.F145]-[.F140]" office:value-type="float" office:value="5724" calcext:value-type="float">
            <text:p>5724</text:p>
          </table:table-cell>
          <table:table-cell table:style-name="ce25" table:formula="of:=[.H140]/[.F145]" office:value-type="float" office:value="0.0465025591030953" calcext:value-type="float">
            <text:p>0.046502559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38" office:value-type="float" office:value="74" calcext:value-type="float">
            <text:p>74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30+12+32+31" office:value-type="float" office:value="105" calcext:value-type="float">
            <text:p>105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table:formula="of:=[.O140]+[.L140]+[.E140]" office:value-type="float" office:value="276" calcext:value-type="float">
            <text:p>27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40+36+34+27+8" office:value-type="float" office:value="145" calcext:value-type="float">
            <text:p>145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18270" calcext:value-type="float">
            <text:p>118270</text:p>
          </table:table-cell>
          <table:table-cell table:style-name="ce25" office:value-type="float" office:value="6816" calcext:value-type="float">
            <text:p>6816</text:p>
          </table:table-cell>
          <table:table-cell table:style-name="ce25" table:formula="of:=[.F145]-[.F141]" office:value-type="float" office:value="4820" calcext:value-type="float">
            <text:p>4820</text:p>
          </table:table-cell>
          <table:table-cell table:style-name="ce25" table:formula="of:=[.H141]/[.F145]" office:value-type="float" office:value="0.0391583394264359" calcext:value-type="float">
            <text:p>0.039158339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8+38" office:value-type="float" office:value="76" calcext:value-type="float">
            <text:p>7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30+12+31+30" office:value-type="float" office:value="103" calcext:value-type="float">
            <text:p>103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table:formula="of:=[.O141]+[.L141]+[.E141]" office:value-type="float" office:value="271" calcext:value-type="float">
            <text:p>27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47+35+34+26+9" office:value-type="float" office:value="151" calcext:value-type="float">
            <text:p>151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120663" calcext:value-type="float">
            <text:p>120663</text:p>
          </table:table-cell>
          <table:table-cell table:style-name="ce25" office:value-type="float" office:value="3540" calcext:value-type="float">
            <text:p>3540</text:p>
          </table:table-cell>
          <table:table-cell table:style-name="ce25" table:formula="of:=[.F145]-[.F142]" office:value-type="float" office:value="2427" calcext:value-type="float">
            <text:p>2427</text:p>
          </table:table-cell>
          <table:table-cell table:style-name="ce25" table:formula="of:=[.H142]/[.F145]" office:value-type="float" office:value="0.0197172800389959" calcext:value-type="float">
            <text:p>0.0197172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37" office:value-type="float" office:value="73" calcext:value-type="float">
            <text:p>7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28+11+29+28" office:value-type="float" office:value="96" calcext:value-type="float">
            <text:p>96</text:p>
          </table:table-cell>
          <table:table-cell table:style-name="ce25" office:value-type="float" office:value="94" calcext:value-type="float">
            <text:p>94</text:p>
          </table:table-cell>
          <table:table-cell table:style-name="ce25" table:formula="of:=[.O142]+[.L142]+[.E142]" office:value-type="float" office:value="248" calcext:value-type="float">
            <text:p>24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 office:value-type="float" office:value="5" calcext:value-type="float">
            <text:p>5</text:p>
          </table:table-cell>
          <table:table-cell table:style-name="ce25" table:formula="of:=40+36+34+27+7" office:value-type="float" office:value="144" calcext:value-type="float">
            <text:p>144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1940" calcext:value-type="float">
            <text:p>121940</text:p>
          </table:table-cell>
          <table:table-cell table:style-name="ce25" office:value-type="float" office:value="2205" calcext:value-type="float">
            <text:p>2205</text:p>
          </table:table-cell>
          <table:table-cell table:style-name="ce25" table:formula="of:=[.F145]-[.F143]" office:value-type="float" office:value="1150" calcext:value-type="float">
            <text:p>1150</text:p>
          </table:table-cell>
          <table:table-cell table:style-name="ce25" table:formula="of:=[.H143]/[.F145]" office:value-type="float" office:value="0.00934275733203347" calcext:value-type="float">
            <text:p>0.009342757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36" office:value-type="float" office:value="72" calcext:value-type="float">
            <text:p>72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27+10+27+26" office:value-type="float" office:value="90" calcext:value-type="float">
            <text:p>90</text:p>
          </table:table-cell>
          <table:table-cell table:style-name="ce25" office:value-type="float" office:value="88" calcext:value-type="float">
            <text:p>88</text:p>
          </table:table-cell>
          <table:table-cell table:style-name="ce25" table:formula="of:=[.O143]+[.L143]+[.E143]" office:value-type="float" office:value="226" calcext:value-type="float">
            <text:p>22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38+34+34+27+14" office:value-type="float" office:value="147" calcext:value-type="float">
            <text:p>147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22527" calcext:value-type="float">
            <text:p>122527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table:formula="of:=[.F145]-[.F144]" office:value-type="float" office:value="563" calcext:value-type="float">
            <text:p>563</text:p>
          </table:table-cell>
          <table:table-cell table:style-name="ce25" table:formula="of:=[.H144]/[.F145]" office:value-type="float" office:value="0.00457388902429117" calcext:value-type="float">
            <text:p>0.00457388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44" office:value-type="float" office:value="80" calcext:value-type="float">
            <text:p>8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27+10+27+26" office:value-type="float" office:value="90" calcext:value-type="float">
            <text:p>90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formula="of:=[.O144]+[.L144]+[.E144]" office:value-type="float" office:value="232" calcext:value-type="float">
            <text:p>23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29+27+27+29+25+17+4" office:value-type="float" office:value="158" calcext:value-type="float">
            <text:p>158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23090" calcext:value-type="float">
            <text:p>123090</text:p>
          </table:table-cell>
          <table:table-cell table:style-name="ce48" table:number-columns-repeated="9"/>
          <table:table-cell table:style-name="ce25" table:formula="of:=[.O145]+[.L145]+[.E145]" office:value-type="float" office:value="117" calcext:value-type="float">
            <text:p>11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1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40+36+30+14" office:value-type="float" office:value="120" calcext:value-type="float">
            <text:p>120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19925" calcext:value-type="float">
            <text:p>119925</text:p>
          </table:table-cell>
          <table:table-cell table:style-name="ce25" office:value-type="float" office:value="4218" calcext:value-type="float">
            <text:p>4218</text:p>
          </table:table-cell>
          <table:table-cell table:style-name="ce25" table:formula="of:=[.F158]-[.F152]" office:value-type="float" office:value="3059" calcext:value-type="float">
            <text:p>3059</text:p>
          </table:table-cell>
          <table:table-cell table:style-name="ce25" table:formula="of:=[.H152]/[.F158]" office:value-type="float" office:value="0.0248731542314447" calcext:value-type="float">
            <text:p>0.024873154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37" office:value-type="float" office:value="73" calcext:value-type="float">
            <text:p>7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32+12+33+33" office:value-type="float" office:value="110" calcext:value-type="float">
            <text:p>110</text:p>
          </table:table-cell>
          <table:table-cell table:style-name="ce25" office:value-type="float" office:value="91" calcext:value-type="float">
            <text:p>91</text:p>
          </table:table-cell>
          <table:table-cell table:style-name="ce25" table:formula="of:=[.O152]+[.L152]+[.E152]" office:value-type="float" office:value="217" calcext:value-type="float">
            <text:p>21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41+41+34+26+11" office:value-type="float" office:value="153" calcext:value-type="float">
            <text:p>153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18944" calcext:value-type="float">
            <text:p>118944</text:p>
          </table:table-cell>
          <table:table-cell table:style-name="ce25" office:value-type="float" office:value="5722" calcext:value-type="float">
            <text:p>5722</text:p>
          </table:table-cell>
          <table:table-cell table:style-name="ce25" table:formula="of:=[.F158]-[.F153]" office:value-type="float" office:value="4040" calcext:value-type="float">
            <text:p>4040</text:p>
          </table:table-cell>
          <table:table-cell table:style-name="ce25" table:formula="of:=[.H153]/[.F158]" office:value-type="float" office:value="0.0328498016002082" calcext:value-type="float">
            <text:p>0.032849801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6+37" office:value-type="float" office:value="73" calcext:value-type="float">
            <text:p>73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29+12+29+30" office:value-type="float" office:value="100" calcext:value-type="float">
            <text:p>100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formula="of:=[.O153]+[.L153]+[.E153]" office:value-type="float" office:value="239" calcext:value-type="float">
            <text:p>23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41+40+34+27+9" office:value-type="float" office:value="151" calcext:value-type="float">
            <text:p>151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19557" calcext:value-type="float">
            <text:p>119557</text:p>
          </table:table-cell>
          <table:table-cell table:style-name="ce25" office:value-type="float" office:value="5185" calcext:value-type="float">
            <text:p>5185</text:p>
          </table:table-cell>
          <table:table-cell table:style-name="ce25" table:formula="of:=[.F158]-[.F154]" office:value-type="float" office:value="3427" calcext:value-type="float">
            <text:p>3427</text:p>
          </table:table-cell>
          <table:table-cell table:style-name="ce25" table:formula="of:=[.H154]/[.F158]" office:value-type="float" office:value="0.0278654133871073" calcext:value-type="float">
            <text:p>0.027865413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38+37" office:value-type="float" office:value="75" calcext:value-type="float">
            <text:p>75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31+12+32+31" office:value-type="float" office:value="106" calcext:value-type="float">
            <text:p>106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table:formula="of:=[.O154]+[.L154]+[.E154]" office:value-type="float" office:value="267" calcext:value-type="float">
            <text:p>26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21035" calcext:value-type="float">
            <text:p>121035</text:p>
          </table:table-cell>
          <table:table-cell table:style-name="ce25" office:value-type="float" office:value="2917" calcext:value-type="float">
            <text:p>2917</text:p>
          </table:table-cell>
          <table:table-cell table:style-name="ce25" table:formula="of:=[.F158]-[.F155]" office:value-type="float" office:value="1949" calcext:value-type="float">
            <text:p>1949</text:p>
          </table:table-cell>
          <table:table-cell table:style-name="ce25" table:formula="of:=[.H155]/[.F158]" office:value-type="float" office:value="0.0158475899303974" calcext:value-type="float">
            <text:p>0.0158475899</text:p>
          </table:table-cell>
          <table:table-cell table:style-name="ce25" table:number-columns-repeated="2"/>
          <table:table-cell table:style-name="ce25" office:value-type="float" office:value="53" calcext:value-type="float">
            <text:p>53</text:p>
          </table:table-cell>
          <table:table-cell table:style-name="ce25" table:number-columns-repeated="2"/>
          <table:table-cell table:style-name="ce25" office:value-type="float" office:value="106" calcext:value-type="float">
            <text:p>106</text:p>
          </table:table-cell>
          <table:table-cell table:style-name="ce25" table:formula="of:=[.O155]+[.L155]+[.E155]" office:value-type="float" office:value="255" calcext:value-type="float">
            <text:p>25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1785" calcext:value-type="float">
            <text:p>121785</text:p>
          </table:table-cell>
          <table:table-cell table:style-name="ce25" office:value-type="float" office:value="2204" calcext:value-type="float">
            <text:p>2204</text:p>
          </table:table-cell>
          <table:table-cell table:style-name="ce25" table:formula="of:=[.F158]-[.F156]" office:value-type="float" office:value="1199" calcext:value-type="float">
            <text:p>1199</text:p>
          </table:table-cell>
          <table:table-cell table:style-name="ce25" table:formula="of:=[.H156]/[.F158]" office:value-type="float" office:value="0.00974923567293306" calcext:value-type="float">
            <text:p>0.0097492357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table:formula="of:=[.O156]+[.L156]+[.E156]" office:value-type="float" office:value="226" calcext:value-type="float">
            <text:p>22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22283" calcext:value-type="float">
            <text:p>122283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table:formula="of:=[.F158]-[.F157]" office:value-type="float" office:value="701" calcext:value-type="float">
            <text:p>701</text:p>
          </table:table-cell>
          <table:table-cell table:style-name="ce25" table:formula="of:=[.H157]/[.F158]" office:value-type="float" office:value="0.00569992844597671" calcext:value-type="float">
            <text:p>0.0056999284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87" calcext:value-type="float">
            <text:p>87</text:p>
          </table:table-cell>
          <table:table-cell table:style-name="ce25" table:formula="of:=[.O157]+[.L157]+[.E157]" office:value-type="float" office:value="228" calcext:value-type="float">
            <text:p>22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22984" calcext:value-type="float">
            <text:p>122984</text:p>
          </table:table-cell>
          <table:table-cell table:style-name="ce48" table:number-columns-repeated="9"/>
          <table:table-cell table:style-name="ce25" table:formula="of:=[.O158]+[.L158]+[.E158]" office:value-type="float" office:value="116" calcext:value-type="float">
            <text:p>11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2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30572" calcext:value-type="float">
            <text:p>130572</text:p>
          </table:table-cell>
          <table:table-cell table:style-name="ce25" office:value-type="float" office:value="3758" calcext:value-type="float">
            <text:p>3758</text:p>
          </table:table-cell>
          <table:table-cell table:style-name="ce25" table:formula="of:=[.F171]-[.F165]" office:value-type="float" office:value="2369" calcext:value-type="float">
            <text:p>2369</text:p>
          </table:table-cell>
          <table:table-cell table:style-name="ce25" table:formula="of:=[.H165]/[.F171]" office:value-type="float" office:value="0.017819935159206" calcext:value-type="float">
            <text:p>0.0178199352</text:p>
          </table:table-cell>
          <table:table-cell table:style-name="ce25" table:number-columns-repeated="2"/>
          <table:table-cell table:style-name="ce25" office:value-type="float" office:value="51" calcext:value-type="float">
            <text:p>51</text:p>
          </table:table-cell>
          <table:table-cell table:style-name="ce25" table:number-columns-repeated="2"/>
          <table:table-cell table:style-name="ce25" office:value-type="float" office:value="110" calcext:value-type="float">
            <text:p>110</text:p>
          </table:table-cell>
          <table:table-cell table:style-name="ce25" table:formula="of:=[.O165]+[.L165]+[.E165]" office:value-type="float" office:value="245" calcext:value-type="float">
            <text:p>24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8678" calcext:value-type="float">
            <text:p>128678</text:p>
          </table:table-cell>
          <table:table-cell table:style-name="ce25" office:value-type="float" office:value="6133" calcext:value-type="float">
            <text:p>6133</text:p>
          </table:table-cell>
          <table:table-cell table:style-name="ce25" table:formula="of:=[.F171]-[.F166]" office:value-type="float" office:value="4263" calcext:value-type="float">
            <text:p>4263</text:p>
          </table:table-cell>
          <table:table-cell table:style-name="ce25" table:formula="of:=[.H166]/[.F171]" office:value-type="float" office:value="0.032066856725916" calcext:value-type="float">
            <text:p>0.0320668567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table:formula="of:=[.O166]+[.L166]+[.E166]" office:value-type="float" office:value="229" calcext:value-type="float">
            <text:p>22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28869" calcext:value-type="float">
            <text:p>128869</text:p>
          </table:table-cell>
          <table:table-cell table:style-name="ce25" office:value-type="float" office:value="5980" calcext:value-type="float">
            <text:p>5980</text:p>
          </table:table-cell>
          <table:table-cell table:style-name="ce25" table:formula="of:=[.F171]-[.F167]" office:value-type="float" office:value="4072" calcext:value-type="float">
            <text:p>4072</text:p>
          </table:table-cell>
          <table:table-cell table:style-name="ce25" table:formula="of:=[.H167]/[.F171]" office:value-type="float" office:value="0.0306301291550387" calcext:value-type="float">
            <text:p>0.0306301292</text:p>
          </table:table-cell>
          <table:table-cell table:style-name="ce25" table:number-columns-repeated="2"/>
          <table:table-cell table:style-name="ce25" office:value-type="float" office:value="55" calcext:value-type="float">
            <text:p>55</text:p>
          </table:table-cell>
          <table:table-cell table:style-name="ce25" table:number-columns-repeated="2"/>
          <table:table-cell table:style-name="ce25" office:value-type="float" office:value="102" calcext:value-type="float">
            <text:p>102</text:p>
          </table:table-cell>
          <table:table-cell table:style-name="ce25" table:formula="of:=[.O167]+[.L167]+[.E167]" office:value-type="float" office:value="258" calcext:value-type="float">
            <text:p>25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30516" calcext:value-type="float">
            <text:p>130516</text:p>
          </table:table-cell>
          <table:table-cell table:style-name="ce25" office:value-type="float" office:value="3446" calcext:value-type="float">
            <text:p>3446</text:p>
          </table:table-cell>
          <table:table-cell table:style-name="ce25" table:formula="of:=[.F171]-[.F168]" office:value-type="float" office:value="2425" calcext:value-type="float">
            <text:p>2425</text:p>
          </table:table-cell>
          <table:table-cell table:style-name="ce25" table:formula="of:=[.H168]/[.F171]" office:value-type="float" office:value="0.0182411746564265" calcext:value-type="float">
            <text:p>0.0182411747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table:formula="of:=[.O168]+[.L168]+[.E168]" office:value-type="float" office:value="230" calcext:value-type="float">
            <text:p>23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31517" calcext:value-type="float">
            <text:p>131517</text:p>
          </table:table-cell>
          <table:table-cell table:style-name="ce25" office:value-type="float" office:value="2383" calcext:value-type="float">
            <text:p>2383</text:p>
          </table:table-cell>
          <table:table-cell table:style-name="ce25" table:formula="of:=[.F171]-[.F169]" office:value-type="float" office:value="1424" calcext:value-type="float">
            <text:p>1424</text:p>
          </table:table-cell>
          <table:table-cell table:style-name="ce25" table:formula="of:=[.H169]/[.F171]" office:value-type="float" office:value="0.0107115186436088" calcext:value-type="float">
            <text:p>0.0107115186</text:p>
          </table:table-cell>
          <table:table-cell table:style-name="ce25" table:number-columns-repeated="2"/>
          <table:table-cell table:style-name="ce25" office:value-type="float" office:value="58" calcext:value-type="float">
            <text:p>58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table:formula="of:=[.O169]+[.L169]+[.E169]" office:value-type="float" office:value="253" calcext:value-type="float">
            <text:p>25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32143" calcext:value-type="float">
            <text:p>132143</text:p>
          </table:table-cell>
          <table:table-cell table:style-name="ce25" office:value-type="float" office:value="1052" calcext:value-type="float">
            <text:p>1052</text:p>
          </table:table-cell>
          <table:table-cell table:style-name="ce25" table:formula="of:=[.F171]-[.F170]" office:value-type="float" office:value="798" calcext:value-type="float">
            <text:p>798</text:p>
          </table:table-cell>
          <table:table-cell table:style-name="ce25" table:formula="of:=[.H170]/[.F171]" office:value-type="float" office:value="0.00600266283539314" calcext:value-type="float">
            <text:p>0.0060026628</text:p>
          </table:table-cell>
          <table:table-cell table:style-name="ce25" table:number-columns-repeated="2"/>
          <table:table-cell table:style-name="ce25" office:value-type="float" office:value="70" calcext:value-type="float">
            <text:p>70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formula="of:=[.O170]+[.L170]+[.E170]" office:value-type="float" office:value="266" calcext:value-type="float">
            <text:p>26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32941" calcext:value-type="float">
            <text:p>132941</text:p>
          </table:table-cell>
          <table:table-cell table:style-name="ce48" table:number-columns-repeated="9"/>
          <table:table-cell table:style-name="ce25" table:formula="of:=[.O171]+[.L171]+[.E171]" office:value-type="float" office:value="120" calcext:value-type="float">
            <text:p>12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3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26713" calcext:value-type="float">
            <text:p>126713</text:p>
          </table:table-cell>
          <table:table-cell table:style-name="ce25" office:value-type="float" office:value="2450" calcext:value-type="float">
            <text:p>2450</text:p>
          </table:table-cell>
          <table:table-cell table:style-name="ce25" table:formula="of:=[.F184]-[.F178]" office:value-type="float" office:value="520" calcext:value-type="float">
            <text:p>520</text:p>
          </table:table-cell>
          <table:table-cell table:style-name="ce25" table:formula="of:=[.H178]/[.F184]" office:value-type="float" office:value="0.00408699001045326" calcext:value-type="float">
            <text:p>0.00408699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113" calcext:value-type="float">
            <text:p>113</text:p>
          </table:table-cell>
          <table:table-cell table:style-name="ce25" table:formula="of:=[.O178]+[.L178]+[.E178]" office:value-type="float" office:value="236" calcext:value-type="float">
            <text:p>23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25065" calcext:value-type="float">
            <text:p>125065</text:p>
          </table:table-cell>
          <table:table-cell table:style-name="ce25" office:value-type="float" office:value="4533" calcext:value-type="float">
            <text:p>4533</text:p>
          </table:table-cell>
          <table:table-cell table:style-name="ce25" table:formula="of:=[.F184]-[.F179]" office:value-type="float" office:value="2168" calcext:value-type="float">
            <text:p>2168</text:p>
          </table:table-cell>
          <table:table-cell table:style-name="ce25" table:formula="of:=[.H179]/[.F184]" office:value-type="float" office:value="0.0170396045051205" calcext:value-type="float">
            <text:p>0.0170396045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11" calcext:value-type="float">
            <text:p>111</text:p>
          </table:table-cell>
          <table:table-cell table:style-name="ce25" table:formula="of:=[.O179]+[.L179]+[.E179]" office:value-type="float" office:value="254" calcext:value-type="float">
            <text:p>25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24748" calcext:value-type="float">
            <text:p>124748</text:p>
          </table:table-cell>
          <table:table-cell table:style-name="ce25" office:value-type="float" office:value="4938" calcext:value-type="float">
            <text:p>4938</text:p>
          </table:table-cell>
          <table:table-cell table:style-name="ce25" table:formula="of:=[.F184]-[.F180]" office:value-type="float" office:value="2485" calcext:value-type="float">
            <text:p>2485</text:p>
          </table:table-cell>
          <table:table-cell table:style-name="ce25" table:formula="of:=[.H180]/[.F184]" office:value-type="float" office:value="0.0195310964922622" calcext:value-type="float">
            <text:p>0.0195310965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118" calcext:value-type="float">
            <text:p>118</text:p>
          </table:table-cell>
          <table:table-cell table:style-name="ce25" table:formula="of:=[.O180]+[.L180]+[.E180]" office:value-type="float" office:value="269" calcext:value-type="float">
            <text:p>26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25305" calcext:value-type="float">
            <text:p>125305</text:p>
          </table:table-cell>
          <table:table-cell table:style-name="ce25" office:value-type="float" office:value="3353" calcext:value-type="float">
            <text:p>3353</text:p>
          </table:table-cell>
          <table:table-cell table:style-name="ce25" table:formula="of:=[.F184]-[.F181]" office:value-type="float" office:value="1928" calcext:value-type="float">
            <text:p>1928</text:p>
          </table:table-cell>
          <table:table-cell table:style-name="ce25" table:formula="of:=[.H181]/[.F184]" office:value-type="float" office:value="0.0151533014233729" calcext:value-type="float">
            <text:p>0.0151533014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table:formula="of:=[.O181]+[.L181]+[.E181]" office:value-type="float" office:value="229" calcext:value-type="float">
            <text:p>22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25399" calcext:value-type="float">
            <text:p>125399</text:p>
          </table:table-cell>
          <table:table-cell table:style-name="ce25" office:value-type="float" office:value="2992" calcext:value-type="float">
            <text:p>2992</text:p>
          </table:table-cell>
          <table:table-cell table:style-name="ce25" table:formula="of:=[.F184]-[.F182]" office:value-type="float" office:value="1834" calcext:value-type="float">
            <text:p>1834</text:p>
          </table:table-cell>
          <table:table-cell table:style-name="ce25" table:formula="of:=[.H182]/[.F184]" office:value-type="float" office:value="0.0144144993830217" calcext:value-type="float">
            <text:p>0.0144144994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99" calcext:value-type="float">
            <text:p>99</text:p>
          </table:table-cell>
          <table:table-cell table:style-name="ce25" table:formula="of:=[.O182]+[.L182]+[.E182]" office:value-type="float" office:value="242" calcext:value-type="float">
            <text:p>24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26030" calcext:value-type="float">
            <text:p>126030</text:p>
          </table:table-cell>
          <table:table-cell table:style-name="ce25" office:value-type="float" office:value="1558" calcext:value-type="float">
            <text:p>1558</text:p>
          </table:table-cell>
          <table:table-cell table:style-name="ce25" table:formula="of:=[.F184]-[.F183]" office:value-type="float" office:value="1203" calcext:value-type="float">
            <text:p>1203</text:p>
          </table:table-cell>
          <table:table-cell table:style-name="ce25" table:formula="of:=[.H183]/[.F184]" office:value-type="float" office:value="0.00945509419726015" calcext:value-type="float">
            <text:p>0.0094550942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87" calcext:value-type="float">
            <text:p>87</text:p>
          </table:table-cell>
          <table:table-cell table:style-name="ce25" table:formula="of:=[.O183]+[.L183]+[.E183]" office:value-type="float" office:value="225" calcext:value-type="float">
            <text:p>22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27233" calcext:value-type="float">
            <text:p>127233</text:p>
          </table:table-cell>
          <table:table-cell table:style-name="ce48" table:number-columns-repeated="9"/>
          <table:table-cell table:style-name="ce25" table:formula="of:=[.O184]+[.L184]+[.E184]" office:value-type="float" office:value="120" calcext:value-type="float">
            <text:p>12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4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24695" calcext:value-type="float">
            <text:p>124695</text:p>
          </table:table-cell>
          <table:table-cell table:style-name="ce25" office:value-type="float" office:value="4579" calcext:value-type="float">
            <text:p>4579</text:p>
          </table:table-cell>
          <table:table-cell table:style-name="ce25" table:formula="of:=[.F197]-[.F191]" office:value-type="float" office:value="3010" calcext:value-type="float">
            <text:p>3010</text:p>
          </table:table-cell>
          <table:table-cell table:style-name="ce25" table:formula="of:=[.H191]/[.F197]" office:value-type="float" office:value="0.0235699463607533" calcext:value-type="float">
            <text:p>0.0235699464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05" calcext:value-type="float">
            <text:p>105</text:p>
          </table:table-cell>
          <table:table-cell table:style-name="ce25" table:formula="of:=[.O191]+[.L191]+[.E191]" office:value-type="float" office:value="224" calcext:value-type="float">
            <text:p>22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23370" calcext:value-type="float">
            <text:p>123370</text:p>
          </table:table-cell>
          <table:table-cell table:style-name="ce25" office:value-type="float" office:value="6510" calcext:value-type="float">
            <text:p>6510</text:p>
          </table:table-cell>
          <table:table-cell table:style-name="ce25" table:formula="of:=[.F197]-[.F192]" office:value-type="float" office:value="4335" calcext:value-type="float">
            <text:p>4335</text:p>
          </table:table-cell>
          <table:table-cell table:style-name="ce25" table:formula="of:=[.H192]/[.F197]" office:value-type="float" office:value="0.033945421087663" calcext:value-type="float">
            <text:p>0.0339454211</text:p>
          </table:table-cell>
          <table:table-cell table:style-name="ce25" table:number-columns-repeated="2"/>
          <table:table-cell table:style-name="ce25" office:value-type="float" office:value="51" calcext:value-type="float">
            <text:p>51</text:p>
          </table:table-cell>
          <table:table-cell table:style-name="ce25" table:number-columns-repeated="2"/>
          <table:table-cell table:style-name="ce25" office:value-type="float" office:value="109" calcext:value-type="float">
            <text:p>109</text:p>
          </table:table-cell>
          <table:table-cell table:style-name="ce25" table:formula="of:=[.O192]+[.L192]+[.E192]" office:value-type="float" office:value="260" calcext:value-type="float">
            <text:p>26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3819" calcext:value-type="float">
            <text:p>123819</text:p>
          </table:table-cell>
          <table:table-cell table:style-name="ce25" office:value-type="float" office:value="6044" calcext:value-type="float">
            <text:p>6044</text:p>
          </table:table-cell>
          <table:table-cell table:style-name="ce25" table:formula="of:=[.F197]-[.F193]" office:value-type="float" office:value="3886" calcext:value-type="float">
            <text:p>3886</text:p>
          </table:table-cell>
          <table:table-cell table:style-name="ce25" table:formula="of:=[.H193]/[.F197]" office:value-type="float" office:value="0.0304295055009592" calcext:value-type="float">
            <text:p>0.0304295055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table:formula="of:=[.O193]+[.L193]+[.E193]" office:value-type="float" office:value="226" calcext:value-type="float">
            <text:p>22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125452" calcext:value-type="float">
            <text:p>125452</text:p>
          </table:table-cell>
          <table:table-cell table:style-name="ce25" office:value-type="float" office:value="3486" calcext:value-type="float">
            <text:p>3486</text:p>
          </table:table-cell>
          <table:table-cell table:style-name="ce25" table:formula="of:=[.F197]-[.F194]" office:value-type="float" office:value="2253" calcext:value-type="float">
            <text:p>2253</text:p>
          </table:table-cell>
          <table:table-cell table:style-name="ce25" table:formula="of:=[.H194]/[.F197]" office:value-type="float" office:value="0.0176422223092283" calcext:value-type="float">
            <text:p>0.0176422223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table:formula="of:=[.O194]+[.L194]+[.E194]" office:value-type="float" office:value="224" calcext:value-type="float">
            <text:p>22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26332" calcext:value-type="float">
            <text:p>126332</text:p>
          </table:table-cell>
          <table:table-cell table:style-name="ce25" office:value-type="float" office:value="2460" calcext:value-type="float">
            <text:p>2460</text:p>
          </table:table-cell>
          <table:table-cell table:style-name="ce25" table:formula="of:=[.F197]-[.F195]" office:value-type="float" office:value="1373" calcext:value-type="float">
            <text:p>1373</text:p>
          </table:table-cell>
          <table:table-cell table:style-name="ce25" table:formula="of:=[.H195]/[.F197]" office:value-type="float" office:value="0.0107513409811675" calcext:value-type="float">
            <text:p>0.010751341</text:p>
          </table:table-cell>
          <table:table-cell table:style-name="ce25" table:number-columns-repeated="2"/>
          <table:table-cell table:style-name="ce25" office:value-type="float" office:value="49" calcext:value-type="float">
            <text:p>49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table:formula="of:=[.O195]+[.L195]+[.E195]" office:value-type="float" office:value="230" calcext:value-type="float">
            <text:p>23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6896" calcext:value-type="float">
            <text:p>126896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[.F197]-[.F196]" office:value-type="float" office:value="809" calcext:value-type="float">
            <text:p>809</text:p>
          </table:table-cell>
          <table:table-cell table:style-name="ce25" table:formula="of:=[.H196]/[.F197]" office:value-type="float" office:value="0.00633491249363768" calcext:value-type="float">
            <text:p>0.0063349125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table:formula="of:=[.O196]+[.L196]+[.E196]" office:value-type="float" office:value="226" calcext:value-type="float">
            <text:p>22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27705" calcext:value-type="float">
            <text:p>127705</text:p>
          </table:table-cell>
          <table:table-cell table:style-name="ce48" table:number-columns-repeated="9"/>
          <table:table-cell table:style-name="ce25" table:formula="of:=[.O197]+[.L197]+[.E197]" office:value-type="float" office:value="116" calcext:value-type="float">
            <text:p>11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5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28706" calcext:value-type="float">
            <text:p>128706</text:p>
          </table:table-cell>
          <table:table-cell table:style-name="ce25" office:value-type="float" office:value="3567" calcext:value-type="float">
            <text:p>3567</text:p>
          </table:table-cell>
          <table:table-cell table:style-name="ce25" table:formula="of:=[.F210]-[.F204]" office:value-type="float" office:value="1429" calcext:value-type="float">
            <text:p>1429</text:p>
          </table:table-cell>
          <table:table-cell table:style-name="ce25" table:formula="of:=[.H204]/[.F210]" office:value-type="float" office:value="0.0109809044453836" calcext:value-type="float">
            <text:p>0.0109809044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table:formula="of:=[.O204]+[.L204]+[.E204]" office:value-type="float" office:value="215" calcext:value-type="float">
            <text:p>21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25789" calcext:value-type="float">
            <text:p>125789</text:p>
          </table:table-cell>
          <table:table-cell table:style-name="ce25" office:value-type="float" office:value="6599" calcext:value-type="float">
            <text:p>6599</text:p>
          </table:table-cell>
          <table:table-cell table:style-name="ce25" table:formula="of:=[.F210]-[.F205]" office:value-type="float" office:value="4346" calcext:value-type="float">
            <text:p>4346</text:p>
          </table:table-cell>
          <table:table-cell table:style-name="ce25" table:formula="of:=[.H205]/[.F210]" office:value-type="float" office:value="0.033396088677143" calcext:value-type="float">
            <text:p>0.0333960887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13" calcext:value-type="float">
            <text:p>113</text:p>
          </table:table-cell>
          <table:table-cell table:style-name="ce25" table:formula="of:=[.O205]+[.L205]+[.E205]" office:value-type="float" office:value="252" calcext:value-type="float">
            <text:p>25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25909" calcext:value-type="float">
            <text:p>125909</text:p>
          </table:table-cell>
          <table:table-cell table:style-name="ce25" office:value-type="float" office:value="6406" calcext:value-type="float">
            <text:p>6406</text:p>
          </table:table-cell>
          <table:table-cell table:style-name="ce25" table:formula="of:=[.F210]-[.F206]" office:value-type="float" office:value="4226" calcext:value-type="float">
            <text:p>4226</text:p>
          </table:table-cell>
          <table:table-cell table:style-name="ce25" table:formula="of:=[.H206]/[.F210]" office:value-type="float" office:value="0.032473969339532" calcext:value-type="float">
            <text:p>0.0324739693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94" calcext:value-type="float">
            <text:p>94</text:p>
          </table:table-cell>
          <table:table-cell table:style-name="ce25" table:formula="of:=[.O206]+[.L206]+[.E206]" office:value-type="float" office:value="242" calcext:value-type="float">
            <text:p>24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27669" calcext:value-type="float">
            <text:p>127669</text:p>
          </table:table-cell>
          <table:table-cell table:style-name="ce25" office:value-type="float" office:value="3659" calcext:value-type="float">
            <text:p>3659</text:p>
          </table:table-cell>
          <table:table-cell table:style-name="ce25" table:formula="of:=[.F210]-[.F207]" office:value-type="float" office:value="2466" calcext:value-type="float">
            <text:p>2466</text:p>
          </table:table-cell>
          <table:table-cell table:style-name="ce25" table:formula="of:=[.H207]/[.F210]" office:value-type="float" office:value="0.0189495523879049" calcext:value-type="float">
            <text:p>0.0189495524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formula="of:=[.O207]+[.L207]+[.E207]" office:value-type="float" office:value="234" calcext:value-type="float">
            <text:p>23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8628" calcext:value-type="float">
            <text:p>128628</text:p>
          </table:table-cell>
          <table:table-cell table:style-name="ce25" office:value-type="float" office:value="2532" calcext:value-type="float">
            <text:p>2532</text:p>
          </table:table-cell>
          <table:table-cell table:style-name="ce25" table:formula="of:=[.F210]-[.F208]" office:value-type="float" office:value="1507" calcext:value-type="float">
            <text:p>1507</text:p>
          </table:table-cell>
          <table:table-cell table:style-name="ce25" table:formula="of:=[.H208]/[.F210]" office:value-type="float" office:value="0.0115802820148308" calcext:value-type="float">
            <text:p>0.011580282</text:p>
          </table:table-cell>
          <table:table-cell table:style-name="ce25" table:number-columns-repeated="2"/>
          <table:table-cell table:style-name="ce25" office:value-type="float" office:value="49" calcext:value-type="float">
            <text:p>49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formula="of:=[.O208]+[.L208]+[.E208]" office:value-type="float" office:value="232" calcext:value-type="float">
            <text:p>23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9265" calcext:value-type="float">
            <text:p>129265</text:p>
          </table:table-cell>
          <table:table-cell table:style-name="ce25" office:value-type="float" office:value="1176" calcext:value-type="float">
            <text:p>1176</text:p>
          </table:table-cell>
          <table:table-cell table:style-name="ce25" table:formula="of:=[.F210]-[.F209]" office:value-type="float" office:value="870" calcext:value-type="float">
            <text:p>870</text:p>
          </table:table-cell>
          <table:table-cell table:style-name="ce25" table:formula="of:=[.H209]/[.F210]" office:value-type="float" office:value="0.00668536519767933" calcext:value-type="float">
            <text:p>0.0066853652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formula="of:=[.O209]+[.L209]+[.E209]" office:value-type="float" office:value="230" calcext:value-type="float">
            <text:p>23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30135" calcext:value-type="float">
            <text:p>130135</text:p>
          </table:table-cell>
          <table:table-cell table:style-name="ce48" table:number-columns-repeated="9"/>
          <table:table-cell table:style-name="ce25" table:formula="of:=[.O210]+[.L210]+[.E210]" office:value-type="float" office:value="118" calcext:value-type="float">
            <text:p>11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6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17209" calcext:value-type="float">
            <text:p>117209</text:p>
          </table:table-cell>
          <table:table-cell table:style-name="ce25" office:value-type="float" office:value="7064" calcext:value-type="float">
            <text:p>7064</text:p>
          </table:table-cell>
          <table:table-cell table:style-name="ce25" table:formula="of:=[.F223]-[.F217]" office:value-type="float" office:value="4794" calcext:value-type="float">
            <text:p>4794</text:p>
          </table:table-cell>
          <table:table-cell table:style-name="ce25" table:formula="of:=[.H217]/[.F223]" office:value-type="float" office:value="0.0392941157184659" calcext:value-type="float">
            <text:p>0.0392941157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09" calcext:value-type="float">
            <text:p>109</text:p>
          </table:table-cell>
          <table:table-cell table:style-name="ce25" table:formula="of:=[.O217]+[.L217]+[.E217]" office:value-type="float" office:value="229" calcext:value-type="float">
            <text:p>22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15223" calcext:value-type="float">
            <text:p>115223</text:p>
          </table:table-cell>
          <table:table-cell table:style-name="ce25" office:value-type="float" office:value="9238" calcext:value-type="float">
            <text:p>9238</text:p>
          </table:table-cell>
          <table:table-cell table:style-name="ce25" table:formula="of:=[.F223]-[.F218]" office:value-type="float" office:value="6780" calcext:value-type="float">
            <text:p>6780</text:p>
          </table:table-cell>
          <table:table-cell table:style-name="ce25" table:formula="of:=[.H218]/[.F223]" office:value-type="float" office:value="0.0555724039572797" calcext:value-type="float">
            <text:p>0.055572404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21" calcext:value-type="float">
            <text:p>121</text:p>
          </table:table-cell>
          <table:table-cell table:style-name="ce25" table:formula="of:=[.O218]+[.L218]+[.E218]" office:value-type="float" office:value="256" calcext:value-type="float">
            <text:p>25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16266" calcext:value-type="float">
            <text:p>116266</text:p>
          </table:table-cell>
          <table:table-cell table:style-name="ce25" office:value-type="float" office:value="7871" calcext:value-type="float">
            <text:p>7871</text:p>
          </table:table-cell>
          <table:table-cell table:style-name="ce25" table:formula="of:=[.F223]-[.F219]" office:value-type="float" office:value="5737" calcext:value-type="float">
            <text:p>5737</text:p>
          </table:table-cell>
          <table:table-cell table:style-name="ce25" table:formula="of:=[.H219]/[.F223]" office:value-type="float" office:value="0.0470234338499873" calcext:value-type="float">
            <text:p>0.0470234338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16" calcext:value-type="float">
            <text:p>116</text:p>
          </table:table-cell>
          <table:table-cell table:style-name="ce25" table:formula="of:=[.O219]+[.L219]+[.E219]" office:value-type="float" office:value="253" calcext:value-type="float">
            <text:p>25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19272" calcext:value-type="float">
            <text:p>119272</text:p>
          </table:table-cell>
          <table:table-cell table:style-name="ce25" office:value-type="float" office:value="3942" calcext:value-type="float">
            <text:p>3942</text:p>
          </table:table-cell>
          <table:table-cell table:style-name="ce25" table:formula="of:=[.F223]-[.F220]" office:value-type="float" office:value="2731" calcext:value-type="float">
            <text:p>2731</text:p>
          </table:table-cell>
          <table:table-cell table:style-name="ce25" table:formula="of:=[.H220]/[.F223]" office:value-type="float" office:value="0.0223846954583084" calcext:value-type="float">
            <text:p>0.0223846955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5" table:formula="of:=[.O220]+[.L220]+[.E220]" office:value-type="float" office:value="247" calcext:value-type="float">
            <text:p>24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20898" calcext:value-type="float">
            <text:p>120898</text:p>
          </table:table-cell>
          <table:table-cell table:style-name="ce25" office:value-type="float" office:value="2196" calcext:value-type="float">
            <text:p>2196</text:p>
          </table:table-cell>
          <table:table-cell table:style-name="ce25" table:formula="of:=[.F223]-[.F221]" office:value-type="float" office:value="1105" calcext:value-type="float">
            <text:p>1105</text:p>
          </table:table-cell>
          <table:table-cell table:style-name="ce25" table:formula="of:=[.H221]/[.F223]" office:value-type="float" office:value="0.00905715433227052" calcext:value-type="float">
            <text:p>0.0090571543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5" table:formula="of:=[.O221]+[.L221]+[.E221]" office:value-type="float" office:value="238" calcext:value-type="float">
            <text:p>23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21492" calcext:value-type="float">
            <text:p>121492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table:formula="of:=[.F223]-[.F222]" office:value-type="float" office:value="511" calcext:value-type="float">
            <text:p>511</text:p>
          </table:table-cell>
          <table:table-cell table:style-name="ce25" table:formula="of:=[.H222]/[.F223]" office:value-type="float" office:value="0.00418842159619026" calcext:value-type="float">
            <text:p>0.0041884216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87" calcext:value-type="float">
            <text:p>87</text:p>
          </table:table-cell>
          <table:table-cell table:style-name="ce25" table:formula="of:=[.O222]+[.L222]+[.E222]" office:value-type="float" office:value="227" calcext:value-type="float">
            <text:p>22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22003" calcext:value-type="float">
            <text:p>122003</text:p>
          </table:table-cell>
          <table:table-cell table:style-name="ce48" table:number-columns-repeated="9"/>
          <table:table-cell table:style-name="ce25" table:formula="of:=[.O223]+[.L223]+[.E223]" office:value-type="float" office:value="120" calcext:value-type="float">
            <text:p>12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7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25489" calcext:value-type="float">
            <text:p>125489</text:p>
          </table:table-cell>
          <table:table-cell table:style-name="ce25" office:value-type="float" office:value="4058" calcext:value-type="float">
            <text:p>4058</text:p>
          </table:table-cell>
          <table:table-cell table:style-name="ce25" table:formula="of:=[.F236]-[.F230]" office:value-type="float" office:value="2348" calcext:value-type="float">
            <text:p>2348</text:p>
          </table:table-cell>
          <table:table-cell table:style-name="ce25" table:formula="of:=[.H230]/[.F236]" office:value-type="float" office:value="0.0183671394040849" calcext:value-type="float">
            <text:p>0.0183671394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13" calcext:value-type="float">
            <text:p>113</text:p>
          </table:table-cell>
          <table:table-cell table:style-name="ce25" table:formula="of:=[.O230]+[.L230]+[.E230]" office:value-type="float" office:value="237" calcext:value-type="float">
            <text:p>23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24391" calcext:value-type="float">
            <text:p>124391</text:p>
          </table:table-cell>
          <table:table-cell table:style-name="ce25" office:value-type="float" office:value="5589" calcext:value-type="float">
            <text:p>5589</text:p>
          </table:table-cell>
          <table:table-cell table:style-name="ce25" table:formula="of:=[.F236]-[.F231]" office:value-type="float" office:value="3446" calcext:value-type="float">
            <text:p>3446</text:p>
          </table:table-cell>
          <table:table-cell table:style-name="ce25" table:formula="of:=[.H231]/[.F236]" office:value-type="float" office:value="0.0269562020385334" calcext:value-type="float">
            <text:p>0.026956202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87" calcext:value-type="float">
            <text:p>87</text:p>
          </table:table-cell>
          <table:table-cell table:style-name="ce25" table:formula="of:=[.O231]+[.L231]+[.E231]" office:value-type="float" office:value="222" calcext:value-type="float">
            <text:p>22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24331" calcext:value-type="float">
            <text:p>124331</text:p>
          </table:table-cell>
          <table:table-cell table:style-name="ce25" office:value-type="float" office:value="5643" calcext:value-type="float">
            <text:p>5643</text:p>
          </table:table-cell>
          <table:table-cell table:style-name="ce25" table:formula="of:=[.F236]-[.F232]" office:value-type="float" office:value="3506" calcext:value-type="float">
            <text:p>3506</text:p>
          </table:table-cell>
          <table:table-cell table:style-name="ce25" table:formula="of:=[.H232]/[.F236]" office:value-type="float" office:value="0.027425549723476" calcext:value-type="float">
            <text:p>0.0274255497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110" calcext:value-type="float">
            <text:p>110</text:p>
          </table:table-cell>
          <table:table-cell table:style-name="ce25" table:formula="of:=[.O232]+[.L232]+[.E232]" office:value-type="float" office:value="255" calcext:value-type="float">
            <text:p>25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125433" calcext:value-type="float">
            <text:p>125433</text:p>
          </table:table-cell>
          <table:table-cell table:style-name="ce25" office:value-type="float" office:value="3634" calcext:value-type="float">
            <text:p>3634</text:p>
          </table:table-cell>
          <table:table-cell table:style-name="ce25" table:formula="of:=[.F236]-[.F233]" office:value-type="float" office:value="2404" calcext:value-type="float">
            <text:p>2404</text:p>
          </table:table-cell>
          <table:table-cell table:style-name="ce25" table:formula="of:=[.H233]/[.F236]" office:value-type="float" office:value="0.0188051972433646" calcext:value-type="float">
            <text:p>0.0188051972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103" calcext:value-type="float">
            <text:p>103</text:p>
          </table:table-cell>
          <table:table-cell table:style-name="ce25" table:formula="of:=[.O233]+[.L233]+[.E233]" office:value-type="float" office:value="250" calcext:value-type="float">
            <text:p>25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26191" calcext:value-type="float">
            <text:p>126191</text:p>
          </table:table-cell>
          <table:table-cell table:style-name="ce25" office:value-type="float" office:value="2753" calcext:value-type="float">
            <text:p>2753</text:p>
          </table:table-cell>
          <table:table-cell table:style-name="ce25" table:formula="of:=[.F236]-[.F234]" office:value-type="float" office:value="1646" calcext:value-type="float">
            <text:p>1646</text:p>
          </table:table-cell>
          <table:table-cell table:style-name="ce25" table:formula="of:=[.H234]/[.F236]" office:value-type="float" office:value="0.0128757714902571" calcext:value-type="float">
            <text:p>0.0128757715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table:formula="of:=[.O234]+[.L234]+[.E234]" office:value-type="float" office:value="224" calcext:value-type="float">
            <text:p>22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126801" calcext:value-type="float">
            <text:p>126801</text:p>
          </table:table-cell>
          <table:table-cell table:style-name="ce25" office:value-type="float" office:value="1337" calcext:value-type="float">
            <text:p>1337</text:p>
          </table:table-cell>
          <table:table-cell table:style-name="ce25" table:formula="of:=[.F236]-[.F235]" office:value-type="float" office:value="1036" calcext:value-type="float">
            <text:p>1036</text:p>
          </table:table-cell>
          <table:table-cell table:style-name="ce25" table:formula="of:=[.H235]/[.F236]" office:value-type="float" office:value="0.00810407002667459" calcext:value-type="float">
            <text:p>0.00810407</text:p>
          </table:table-cell>
          <table:table-cell table:style-name="ce25" table:number-columns-repeated="2"/>
          <table:table-cell table:style-name="ce25" office:value-type="float" office:value="45" calcext:value-type="float">
            <text:p>45</text:p>
          </table:table-cell>
          <table:table-cell table:style-name="ce25" table:number-columns-repeated="2"/>
          <table:table-cell table:style-name="ce25" office:value-type="float" office:value="87" calcext:value-type="float">
            <text:p>87</text:p>
          </table:table-cell>
          <table:table-cell table:style-name="ce25" table:formula="of:=[.O235]+[.L235]+[.E235]" office:value-type="float" office:value="220" calcext:value-type="float">
            <text:p>22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27837" calcext:value-type="float">
            <text:p>127837</text:p>
          </table:table-cell>
          <table:table-cell table:style-name="ce48" table:number-columns-repeated="9"/>
          <table:table-cell table:style-name="ce25" table:formula="of:=[.O236]+[.L236]+[.E236]" office:value-type="float" office:value="118" calcext:value-type="float">
            <text:p>11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8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27110" calcext:value-type="float">
            <text:p>127110</text:p>
          </table:table-cell>
          <table:table-cell table:style-name="ce25" office:value-type="float" office:value="3782" calcext:value-type="float">
            <text:p>3782</text:p>
          </table:table-cell>
          <table:table-cell table:style-name="ce25" table:formula="of:=[.F249]-[.F243]" office:value-type="float" office:value="1777" calcext:value-type="float">
            <text:p>1777</text:p>
          </table:table-cell>
          <table:table-cell table:style-name="ce25" table:formula="of:=[.H243]/[.F249]" office:value-type="float" office:value="0.0137872710203512" calcext:value-type="float">
            <text:p>0.013787271</text:p>
          </table:table-cell>
          <table:table-cell table:style-name="ce25"/>
          <table:table-cell table:style-name="ce110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11" calcext:value-type="float">
            <text:p>111</text:p>
          </table:table-cell>
          <table:table-cell table:style-name="ce25" table:formula="of:=[.O243]+[.L243]+[.E243]" office:value-type="float" office:value="230" calcext:value-type="float">
            <text:p>23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25406" calcext:value-type="float">
            <text:p>125406</text:p>
          </table:table-cell>
          <table:table-cell table:style-name="ce25" office:value-type="float" office:value="5931" calcext:value-type="float">
            <text:p>5931</text:p>
          </table:table-cell>
          <table:table-cell table:style-name="ce25" table:formula="of:=[.F249]-[.F244]" office:value-type="float" office:value="3481" calcext:value-type="float">
            <text:p>3481</text:p>
          </table:table-cell>
          <table:table-cell table:style-name="ce25" table:formula="of:=[.H244]/[.F249]" office:value-type="float" office:value="0.0270081544298494" calcext:value-type="float">
            <text:p>0.0270081544</text:p>
          </table:table-cell>
          <table:table-cell table:style-name="ce25"/>
          <table:table-cell table:style-name="ce110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04" calcext:value-type="float">
            <text:p>104</text:p>
          </table:table-cell>
          <table:table-cell table:style-name="ce25" table:formula="of:=[.O244]+[.L244]+[.E244]" office:value-type="float" office:value="239" calcext:value-type="float">
            <text:p>23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25596" calcext:value-type="float">
            <text:p>125596</text:p>
          </table:table-cell>
          <table:table-cell table:style-name="ce25" office:value-type="float" office:value="5729" calcext:value-type="float">
            <text:p>5729</text:p>
          </table:table-cell>
          <table:table-cell table:style-name="ce25" table:formula="of:=[.F249]-[.F245]" office:value-type="float" office:value="3291" calcext:value-type="float">
            <text:p>3291</text:p>
          </table:table-cell>
          <table:table-cell table:style-name="ce25" table:formula="of:=[.H245]/[.F249]" office:value-type="float" office:value="0.0255339948947528" calcext:value-type="float">
            <text:p>0.0255339949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115" calcext:value-type="float">
            <text:p>115</text:p>
          </table:table-cell>
          <table:table-cell table:style-name="ce25" table:formula="of:=[.O245]+[.L245]+[.E245]" office:value-type="float" office:value="261" calcext:value-type="float">
            <text:p>26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127009" calcext:value-type="float">
            <text:p>127009</text:p>
          </table:table-cell>
          <table:table-cell table:style-name="ce25" office:value-type="float" office:value="3269" calcext:value-type="float">
            <text:p>3269</text:p>
          </table:table-cell>
          <table:table-cell table:style-name="ce25" table:formula="of:=[.F249]-[.F246]" office:value-type="float" office:value="1878" calcext:value-type="float">
            <text:p>1878</text:p>
          </table:table-cell>
          <table:table-cell table:style-name="ce25" table:formula="of:=[.H246]/[.F249]" office:value-type="float" office:value="0.014570903194271" calcext:value-type="float">
            <text:p>0.0145709032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02" calcext:value-type="float">
            <text:p>102</text:p>
          </table:table-cell>
          <table:table-cell table:style-name="ce25" table:formula="of:=[.O246]+[.L246]+[.E246]" office:value-type="float" office:value="236" calcext:value-type="float">
            <text:p>23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27527" calcext:value-type="float">
            <text:p>127527</text:p>
          </table:table-cell>
          <table:table-cell table:style-name="ce25" office:value-type="float" office:value="2446" calcext:value-type="float">
            <text:p>2446</text:p>
          </table:table-cell>
          <table:table-cell table:style-name="ce25" table:formula="of:=[.F249]-[.F247]" office:value-type="float" office:value="1360" calcext:value-type="float">
            <text:p>1360</text:p>
          </table:table-cell>
          <table:table-cell table:style-name="ce25" table:formula="of:=[.H247]/[.F249]" office:value-type="float" office:value="0.0105518787775338" calcext:value-type="float">
            <text:p>0.0105518788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table:formula="of:=[.O247]+[.L247]+[.E247]" office:value-type="float" office:value="227" calcext:value-type="float">
            <text:p>22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28033" calcext:value-type="float">
            <text:p>128033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table:formula="of:=[.F249]-[.F248]" office:value-type="float" office:value="854" calcext:value-type="float">
            <text:p>854</text:p>
          </table:table-cell>
          <table:table-cell table:style-name="ce25" table:formula="of:=[.H248]/[.F249]" office:value-type="float" office:value="0.00662595917353961" calcext:value-type="float">
            <text:p>0.0066259592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table:formula="of:=[.O248]+[.L248]+[.E248]" office:value-type="float" office:value="224" calcext:value-type="float">
            <text:p>22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28887" calcext:value-type="float">
            <text:p>128887</text:p>
          </table:table-cell>
          <table:table-cell table:style-name="ce48" table:number-columns-repeated="9"/>
          <table:table-cell table:style-name="ce25" table:formula="of:=[.O249]+[.L249]+[.E249]" office:value-type="float" office:value="116" calcext:value-type="float">
            <text:p>11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9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17219" calcext:value-type="float">
            <text:p>117219</text:p>
          </table:table-cell>
          <table:table-cell table:style-name="ce25" office:value-type="float" office:value="4067" calcext:value-type="float">
            <text:p>4067</text:p>
          </table:table-cell>
          <table:table-cell table:style-name="ce25" table:formula="of:=[.F262]-[.F256]" office:value-type="float" office:value="2669" calcext:value-type="float">
            <text:p>2669</text:p>
          </table:table-cell>
          <table:table-cell table:style-name="ce25" table:formula="of:=[.H256]/[.F262]" office:value-type="float" office:value="0.0222624449486187" calcext:value-type="float">
            <text:p>0.0222624449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98" calcext:value-type="float">
            <text:p>98</text:p>
          </table:table-cell>
          <table:table-cell table:style-name="ce25" table:formula="of:=[.O256]+[.L256]+[.E256]" office:value-type="float" office:value="224" calcext:value-type="float">
            <text:p>22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25" table:number-columns-repeated="2"/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116497" calcext:value-type="float">
            <text:p>116497</text:p>
          </table:table-cell>
          <table:table-cell table:style-name="ce25" office:value-type="float" office:value="5265" calcext:value-type="float">
            <text:p>5265</text:p>
          </table:table-cell>
          <table:table-cell table:style-name="ce25" table:formula="of:=[.F262]-[.F257]" office:value-type="float" office:value="3391" calcext:value-type="float">
            <text:p>3391</text:p>
          </table:table-cell>
          <table:table-cell table:style-name="ce25" table:formula="of:=[.H257]/[.F262]" office:value-type="float" office:value="0.0282847324169225" calcext:value-type="float">
            <text:p>0.0282847324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formula="of:=[.O257]+[.L257]+[.E257]" office:value-type="float" office:value="243" calcext:value-type="float">
            <text:p>24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6724" calcext:value-type="float">
            <text:p>116724</text:p>
          </table:table-cell>
          <table:table-cell table:style-name="ce25" office:value-type="float" office:value="5105" calcext:value-type="float">
            <text:p>5105</text:p>
          </table:table-cell>
          <table:table-cell table:style-name="ce25" table:formula="of:=[.F262]-[.F258]" office:value-type="float" office:value="3164" calcext:value-type="float">
            <text:p>3164</text:p>
          </table:table-cell>
          <table:table-cell table:style-name="ce25" table:formula="of:=[.H258]/[.F262]" office:value-type="float" office:value="0.026391298545309" calcext:value-type="float">
            <text:p>0.0263912985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table:number-columns-repeated="2"/>
          <table:table-cell table:style-name="ce25" office:value-type="float" office:value="109" calcext:value-type="float">
            <text:p>109</text:p>
          </table:table-cell>
          <table:table-cell table:style-name="ce25" table:formula="of:=[.O258]+[.L258]+[.E258]" office:value-type="float" office:value="251" calcext:value-type="float">
            <text:p>25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7752" calcext:value-type="float">
            <text:p>117752</text:p>
          </table:table-cell>
          <table:table-cell table:style-name="ce25" office:value-type="float" office:value="3242" calcext:value-type="float">
            <text:p>3242</text:p>
          </table:table-cell>
          <table:table-cell table:style-name="ce25" table:formula="of:=[.F262]-[.F259]" office:value-type="float" office:value="2136" calcext:value-type="float">
            <text:p>2136</text:p>
          </table:table-cell>
          <table:table-cell table:style-name="ce25" table:formula="of:=[.H259]/[.F262]" office:value-type="float" office:value="0.0178166288535967" calcext:value-type="float">
            <text:p>0.0178166289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table:formula="of:=[.O259]+[.L259]+[.E259]" office:value-type="float" office:value="228" calcext:value-type="float">
            <text:p>22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1"/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8305" calcext:value-type="float">
            <text:p>118305</text:p>
          </table:table-cell>
          <table:table-cell table:style-name="ce25" office:value-type="float" office:value="2638" calcext:value-type="float">
            <text:p>2638</text:p>
          </table:table-cell>
          <table:table-cell table:style-name="ce25" table:formula="of:=[.F262]-[.F260]" office:value-type="float" office:value="1583" calcext:value-type="float">
            <text:p>1583</text:p>
          </table:table-cell>
          <table:table-cell table:style-name="ce25" table:formula="of:=[.H260]/[.F262]" office:value-type="float" office:value="0.0132039903910316" calcext:value-type="float">
            <text:p>0.0132039904</text:p>
          </table:table-cell>
          <table:table-cell table:style-name="ce25" table:number-columns-repeated="2"/>
          <table:table-cell table:style-name="ce25" office:value-type="float" office:value="49" calcext:value-type="float">
            <text:p>49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table:formula="of:=[.O260]+[.L260]+[.E260]" office:value-type="float" office:value="231" calcext:value-type="float">
            <text:p>23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8934" calcext:value-type="float">
            <text:p>118934</text:p>
          </table:table-cell>
          <table:table-cell table:style-name="ce25" office:value-type="float" office:value="1251" calcext:value-type="float">
            <text:p>1251</text:p>
          </table:table-cell>
          <table:table-cell table:style-name="ce25" table:formula="of:=[.F262]-[.F261]" office:value-type="float" office:value="954" calcext:value-type="float">
            <text:p>954</text:p>
          </table:table-cell>
          <table:table-cell table:style-name="ce25" table:formula="of:=[.H261]/[.F262]" office:value-type="float" office:value="0.00795742693180302" calcext:value-type="float">
            <text:p>0.0079574269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table:formula="of:=[.O261]+[.L261]+[.E261]" office:value-type="float" office:value="229" calcext:value-type="float">
            <text:p>22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19888" calcext:value-type="float">
            <text:p>119888</text:p>
          </table:table-cell>
          <table:table-cell table:style-name="ce48" table:number-columns-repeated="9"/>
          <table:table-cell table:style-name="ce25" table:formula="of:=[.O262]+[.L262]+[.E262]" office:value-type="float" office:value="119" calcext:value-type="float">
            <text:p>11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2">
          <table:table-cell table:style-name="ce81" table:number-columns-repeated="1024"/>
        </table:table-row>
        <table:table-row table:style-name="ro1">
          <table:table-cell table:style-name="ce10" office:value-type="string" calcext:value-type="string">
            <text:p>mean:</text:p>
          </table:table-cell>
          <table:table-cell table:style-name="ce81" table:number-columns-repeated="1023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49" table:formula="of:=AVERAGE([.C256];[.C243];[.C230];[.C217];[.C204];[.C191];[.C178];[.C165];[.C152];[.C139])" office:value-type="float" office:value="4" calcext:value-type="float">
            <text:p>4</text:p>
          </table:table-cell>
          <table:table-cell table:style-name="ce49" table:formula="of:=AVERAGE([.D256];[.D243];[.D230];[.D217];[.D204];[.D191];[.D178];[.D165];[.D152];[.D139])" office:value-type="float" office:value="120" calcext:value-type="float">
            <text:p>120</text:p>
          </table:table-cell>
          <table:table-cell table:style-name="ce25" table:formula="of:=AVERAGE([.E256];[.E243];[.E230];[.E217];[.E204];[.E191];[.E178];[.E165];[.E152];[.E139])+[.E274]" office:value-type="float" office:value="172.8" calcext:value-type="float">
            <text:p>172.8</text:p>
          </table:table-cell>
          <table:table-cell table:style-name="ce25" table:formula="of:=AVERAGE([.F256];[.F243];[.F230];[.F217];[.F204];[.F191];[.F178];[.F165];[.F152];[.F139])" office:value-type="float" office:value="123671.6" calcext:value-type="float">
            <text:p>123671.6</text:p>
          </table:table-cell>
          <table:table-cell table:style-name="ce25" table:formula="of:=AVERAGE([.G256];[.G243];[.G230];[.G217];[.G204];[.G191];[.G178];[.G165];[.G152];[.G139])" office:value-type="float" office:value="4327.6" calcext:value-type="float">
            <text:p>4327.6</text:p>
          </table:table-cell>
          <table:table-cell table:style-name="ce25" table:formula="of:=AVERAGE([.H256];[.H243];[.H230];[.H217];[.H204];[.H191];[.H178];[.H165];[.H152];[.H139])" office:value-type="float" office:value="2598.7" calcext:value-type="float">
            <text:p>2598.7</text:p>
          </table:table-cell>
          <table:table-cell table:style-name="ce25" table:formula="of:=AVERAGE([.I256];[.I243];[.I230];[.I217];[.I204];[.I191];[.I178];[.I165];[.I152];[.I139])" office:value-type="float" office:value="0.0207635938182343" calcext:value-type="float">
            <text:p>0.0207635938</text:p>
          </table:table-cell>
          <table:table-cell table:style-name="ce49" table:formula="of:=AVERAGE([.J256];[.J243];[.J230];[.J217];[.J204];[.J191];[.J178];[.J165];[.J152];[.J139])" office:value-type="float" office:value="2" calcext:value-type="float">
            <text:p>2</text:p>
          </table:table-cell>
          <table:table-cell table:style-name="ce49" table:formula="of:=AVERAGE([.K256];[.L243];[.K230];[.K217];[.K204];[.K191];[.K178];[.K165];[.K152];[.K139])" office:value-type="float" office:value="63.6666666666667" calcext:value-type="float">
            <text:p>63.6666666667</text:p>
          </table:table-cell>
          <table:table-cell table:style-name="ce25" table:formula="of:=AVERAGE([.L256];[.L243];[.L230];[.L217];[.L204];[.L191];[.L178];[.L165];[.L152];[.L139])" office:value-type="float" office:value="47.7" calcext:value-type="float">
            <text:p>47.7</text:p>
          </table:table-cell>
          <table:table-cell table:style-name="ce49" table:formula="of:=AVERAGE([.M256];[.M243];[.M230];[.M217];[.M204];[.M191];[.M178];[.M165];[.M152];[.M139])" office:value-type="float" office:value="4" calcext:value-type="float">
            <text:p>4</text:p>
          </table:table-cell>
          <table:table-cell table:style-name="ce49" table:formula="of:=AVERAGE([.N256];[.N243];[.N230];[.N217];[.N204];[.N191];[.N178];[.N165];[.N152];[.N139])" office:value-type="float" office:value="104" calcext:value-type="float">
            <text:p>104</text:p>
          </table:table-cell>
          <table:table-cell table:style-name="ce25" table:formula="of:=AVERAGE([.O256];[.O243];[.O230];[.O217];[.O204];[.O191];[.O178];[.O165];[.O152];[.O139])" office:value-type="float" office:value="102.9" calcext:value-type="float">
            <text:p>102.9</text:p>
          </table:table-cell>
          <table:table-cell table:style-name="ce25" table:formula="of:=[.O267]+[.L267]+[.E267]" office:value-type="float" office:value="323.4" calcext:value-type="float">
            <text:p>323.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49" table:formula="of:=AVERAGE([.C257];[.C244];[.C231];[.C218];[.C205];[.C192];[.C179];[.C166];[.C153];[.C140])" office:value-type="float" office:value="5" calcext:value-type="float">
            <text:p>5</text:p>
          </table:table-cell>
          <table:table-cell table:style-name="ce49" table:formula="of:=AVERAGE([.D257];[.D244];[.D231];[.D218];[.D205];[.D192];[.D179];[.D166];[.D153];[.D140])" office:value-type="float" office:value="150.5" calcext:value-type="float">
            <text:p>150.5</text:p>
          </table:table-cell>
          <table:table-cell table:style-name="ce25" table:formula="of:=AVERAGE([.E257];[.E244];[.E231];[.E218];[.E205];[.E192];[.E179];[.E166];[.E153];[.E140])+[.E274]" office:value-type="float" office:value="190.7" calcext:value-type="float">
            <text:p>190.7</text:p>
          </table:table-cell>
          <table:table-cell table:style-name="ce25" table:formula="of:=AVERAGE([.F257];[.F244];[.F231];[.F218];[.F205];[.F192];[.F179];[.F166];[.F153];[.F140])" office:value-type="float" office:value="122072.9" calcext:value-type="float">
            <text:p>122072.9</text:p>
          </table:table-cell>
          <table:table-cell table:style-name="ce25" table:formula="of:=AVERAGE([.G257];[.G244];[.G231];[.G218];[.G205];[.G192];[.G179];[.G166];[.G153];[.G140])" office:value-type="float" office:value="6331.4" calcext:value-type="float">
            <text:p>6331.4</text:p>
          </table:table-cell>
          <table:table-cell table:style-name="ce25" table:formula="of:=AVERAGE([.H257];[.H244];[.H231];[.H218];[.H205];[.H192];[.H179];[.H166];[.H153];[.H140])" office:value-type="float" office:value="4197.4" calcext:value-type="float">
            <text:p>4197.4</text:p>
          </table:table-cell>
          <table:table-cell table:style-name="ce25" table:formula="of:=AVERAGE([.I257];[.I244];[.I231];[.I218];[.I205];[.I192];[.I179];[.I166];[.I153];[.I140])" office:value-type="float" office:value="0.0333621824541731" calcext:value-type="float">
            <text:p>0.0333621825</text:p>
          </table:table-cell>
          <table:table-cell table:style-name="ce49" table:formula="of:=AVERAGE([.J257];[.J244];[.J231];[.J218];[.J205];[.J192];[.J179];[.J166];[.J153];[.J140])" office:value-type="float" office:value="2" calcext:value-type="float">
            <text:p>2</text:p>
          </table:table-cell>
          <table:table-cell table:style-name="ce49" table:formula="of:=AVERAGE([.K257];[.L244];[.K231];[.K218];[.K205];[.K192];[.K179];[.K166];[.K153];[.K140])" office:value-type="float" office:value="64.3333333333333" calcext:value-type="float">
            <text:p>64.3333333333</text:p>
          </table:table-cell>
          <table:table-cell table:style-name="ce25" table:formula="of:=AVERAGE([.L257];[.L244];[.L231];[.L218];[.L205];[.L192];[.L179];[.L166];[.L153];[.L140])" office:value-type="float" office:value="48.5" calcext:value-type="float">
            <text:p>48.5</text:p>
          </table:table-cell>
          <table:table-cell table:style-name="ce49" table:formula="of:=AVERAGE([.M257];[.M244];[.M231];[.M218];[.M205];[.M192];[.M179];[.M166];[.M153];[.M140])" office:value-type="float" office:value="4" calcext:value-type="float">
            <text:p>4</text:p>
          </table:table-cell>
          <table:table-cell table:style-name="ce49" table:formula="of:=AVERAGE([.N257];[.N244];[.N231];[.N218];[.N205];[.N192];[.N179];[.N166];[.N153];[.N140])" office:value-type="float" office:value="102.5" calcext:value-type="float">
            <text:p>102.5</text:p>
          </table:table-cell>
          <table:table-cell table:style-name="ce25" table:formula="of:=AVERAGE([.O257];[.O244];[.O231];[.O218];[.O205];[.O192];[.O179];[.O166];[.O153];[.O140])" office:value-type="float" office:value="104.1" calcext:value-type="float">
            <text:p>104.1</text:p>
          </table:table-cell>
          <table:table-cell table:style-name="ce25" table:formula="of:=[.O268]+[.L268]+[.E268]" office:value-type="float" office:value="343.3" calcext:value-type="float">
            <text:p>343.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49" table:formula="of:=AVERAGE([.C258];[.C245];[.C232];[.C219];[.C206];[.C193];[.C180];[.C167];[.C154];[.C141])" office:value-type="float" office:value="5" calcext:value-type="float">
            <text:p>5</text:p>
          </table:table-cell>
          <table:table-cell table:style-name="ce49" table:formula="of:=AVERAGE([.D258];[.D245];[.D232];[.D219];[.D206];[.D193];[.D180];[.D167];[.D154];[.D141])" office:value-type="float" office:value="148" calcext:value-type="float">
            <text:p>148</text:p>
          </table:table-cell>
          <table:table-cell table:style-name="ce25" table:formula="of:=AVERAGE([.E258];[.E245];[.E232];[.E219];[.E206];[.E193];[.E180];[.E167];[.E154];[.E141])+[.E274]" office:value-type="float" office:value="192.1" calcext:value-type="float">
            <text:p>192.1</text:p>
          </table:table-cell>
          <table:table-cell table:style-name="ce25" table:formula="of:=AVERAGE([.F258];[.F245];[.F232];[.F219];[.F206];[.F193];[.F180];[.F167];[.F154];[.F141])" office:value-type="float" office:value="122408.9" calcext:value-type="float">
            <text:p>122408.9</text:p>
          </table:table-cell>
          <table:table-cell table:style-name="ce25" table:formula="of:=AVERAGE([.G258];[.G245];[.G232];[.G219];[.G206];[.G193];[.G180];[.G167];[.G154];[.G141])" office:value-type="float" office:value="5971.7" calcext:value-type="float">
            <text:p>5971.7</text:p>
          </table:table-cell>
          <table:table-cell table:style-name="ce25" table:formula="of:=AVERAGE([.H258];[.H245];[.H232];[.H219];[.H206];[.H193];[.H180];[.H167];[.H154];[.H141])" office:value-type="float" office:value="3861.4" calcext:value-type="float">
            <text:p>3861.4</text:p>
          </table:table-cell>
          <table:table-cell table:style-name="ce25" table:formula="of:=AVERAGE([.I258];[.I245];[.I232];[.I219];[.I206];[.I193];[.I180];[.I167];[.I154];[.I141])" office:value-type="float" office:value="0.030646273031486" calcext:value-type="float">
            <text:p>0.030646273</text:p>
          </table:table-cell>
          <table:table-cell table:style-name="ce49" table:formula="of:=AVERAGE([.J258];[.J245];[.J232];[.J219];[.J206];[.J193];[.J180];[.J167];[.J154];[.J141])" office:value-type="float" office:value="2" calcext:value-type="float">
            <text:p>2</text:p>
          </table:table-cell>
          <table:table-cell table:style-name="ce49" table:formula="of:=AVERAGE([.K258];[.K245];[.K232];[.K219];[.K206];[.K193];[.K180];[.K167];[.K154];[.K141])" office:value-type="float" office:value="75.5" calcext:value-type="float">
            <text:p>75.5</text:p>
          </table:table-cell>
          <table:table-cell table:style-name="ce25" table:formula="of:=AVERAGE([.L258];[.L245];[.L232];[.L219];[.L206];[.L193];[.L180];[.L167];[.L154];[.L141])" office:value-type="float" office:value="50.5" calcext:value-type="float">
            <text:p>50.5</text:p>
          </table:table-cell>
          <table:table-cell table:style-name="ce49" table:formula="of:=AVERAGE([.M258];[.M245];[.M232];[.M219];[.M206];[.M193];[.M180];[.M167];[.M154];[.M141])" office:value-type="float" office:value="4" calcext:value-type="float">
            <text:p>4</text:p>
          </table:table-cell>
          <table:table-cell table:style-name="ce49" table:formula="of:=AVERAGE([.N258];[.N245];[.N232];[.N219];[.N206];[.N193];[.N180];[.N167];[.N154];[.N141])" office:value-type="float" office:value="104.5" calcext:value-type="float">
            <text:p>104.5</text:p>
          </table:table-cell>
          <table:table-cell table:style-name="ce25" table:formula="of:=AVERAGE([.O258];[.O245];[.O232];[.O219];[.O206];[.O193];[.O180];[.O167];[.O154];[.O141])" office:value-type="float" office:value="109" calcext:value-type="float">
            <text:p>109</text:p>
          </table:table-cell>
          <table:table-cell table:style-name="ce25" table:formula="of:=[.O269]+[.L269]+[.E269]" office:value-type="float" office:value="351.6" calcext:value-type="float">
            <text:p>351.6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49" table:formula="of:=AVERAGE([.C259];[.C246];[.C233];[.C220];[.C207];[.C194];[.C181];[.C168];[.C155];[.C142])" office:value-type="float" office:value="5" calcext:value-type="float">
            <text:p>5</text:p>
          </table:table-cell>
          <table:table-cell table:style-name="ce49" table:formula="of:=AVERAGE([.D259];[.D246];[.D233];[.D220];[.D207];[.D194];[.D181];[.D168];[.D155];[.D142])" office:value-type="float" office:value="151" calcext:value-type="float">
            <text:p>151</text:p>
          </table:table-cell>
          <table:table-cell table:style-name="ce25" table:formula="of:=AVERAGE([.E259];[.E246];[.E233];[.E220];[.E207];[.E194];[.E181];[.E168];[.E155];[.E142])+[.E274]" office:value-type="float" office:value="190.1" calcext:value-type="float">
            <text:p>190.1</text:p>
          </table:table-cell>
          <table:table-cell table:style-name="ce25" table:formula="of:=AVERAGE([.F259];[.F246];[.F233];[.F220];[.F207];[.F194];[.F181];[.F168];[.F155];[.F142])" office:value-type="float" office:value="124010.6" calcext:value-type="float">
            <text:p>124010.6</text:p>
          </table:table-cell>
          <table:table-cell table:style-name="ce25" table:formula="of:=AVERAGE([.G259];[.G246];[.G233];[.G220];[.G207];[.G194];[.G181];[.G168];[.G155];[.G142])" office:value-type="float" office:value="3448.8" calcext:value-type="float">
            <text:p>3448.8</text:p>
          </table:table-cell>
          <table:table-cell table:style-name="ce25" table:formula="of:=AVERAGE([.H259];[.H246];[.H233];[.H220];[.H207];[.H194];[.H181];[.H168];[.H155];[.H142])" office:value-type="float" office:value="2259.7" calcext:value-type="float">
            <text:p>2259.7</text:p>
          </table:table-cell>
          <table:table-cell table:style-name="ce25" table:formula="of:=AVERAGE([.I259];[.I246];[.I233];[.I220];[.I207];[.I194];[.I181];[.I168];[.I155];[.I142])" office:value-type="float" office:value="0.0179128545495867" calcext:value-type="float">
            <text:p>0.0179128545</text:p>
          </table:table-cell>
          <table:table-cell table:style-name="ce49" table:formula="of:=AVERAGE([.J259];[.J246];[.J233];[.J220];[.J207];[.J194];[.J181];[.J168];[.J155];[.J142])" office:value-type="float" office:value="2" calcext:value-type="float">
            <text:p>2</text:p>
          </table:table-cell>
          <table:table-cell table:style-name="ce49" table:formula="of:=AVERAGE([.K259];[.K246];[.K233];[.K220];[.K207];[.K194];[.K181];[.K168];[.K155];[.K142])" office:value-type="float" office:value="73" calcext:value-type="float">
            <text:p>73</text:p>
          </table:table-cell>
          <table:table-cell table:style-name="ce25" table:formula="of:=AVERAGE([.L259];[.L246];[.L233];[.L220];[.L207];[.L194];[.L181];[.L168];[.L155];[.L142])" office:value-type="float" office:value="48.5" calcext:value-type="float">
            <text:p>48.5</text:p>
          </table:table-cell>
          <table:table-cell table:style-name="ce49" table:formula="of:=AVERAGE([.M259];[.M246];[.M233];[.M220];[.M207];[.M194];[.M181];[.M168];[.M155];[.M142])" office:value-type="float" office:value="4" calcext:value-type="float">
            <text:p>4</text:p>
          </table:table-cell>
          <table:table-cell table:style-name="ce49" table:formula="of:=AVERAGE([.N259];[.N246];[.N233];[.N220];[.N207];[.N194];[.N181];[.N168];[.N155];[.N142])" office:value-type="float" office:value="96" calcext:value-type="float">
            <text:p>96</text:p>
          </table:table-cell>
          <table:table-cell table:style-name="ce25" table:formula="of:=AVERAGE([.O259];[.O246];[.O233];[.O220];[.O207];[.O194];[.O181];[.O168];[.O155];[.O142])" office:value-type="float" office:value="95.8" calcext:value-type="float">
            <text:p>95.8</text:p>
          </table:table-cell>
          <table:table-cell table:style-name="ce25" table:formula="of:=[.O270]+[.L270]+[.E270]" office:value-type="float" office:value="334.4" calcext:value-type="float">
            <text:p>334.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49" table:formula="of:=AVERAGE([.C260];[.C247];[.C234];[.C221];[.C208];[.C195];[.C182];[.C169];[.C156];[.C143])" office:value-type="float" office:value="5" calcext:value-type="float">
            <text:p>5</text:p>
          </table:table-cell>
          <table:table-cell table:style-name="ce49" table:formula="of:=AVERAGE([.D260];[.D247];[.D234];[.D221];[.D208];[.D195];[.D182];[.D169];[.D156];[.D143])" office:value-type="float" office:value="144" calcext:value-type="float">
            <text:p>144</text:p>
          </table:table-cell>
          <table:table-cell table:style-name="ce25" table:formula="of:=AVERAGE([.E260];[.E247];[.E234];[.E221];[.E208];[.E195];[.E182];[.E169];[.E156];[.E143])+[.E274]" office:value-type="float" office:value="188.2" calcext:value-type="float">
            <text:p>188.2</text:p>
          </table:table-cell>
          <table:table-cell table:style-name="ce25" table:formula="of:=AVERAGE([.F260];[.F247];[.F234];[.F221];[.F208];[.F195];[.F182];[.F169];[.F156];[.F143])" office:value-type="float" office:value="124852.2" calcext:value-type="float">
            <text:p>124852.2</text:p>
          </table:table-cell>
          <table:table-cell table:style-name="ce25" table:formula="of:=AVERAGE([.G260];[.G247];[.G234];[.G221];[.G208];[.G195];[.G182];[.G169];[.G156];[.G143])" office:value-type="float" office:value="2480.9" calcext:value-type="float">
            <text:p>2480.9</text:p>
          </table:table-cell>
          <table:table-cell table:style-name="ce25" table:formula="of:=AVERAGE([.H260];[.H247];[.H234];[.H221];[.H208];[.H195];[.H182];[.H169];[.H156];[.H143])" office:value-type="float" office:value="1418.1" calcext:value-type="float">
            <text:p>1418.1</text:p>
          </table:table-cell>
          <table:table-cell table:style-name="ce25" table:formula="of:=AVERAGE([.I260];[.I247];[.I234];[.I221];[.I208];[.I195];[.I182];[.I169];[.I156];[.I143])" office:value-type="float" office:value="0.0112238429018688" calcext:value-type="float">
            <text:p>0.0112238429</text:p>
          </table:table-cell>
          <table:table-cell table:style-name="ce49" table:formula="of:=AVERAGE([.J260];[.J247];[.J234];[.J221];[.J208];[.J195];[.J182];[.J169];[.J156];[.J143])" office:value-type="float" office:value="2" calcext:value-type="float">
            <text:p>2</text:p>
          </table:table-cell>
          <table:table-cell table:style-name="ce49" table:formula="of:=AVERAGE([.K260];[.K247];[.K234];[.K221];[.K208];[.K195];[.K182];[.K169];[.K156];[.K143])" office:value-type="float" office:value="72" calcext:value-type="float">
            <text:p>72</text:p>
          </table:table-cell>
          <table:table-cell table:style-name="ce25" table:formula="of:=AVERAGE([.L260];[.L247];[.L234];[.L221];[.L208];[.L195];[.L182];[.L169];[.L156];[.L143])" office:value-type="float" office:value="48.8" calcext:value-type="float">
            <text:p>48.8</text:p>
          </table:table-cell>
          <table:table-cell table:style-name="ce49" table:formula="of:=AVERAGE([.M260];[.M247];[.M234];[.M221];[.M208];[.M195];[.M182];[.M169];[.M156];[.M143])" office:value-type="float" office:value="4" calcext:value-type="float">
            <text:p>4</text:p>
          </table:table-cell>
          <table:table-cell table:style-name="ce49" table:formula="of:=AVERAGE([.N260];[.N247];[.N234];[.N221];[.N208];[.N195];[.N182];[.N169];[.N156];[.N143])" office:value-type="float" office:value="90" calcext:value-type="float">
            <text:p>90</text:p>
          </table:table-cell>
          <table:table-cell table:style-name="ce25" table:formula="of:=AVERAGE([.O260];[.O247];[.O234];[.O221];[.O208];[.O195];[.O182];[.O169];[.O156];[.O143])" office:value-type="float" office:value="92.2" calcext:value-type="float">
            <text:p>92.2</text:p>
          </table:table-cell>
          <table:table-cell table:style-name="ce25" table:formula="of:=[.O271]+[.L271]+[.E271]" office:value-type="float" office:value="329.2" calcext:value-type="float">
            <text:p>329.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49" table:formula="of:=AVERAGE([.C261];[.C248];[.C235];[.C222];[.C209];[.C196];[.C183];[.C170];[.C157];[.C144])" office:value-type="float" office:value="5" calcext:value-type="float">
            <text:p>5</text:p>
          </table:table-cell>
          <table:table-cell table:style-name="ce49" table:formula="of:=AVERAGE([.D261];[.D248];[.D235];[.D222];[.D209];[.D196];[.D183];[.D170];[.D157];[.D144])" office:value-type="float" office:value="147" calcext:value-type="float">
            <text:p>147</text:p>
          </table:table-cell>
          <table:table-cell table:style-name="ce25" table:formula="of:=AVERAGE([.E261];[.E248];[.E235];[.E222];[.E209];[.E196];[.E183];[.E170];[.E157];[.E144])+[.E274]" office:value-type="float" office:value="188.6" calcext:value-type="float">
            <text:p>188.6</text:p>
          </table:table-cell>
          <table:table-cell table:style-name="ce25" table:formula="of:=AVERAGE([.F261];[.F248];[.F235];[.F222];[.F209];[.F196];[.F183];[.F170];[.F157];[.F144])" office:value-type="float" office:value="125440.4" calcext:value-type="float">
            <text:p>125440.4</text:p>
          </table:table-cell>
          <table:table-cell table:style-name="ce25" table:formula="of:=AVERAGE([.G261];[.G248];[.G235];[.G222];[.G209];[.G196];[.G183];[.G170];[.G157];[.G144])" office:value-type="float" office:value="1122.5" calcext:value-type="float">
            <text:p>1122.5</text:p>
          </table:table-cell>
          <table:table-cell table:style-name="ce25" table:formula="of:=AVERAGE([.H261];[.H248];[.H235];[.H222];[.H209];[.H196];[.H183];[.H170];[.H157];[.H144])" office:value-type="float" office:value="829.9" calcext:value-type="float">
            <text:p>829.9</text:p>
          </table:table-cell>
          <table:table-cell table:style-name="ce25" table:formula="of:=AVERAGE([.I261];[.I248];[.I235];[.I222];[.I209];[.I196];[.I183];[.I170];[.I157];[.I144])" office:value-type="float" office:value="0.00656277299224457" calcext:value-type="float">
            <text:p>0.006562773</text:p>
          </table:table-cell>
          <table:table-cell table:style-name="ce49" table:formula="of:=AVERAGE([.J261];[.J248];[.J235];[.J222];[.J209];[.J196];[.J183];[.J170];[.J157];[.J144])" office:value-type="float" office:value="2" calcext:value-type="float">
            <text:p>2</text:p>
          </table:table-cell>
          <table:table-cell table:style-name="ce49" table:formula="of:=AVERAGE([.K261];[.K248];[.K235];[.K222];[.K209];[.K196];[.K183];[.K170];[.K157];[.K144])" office:value-type="float" office:value="80" calcext:value-type="float">
            <text:p>80</text:p>
          </table:table-cell>
          <table:table-cell table:style-name="ce25" table:formula="of:=AVERAGE([.L261];[.L248];[.L235];[.L222];[.L209];[.L196];[.L183];[.L170];[.L157];[.L144])" office:value-type="float" office:value="49.6" calcext:value-type="float">
            <text:p>49.6</text:p>
          </table:table-cell>
          <table:table-cell table:style-name="ce49" table:formula="of:=AVERAGE([.M261];[.M248];[.M235];[.M222];[.M209];[.M196];[.M183];[.M170];[.M157];[.M144])" office:value-type="float" office:value="4" calcext:value-type="float">
            <text:p>4</text:p>
          </table:table-cell>
          <table:table-cell table:style-name="ce49" table:formula="of:=AVERAGE([.N261];[.N248];[.N235];[.N222];[.N209];[.N196];[.N183];[.N170];[.N157];[.N144])" office:value-type="float" office:value="90" calcext:value-type="float">
            <text:p>90</text:p>
          </table:table-cell>
          <table:table-cell table:style-name="ce25" table:formula="of:=AVERAGE([.O261];[.O248];[.O235];[.O222];[.O209];[.O196];[.O183];[.O170];[.O157];[.O144])" office:value-type="float" office:value="88.8" calcext:value-type="float">
            <text:p>88.8</text:p>
          </table:table-cell>
          <table:table-cell table:style-name="ce25" table:formula="of:=[.O272]+[.L272]+[.E272]" office:value-type="float" office:value="327" calcext:value-type="float">
            <text:p>32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49" table:formula="of:=AVERAGE([.C262];[.C249];[.C236];[.C223];[.C210];[.C197];[.C184];[.C171];[.C158];[.C145])" office:value-type="float" office:value="7" calcext:value-type="float">
            <text:p>7</text:p>
          </table:table-cell>
          <table:table-cell table:style-name="ce49" table:formula="of:=AVERAGE([.D262];[.D249];[.D236];[.D223];[.D210];[.D197];[.D184];[.D171];[.D158];[.D145])" office:value-type="float" office:value="158" calcext:value-type="float">
            <text:p>158</text:p>
          </table:table-cell>
          <table:table-cell table:style-name="ce25" table:formula="of:=AVERAGE([.E262];[.E249];[.E236];[.E223];[.E210];[.E197];[.E184];[.E171];[.E158];[.E145])+[.E274]" office:value-type="float" office:value="214.3" calcext:value-type="float">
            <text:p>214.3</text:p>
          </table:table-cell>
          <table:table-cell table:style-name="ce25" table:formula="of:=AVERAGE([.F262];[.F249];[.F236];[.F223];[.F210];[.F197];[.F184];[.F171];[.F158];[.F145])" office:value-type="float" office:value="126270.3" calcext:value-type="float">
            <text:p>126270.3</text:p>
          </table:table-cell>
          <table:table-cell table:style-name="ce109"/>
          <table:table-cell table:style-name="ce48" table:number-columns-repeated="8"/>
          <table:table-cell table:style-name="ce25" table:formula="of:=[.O273]+[.L273]+[.E273]" office:value-type="float" office:value="214.3" calcext:value-type="float">
            <text:p>214.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4"/>
          <table:table-cell table:style-name="ce26" table:number-columns-repeated="2"/>
          <table:table-cell table:style-name="ce26" office:value-type="string" calcext:value-type="string">
            <text:p>R=0:</text:p>
          </table:table-cell>
          <table:table-cell table:style-name="ce26" table:formula="of:=AVERAGE(141;53;104;85;56;129;125;119;103;48)" office:value-type="float" office:value="96.3" calcext:value-type="float">
            <text:p>96.3</text:p>
          </table:table-cell>
          <table:table-cell table:style-name="ce26" table:number-columns-repeated="12"/>
          <table:table-cell table:style-name="ce11" table:number-columns-repeated="1006"/>
          <table:table-cell table:style-name="ce81"/>
        </table:table-row>
        <table:table-row table:style-name="ro1">
          <table:table-cell table:style-name="ce10" office:value-type="string" calcext:value-type="string">
            <text:p>stddev:</text:p>
          </table:table-cell>
          <table:table-cell table:style-name="ce81" table:number-columns-repeated="1023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49" table:formula="of:=STDEV([.C256];[.C243];[.C230];[.C217];[.C204];[.C191];[.C178];[.C165];[.C152];[.C139])" office:value-type="float" office:value="0" calcext:value-type="float">
            <text:p>0</text:p>
          </table:table-cell>
          <table:table-cell table:style-name="ce49" table:formula="of:=STDEV([.D256];[.D243];[.D230];[.D217];[.D204];[.D191];[.D178];[.D165];[.D152];[.D139])" office:value-type="float" office:value="0" calcext:value-type="float">
            <text:p>0</text:p>
          </table:table-cell>
          <table:table-cell table:style-name="ce25" table:formula="of:=STDEV([.E256];[.E243];[.E230];[.E217];[.E204];[.E191];[.E178];[.E165];[.E152];[.E139])" office:value-type="float" office:value="3.40750805004348" calcext:value-type="float">
            <text:p>3.40750805</text:p>
          </table:table-cell>
          <table:table-cell table:style-name="ce25" table:formula="of:=STDEV([.F256];[.F243];[.F230];[.F217];[.F204];[.F191];[.F178];[.F165];[.F152];[.F139])" office:value-type="float" office:value="4909.43672261221" calcext:value-type="float">
            <text:p>4909.4367226122</text:p>
          </table:table-cell>
          <table:table-cell table:style-name="ce25" table:formula="of:=STDEV([.G256];[.G243];[.G230];[.G217];[.G204];[.G191];[.G178];[.G165];[.G152];[.G139])" office:value-type="float" office:value="1265.12460519376" calcext:value-type="float">
            <text:p>1265.1246051938</text:p>
          </table:table-cell>
          <table:table-cell table:style-name="ce25" table:formula="of:=STDEV([.H256];[.H243];[.H230];[.H217];[.H204];[.H191];[.H178];[.H165];[.H152];[.H139])" office:value-type="float" office:value="1233.00626744375" calcext:value-type="float">
            <text:p>1233.0062674438</text:p>
          </table:table-cell>
          <table:table-cell table:style-name="ce25" table:formula="of:=STDEV([.I256];[.I243];[.I230];[.I217];[.I204];[.I191];[.I178];[.I165];[.I152];[.I139])" office:value-type="float" office:value="0.010259075152592" calcext:value-type="float">
            <text:p>0.0102590752</text:p>
          </table:table-cell>
          <table:table-cell table:style-name="ce49" table:formula="of:=STDEV([.J256];[.J243];[.J230];[.J217];[.J204];[.J191];[.J178];[.J165];[.J152];[.J139])" office:value-type="float" office:value="0" calcext:value-type="float">
            <text:p>0</text:p>
          </table:table-cell>
          <table:table-cell table:style-name="ce49" table:formula="of:=STDEV([.K256];[.L243];[.K230];[.K217];[.K204];[.K191];[.K178];[.K165];[.K152];[.K139])" office:value-type="float" office:value="15.3079500042734" calcext:value-type="float">
            <text:p>15.3079500043</text:p>
          </table:table-cell>
          <table:table-cell table:style-name="ce25" table:formula="of:=STDEV([.L256];[.L243];[.L230];[.L217];[.L204];[.L191];[.L178];[.L165];[.L152];[.L139])" office:value-type="float" office:value="1.63639169448448" calcext:value-type="float">
            <text:p>1.6363916945</text:p>
          </table:table-cell>
          <table:table-cell table:style-name="ce49" table:formula="of:=STDEV([.M256];[.M243];[.M230];[.M217];[.M204];[.M191];[.M178];[.M165];[.M152];[.M139])" office:value-type="float" office:value="0" calcext:value-type="float">
            <text:p>0</text:p>
          </table:table-cell>
          <table:table-cell table:style-name="ce49" table:formula="of:=STDEV([.N256];[.N243];[.N230];[.N217];[.N204];[.N191];[.N178];[.N165];[.N152];[.N139])" office:value-type="float" office:value="8.48528137423857" calcext:value-type="float">
            <text:p>8.4852813742</text:p>
          </table:table-cell>
          <table:table-cell table:style-name="ce25" table:formula="of:=STDEV([.O256];[.O243];[.O230];[.O217];[.O204];[.O191];[.O178];[.O165];[.O152];[.O139])" office:value-type="float" office:value="9.949316001057" calcext:value-type="float">
            <text:p>9.9493160011</text:p>
          </table:table-cell>
          <table:table-cell table:style-name="ce25" table:formula="of:=STDEV([.P256];[.P243];[.P230];[.P217];[.P204];[.P191];[.P178];[.P165];[.P152];[.P139])" office:value-type="float" office:value="10.2680734966854" calcext:value-type="float">
            <text:p>10.268073496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49" table:formula="of:=STDEV([.C257];[.C244];[.C231];[.C218];[.C205];[.C192];[.C179];[.C166];[.C153];[.C140])" office:value-type="float" office:value="0" calcext:value-type="float">
            <text:p>0</text:p>
          </table:table-cell>
          <table:table-cell table:style-name="ce49" table:formula="of:=STDEV([.D257];[.D244];[.D231];[.D218];[.D205];[.D192];[.D179];[.D166];[.D153];[.D140])" office:value-type="float" office:value="3.53553390593274" calcext:value-type="float">
            <text:p>3.5355339059</text:p>
          </table:table-cell>
          <table:table-cell table:style-name="ce25" table:formula="of:=STDEV([.E257];[.E244];[.E231];[.E218];[.E205];[.E192];[.E179];[.E166];[.E153];[.E140])" office:value-type="float" office:value="4.7187568984497" calcext:value-type="float">
            <text:p>4.7187568984</text:p>
          </table:table-cell>
          <table:table-cell table:style-name="ce25" table:formula="of:=STDEV([.F257];[.F244];[.F231];[.F218];[.F205];[.F192];[.F179];[.F166];[.F153];[.F140])" office:value-type="float" office:value="4648.91543982752" calcext:value-type="float">
            <text:p>4648.9154398275</text:p>
          </table:table-cell>
          <table:table-cell table:style-name="ce25" table:formula="of:=STDEV([.G257];[.G244];[.G231];[.G218];[.G205];[.G192];[.G179];[.G166];[.G153];[.G140])" office:value-type="float" office:value="1341.00668653565" calcext:value-type="float">
            <text:p>1341.0066865357</text:p>
          </table:table-cell>
          <table:table-cell table:style-name="ce25" table:formula="of:=STDEV([.H257];[.H244];[.H231];[.H218];[.H205];[.H192];[.H179];[.H166];[.H153];[.H140])" office:value-type="float" office:value="1287.41776004873" calcext:value-type="float">
            <text:p>1287.4177600487</text:p>
          </table:table-cell>
          <table:table-cell table:style-name="ce25" table:formula="of:=STDEV([.I257];[.I244];[.I231];[.I218];[.I205];[.I192];[.I179];[.I166];[.I153];[.I140])" office:value-type="float" office:value="0.0107592981210211" calcext:value-type="float">
            <text:p>0.0107592981</text:p>
          </table:table-cell>
          <table:table-cell table:style-name="ce49" table:formula="of:=STDEV([.J257];[.J244];[.J231];[.J218];[.J205];[.J192];[.J179];[.J166];[.J153];[.J140])" office:value-type="float" office:value="0" calcext:value-type="float">
            <text:p>0</text:p>
          </table:table-cell>
          <table:table-cell table:style-name="ce49" table:formula="of:=STDEV([.K257];[.L244];[.K231];[.K218];[.K205];[.K192];[.K179];[.K166];[.K153];[.K140])" office:value-type="float" office:value="15.8850034099251" calcext:value-type="float">
            <text:p>15.8850034099</text:p>
          </table:table-cell>
          <table:table-cell table:style-name="ce25" table:formula="of:=STDEV([.L257];[.L244];[.L231];[.L218];[.L205];[.L192];[.L179];[.L166];[.L153];[.L140])" office:value-type="float" office:value="2.67706306736817" calcext:value-type="float">
            <text:p>2.6770630674</text:p>
          </table:table-cell>
          <table:table-cell table:style-name="ce49" table:formula="of:=STDEV([.M257];[.M244];[.M231];[.M218];[.M205];[.M192];[.M179];[.M166];[.M153];[.M140])" office:value-type="float" office:value="0" calcext:value-type="float">
            <text:p>0</text:p>
          </table:table-cell>
          <table:table-cell table:style-name="ce49" table:formula="of:=STDEV([.N257];[.N244];[.N231];[.N218];[.N205];[.N192];[.N179];[.N166];[.N153];[.N140])" office:value-type="float" office:value="3.53553390593274" calcext:value-type="float">
            <text:p>3.5355339059</text:p>
          </table:table-cell>
          <table:table-cell table:style-name="ce25" table:formula="of:=STDEV([.O257];[.O244];[.O231];[.O218];[.O205];[.O192];[.O179];[.O166];[.O153];[.O140])" office:value-type="float" office:value="13.6173908416162" calcext:value-type="float">
            <text:p>13.6173908416</text:p>
          </table:table-cell>
          <table:table-cell table:style-name="ce25" table:formula="of:=STDEV([.P257];[.P244];[.P231];[.P218];[.P205];[.P192];[.P179];[.P166];[.P153];[.P140])" office:value-type="float" office:value="15.8394724940223" calcext:value-type="float">
            <text:p>15.83947249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49" table:formula="of:=STDEV([.C258];[.C245];[.C232];[.C219];[.C206];[.C193];[.C180];[.C167];[.C154];[.C141])" office:value-type="float" office:value="0" calcext:value-type="float">
            <text:p>0</text:p>
          </table:table-cell>
          <table:table-cell table:style-name="ce49" table:formula="of:=STDEV([.D258];[.D245];[.D232];[.D219];[.D206];[.D193];[.D180];[.D167];[.D154];[.D141])" office:value-type="float" office:value="4.24264068711929" calcext:value-type="float">
            <text:p>4.2426406871</text:p>
          </table:table-cell>
          <table:table-cell table:style-name="ce25" table:formula="of:=STDEV([.E258];[.E245];[.E232];[.E219];[.E206];[.E193];[.E180];[.E167];[.E154];[.E141])" office:value-type="float" office:value="3.55277669185979" calcext:value-type="float">
            <text:p>3.5527766919</text:p>
          </table:table-cell>
          <table:table-cell table:style-name="ce25" table:formula="of:=STDEV([.F258];[.F245];[.F232];[.F219];[.F206];[.F193];[.F180];[.F167];[.F154];[.F141])" office:value-type="float" office:value="4353.95826167919" calcext:value-type="float">
            <text:p>4353.9582616792</text:p>
          </table:table-cell>
          <table:table-cell table:style-name="ce25" table:formula="of:=STDEV([.G258];[.G245];[.G232];[.G219];[.G206];[.G193];[.G180];[.G167];[.G154];[.G141])" office:value-type="float" office:value="889.422040803277" calcext:value-type="float">
            <text:p>889.4220408033</text:p>
          </table:table-cell>
          <table:table-cell table:style-name="ce25" table:formula="of:=STDEV([.H258];[.H245];[.H232];[.H219];[.H206];[.H193];[.H180];[.H167];[.H154];[.H141])" office:value-type="float" office:value="921.103951185147" calcext:value-type="float">
            <text:p>921.1039511851</text:p>
          </table:table-cell>
          <table:table-cell table:style-name="ce25" table:formula="of:=STDEV([.I258];[.I245];[.I232];[.I219];[.I206];[.I193];[.I180];[.I167];[.I154];[.I141])" office:value-type="float" office:value="0.0076735329939309" calcext:value-type="float">
            <text:p>0.007673533</text:p>
          </table:table-cell>
          <table:table-cell table:style-name="ce49" table:formula="of:=STDEV([.J258];[.J245];[.J232];[.J219];[.J206];[.J193];[.J180];[.J167];[.J154];[.J141])" office:value-type="float" office:value="0" calcext:value-type="float">
            <text:p>0</text:p>
          </table:table-cell>
          <table:table-cell table:style-name="ce49" table:formula="of:=STDEV([.K258];[.K245];[.K232];[.K219];[.K206];[.K193];[.K180];[.K167];[.K154];[.K141])" office:value-type="float" office:value="0.707106781186548" calcext:value-type="float">
            <text:p>0.7071067812</text:p>
          </table:table-cell>
          <table:table-cell table:style-name="ce25" table:formula="of:=STDEV([.L258];[.L245];[.L232];[.L219];[.L206];[.L193];[.L180];[.L167];[.L154];[.L141])" office:value-type="float" office:value="2.59272486435067" calcext:value-type="float">
            <text:p>2.5927248644</text:p>
          </table:table-cell>
          <table:table-cell table:style-name="ce49" table:formula="of:=STDEV([.M258];[.M245];[.M232];[.M219];[.M206];[.M193];[.M180];[.M167];[.M154];[.M141])" office:value-type="float" office:value="0" calcext:value-type="float">
            <text:p>0</text:p>
          </table:table-cell>
          <table:table-cell table:style-name="ce49" table:formula="of:=STDEV([.N258];[.N245];[.N232];[.N219];[.N206];[.N193];[.N180];[.N167];[.N154];[.N141])" office:value-type="float" office:value="2.12132034355964" calcext:value-type="float">
            <text:p>2.1213203436</text:p>
          </table:table-cell>
          <table:table-cell table:style-name="ce25" table:formula="of:=STDEV([.O258];[.O245];[.O232];[.O219];[.O206];[.O193];[.O180];[.O167];[.O154];[.O141])" office:value-type="float" office:value="10.9747184221029" calcext:value-type="float">
            <text:p>10.9747184221</text:p>
          </table:table-cell>
          <table:table-cell table:style-name="ce25" table:formula="of:=STDEV([.P258];[.P245];[.P232];[.P219];[.P206];[.P193];[.P180];[.P167];[.P154];[.P141])" office:value-type="float" office:value="13.62228566235" calcext:value-type="float">
            <text:p>13.622285662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49" table:formula="of:=STDEV([.C259];[.C246];[.C233];[.C220];[.C207];[.C194];[.C181];[.C168];[.C155];[.C142])" office:value-type="string" office:string-value="" calcext:value-type="error">
            <text:p>#DIV/0!</text:p>
          </table:table-cell>
          <table:table-cell table:style-name="ce49" table:formula="of:=STDEV([.D259];[.D246];[.D233];[.D220];[.D207];[.D194];[.D181];[.D168];[.D155];[.D142])" office:value-type="string" office:string-value="" calcext:value-type="error">
            <text:p>#DIV/0!</text:p>
          </table:table-cell>
          <table:table-cell table:style-name="ce25" table:formula="of:=STDEV([.E259];[.E246];[.E233];[.E220];[.E207];[.E194];[.E181];[.E168];[.E155];[.E142])" office:value-type="float" office:value="4.23739962188552" calcext:value-type="float">
            <text:p>4.2373996219</text:p>
          </table:table-cell>
          <table:table-cell table:style-name="ce25" table:formula="of:=STDEV([.F259];[.F246];[.F233];[.F220];[.F207];[.F194];[.F181];[.F168];[.F155];[.F142])" office:value-type="float" office:value="4111.71597592376" calcext:value-type="float">
            <text:p>4111.7159759238</text:p>
          </table:table-cell>
          <table:table-cell table:style-name="ce25" table:formula="of:=STDEV([.G259];[.G246];[.G233];[.G220];[.G207];[.G194];[.G181];[.G168];[.G155];[.G142])" office:value-type="float" office:value="278.592015519309" calcext:value-type="float">
            <text:p>278.5920155193</text:p>
          </table:table-cell>
          <table:table-cell table:style-name="ce25" table:formula="of:=STDEV([.H259];[.H246];[.H233];[.H220];[.H207];[.H194];[.H181];[.H168];[.H155];[.H142])" office:value-type="float" office:value="280.558985677601" calcext:value-type="float">
            <text:p>280.5589856776</text:p>
          </table:table-cell>
          <table:table-cell table:style-name="ce25" table:formula="of:=STDEV([.I259];[.I246];[.I233];[.I220];[.I207];[.I194];[.I181];[.I168];[.I155];[.I142])" office:value-type="float" office:value="0.00231813420909701" calcext:value-type="float">
            <text:p>0.0023181342</text:p>
          </table:table-cell>
          <table:table-cell table:style-name="ce49" table:formula="of:=STDEV([.J259];[.J246];[.J233];[.J220];[.J207];[.J194];[.J181];[.J168];[.J155];[.J142])" office:value-type="string" office:string-value="" calcext:value-type="error">
            <text:p>#DIV/0!</text:p>
          </table:table-cell>
          <table:table-cell table:style-name="ce49" table:formula="of:=STDEV([.K259];[.K246];[.K233];[.K220];[.K207];[.K194];[.K181];[.K168];[.K155];[.K142])" office:value-type="string" office:string-value="" calcext:value-type="error">
            <text:p>#DIV/0!</text:p>
          </table:table-cell>
          <table:table-cell table:style-name="ce25" table:formula="of:=STDEV([.L259];[.L246];[.L233];[.L220];[.L207];[.L194];[.L181];[.L168];[.L155];[.L142])" office:value-type="float" office:value="2.59272486435067" calcext:value-type="float">
            <text:p>2.5927248644</text:p>
          </table:table-cell>
          <table:table-cell table:style-name="ce49" table:formula="of:=STDEV([.M259];[.M246];[.M233];[.M220];[.M207];[.M194];[.M181];[.M168];[.M155];[.M142])" office:value-type="string" office:string-value="" calcext:value-type="error">
            <text:p>#DIV/0!</text:p>
          </table:table-cell>
          <table:table-cell table:style-name="ce49" table:formula="of:=STDEV([.N259];[.N246];[.N233];[.N220];[.N207];[.N194];[.N181];[.N168];[.N155];[.N142])" office:value-type="string" office:string-value="" calcext:value-type="error">
            <text:p>#DIV/0!</text:p>
          </table:table-cell>
          <table:table-cell table:style-name="ce25" table:formula="of:=STDEV([.O259];[.O246];[.O233];[.O220];[.O207];[.O194];[.O181];[.O168];[.O155];[.O142])" office:value-type="float" office:value="6.46013415753368" calcext:value-type="float">
            <text:p>6.4601341575</text:p>
          </table:table-cell>
          <table:table-cell table:style-name="ce25" table:formula="of:=STDEV([.P259];[.P246];[.P233];[.P220];[.P207];[.P194];[.P181];[.P168];[.P155];[.P142])" office:value-type="float" office:value="10.9285558667801" calcext:value-type="float">
            <text:p>10.928555866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49" table:formula="of:=STDEV([.C260];[.C247];[.C234];[.C221];[.C208];[.C195];[.C182];[.C169];[.C156];[.C143])" office:value-type="string" office:string-value="" calcext:value-type="error">
            <text:p>#DIV/0!</text:p>
          </table:table-cell>
          <table:table-cell table:style-name="ce49" table:formula="of:=STDEV([.D260];[.D247];[.D234];[.D221];[.D208];[.D195];[.D182];[.D169];[.D156];[.D143])" office:value-type="string" office:string-value="" calcext:value-type="error">
            <text:p>#DIV/0!</text:p>
          </table:table-cell>
          <table:table-cell table:style-name="ce25" table:formula="of:=STDEV([.E260];[.E247];[.E234];[.E221];[.E208];[.E195];[.E182];[.E169];[.E156];[.E143])" office:value-type="float" office:value="2.7264140062238" calcext:value-type="float">
            <text:p>2.7264140062</text:p>
          </table:table-cell>
          <table:table-cell table:style-name="ce25" table:formula="of:=STDEV([.F260];[.F247];[.F234];[.F221];[.F208];[.F195];[.F182];[.F169];[.F156];[.F143])" office:value-type="float" office:value="4034.60191620217" calcext:value-type="float">
            <text:p>4034.6019162022</text:p>
          </table:table-cell>
          <table:table-cell table:style-name="ce25" table:formula="of:=STDEV([.G260];[.G247];[.G234];[.G221];[.G208];[.G195];[.G182];[.G169];[.G156];[.G143])" office:value-type="float" office:value="259.862121561074" calcext:value-type="float">
            <text:p>259.8621215611</text:p>
          </table:table-cell>
          <table:table-cell table:style-name="ce25" table:formula="of:=STDEV([.H260];[.H247];[.H234];[.H221];[.H208];[.H195];[.H182];[.H169];[.H156];[.H143])" office:value-type="float" office:value="231.748163123489" calcext:value-type="float">
            <text:p>231.7481631235</text:p>
          </table:table-cell>
          <table:table-cell table:style-name="ce25" table:formula="of:=STDEV([.I260];[.I247];[.I234];[.I221];[.I208];[.I195];[.I182];[.I169];[.I156];[.I143])" office:value-type="float" office:value="0.00177331918901959" calcext:value-type="float">
            <text:p>0.0017733192</text:p>
          </table:table-cell>
          <table:table-cell table:style-name="ce49" table:formula="of:=STDEV([.J260];[.J247];[.J234];[.J221];[.J208];[.J195];[.J182];[.J169];[.J156];[.J143])" office:value-type="string" office:string-value="" calcext:value-type="error">
            <text:p>#DIV/0!</text:p>
          </table:table-cell>
          <table:table-cell table:style-name="ce49" table:formula="of:=STDEV([.K260];[.K247];[.K234];[.K221];[.K208];[.K195];[.K182];[.K169];[.K156];[.K143])" office:value-type="string" office:string-value="" calcext:value-type="error">
            <text:p>#DIV/0!</text:p>
          </table:table-cell>
          <table:table-cell table:style-name="ce25" table:formula="of:=STDEV([.L260];[.L247];[.L234];[.L221];[.L208];[.L195];[.L182];[.L169];[.L156];[.L143])" office:value-type="float" office:value="3.5213633723318" calcext:value-type="float">
            <text:p>3.5213633723</text:p>
          </table:table-cell>
          <table:table-cell table:style-name="ce49" table:formula="of:=STDEV([.M260];[.M247];[.M234];[.M221];[.M208];[.M195];[.M182];[.M169];[.M156];[.M143])" office:value-type="string" office:string-value="" calcext:value-type="error">
            <text:p>#DIV/0!</text:p>
          </table:table-cell>
          <table:table-cell table:style-name="ce49" table:formula="of:=STDEV([.N260];[.N247];[.N234];[.N221];[.N208];[.N195];[.N182];[.N169];[.N156];[.N143])" office:value-type="string" office:string-value="" calcext:value-type="error">
            <text:p>#DIV/0!</text:p>
          </table:table-cell>
          <table:table-cell table:style-name="ce25" table:formula="of:=STDEV([.O260];[.O247];[.O234];[.O221];[.O208];[.O195];[.O182];[.O169];[.O156];[.O143])" office:value-type="float" office:value="4.73286382647969" calcext:value-type="float">
            <text:p>4.7328638265</text:p>
          </table:table-cell>
          <table:table-cell table:style-name="ce25" table:formula="of:=STDEV([.P260];[.P247];[.P234];[.P221];[.P208];[.P195];[.P182];[.P169];[.P156];[.P143])" office:value-type="float" office:value="9.03634636097774" calcext:value-type="float">
            <text:p>9.03634636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49" table:formula="of:=STDEV([.C261];[.C248];[.C235];[.C222];[.C209];[.C196];[.C183];[.C170];[.C157];[.C144])" office:value-type="string" office:string-value="" calcext:value-type="error">
            <text:p>#DIV/0!</text:p>
          </table:table-cell>
          <table:table-cell table:style-name="ce49" table:formula="of:=STDEV([.D261];[.D248];[.D235];[.D222];[.D209];[.D196];[.D183];[.D170];[.D157];[.D144])" office:value-type="string" office:string-value="" calcext:value-type="error">
            <text:p>#DIV/0!</text:p>
          </table:table-cell>
          <table:table-cell table:style-name="ce25" table:formula="of:=STDEV([.E261];[.E248];[.E235];[.E222];[.E209];[.E196];[.E183];[.E170];[.E157];[.E144])" office:value-type="float" office:value="4.42342250600897" calcext:value-type="float">
            <text:p>4.423422506</text:p>
          </table:table-cell>
          <table:table-cell table:style-name="ce25" table:formula="of:=STDEV([.F261];[.F248];[.F235];[.F222];[.F209];[.F196];[.F183];[.F170];[.F157];[.F144])" office:value-type="float" office:value="4041.06416677588" calcext:value-type="float">
            <text:p>4041.0641667759</text:p>
          </table:table-cell>
          <table:table-cell table:style-name="ce25" table:formula="of:=STDEV([.G261];[.G248];[.G235];[.G222];[.G209];[.G196];[.G183];[.G170];[.G157];[.G144])" office:value-type="float" office:value="228.690596415526" calcext:value-type="float">
            <text:p>228.6905964155</text:p>
          </table:table-cell>
          <table:table-cell table:style-name="ce25" table:formula="of:=STDEV([.H261];[.H248];[.H235];[.H222];[.H209];[.H196];[.H183];[.H170];[.H157];[.H144])" office:value-type="float" office:value="208.239418832159" calcext:value-type="float">
            <text:p>208.2394188322</text:p>
          </table:table-cell>
          <table:table-cell table:style-name="ce25" table:formula="of:=STDEV([.I261];[.I248];[.I235];[.I222];[.I209];[.I196];[.I183];[.I170];[.I157];[.I144])" office:value-type="float" office:value="0.00161274603464527" calcext:value-type="float">
            <text:p>0.001612746</text:p>
          </table:table-cell>
          <table:table-cell table:style-name="ce49" table:formula="of:=STDEV([.J261];[.J248];[.J235];[.J222];[.J209];[.J196];[.J183];[.J170];[.J157];[.J144])" office:value-type="string" office:string-value="" calcext:value-type="error">
            <text:p>#DIV/0!</text:p>
          </table:table-cell>
          <table:table-cell table:style-name="ce49" table:formula="of:=STDEV([.K261];[.K248];[.K235];[.K222];[.K209];[.K196];[.K183];[.K170];[.K157];[.K144])" office:value-type="string" office:string-value="" calcext:value-type="error">
            <text:p>#DIV/0!</text:p>
          </table:table-cell>
          <table:table-cell table:style-name="ce25" table:formula="of:=STDEV([.L261];[.L248];[.L235];[.L222];[.L209];[.L196];[.L183];[.L170];[.L157];[.L144])" office:value-type="float" office:value="7.24492159301182" calcext:value-type="float">
            <text:p>7.244921593</text:p>
          </table:table-cell>
          <table:table-cell table:style-name="ce49" table:formula="of:=STDEV([.M261];[.M248];[.M235];[.M222];[.M209];[.M196];[.M183];[.M170];[.M157];[.M144])" office:value-type="string" office:string-value="" calcext:value-type="error">
            <text:p>#DIV/0!</text:p>
          </table:table-cell>
          <table:table-cell table:style-name="ce49" table:formula="of:=STDEV([.N261];[.N248];[.N235];[.N222];[.N209];[.N196];[.N183];[.N170];[.N157];[.N144])" office:value-type="string" office:string-value="" calcext:value-type="error">
            <text:p>#DIV/0!</text:p>
          </table:table-cell>
          <table:table-cell table:style-name="ce25" table:formula="of:=STDEV([.O261];[.O248];[.O235];[.O222];[.O209];[.O196];[.O183];[.O170];[.O157];[.O144])" office:value-type="float" office:value="2.04396129556745" calcext:value-type="float">
            <text:p>2.0439612956</text:p>
          </table:table-cell>
          <table:table-cell table:style-name="ce25" table:formula="of:=STDEV([.P261];[.P248];[.P235];[.P222];[.P209];[.P196];[.P183];[.P170];[.P157];[.P144])" office:value-type="float" office:value="12.8499891915216" calcext:value-type="float">
            <text:p>12.849989191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49" table:formula="of:=STDEV([.C262];[.C249];[.C236];[.C223];[.C210];[.C197];[.C184];[.C171];[.C158];[.C145])" office:value-type="string" office:string-value="" calcext:value-type="error">
            <text:p>#DIV/0!</text:p>
          </table:table-cell>
          <table:table-cell table:style-name="ce49" table:formula="of:=STDEV([.D262];[.D249];[.D236];[.D223];[.D210];[.D197];[.D184];[.D171];[.D158];[.D145])" office:value-type="string" office:string-value="" calcext:value-type="error">
            <text:p>#DIV/0!</text:p>
          </table:table-cell>
          <table:table-cell table:style-name="ce25" table:formula="of:=STDEV([.E262];[.E249];[.E236];[.E223];[.E210];[.E197];[.E184];[.E171];[.E158];[.E145])" office:value-type="float" office:value="1.6996731711976" calcext:value-type="float">
            <text:p>1.6996731712</text:p>
          </table:table-cell>
          <table:table-cell table:style-name="ce25" table:formula="of:=STDEV([.F262];[.F249];[.F236];[.F223];[.F210];[.F197];[.F184];[.F171];[.F158];[.F145])" office:value-type="float" office:value="4103.90933000339" calcext:value-type="float">
            <text:p>4103.9093300034</text:p>
          </table:table-cell>
          <table:table-cell table:style-name="ce109"/>
          <table:table-cell table:style-name="ce48" table:number-columns-repeated="8"/>
          <table:table-cell table:style-name="ce25" table:formula="of:=STDEV([.P262];[.P249];[.P236];[.P223];[.P210];[.P197];[.P184];[.P171];[.P158];[.P145])" office:value-type="float" office:value="1.6996731711976" calcext:value-type="float">
            <text:p>1.699673171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4"/>
          <table:table-cell table:style-name="ce26" table:number-columns-repeated="16"/>
          <table:table-cell table:style-name="ce11" table:number-columns-repeated="1006"/>
          <table:table-cell table:style-name="ce81"/>
        </table:table-row>
        <table:table-row table:style-name="ro1">
          <table:table-cell table:style-name="ce14" office:value-type="string" calcext:value-type="string">
            <text:p>index of dispersion (variance/mean):</text:p>
          </table:table-cell>
          <table:table-cell table:style-name="ce26" table:number-columns-repeated="16"/>
          <table:table-cell table:style-name="ce11" table:number-columns-repeated="1006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10" calcext:value-type="float">
            <text:p>10</text:p>
          </table:table-cell>
          <table:table-cell table:style-name="ce102" table:formula="of:=VAR([.C256];[.C243];[.C230];[.C217];[.C204];[.C191];[.C178];[.C165];[.C152];[.C139])/AVERAGE([.C256];[.C243];[.C230];[.C217];[.C204];[.C191];[.C178];[.C165];[.C152];[.C139])" office:value-type="float" office:value="0" calcext:value-type="float">
            <text:p>0</text:p>
          </table:table-cell>
          <table:table-cell table:style-name="ce102" table:formula="of:=VAR([.D256];[.D243];[.D230];[.D217];[.D204];[.D191];[.D178];[.D165];[.D152];[.D139])/AVERAGE([.D256];[.D243];[.D230];[.D217];[.D204];[.D191];[.D178];[.D165];[.D152];[.D139])" office:value-type="float" office:value="0" calcext:value-type="float">
            <text:p>0</text:p>
          </table:table-cell>
          <table:table-cell table:style-name="ce108" table:formula="of:=VAR([.E256];[.E243];[.E230];[.E217];[.E204];[.E191];[.E178];[.E165];[.E152];[.E139])/AVERAGE([.E256];[.E243];[.E230];[.E217];[.E204];[.E191];[.E178];[.E165];[.E152];[.E139])" office:value-type="float" office:value="0.151779230210603" calcext:value-type="float">
            <text:p>0.1517792302</text:p>
          </table:table-cell>
          <table:table-cell table:style-name="ce108" table:formula="of:=VAR([.F256];[.F243];[.F230];[.F217];[.F204];[.F191];[.F178];[.F165];[.F152];[.F139])/AVERAGE([.F256];[.F243];[.F230];[.F217];[.F204];[.F191];[.F178];[.F165];[.F152];[.F139])" office:value-type="float" office:value="194.891704589682" calcext:value-type="float">
            <text:p>194.8917045897</text:p>
          </table:table-cell>
          <table:table-cell table:style-name="ce108" table:formula="of:=VAR([.G256];[.G243];[.G230];[.G217];[.G204];[.G191];[.G178];[.G165];[.G152];[.G139])/AVERAGE([.G256];[.G243];[.G230];[.G217];[.G204];[.G191];[.G178];[.G165];[.G152];[.G139])" office:value-type="float" office:value="369.844779246387" calcext:value-type="float">
            <text:p>369.8447792464</text:p>
          </table:table-cell>
          <table:table-cell table:style-name="ce108" table:formula="of:=VAR([.H256];[.H243];[.H230];[.H217];[.H204];[.H191];[.H178];[.H165];[.H152];[.H139])/AVERAGE([.H256];[.H243];[.H230];[.H217];[.H204];[.H191];[.H178];[.H165];[.H152];[.H139])" office:value-type="float" office:value="585.024995403685" calcext:value-type="float">
            <text:p>585.0249954037</text:p>
          </table:table-cell>
          <table:table-cell table:style-name="ce108" table:formula="of:=VAR([.I256];[.I243];[.I230];[.I217];[.I204];[.I191];[.I178];[.I165];[.I152];[.I139])/AVERAGE([.I256];[.I243];[.I230];[.I217];[.I204];[.I191];[.I178];[.I165];[.I152];[.I139])" office:value-type="float" office:value="0.00506890203631815" calcext:value-type="float">
            <text:p>0.005068902</text:p>
          </table:table-cell>
          <table:table-cell table:style-name="ce102" table:formula="of:=VAR([.J256];[.J243];[.J230];[.J217];[.J204];[.J191];[.J178];[.J165];[.J152];[.J139])/AVERAGE([.J256];[.J243];[.J230];[.J217];[.J204];[.J191];[.J178];[.J165];[.J152];[.J139])" office:value-type="float" office:value="0" calcext:value-type="float">
            <text:p>0</text:p>
          </table:table-cell>
          <table:table-cell table:style-name="ce102" table:formula="of:=VAR([.K256];[.K243];[.K230];[.K217];[.K204];[.K191];[.K178];[.K165];[.K152];[.K139])/AVERAGE([.K256];[.K243];[.K230];[.K217];[.K204];[.K191];[.K178];[.K165];[.K152];[.K139])" office:value-type="float" office:value="0.00689655172413793" calcext:value-type="float">
            <text:p>0.0068965517</text:p>
          </table:table-cell>
          <table:table-cell table:style-name="ce108" table:formula="of:=VAR([.L256];[.L243];[.L230];[.L217];[.L204];[.L191];[.L178];[.L165];[.L152];[.L139])/AVERAGE([.L256];[.L243];[.L230];[.L217];[.L204];[.L191];[.L178];[.L165];[.L152];[.L139])" office:value-type="float" office:value="0.0561378989051945" calcext:value-type="float">
            <text:p>0.0561378989</text:p>
          </table:table-cell>
          <table:table-cell table:style-name="ce102" table:formula="of:=VAR([.M256];[.M243];[.M230];[.M217];[.M204];[.M191];[.M178];[.M165];[.M152];[.M139])/AVERAGE([.M256];[.M243];[.M230];[.M217];[.M204];[.M191];[.M178];[.M165];[.M152];[.M139])" office:value-type="float" office:value="0" calcext:value-type="float">
            <text:p>0</text:p>
          </table:table-cell>
          <table:table-cell table:style-name="ce102" table:formula="of:=VAR([.N256];[.N243];[.N230];[.N217];[.N204];[.N191];[.N178];[.N165];[.N152];[.N139])/AVERAGE([.N256];[.N243];[.N230];[.N217];[.N204];[.N191];[.N178];[.N165];[.N152];[.N139])" office:value-type="float" office:value="0.692307692307692" calcext:value-type="float">
            <text:p>0.6923076923</text:p>
          </table:table-cell>
          <table:table-cell table:style-name="ce108" table:formula="of:=VAR([.O256];[.O243];[.O230];[.O217];[.O204];[.O191];[.O178];[.O165];[.O152];[.O139])/AVERAGE([.O256];[.O243];[.O230];[.O217];[.O204];[.O191];[.O178];[.O165];[.O152];[.O139])" office:value-type="float" office:value="0.961991145664615" calcext:value-type="float">
            <text:p>0.9619911457</text:p>
          </table:table-cell>
          <table:table-cell table:style-name="ce108" table:formula="of:=VAR([.P256];[.P243];[.P230];[.P217];[.P204];[.P191];[.P178];[.P165];[.P152];[.P139])/AVERAGE([.P256];[.P243];[.P230];[.P217];[.P204];[.P191];[.P178];[.P165];[.P152];[.P139])" office:value-type="float" office:value="0.464259503889623" calcext:value-type="float">
            <text:p>0.464259503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7.7" calcext:value-type="float">
            <text:p>17.7</text:p>
          </table:table-cell>
          <table:table-cell table:style-name="ce102" table:formula="of:=VAR([.C257];[.C244];[.C231];[.C218];[.C205];[.C192];[.C179];[.C166];[.C153];[.C140])/AVERAGE([.C257];[.C244];[.C231];[.C218];[.C205];[.C192];[.C179];[.C166];[.C153];[.C140])" office:value-type="float" office:value="0" calcext:value-type="float">
            <text:p>0</text:p>
          </table:table-cell>
          <table:table-cell table:style-name="ce102" table:formula="of:=VAR([.D257];[.D244];[.D231];[.D218];[.D205];[.D192];[.D179];[.D166];[.D153];[.D140])/AVERAGE([.D257];[.D244];[.D231];[.D218];[.D205];[.D192];[.D179];[.D166];[.D153];[.D140])" office:value-type="float" office:value="0.0830564784053156" calcext:value-type="float">
            <text:p>0.0830564784</text:p>
          </table:table-cell>
          <table:table-cell table:style-name="ce108" table:formula="of:=VAR([.E257];[.E244];[.E231];[.E218];[.E205];[.E192];[.E179];[.E166];[.E153];[.E140])/AVERAGE([.E257];[.E244];[.E231];[.E218];[.E205];[.E192];[.E179];[.E166];[.E153];[.E140])" office:value-type="float" office:value="0.235875706214689" calcext:value-type="float">
            <text:p>0.2358757062</text:p>
          </table:table-cell>
          <table:table-cell table:style-name="ce108" table:formula="of:=VAR([.F257];[.F244];[.F231];[.F218];[.F205];[.F192];[.F179];[.F166];[.F153];[.F140])/AVERAGE([.F257];[.F244];[.F231];[.F218];[.F205];[.F192];[.F179];[.F166];[.F153];[.F140])" office:value-type="float" office:value="177.045148977919" calcext:value-type="float">
            <text:p>177.0451489779</text:p>
          </table:table-cell>
          <table:table-cell table:style-name="ce108" table:formula="of:=VAR([.G257];[.G244];[.G231];[.G218];[.G205];[.G192];[.G179];[.G166];[.G153];[.G140])/AVERAGE([.G257];[.G244];[.G231];[.G218];[.G205];[.G192];[.G179];[.G166];[.G153];[.G140])" office:value-type="float" office:value="284.028640321782" calcext:value-type="float">
            <text:p>284.0286403218</text:p>
          </table:table-cell>
          <table:table-cell table:style-name="ce108" table:formula="of:=VAR([.H257];[.H244];[.H231];[.H218];[.H205];[.H192];[.H179];[.H166];[.H153];[.H140])/AVERAGE([.H257];[.H244];[.H231];[.H218];[.H205];[.H192];[.H179];[.H166];[.H153];[.H140])" office:value-type="float" office:value="394.874086074448" calcext:value-type="float">
            <text:p>394.8740860744</text:p>
          </table:table-cell>
          <table:table-cell table:style-name="ce108" table:formula="of:=VAR([.I257];[.I244];[.I231];[.I218];[.I205];[.I192];[.I179];[.I166];[.I153];[.I140])/AVERAGE([.I257];[.I244];[.I231];[.I218];[.I205];[.I192];[.I179];[.I166];[.I153];[.I140])" office:value-type="float" office:value="0.00346987179918524" calcext:value-type="float">
            <text:p>0.0034698718</text:p>
          </table:table-cell>
          <table:table-cell table:style-name="ce102" table:formula="of:=VAR([.J257];[.J244];[.J231];[.J218];[.J205];[.J192];[.J179];[.J166];[.J153];[.J140])/AVERAGE([.J257];[.J244];[.J231];[.J218];[.J205];[.J192];[.J179];[.J166];[.J153];[.J140])" office:value-type="float" office:value="0" calcext:value-type="float">
            <text:p>0</text:p>
          </table:table-cell>
          <table:table-cell table:style-name="ce102" table:formula="of:=VAR([.K257];[.K244];[.K231];[.K218];[.K205];[.K192];[.K179];[.K166];[.K153];[.K140])/AVERAGE([.K257];[.K244];[.K231];[.K218];[.K205];[.K192];[.K179];[.K166];[.K153];[.K140])" office:value-type="float" office:value="0.00680272108843537" calcext:value-type="float">
            <text:p>0.0068027211</text:p>
          </table:table-cell>
          <table:table-cell table:style-name="ce108" table:formula="of:=VAR([.L257];[.L244];[.L231];[.L218];[.L205];[.L192];[.L179];[.L166];[.L153];[.L140])/AVERAGE([.L257];[.L244];[.L231];[.L218];[.L205];[.L192];[.L179];[.L166];[.L153];[.L140])" office:value-type="float" office:value="0.147766323024055" calcext:value-type="float">
            <text:p>0.147766323</text:p>
          </table:table-cell>
          <table:table-cell table:style-name="ce102" table:formula="of:=VAR([.M257];[.M244];[.M231];[.M218];[.M205];[.M192];[.M179];[.M166];[.M153];[.M140])/AVERAGE([.M257];[.M244];[.M231];[.M218];[.M205];[.M192];[.M179];[.M166];[.M153];[.M140])" office:value-type="float" office:value="0" calcext:value-type="float">
            <text:p>0</text:p>
          </table:table-cell>
          <table:table-cell table:style-name="ce102" table:formula="of:=VAR([.N257];[.N244];[.N231];[.N218];[.N205];[.N192];[.N179];[.N166];[.N153];[.N140])/AVERAGE([.N257];[.N244];[.N231];[.N218];[.N205];[.N192];[.N179];[.N166];[.N153];[.N140])" office:value-type="float" office:value="0.121951219512195" calcext:value-type="float">
            <text:p>0.1219512195</text:p>
          </table:table-cell>
          <table:table-cell table:style-name="ce108" table:formula="of:=VAR([.O257];[.O244];[.O231];[.O218];[.O205];[.O192];[.O179];[.O166];[.O153];[.O140])/AVERAGE([.O257];[.O244];[.O231];[.O218];[.O205];[.O192];[.O179];[.O166];[.O153];[.O140])" office:value-type="float" office:value="1.78130003202049" calcext:value-type="float">
            <text:p>1.781300032</text:p>
          </table:table-cell>
          <table:table-cell table:style-name="ce108" table:formula="of:=VAR([.P257];[.P244];[.P231];[.P218];[.P205];[.P192];[.P179];[.P166];[.P153];[.P140])/AVERAGE([.P257];[.P244];[.P231];[.P218];[.P205];[.P192];[.P179];[.P166];[.P153];[.P140])" office:value-type="float" office:value="1.0157444894287" calcext:value-type="float">
            <text:p>1.015744489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5" calcext:value-type="float">
            <text:p>25</text:p>
          </table:table-cell>
          <table:table-cell table:style-name="ce102" table:formula="of:=VAR([.C258];[.C245];[.C232];[.C219];[.C206];[.C193];[.C180];[.C167];[.C154];[.C141])/AVERAGE([.C258];[.C245];[.C232];[.C219];[.C206];[.C193];[.C180];[.C167];[.C154];[.C141])" office:value-type="float" office:value="0" calcext:value-type="float">
            <text:p>0</text:p>
          </table:table-cell>
          <table:table-cell table:style-name="ce102" table:formula="of:=VAR([.D258];[.D245];[.D232];[.D219];[.D206];[.D193];[.D180];[.D167];[.D154];[.D141])/AVERAGE([.D258];[.D245];[.D232];[.D219];[.D206];[.D193];[.D180];[.D167];[.D154];[.D141])" office:value-type="float" office:value="0.121621621621622" calcext:value-type="float">
            <text:p>0.1216216216</text:p>
          </table:table-cell>
          <table:table-cell table:style-name="ce108" table:formula="of:=VAR([.E258];[.E245];[.E232];[.E219];[.E206];[.E193];[.E180];[.E167];[.E154];[.E141])/AVERAGE([.E258];[.E245];[.E232];[.E219];[.E206];[.E193];[.E180];[.E167];[.E154];[.E141])" office:value-type="float" office:value="0.13175597309209" calcext:value-type="float">
            <text:p>0.1317559731</text:p>
          </table:table-cell>
          <table:table-cell table:style-name="ce108" table:formula="of:=VAR([.F258];[.F245];[.F232];[.F219];[.F206];[.F193];[.F180];[.F167];[.F154];[.F141])/AVERAGE([.F258];[.F245];[.F232];[.F219];[.F206];[.F193];[.F180];[.F167];[.F154];[.F141])" office:value-type="float" office:value="154.865802604585" calcext:value-type="float">
            <text:p>154.8658026046</text:p>
          </table:table-cell>
          <table:table-cell table:style-name="ce108" table:formula="of:=VAR([.G258];[.G245];[.G232];[.G219];[.G206];[.G193];[.G180];[.G167];[.G154];[.G141])/AVERAGE([.G258];[.G245];[.G232];[.G219];[.G206];[.G193];[.G180];[.G167];[.G154];[.G141])" office:value-type="float" office:value="132.470078313825" calcext:value-type="float">
            <text:p>132.4700783138</text:p>
          </table:table-cell>
          <table:table-cell table:style-name="ce108" table:formula="of:=VAR([.H258];[.H245];[.H232];[.H219];[.H206];[.H193];[.H180];[.H167];[.H154];[.H141])/AVERAGE([.H258];[.H245];[.H232];[.H219];[.H206];[.H193];[.H180];[.H167];[.H154];[.H141])" office:value-type="float" office:value="219.721471199277" calcext:value-type="float">
            <text:p>219.7214711993</text:p>
          </table:table-cell>
          <table:table-cell table:style-name="ce108" table:formula="of:=VAR([.I258];[.I245];[.I232];[.I219];[.I206];[.I193];[.I180];[.I167];[.I154];[.I141])/AVERAGE([.I258];[.I245];[.I232];[.I219];[.I206];[.I193];[.I180];[.I167];[.I154];[.I141])" office:value-type="float" office:value="0.00192137910369882" calcext:value-type="float">
            <text:p>0.0019213791</text:p>
          </table:table-cell>
          <table:table-cell table:style-name="ce102" table:formula="of:=VAR([.J258];[.J245];[.J232];[.J219];[.J206];[.J193];[.J180];[.J167];[.J154];[.J141])/AVERAGE([.J258];[.J245];[.J232];[.J219];[.J206];[.J193];[.J180];[.J167];[.J154];[.J141])" office:value-type="float" office:value="0" calcext:value-type="float">
            <text:p>0</text:p>
          </table:table-cell>
          <table:table-cell table:style-name="ce102" table:formula="of:=VAR([.K258];[.K245];[.K232];[.K219];[.K206];[.K193];[.K180];[.K167];[.K154];[.K141])/AVERAGE([.K258];[.K245];[.K232];[.K219];[.K206];[.K193];[.K180];[.K167];[.K154];[.K141])" office:value-type="float" office:value="0.00662251655629139" calcext:value-type="float">
            <text:p>0.0066225166</text:p>
          </table:table-cell>
          <table:table-cell table:style-name="ce108" table:formula="of:=VAR([.L258];[.L245];[.L232];[.L219];[.L206];[.L193];[.L180];[.L167];[.L154];[.L141])/AVERAGE([.L258];[.L245];[.L232];[.L219];[.L206];[.L193];[.L180];[.L167];[.L154];[.L141])" office:value-type="float" office:value="0.133113311331133" calcext:value-type="float">
            <text:p>0.1331133113</text:p>
          </table:table-cell>
          <table:table-cell table:style-name="ce102" table:formula="of:=VAR([.M258];[.M245];[.M232];[.M219];[.M206];[.M193];[.M180];[.M167];[.M154];[.M141])/AVERAGE([.M258];[.M245];[.M232];[.M219];[.M206];[.M193];[.M180];[.M167];[.M154];[.M141])" office:value-type="float" office:value="0" calcext:value-type="float">
            <text:p>0</text:p>
          </table:table-cell>
          <table:table-cell table:style-name="ce102" table:formula="of:=VAR([.N258];[.N245];[.N232];[.N219];[.N206];[.N193];[.N180];[.N167];[.N154];[.N141])/AVERAGE([.N258];[.N245];[.N232];[.N219];[.N206];[.N193];[.N180];[.N167];[.N154];[.N141])" office:value-type="float" office:value="0.0430622009569378" calcext:value-type="float">
            <text:p>0.043062201</text:p>
          </table:table-cell>
          <table:table-cell table:style-name="ce108" table:formula="of:=VAR([.O258];[.O245];[.O232];[.O219];[.O206];[.O193];[.O180];[.O167];[.O154];[.O141])/AVERAGE([.O258];[.O245];[.O232];[.O219];[.O206];[.O193];[.O180];[.O167];[.O154];[.O141])" office:value-type="float" office:value="1.10499490316004" calcext:value-type="float">
            <text:p>1.1049949032</text:p>
          </table:table-cell>
          <table:table-cell table:style-name="ce108" table:formula="of:=VAR([.P258];[.P245];[.P232];[.P219];[.P206];[.P193];[.P180];[.P167];[.P154];[.P141])/AVERAGE([.P258];[.P245];[.P232];[.P219];[.P206];[.P193];[.P180];[.P167];[.P154];[.P141])" office:value-type="float" office:value="0.726857292074683" calcext:value-type="float">
            <text:p>0.726857292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2.9" calcext:value-type="float">
            <text:p>32.9</text:p>
          </table:table-cell>
          <table:table-cell table:style-name="ce102" table:formula="of:=VAR([.C259];[.C246];[.C233];[.C220];[.C207];[.C194];[.C181];[.C168];[.C155];[.C142])/AVERAGE([.C259];[.C246];[.C233];[.C220];[.C207];[.C194];[.C181];[.C168];[.C155];[.C142])" office:value-type="string" office:string-value="" calcext:value-type="error">
            <text:p>#DIV/0!</text:p>
          </table:table-cell>
          <table:table-cell table:style-name="ce102" table:formula="of:=VAR([.D259];[.D246];[.D233];[.D220];[.D207];[.D194];[.D181];[.D168];[.D155];[.D142])/AVERAGE([.D259];[.D246];[.D233];[.D220];[.D207];[.D194];[.D181];[.D168];[.D155];[.D142])" office:value-type="string" office:string-value="" calcext:value-type="error">
            <text:p>#DIV/0!</text:p>
          </table:table-cell>
          <table:table-cell table:style-name="ce108" table:formula="of:=VAR([.E259];[.E246];[.E233];[.E220];[.E207];[.E194];[.E181];[.E168];[.E155];[.E142])/AVERAGE([.E259];[.E246];[.E233];[.E220];[.E207];[.E194];[.E181];[.E168];[.E155];[.E142])" office:value-type="float" office:value="0.191423833214878" calcext:value-type="float">
            <text:p>0.1914238332</text:p>
          </table:table-cell>
          <table:table-cell table:style-name="ce108" table:formula="of:=VAR([.F259];[.F246];[.F233];[.F220];[.F207];[.F194];[.F181];[.F168];[.F155];[.F142])/AVERAGE([.F259];[.F246];[.F233];[.F220];[.F207];[.F194];[.F181];[.F168];[.F155];[.F142])" office:value-type="float" office:value="136.328735339291" calcext:value-type="float">
            <text:p>136.3287353393</text:p>
          </table:table-cell>
          <table:table-cell table:style-name="ce108" table:formula="of:=VAR([.G259];[.G246];[.G233];[.G220];[.G207];[.G194];[.G181];[.G168];[.G155];[.G142])/AVERAGE([.G259];[.G246];[.G233];[.G220];[.G207];[.G194];[.G181];[.G168];[.G155];[.G142])" office:value-type="float" office:value="22.5044975385963" calcext:value-type="float">
            <text:p>22.5044975386</text:p>
          </table:table-cell>
          <table:table-cell table:style-name="ce108" table:formula="of:=VAR([.H259];[.H246];[.H233];[.H220];[.H207];[.H194];[.H181];[.H168];[.H155];[.H142])/AVERAGE([.H259];[.H246];[.H233];[.H220];[.H207];[.H194];[.H181];[.H168];[.H155];[.H142])" office:value-type="float" office:value="34.8335373918859" calcext:value-type="float">
            <text:p>34.8335373919</text:p>
          </table:table-cell>
          <table:table-cell table:style-name="ce108" table:formula="of:=VAR([.I259];[.I246];[.I233];[.I220];[.I207];[.I194];[.I181];[.I168];[.I155];[.I142])/AVERAGE([.I259];[.I246];[.I233];[.I220];[.I207];[.I194];[.I181];[.I168];[.I155];[.I142])" office:value-type="float" office:value="0.000299993850589818" calcext:value-type="float">
            <text:p>0.0002999939</text:p>
          </table:table-cell>
          <table:table-cell table:style-name="ce102" table:formula="of:=VAR([.J259];[.J246];[.J233];[.J220];[.J207];[.J194];[.J181];[.J168];[.J155];[.J142])/AVERAGE([.J259];[.J246];[.J233];[.J220];[.J207];[.J194];[.J181];[.J168];[.J155];[.J142])" office:value-type="string" office:string-value="" calcext:value-type="error">
            <text:p>#DIV/0!</text:p>
          </table:table-cell>
          <table:table-cell table:style-name="ce102" table:formula="of:=VAR([.K259];[.K246];[.K233];[.K220];[.K207];[.K194];[.K181];[.K168];[.K155];[.K142])/AVERAGE([.K259];[.K246];[.K233];[.K220];[.K207];[.K194];[.K181];[.K168];[.K155];[.K142])" office:value-type="string" office:string-value="" calcext:value-type="error">
            <text:p>#DIV/0!</text:p>
          </table:table-cell>
          <table:table-cell table:style-name="ce108" table:formula="of:=VAR([.L259];[.L246];[.L233];[.L220];[.L207];[.L194];[.L181];[.L168];[.L155];[.L142])/AVERAGE([.L259];[.L246];[.L233];[.L220];[.L207];[.L194];[.L181];[.L168];[.L155];[.L142])" office:value-type="float" office:value="0.138602520045819" calcext:value-type="float">
            <text:p>0.13860252</text:p>
          </table:table-cell>
          <table:table-cell table:style-name="ce102" table:formula="of:=VAR([.M259];[.M246];[.M233];[.M220];[.M207];[.M194];[.M181];[.M168];[.M155];[.M142])/AVERAGE([.M259];[.M246];[.M233];[.M220];[.M207];[.M194];[.M181];[.M168];[.M155];[.M142])" office:value-type="string" office:string-value="" calcext:value-type="error">
            <text:p>#DIV/0!</text:p>
          </table:table-cell>
          <table:table-cell table:style-name="ce102" table:formula="of:=VAR([.N259];[.N246];[.N233];[.N220];[.N207];[.N194];[.N181];[.N168];[.N155];[.N142])/AVERAGE([.N259];[.N246];[.N233];[.N220];[.N207];[.N194];[.N181];[.N168];[.N155];[.N142])" office:value-type="string" office:string-value="" calcext:value-type="error">
            <text:p>#DIV/0!</text:p>
          </table:table-cell>
          <table:table-cell table:style-name="ce108" table:formula="of:=VAR([.O259];[.O246];[.O233];[.O220];[.O207];[.O194];[.O181];[.O168];[.O155];[.O142])/AVERAGE([.O259];[.O246];[.O233];[.O220];[.O207];[.O194];[.O181];[.O168];[.O155];[.O142])" office:value-type="float" office:value="0.435629784272791" calcext:value-type="float">
            <text:p>0.4356297843</text:p>
          </table:table-cell>
          <table:table-cell table:style-name="ce108" table:formula="of:=VAR([.P259];[.P246];[.P233];[.P220];[.P207];[.P194];[.P181];[.P168];[.P155];[.P142])/AVERAGE([.P259];[.P246];[.P233];[.P220];[.P207];[.P194];[.P181];[.P168];[.P155];[.P142])" office:value-type="float" office:value="0.501609967800644" calcext:value-type="float">
            <text:p>0.501609967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9.7" calcext:value-type="float">
            <text:p>39.7</text:p>
          </table:table-cell>
          <table:table-cell table:style-name="ce102" table:formula="of:=VAR([.C260];[.C247];[.C234];[.C221];[.C208];[.C195];[.C182];[.C169];[.C156];[.C143])/AVERAGE([.C260];[.C247];[.C234];[.C221];[.C208];[.C195];[.C182];[.C169];[.C156];[.C143])" office:value-type="string" office:string-value="" calcext:value-type="error">
            <text:p>#DIV/0!</text:p>
          </table:table-cell>
          <table:table-cell table:style-name="ce102" table:formula="of:=VAR([.D260];[.D247];[.D234];[.D221];[.D208];[.D195];[.D182];[.D169];[.D156];[.D143])/AVERAGE([.D260];[.D247];[.D234];[.D221];[.D208];[.D195];[.D182];[.D169];[.D156];[.D143])" office:value-type="string" office:string-value="" calcext:value-type="error">
            <text:p>#DIV/0!</text:p>
          </table:table-cell>
          <table:table-cell table:style-name="ce108" table:formula="of:=VAR([.E260];[.E247];[.E234];[.E221];[.E208];[.E195];[.E182];[.E169];[.E156];[.E143])/AVERAGE([.E260];[.E247];[.E234];[.E221];[.E208];[.E195];[.E182];[.E169];[.E156];[.E143])" office:value-type="float" office:value="0.0808850199492202" calcext:value-type="float">
            <text:p>0.0808850199</text:p>
          </table:table-cell>
          <table:table-cell table:style-name="ce108" table:formula="of:=VAR([.F260];[.F247];[.F234];[.F221];[.F208];[.F195];[.F182];[.F169];[.F156];[.F143])/AVERAGE([.F260];[.F247];[.F234];[.F221];[.F208];[.F195];[.F182];[.F169];[.F156];[.F143])" office:value-type="float" office:value="130.378260232677" calcext:value-type="float">
            <text:p>130.3782602327</text:p>
          </table:table-cell>
          <table:table-cell table:style-name="ce108" table:formula="of:=VAR([.G260];[.G247];[.G234];[.G221];[.G208];[.G195];[.G182];[.G169];[.G156];[.G143])/AVERAGE([.G260];[.G247];[.G234];[.G221];[.G208];[.G195];[.G182];[.G169];[.G156];[.G143])" office:value-type="float" office:value="27.2192842203322" calcext:value-type="float">
            <text:p>27.2192842203</text:p>
          </table:table-cell>
          <table:table-cell table:style-name="ce108" table:formula="of:=VAR([.H260];[.H247];[.H234];[.H221];[.H208];[.H195];[.H182];[.H169];[.H156];[.H143])/AVERAGE([.H260];[.H247];[.H234];[.H221];[.H208];[.H195];[.H182];[.H169];[.H156];[.H143])" office:value-type="float" office:value="37.8726543340463" calcext:value-type="float">
            <text:p>37.872654334</text:p>
          </table:table-cell>
          <table:table-cell table:style-name="ce108" table:formula="of:=VAR([.I260];[.I247];[.I234];[.I221];[.I208];[.I195];[.I182];[.I169];[.I156];[.I143])/AVERAGE([.I260];[.I247];[.I234];[.I221];[.I208];[.I195];[.I182];[.I169];[.I156];[.I143])" office:value-type="float" office:value="0.000280176849733125" calcext:value-type="float">
            <text:p>0.0002801768</text:p>
          </table:table-cell>
          <table:table-cell table:style-name="ce102" table:formula="of:=VAR([.J260];[.J247];[.J234];[.J221];[.J208];[.J195];[.J182];[.J169];[.J156];[.J143])/AVERAGE([.J260];[.J247];[.J234];[.J221];[.J208];[.J195];[.J182];[.J169];[.J156];[.J143])" office:value-type="string" office:string-value="" calcext:value-type="error">
            <text:p>#DIV/0!</text:p>
          </table:table-cell>
          <table:table-cell table:style-name="ce102" table:formula="of:=VAR([.K260];[.K247];[.K234];[.K221];[.K208];[.K195];[.K182];[.K169];[.K156];[.K143])/AVERAGE([.K260];[.K247];[.K234];[.K221];[.K208];[.K195];[.K182];[.K169];[.K156];[.K143])" office:value-type="string" office:string-value="" calcext:value-type="error">
            <text:p>#DIV/0!</text:p>
          </table:table-cell>
          <table:table-cell table:style-name="ce108" table:formula="of:=VAR([.L260];[.L247];[.L234];[.L221];[.L208];[.L195];[.L182];[.L169];[.L156];[.L143])/AVERAGE([.L260];[.L247];[.L234];[.L221];[.L208];[.L195];[.L182];[.L169];[.L156];[.L143])" office:value-type="float" office:value="0.254098360655738" calcext:value-type="float">
            <text:p>0.2540983607</text:p>
          </table:table-cell>
          <table:table-cell table:style-name="ce102" table:formula="of:=VAR([.M260];[.M247];[.M234];[.M221];[.M208];[.M195];[.M182];[.M169];[.M156];[.M143])/AVERAGE([.M260];[.M247];[.M234];[.M221];[.M208];[.M195];[.M182];[.M169];[.M156];[.M143])" office:value-type="string" office:string-value="" calcext:value-type="error">
            <text:p>#DIV/0!</text:p>
          </table:table-cell>
          <table:table-cell table:style-name="ce102" table:formula="of:=VAR([.N260];[.N247];[.N234];[.N221];[.N208];[.N195];[.N182];[.N169];[.N156];[.N143])/AVERAGE([.N260];[.N247];[.N234];[.N221];[.N208];[.N195];[.N182];[.N169];[.N156];[.N143])" office:value-type="string" office:string-value="" calcext:value-type="error">
            <text:p>#DIV/0!</text:p>
          </table:table-cell>
          <table:table-cell table:style-name="ce108" table:formula="of:=VAR([.O260];[.O247];[.O234];[.O221];[.O208];[.O195];[.O182];[.O169];[.O156];[.O143])/AVERAGE([.O260];[.O247];[.O234];[.O221];[.O208];[.O195];[.O182];[.O169];[.O156];[.O143])" office:value-type="float" office:value="0.24295010845987" calcext:value-type="float">
            <text:p>0.2429501085</text:p>
          </table:table-cell>
          <table:table-cell table:style-name="ce108" table:formula="of:=VAR([.P260];[.P247];[.P234];[.P221];[.P208];[.P195];[.P182];[.P169];[.P156];[.P143])/AVERAGE([.P260];[.P247];[.P234];[.P221];[.P208];[.P195];[.P182];[.P169];[.P156];[.P143])" office:value-type="float" office:value="0.350603501741329" calcext:value-type="float">
            <text:p>0.350603501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7.2" calcext:value-type="float">
            <text:p>47.2</text:p>
          </table:table-cell>
          <table:table-cell table:style-name="ce102" table:formula="of:=VAR([.C261];[.C248];[.C235];[.C222];[.C209];[.C196];[.C183];[.C170];[.C157];[.C144])/AVERAGE([.C261];[.C248];[.C235];[.C222];[.C209];[.C196];[.C183];[.C170];[.C157];[.C144])" office:value-type="string" office:string-value="" calcext:value-type="error">
            <text:p>#DIV/0!</text:p>
          </table:table-cell>
          <table:table-cell table:style-name="ce102" table:formula="of:=VAR([.D261];[.D248];[.D235];[.D222];[.D209];[.D196];[.D183];[.D170];[.D157];[.D144])/AVERAGE([.D261];[.D248];[.D235];[.D222];[.D209];[.D196];[.D183];[.D170];[.D157];[.D144])" office:value-type="string" office:string-value="" calcext:value-type="error">
            <text:p>#DIV/0!</text:p>
          </table:table-cell>
          <table:table-cell table:style-name="ce108" table:formula="of:=VAR([.E261];[.E248];[.E235];[.E222];[.E209];[.E196];[.E183];[.E170];[.E157];[.E144])/AVERAGE([.E261];[.E248];[.E235];[.E222];[.E209];[.E196];[.E183];[.E170];[.E157];[.E144])" office:value-type="float" office:value="0.211989888046226" calcext:value-type="float">
            <text:p>0.211989888</text:p>
          </table:table-cell>
          <table:table-cell table:style-name="ce108" table:formula="of:=VAR([.F261];[.F248];[.F235];[.F222];[.F209];[.F196];[.F183];[.F170];[.F157];[.F144])/AVERAGE([.F261];[.F248];[.F235];[.F222];[.F209];[.F196];[.F183];[.F170];[.F157];[.F144])" office:value-type="float" office:value="130.182936278902" calcext:value-type="float">
            <text:p>130.1829362789</text:p>
          </table:table-cell>
          <table:table-cell table:style-name="ce108" table:formula="of:=VAR([.G261];[.G248];[.G235];[.G222];[.G209];[.G196];[.G183];[.G170];[.G157];[.G144])/AVERAGE([.G261];[.G248];[.G235];[.G222];[.G209];[.G196];[.G183];[.G170];[.G157];[.G144])" office:value-type="float" office:value="46.5918831972284" calcext:value-type="float">
            <text:p>46.5918831972</text:p>
          </table:table-cell>
          <table:table-cell table:style-name="ce108" table:formula="of:=VAR([.H261];[.H248];[.H235];[.H222];[.H209];[.H196];[.H183];[.H170];[.H157];[.H144])/AVERAGE([.H261];[.H248];[.H235];[.H222];[.H209];[.H196];[.H183];[.H170];[.H157];[.H144])" office:value-type="float" office:value="52.2516635203706" calcext:value-type="float">
            <text:p>52.2516635204</text:p>
          </table:table-cell>
          <table:table-cell table:style-name="ce108" table:formula="of:=VAR([.I261];[.I248];[.I235];[.I222];[.I209];[.I196];[.I183];[.I170];[.I157];[.I144])/AVERAGE([.I261];[.I248];[.I235];[.I222];[.I209];[.I196];[.I183];[.I170];[.I157];[.I144])" office:value-type="float" office:value="0.000396318717002348" calcext:value-type="float">
            <text:p>0.0003963187</text:p>
          </table:table-cell>
          <table:table-cell table:style-name="ce102" table:formula="of:=VAR([.J261];[.J248];[.J235];[.J222];[.J209];[.J196];[.J183];[.J170];[.J157];[.J144])/AVERAGE([.J261];[.J248];[.J235];[.J222];[.J209];[.J196];[.J183];[.J170];[.J157];[.J144])" office:value-type="string" office:string-value="" calcext:value-type="error">
            <text:p>#DIV/0!</text:p>
          </table:table-cell>
          <table:table-cell table:style-name="ce102" table:formula="of:=VAR([.K261];[.K248];[.K235];[.K222];[.K209];[.K196];[.K183];[.K170];[.K157];[.K144])/AVERAGE([.K261];[.K248];[.K235];[.K222];[.K209];[.K196];[.K183];[.K170];[.K157];[.K144])" office:value-type="string" office:string-value="" calcext:value-type="error">
            <text:p>#DIV/0!</text:p>
          </table:table-cell>
          <table:table-cell table:style-name="ce108" table:formula="of:=VAR([.L261];[.L248];[.L235];[.L222];[.L209];[.L196];[.L183];[.L170];[.L157];[.L144])/AVERAGE([.L261];[.L248];[.L235];[.L222];[.L209];[.L196];[.L183];[.L170];[.L157];[.L144])" office:value-type="float" office:value="1.05824372759857" calcext:value-type="float">
            <text:p>1.0582437276</text:p>
          </table:table-cell>
          <table:table-cell table:style-name="ce102" table:formula="of:=VAR([.M261];[.M248];[.M235];[.M222];[.M209];[.M196];[.M183];[.M170];[.M157];[.M144])/AVERAGE([.M261];[.M248];[.M235];[.M222];[.M209];[.M196];[.M183];[.M170];[.M157];[.M144])" office:value-type="string" office:string-value="" calcext:value-type="error">
            <text:p>#DIV/0!</text:p>
          </table:table-cell>
          <table:table-cell table:style-name="ce102" table:formula="of:=VAR([.N261];[.N248];[.N235];[.N222];[.N209];[.N196];[.N183];[.N170];[.N157];[.N144])/AVERAGE([.N261];[.N248];[.N235];[.N222];[.N209];[.N196];[.N183];[.N170];[.N157];[.N144])" office:value-type="string" office:string-value="" calcext:value-type="error">
            <text:p>#DIV/0!</text:p>
          </table:table-cell>
          <table:table-cell table:style-name="ce108" table:formula="of:=VAR([.O261];[.O248];[.O235];[.O222];[.O209];[.O196];[.O183];[.O170];[.O157];[.O144])/AVERAGE([.O261];[.O248];[.O235];[.O222];[.O209];[.O196];[.O183];[.O170];[.O157];[.O144])" office:value-type="float" office:value="0.047047047047047" calcext:value-type="float">
            <text:p>0.047047047</text:p>
          </table:table-cell>
          <table:table-cell table:style-name="ce108" table:formula="of:=VAR([.P261];[.P248];[.P235];[.P222];[.P209];[.P196];[.P183];[.P170];[.P157];[.P144])/AVERAGE([.P261];[.P248];[.P235];[.P222];[.P209];[.P196];[.P183];[.P170];[.P157];[.P144])" office:value-type="float" office:value="0.71574435293551" calcext:value-type="float">
            <text:p>0.715744352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102" table:formula="of:=VAR([.C262];[.C249];[.C236];[.C223];[.C210];[.C197];[.C184];[.C171];[.C158];[.C145])/AVERAGE([.C262];[.C249];[.C236];[.C223];[.C210];[.C197];[.C184];[.C171];[.C158];[.C145])" office:value-type="string" office:string-value="" calcext:value-type="error">
            <text:p>#DIV/0!</text:p>
          </table:table-cell>
          <table:table-cell table:style-name="ce102" table:formula="of:=VAR([.D262];[.D249];[.D236];[.D223];[.D210];[.D197];[.D184];[.D171];[.D158];[.D145])/AVERAGE([.D262];[.D249];[.D236];[.D223];[.D210];[.D197];[.D184];[.D171];[.D158];[.D145])" office:value-type="string" office:string-value="" calcext:value-type="error">
            <text:p>#DIV/0!</text:p>
          </table:table-cell>
          <table:table-cell table:style-name="ce108" table:formula="of:=VAR([.E262];[.E249];[.E236];[.E223];[.E210];[.E197];[.E184];[.E171];[.E158];[.E145])/AVERAGE([.E262];[.E249];[.E236];[.E223];[.E210];[.E197];[.E184];[.E171];[.E158];[.E145])" office:value-type="float" office:value="0.0244821092278719" calcext:value-type="float">
            <text:p>0.0244821092</text:p>
          </table:table-cell>
          <table:table-cell table:style-name="ce108" table:formula="of:=VAR([.F262];[.F249];[.F236];[.F223];[.F210];[.F197];[.F184];[.F171];[.F158];[.F145])/AVERAGE([.F262];[.F249];[.F236];[.F223];[.F210];[.F197];[.F184];[.F171];[.F158];[.F145])" office:value-type="float" office:value="133.381102198133" calcext:value-type="float">
            <text:p>133.3811021981</text:p>
          </table:table-cell>
          <table:table-cell table:style-name="ce109" table:number-columns-repeated="2"/>
          <table:table-cell table:style-name="ce48" table:number-columns-repeated="6"/>
          <table:table-cell table:style-name="ce109"/>
          <table:table-cell table:style-name="ce108" table:formula="of:=VAR([.P262];[.P249];[.P236];[.P223];[.P210];[.P197];[.P184];[.P171];[.P158];[.P145])/AVERAGE([.P262];[.P249];[.P236];[.P223];[.P210];[.P197];[.P184];[.P171];[.P158];[.P145])" office:value-type="float" office:value="0.0244821092278719" calcext:value-type="float">
            <text:p>0.024482109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81" table:number-columns-repeated="15"/>
          <table:table-cell table:style-name="ce102"/>
          <table:table-cell table:style-name="ce81" table:number-columns-repeated="1008"/>
        </table:table-row>
        <table:table-row table:style-name="ro2">
          <table:table-cell table:style-name="ce45" table:number-columns-repeated="1024"/>
        </table:table-row>
        <table:table-row table:style-name="ro1">
          <table:table-cell table:style-name="ce85"/>
          <table:table-cell table:style-name="ce4" table:number-columns-repeated="1022"/>
          <table:table-cell table:style-name="ce44"/>
        </table:table-row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88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string" calcext:value-type="string">
            <text:p>0.05, no boundary refinemen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previous iter (except HF)</text:p>
          </table:table-cell>
          <table:table-cell table:style-name="ce89"/>
          <table:table-cell table:style-name="ce2" table:number-columns-repeated="1020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5_r4p2em3_halfdom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94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iteration time</text:p>
          </table:table-cell>
          <table:table-cell table:style-name="ce3" office:value-type="string" calcext:value-type="string">
            <text:p>cumulative time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9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15" office:value-type="float" office:value="37" calcext:value-type="float">
            <text:p>37</text:p>
          </table:table-cell>
          <table:table-cell table:style-name="ce21" office:value-type="float" office:value="160" calcext:value-type="float">
            <text:p>160</text:p>
          </table:table-cell>
          <table:table-cell table:style-name="ce99" office:value-type="float" office:value="133730" calcext:value-type="float">
            <text:p>133730</text:p>
          </table:table-cell>
          <table:table-cell table:style-name="ce21" office:value-type="float" office:value="-4023" calcext:value-type="float">
            <text:p>-4023</text:p>
          </table:table-cell>
          <table:table-cell table:style-name="ce21" table:formula="of:=eep-[.F308]" office:value-type="float" office:value="-6020" calcext:value-type="float">
            <text:p>-6020</text:p>
          </table:table-cell>
          <table:table-cell table:style-name="ce21" table:formula="of:=[.H308]/eep" office:value-type="float" office:value="-0.0471380471380471" calcext:value-type="float">
            <text:p>-0.047138047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2" office:value-type="float" office:value="44" calcext:value-type="float">
            <text:p>44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0+31" office:value-type="float" office:value="61" calcext:value-type="float">
            <text:p>61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table:formula="of:=[.O308]+[.L308]+[.E308]" office:value-type="float" office:value="615" calcext:value-type="float">
            <text:p>615</text:p>
          </table:table-cell>
          <table:table-cell table:style-name="ce21" table:formula="of:=[.R308]" office:value-type="float" office:value="620" calcext:value-type="float">
            <text:p>620</text:p>
          </table:table-cell>
          <table:table-cell table:style-name="ce21" office:value-type="float" office:value="620" calcext:value-type="float">
            <text:p>6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9.3" calcext:value-type="float">
            <text:p>9.3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4+20" office:value-type="float" office:value="67" calcext:value-type="float">
            <text:p>67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124059" calcext:value-type="float">
            <text:p>124059</text:p>
          </table:table-cell>
          <table:table-cell table:style-name="ce21" office:value-type="float" office:value="4519" calcext:value-type="float">
            <text:p>4519</text:p>
          </table:table-cell>
          <table:table-cell table:style-name="ce21" table:formula="of:=eep-[.F309]" office:value-type="float" office:value="3651" calcext:value-type="float">
            <text:p>3651</text:p>
          </table:table-cell>
          <table:table-cell table:style-name="ce21" table:formula="of:=[.H309]/eep" office:value-type="float" office:value="0.0285882076579751" calcext:value-type="float">
            <text:p>0.028588207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3+23" office:value-type="float" office:value="46" calcext:value-type="float">
            <text:p>46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3+24" office:value-type="float" office:value="47" calcext:value-type="float">
            <text:p>47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table:formula="of:=[.O309]+[.L309]+[.E309]" office:value-type="float" office:value="365" calcext:value-type="float">
            <text:p>365</text:p>
          </table:table-cell>
          <table:table-cell table:style-name="ce21" table:formula="of:=[.R309]-[.R308]" office:value-type="float" office:value="375" calcext:value-type="float">
            <text:p>375</text:p>
          </table:table-cell>
          <table:table-cell table:style-name="ce21" office:value-type="float" office:value="995" calcext:value-type="float">
            <text:p>99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5.6" calcext:value-type="float">
            <text:p>15.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6+20" office:value-type="float" office:value="69" calcext:value-type="float">
            <text:p>6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4275" calcext:value-type="float">
            <text:p>124275</text:p>
          </table:table-cell>
          <table:table-cell table:style-name="ce21" office:value-type="float" office:value="5191" calcext:value-type="float">
            <text:p>5191</text:p>
          </table:table-cell>
          <table:table-cell table:style-name="ce21" table:formula="of:=eep-[.F310]" office:value-type="float" office:value="3435" calcext:value-type="float">
            <text:p>3435</text:p>
          </table:table-cell>
          <table:table-cell table:style-name="ce21" table:formula="of:=[.H310]/eep" office:value-type="float" office:value="0.026896875734085" calcext:value-type="float">
            <text:p>0.026896875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7+26" office:value-type="float" office:value="53" calcext:value-type="float">
            <text:p>53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3+23" office:value-type="float" office:value="46" calcext:value-type="float">
            <text:p>46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table:formula="of:=[.O310]+[.L310]+[.E310]" office:value-type="float" office:value="380" calcext:value-type="float">
            <text:p>380</text:p>
          </table:table-cell>
          <table:table-cell table:style-name="ce21" table:formula="of:=[.R310]-[.R309]" office:value-type="float" office:value="390" calcext:value-type="float">
            <text:p>390</text:p>
          </table:table-cell>
          <table:table-cell table:style-name="ce21" office:value-type="float" office:value="1385" calcext:value-type="float">
            <text:p>138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0.9" calcext:value-type="float">
            <text:p>20.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7+27+21" office:value-type="float" office:value="75" calcext:value-type="float">
            <text:p>75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24842" calcext:value-type="float">
            <text:p>124842</text:p>
          </table:table-cell>
          <table:table-cell table:style-name="ce21" office:value-type="float" office:value="4927" calcext:value-type="float">
            <text:p>4927</text:p>
          </table:table-cell>
          <table:table-cell table:style-name="ce21" table:formula="of:=eep-[.F311]" office:value-type="float" office:value="2868" calcext:value-type="float">
            <text:p>2868</text:p>
          </table:table-cell>
          <table:table-cell table:style-name="ce21" table:formula="of:=[.H311]/eep" office:value-type="float" office:value="0.0224571294338736" calcext:value-type="float">
            <text:p>0.022457129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6" office:value-type="float" office:value="26" calcext:value-type="float">
            <text:p>2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3+23" office:value-type="float" office:value="46" calcext:value-type="float">
            <text:p>46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table:formula="of:=[.O311]+[.L311]+[.E311]" office:value-type="float" office:value="340" calcext:value-type="float">
            <text:p>340</text:p>
          </table:table-cell>
          <table:table-cell table:style-name="ce21" table:formula="of:=[.R311]-[.R310]" office:value-type="float" office:value="345" calcext:value-type="float">
            <text:p>345</text:p>
          </table:table-cell>
          <table:table-cell table:style-name="ce21" office:value-type="float" office:value="1730" calcext:value-type="float">
            <text:p>173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26" calcext:value-type="float">
            <text:p>2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7+24+19" office:value-type="float" office:value="70" calcext:value-type="float">
            <text:p>70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126138" calcext:value-type="float">
            <text:p>126138</text:p>
          </table:table-cell>
          <table:table-cell table:style-name="ce21" office:value-type="float" office:value="3405" calcext:value-type="float">
            <text:p>3405</text:p>
          </table:table-cell>
          <table:table-cell table:style-name="ce21" table:formula="of:=eep-[.F312]" office:value-type="float" office:value="1572" calcext:value-type="float">
            <text:p>1572</text:p>
          </table:table-cell>
          <table:table-cell table:style-name="ce21" table:formula="of:=[.H312]/eep" office:value-type="float" office:value="0.0123091378905332" calcext:value-type="float">
            <text:p>0.012309137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3" office:value-type="float" office:value="23" calcext:value-type="float">
            <text:p>23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22+23" office:value-type="float" office:value="45" calcext:value-type="float">
            <text:p>45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table:formula="of:=[.O312]+[.L312]+[.E312]" office:value-type="float" office:value="340" calcext:value-type="float">
            <text:p>340</text:p>
          </table:table-cell>
          <table:table-cell table:style-name="ce21" table:formula="of:=[.R312]-[.R311]" office:value-type="float" office:value="345" calcext:value-type="float">
            <text:p>345</text:p>
          </table:table-cell>
          <table:table-cell table:style-name="ce21" office:value-type="float" office:value="2075" calcext:value-type="float">
            <text:p>207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0.1" calcext:value-type="float">
            <text:p>30.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6+24+19" office:value-type="float" office:value="69" calcext:value-type="float">
            <text:p>6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6994" calcext:value-type="float">
            <text:p>126994</text:p>
          </table:table-cell>
          <table:table-cell table:style-name="ce21" office:value-type="float" office:value="2396" calcext:value-type="float">
            <text:p>2396</text:p>
          </table:table-cell>
          <table:table-cell table:style-name="ce21" table:formula="of:=eep-[.F313]" office:value-type="float" office:value="716" calcext:value-type="float">
            <text:p>716</text:p>
          </table:table-cell>
          <table:table-cell table:style-name="ce21" table:formula="of:=[.H313]/eep" office:value-type="float" office:value="0.00560645211808003" calcext:value-type="float">
            <text:p>0.005606452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3" office:value-type="float" office:value="23" calcext:value-type="float">
            <text:p>2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formula="of:=[.O313]+[.L313]+[.E313]" office:value-type="float" office:value="305" calcext:value-type="float">
            <text:p>305</text:p>
          </table:table-cell>
          <table:table-cell table:style-name="ce21" table:formula="of:=[.R313]-[.R312]" office:value-type="float" office:value="325" calcext:value-type="float">
            <text:p>325</text:p>
          </table:table-cell>
          <table:table-cell table:style-name="ce21" office:value-type="float" office:value="2400" calcext:value-type="float">
            <text:p>24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33.8" calcext:value-type="float">
            <text:p>33.8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6+23+20" office:value-type="float" office:value="69" calcext:value-type="float">
            <text:p>69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127765" calcext:value-type="float">
            <text:p>127765</text:p>
          </table:table-cell>
          <table:table-cell table:style-name="ce21" office:value-type="float" office:value="1444" calcext:value-type="float">
            <text:p>1444</text:p>
          </table:table-cell>
          <table:table-cell table:style-name="ce21" table:formula="of:=eep-[.F314]" office:value-type="float" office:value="-55" calcext:value-type="float">
            <text:p>-55</text:p>
          </table:table-cell>
          <table:table-cell table:style-name="ce21" table:formula="of:=[.H314]/eep" office:value-type="float" office:value="-0.000430663221360896" calcext:value-type="float">
            <text:p>-0.000430663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3" office:value-type="float" office:value="23" calcext:value-type="float">
            <text:p>2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formula="of:=[.O314]+[.L314]+[.E314]" office:value-type="float" office:value="335" calcext:value-type="float">
            <text:p>335</text:p>
          </table:table-cell>
          <table:table-cell table:style-name="ce21" table:formula="of:=[.R314]-[.R313]" office:value-type="float" office:value="340" calcext:value-type="float">
            <text:p>340</text:p>
          </table:table-cell>
          <table:table-cell table:style-name="ce21" office:value-type="float" office:value="2740" calcext:value-type="float">
            <text:p>27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92" office:value-type="float" office:value="36.8" calcext:value-type="float">
            <text:p>36.8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3+19" office:value-type="float" office:value="65" calcext:value-type="float">
            <text:p>6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28278" calcext:value-type="float">
            <text:p>128278</text:p>
          </table:table-cell>
          <table:table-cell table:style-name="ce21" office:value-type="float" office:value="587" calcext:value-type="float">
            <text:p>587</text:p>
          </table:table-cell>
          <table:table-cell table:style-name="ce21" table:formula="of:=eep-[.F315]" office:value-type="float" office:value="-568" calcext:value-type="float">
            <text:p>-568</text:p>
          </table:table-cell>
          <table:table-cell table:style-name="ce21" table:formula="of:=[.H315]/eep" office:value-type="float" office:value="-0.0044475765405998" calcext:value-type="float">
            <text:p>-0.004447576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3" office:value-type="float" office:value="23" calcext:value-type="float">
            <text:p>23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formula="of:=[.O315]+[.L315]+[.E315]" office:value-type="float" office:value="390" calcext:value-type="float">
            <text:p>390</text:p>
          </table:table-cell>
          <table:table-cell table:style-name="ce21" table:formula="of:=[.R315]-[.R314]" office:value-type="float" office:value="400" calcext:value-type="float">
            <text:p>400</text:p>
          </table:table-cell>
          <table:table-cell table:style-name="ce21" office:value-type="float" office:value="3140" calcext:value-type="float">
            <text:p>31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92" office:value-type="float" office:value="39.5" calcext:value-type="float">
            <text:p>39.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3+18" office:value-type="float" office:value="64" calcext:value-type="float">
            <text:p>6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28529" calcext:value-type="float">
            <text:p>128529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formula="of:=eep-[.F316]" office:value-type="float" office:value="-819" calcext:value-type="float">
            <text:p>-819</text:p>
          </table:table-cell>
          <table:table-cell table:style-name="ce21" table:formula="of:=[.H316]/eep" office:value-type="float" office:value="-0.00641296687808316" calcext:value-type="float">
            <text:p>-0.006412966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table:formula="of:=[.O316]+[.L316]+[.E316]" office:value-type="float" office:value="350" calcext:value-type="float">
            <text:p>350</text:p>
          </table:table-cell>
          <table:table-cell table:style-name="ce21" table:formula="of:=[.R316]-[.R315]" office:value-type="float" office:value="355" calcext:value-type="float">
            <text:p>355</text:p>
          </table:table-cell>
          <table:table-cell table:style-name="ce21" office:value-type="float" office:value="3495" calcext:value-type="float">
            <text:p>349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92" office:value-type="float" office:value="41.9" calcext:value-type="float">
            <text:p>41.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2+18" office:value-type="float" office:value="63" calcext:value-type="float">
            <text:p>63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128724" calcext:value-type="float">
            <text:p>128724</text:p>
          </table:table-cell>
          <table:table-cell table:style-name="ce21" office:value-type="float" office:value="-433" calcext:value-type="float">
            <text:p>-433</text:p>
          </table:table-cell>
          <table:table-cell table:style-name="ce21" table:formula="of:=eep-[.F317]" office:value-type="float" office:value="-1014" calcext:value-type="float">
            <text:p>-1014</text:p>
          </table:table-cell>
          <table:table-cell table:style-name="ce21" table:formula="of:=[.H317]/eep" office:value-type="float" office:value="-0.00793986375381724" calcext:value-type="float">
            <text:p>-0.007939863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3" office:value-type="float" office:value="23" calcext:value-type="float">
            <text:p>23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9+19" office:value-type="float" office:value="38" calcext:value-type="float">
            <text:p>38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table:formula="of:=[.O317]+[.L317]+[.E317]" office:value-type="float" office:value="365" calcext:value-type="float">
            <text:p>365</text:p>
          </table:table-cell>
          <table:table-cell table:style-name="ce21" table:formula="of:=[.R317]-[.R316]" office:value-type="float" office:value="375" calcext:value-type="float">
            <text:p>375</text:p>
          </table:table-cell>
          <table:table-cell table:style-name="ce21" office:value-type="float" office:value="3870" calcext:value-type="float">
            <text:p>387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92" office:value-type="float" office:value="43.9" calcext:value-type="float">
            <text:p>43.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3+20+16" office:value-type="float" office:value="59" calcext:value-type="float">
            <text:p>59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128133" calcext:value-type="float">
            <text:p>128133</text:p>
          </table:table-cell>
          <table:table-cell table:style-name="ce21" office:value-type="float" office:value="-698" calcext:value-type="float">
            <text:p>-698</text:p>
          </table:table-cell>
          <table:table-cell table:style-name="ce21" table:formula="of:=eep-[.F318]" office:value-type="float" office:value="-423" calcext:value-type="float">
            <text:p>-423</text:p>
          </table:table-cell>
          <table:table-cell table:style-name="ce21" table:formula="of:=[.H318]/eep" office:value-type="float" office:value="-0.00331219168428471" calcext:value-type="float">
            <text:p>-0.003312191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20" office:value-type="float" office:value="20" calcext:value-type="float">
            <text:p>2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+17" office:value-type="float" office:value="34" calcext:value-type="float">
            <text:p>34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formula="of:=[.O318]+[.L318]+[.E318]" office:value-type="float" office:value="305" calcext:value-type="float">
            <text:p>305</text:p>
          </table:table-cell>
          <table:table-cell table:style-name="ce21" table:formula="of:=[.R318]-[.R317]" office:value-type="float" office:value="315" calcext:value-type="float">
            <text:p>315</text:p>
          </table:table-cell>
          <table:table-cell table:style-name="ce21" office:value-type="float" office:value="4185" calcext:value-type="float">
            <text:p>418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92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24+13+20+16+16+16+14+10" office:value-type="float" office:value="129" calcext:value-type="float">
            <text:p>129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27710" calcext:value-type="float">
            <text:p>127710</text:p>
          </table:table-cell>
          <table:table-cell table:style-name="ce48" table:number-columns-repeated="9"/>
          <table:table-cell table:style-name="ce21" table:formula="of:=[.O319]+[.L319]+[.E319]" office:value-type="float" office:value="400" calcext:value-type="float">
            <text:p>400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table:formula="of:=[.Q319]" office:value-type="float" office:value="425" calcext:value-type="float">
            <text:p>425</text:p>
          </table:table-cell>
          <table:table-cell table:style-name="ce2" table:number-columns-repeated="1006"/>
        </table:table-row>
        <table:table-row table:style-name="ro1">
          <table:table-cell table:style-name="ce1"/>
          <table:table-cell table:style-name="ce2" table:number-columns-repeated="1022"/>
          <table:table-cell table:style-name="ce45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45"/>
        </table:table-row>
        <table:table-row table:style-name="ro1">
          <table:table-cell table:style-name="ce1"/>
          <table:table-cell table:style-name="ce94"/>
          <table:table-cell table:style-name="ce90" office:value-type="string" calcext:value-type="string" table:number-columns-spanned="7" table:number-rows-spanned="1">
            <text:p>inv</text:p>
          </table:table-cell>
          <table:covered-table-cell table:number-columns-repeated="6" table:style-name="ce105"/>
          <table:table-cell table:style-name="ce90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9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12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92" office:value-type="float" office:value="9.3" calcext:value-type="float">
            <text:p>9.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2+39+32+18" office:value-type="float" office:value="131" calcext:value-type="float">
            <text:p>131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9989" calcext:value-type="float">
            <text:p>109989</text:p>
          </table:table-cell>
          <table:table-cell table:style-name="ce21" office:value-type="float" office:value="26498" calcext:value-type="float">
            <text:p>26498</text:p>
          </table:table-cell>
          <table:table-cell table:style-name="ce21" table:formula="of:=yarp-[.F326]" office:value-type="float" office:value="1429" calcext:value-type="float">
            <text:p>1429</text:p>
          </table:table-cell>
          <table:table-cell table:style-name="ce21" table:formula="of:=[.H326]/yarp" office:value-type="float" office:value="0.0128255757597516" calcext:value-type="float">
            <text:p>0.012825575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8+40" office:value-type="float" office:value="78" calcext:value-type="float">
            <text:p>78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1+17+42+41" office:value-type="float" office:value="141" calcext:value-type="float">
            <text:p>141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table:formula="of:=[.O326]+[.L326]+[.E326]" office:value-type="float" office:value="250" calcext:value-type="float">
            <text:p>25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92" office:value-type="float" office:value="15.6" calcext:value-type="float">
            <text:p>15.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4+40+36+28+11" office:value-type="float" office:value="159" calcext:value-type="float">
            <text:p>159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3290" calcext:value-type="float">
            <text:p>103290</text:p>
          </table:table-cell>
          <table:table-cell table:style-name="ce21" office:value-type="float" office:value="-47365" calcext:value-type="float">
            <text:p>-47365</text:p>
          </table:table-cell>
          <table:table-cell table:style-name="ce21" table:formula="of:=yarp-[.F327]" office:value-type="float" office:value="8128" calcext:value-type="float">
            <text:p>8128</text:p>
          </table:table-cell>
          <table:table-cell table:style-name="ce21" table:formula="of:=[.H327]/yarp" office:value-type="float" office:value="0.0729505106894757" calcext:value-type="float">
            <text:p>0.072950510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4+40" office:value-type="float" office:value="84" calcext:value-type="float">
            <text:p>8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5+16+35+36" office:value-type="float" office:value="122" calcext:value-type="float">
            <text:p>122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formula="of:=[.O327]+[.L327]+[.E327]" office:value-type="float" office:value="255" calcext:value-type="float">
            <text:p>25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92" office:value-type="float" office:value="20.9" calcext:value-type="float">
            <text:p>20.9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3+44+38+37+17" office:value-type="float" office:value="189" calcext:value-type="float">
            <text:p>18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99965" calcext:value-type="float">
            <text:p>99965</text:p>
          </table:table-cell>
          <table:table-cell table:style-name="ce21" office:value-type="float" office:value="-63644" calcext:value-type="float">
            <text:p>-63644</text:p>
          </table:table-cell>
          <table:table-cell table:style-name="ce21" table:formula="of:=yarp-[.F328]" office:value-type="float" office:value="11453" calcext:value-type="float">
            <text:p>11453</text:p>
          </table:table-cell>
          <table:table-cell table:style-name="ce21" table:formula="of:=[.H328]/yarp" office:value-type="float" office:value="0.102793085497855" calcext:value-type="float">
            <text:p>0.102793085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9+46" office:value-type="float" office:value="95" calcext:value-type="float">
            <text:p>95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1+12+31+33" office:value-type="float" office:value="107" calcext:value-type="float">
            <text:p>107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formula="of:=[.O329]+[.L329]+[.E329]" office:value-type="float" office:value="300" calcext:value-type="float">
            <text:p>300</text:p>
          </table:table-cell>
          <table:table-cell table:style-name="ce21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92" office:value-type="float" office:value="26" calcext:value-type="float">
            <text:p>2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42+46+52+43+17" office:value-type="float" office:value="200" calcext:value-type="float">
            <text:p>200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03317" calcext:value-type="float">
            <text:p>103317</text:p>
          </table:table-cell>
          <table:table-cell table:style-name="ce21" office:value-type="float" office:value="6189" calcext:value-type="float">
            <text:p>6189</text:p>
          </table:table-cell>
          <table:table-cell table:style-name="ce21" table:formula="of:=yarp-[.F329]" office:value-type="float" office:value="8101" calcext:value-type="float">
            <text:p>8101</text:p>
          </table:table-cell>
          <table:table-cell table:style-name="ce21" table:formula="of:=[.H329]/yarp" office:value-type="float" office:value="0.0727081800068212" calcext:value-type="float">
            <text:p>0.0727081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61+55" office:value-type="float" office:value="116" calcext:value-type="float">
            <text:p>116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0+15+40+40" office:value-type="float" office:value="135" calcext:value-type="float">
            <text:p>13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table:formula="of:=[.O329]+[.L329]+[.E329]" office:value-type="float" office:value="300" calcext:value-type="float">
            <text:p>30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92" office:value-type="float" office:value="30.1" calcext:value-type="float">
            <text:p>30.1</text:p>
          </table:table-cell>
          <table:table-cell table:style-name="ce99" office:value-type="float" office:value="5" calcext:value-type="float">
            <text:p>5</text:p>
          </table:table-cell>
          <table:table-cell table:style-name="ce21" table:formula="of:=270+46+58+38+22" office:value-type="float" office:value="434" calcext:value-type="float">
            <text:p>434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103681" calcext:value-type="float">
            <text:p>103681</text:p>
          </table:table-cell>
          <table:table-cell table:style-name="ce21" office:value-type="float" office:value="7268" calcext:value-type="float">
            <text:p>7268</text:p>
          </table:table-cell>
          <table:table-cell table:style-name="ce21" table:formula="of:=yarp-[.F330]" office:value-type="float" office:value="7737" calcext:value-type="float">
            <text:p>7737</text:p>
          </table:table-cell>
          <table:table-cell table:style-name="ce21" table:formula="of:=[.H330]/yarp" office:value-type="float" office:value="0.0694412033962196" calcext:value-type="float">
            <text:p>0.069441203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8+59" office:value-type="float" office:value="107" calcext:value-type="float">
            <text:p>107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40+16+41+40" office:value-type="float" office:value="137" calcext:value-type="float">
            <text:p>137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table:formula="of:=[.O330]+[.L330]+[.E330]" office:value-type="float" office:value="375" calcext:value-type="float">
            <text:p>37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92" office:value-type="float" office:value="33.8" calcext:value-type="float">
            <text:p>33.8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7+103+80+37+23" office:value-type="float" office:value="300" calcext:value-type="float">
            <text:p>300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104608" calcext:value-type="float">
            <text:p>104608</text:p>
          </table:table-cell>
          <table:table-cell table:style-name="ce21" office:value-type="float" office:value="7585" calcext:value-type="float">
            <text:p>7585</text:p>
          </table:table-cell>
          <table:table-cell table:style-name="ce21" table:formula="of:=yarp-[.F331]" office:value-type="float" office:value="6810" calcext:value-type="float">
            <text:p>6810</text:p>
          </table:table-cell>
          <table:table-cell table:style-name="ce21" table:formula="of:=[.H331]/yarp" office:value-type="float" office:value="0.0611211832917482" calcext:value-type="float">
            <text:p>0.061121183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175+226" office:value-type="float" office:value="401" calcext:value-type="float">
            <text:p>401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+15+40+39" office:value-type="float" office:value="133" calcext:value-type="float">
            <text:p>133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table:formula="of:=[.O331]+[.L331]+[.E331]" office:value-type="float" office:value="360" calcext:value-type="float">
            <text:p>36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92" office:value-type="float" office:value="36.8" calcext:value-type="float">
            <text:p>36.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46+273+514+39+30+16" office:value-type="float" office:value="918" calcext:value-type="float">
            <text:p>918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105916" calcext:value-type="float">
            <text:p>105916</text:p>
          </table:table-cell>
          <table:table-cell table:style-name="ce21" office:value-type="float" office:value="6839" calcext:value-type="float">
            <text:p>6839</text:p>
          </table:table-cell>
          <table:table-cell table:style-name="ce21" table:formula="of:=yarp-[.F332]" office:value-type="float" office:value="5502" calcext:value-type="float">
            <text:p>5502</text:p>
          </table:table-cell>
          <table:table-cell table:style-name="ce21" table:formula="of:=[.H332]/yarp" office:value-type="float" office:value="0.0493816079987076" calcext:value-type="float">
            <text:p>0.04938160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09+97" office:value-type="float" office:value="606" calcext:value-type="float">
            <text:p>60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4+12+34+33" office:value-type="float" office:value="113" calcext:value-type="float">
            <text:p>113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formula="of:=[.O332]+[.L332]+[.E332]" office:value-type="float" office:value="525" calcext:value-type="float">
            <text:p>525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92" office:value-type="float" office:value="39.5" calcext:value-type="float">
            <text:p>39.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54+512+520+39+32+12" office:value-type="float" office:value="1169" calcext:value-type="float">
            <text:p>1169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07188" calcext:value-type="float">
            <text:p>107188</text:p>
          </table:table-cell>
          <table:table-cell table:style-name="ce21" office:value-type="float" office:value="5505" calcext:value-type="float">
            <text:p>5505</text:p>
          </table:table-cell>
          <table:table-cell table:style-name="ce21" table:formula="of:=yarp-[.F333]" office:value-type="float" office:value="4230" calcext:value-type="float">
            <text:p>4230</text:p>
          </table:table-cell>
          <table:table-cell table:style-name="ce21" table:formula="of:=[.H333]/yarp" office:value-type="float" office:value="0.0379651402825396" calcext:value-type="float">
            <text:p>0.037965140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99+516" office:value-type="float" office:value="915" calcext:value-type="float">
            <text:p>915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+14+40+38" office:value-type="float" office:value="131" calcext:value-type="float">
            <text:p>13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table:formula="of:=[.O333]+[.L333]+[.E333]" office:value-type="float" office:value="690" calcext:value-type="float">
            <text:p>69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92" office:value-type="float" office:value="41.9" calcext:value-type="float">
            <text:p>41.9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70+516+515+40+39+11" office:value-type="float" office:value="1191" calcext:value-type="float">
            <text:p>1191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08201" calcext:value-type="float">
            <text:p>108201</text:p>
          </table:table-cell>
          <table:table-cell table:style-name="ce21" office:value-type="float" office:value="4246" calcext:value-type="float">
            <text:p>4246</text:p>
          </table:table-cell>
          <table:table-cell table:style-name="ce21" table:formula="of:=yarp-[.F334]" office:value-type="float" office:value="3217" calcext:value-type="float">
            <text:p>3217</text:p>
          </table:table-cell>
          <table:table-cell table:style-name="ce21" table:formula="of:=[.H334]/yarp" office:value-type="float" office:value="0.0288732520777612" calcext:value-type="float">
            <text:p>0.028873252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63+119" office:value-type="float" office:value="182" calcext:value-type="float">
            <text:p>182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1+12+31+31" office:value-type="float" office:value="105" calcext:value-type="float">
            <text:p>1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formula="of:=[.O334]+[.L334]+[.E334]" office:value-type="float" office:value="540" calcext:value-type="float">
            <text:p>54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92" office:value-type="float" office:value="43.9" calcext:value-type="float">
            <text:p>43.9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50+451+521+41+32+8" office:value-type="float" office:value="1103" calcext:value-type="float">
            <text:p>1103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109099" calcext:value-type="float">
            <text:p>109099</text:p>
          </table:table-cell>
          <table:table-cell table:style-name="ce21" office:value-type="float" office:value="3095" calcext:value-type="float">
            <text:p>3095</text:p>
          </table:table-cell>
          <table:table-cell table:style-name="ce21" table:formula="of:=yarp-[.F335]" office:value-type="float" office:value="2319" calcext:value-type="float">
            <text:p>2319</text:p>
          </table:table-cell>
          <table:table-cell table:style-name="ce21" table:formula="of:=[.H335]/yarp" office:value-type="float" office:value="0.0208135130768817" calcext:value-type="float">
            <text:p>0.02081351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472+510" office:value-type="float" office:value="982" calcext:value-type="float">
            <text:p>982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4+11+35+33" office:value-type="float" office:value="113" calcext:value-type="float">
            <text:p>113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formula="of:=[.O335]+[.L335]+[.D335]" office:value-type="float" office:value="1463" calcext:value-type="float">
            <text:p>1463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92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36+33+36+33+29+20+4" office:value-type="float" office:value="191" calcext:value-type="float">
            <text:p>191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11448" calcext:value-type="float">
            <text:p>111448</text:p>
          </table:table-cell>
          <table:table-cell table:style-name="ce48" table:number-columns-repeated="9"/>
          <table:table-cell table:style-name="ce21" table:formula="of:=[.O336]+[.L336]+[.E336]" office:value-type="float" office:value="140" calcext:value-type="float">
            <text:p>140</text:p>
          </table:table-cell>
          <table:table-cell table:style-name="ce21"/>
          <table:table-cell table:style-name="ce2" table:number-columns-repeated="1006"/>
          <table:table-cell table:style-name="ce45"/>
        </table:table-row>
        <table:table-row table:style-name="ro1">
          <table:table-cell table:style-name="ce86"/>
          <table:table-cell table:style-name="ce13" table:number-columns-repeated="1022"/>
          <table:table-cell table:style-name="ce114"/>
        </table:table-row>
        <table:table-row table:style-name="ro1">
          <table:table-cell table:style-name="ce10" office:value-type="string" calcext:value-type="string">
            <text:p>LF:</text:p>
          </table:table-cell>
          <table:table-cell table:style-name="ce11" office:value-type="string" calcext:value-type="string">
            <text:p>Conv-diff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HF:</text:p>
          </table:table-cell>
          <table:table-cell table:style-name="ce11" office:value-type="string" calcext:value-type="string">
            <text:p>Conv-diff-reac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mesh: </text:p>
          </table:table-cell>
          <table:table-cell table:style-name="ce11" office:value-type="string" calcext:value-type="string">
            <text:p>25x45x3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R:</text:p>
          </table:table-cell>
          <table:table-cell table:style-name="ce97" office:value-type="float" office:value="0.00042" calcext:value-type="float">
            <text:p>4.20E-004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adaptive step: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bsource: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previous iter (except HF)</text:p>
          </table:table-cell>
          <table:table-cell table:style-name="ce103"/>
          <table:table-cell table:style-name="ce11" table:number-columns-repeated="1020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81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2" office:value-type="string" calcext:value-type="string">
            <text:p>iteration time</text:p>
          </table:table-cell>
          <table:table-cell table:style-name="ce12" office:value-type="string" calcext:value-type="string">
            <text:p>cumulative time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96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float" office:value="166" calcext:value-type="float">
            <text:p>166</text:p>
          </table:table-cell>
          <table:table-cell table:style-name="ce101" office:value-type="float" office:value="125556" calcext:value-type="float">
            <text:p>125556</text:p>
          </table:table-cell>
          <table:table-cell table:style-name="ce25" office:value-type="float" office:value="-12119" calcext:value-type="float">
            <text:p>-12119</text:p>
          </table:table-cell>
          <table:table-cell table:style-name="ce25" table:formula="of:=[.F359]-[.F348]" office:value-type="float" office:value="-13237" calcext:value-type="float">
            <text:p>-13237</text:p>
          </table:table-cell>
          <table:table-cell table:style-name="ce25" table:formula="of:=[.H348]/[.F359]" office:value-type="float" office:value="-0.117851832726431" calcext:value-type="float">
            <text:p>-0.1178518327</text:p>
          </table:table-cell>
          <table:table-cell table:style-name="ce25" table:number-columns-repeated="2"/>
          <table:table-cell table:style-name="ce25" office:value-type="float" office:value="179" calcext:value-type="float">
            <text:p>179</text:p>
          </table:table-cell>
          <table:table-cell table:style-name="ce25" table:number-columns-repeated="2"/>
          <table:table-cell table:style-name="ce25" office:value-type="float" office:value="261" calcext:value-type="float">
            <text:p>261</text:p>
          </table:table-cell>
          <table:table-cell table:style-name="ce25" table:formula="of:=[.O348]+[.L348]+[.E348]" office:value-type="float" office:value="606" calcext:value-type="float">
            <text:p>606</text:p>
          </table:table-cell>
          <table:table-cell table:style-name="ce25" table:formula="of:=[.R348]" office:value-type="float" office:value="617" calcext:value-type="float">
            <text:p>617</text:p>
          </table:table-cell>
          <table:table-cell table:style-name="ce25" office:value-type="float" office:value="617" calcext:value-type="float">
            <text:p>617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2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16344" calcext:value-type="float">
            <text:p>116344</text:p>
          </table:table-cell>
          <table:table-cell table:style-name="ce25" office:value-type="float" office:value="-3609" calcext:value-type="float">
            <text:p>-3609</text:p>
          </table:table-cell>
          <table:table-cell table:style-name="ce25" table:formula="of:=[.F359]-[.F349]" office:value-type="float" office:value="-4025" calcext:value-type="float">
            <text:p>-4025</text:p>
          </table:table-cell>
          <table:table-cell table:style-name="ce25" table:formula="of:=[.H349]/[.F359]" office:value-type="float" office:value="-0.0358354330077725" calcext:value-type="float">
            <text:p>-0.035835433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number-columns-repeated="2"/>
          <table:table-cell table:style-name="ce25" office:value-type="float" office:value="150" calcext:value-type="float">
            <text:p>150</text:p>
          </table:table-cell>
          <table:table-cell table:style-name="ce25" table:formula="of:=[.O349]+[.L349]+[.E349]" office:value-type="float" office:value="379" calcext:value-type="float">
            <text:p>379</text:p>
          </table:table-cell>
          <table:table-cell table:style-name="ce25" table:formula="of:=[.R349]-[.R348]" office:value-type="float" office:value="383" calcext:value-type="float">
            <text:p>383</text:p>
          </table:table-cell>
          <table:table-cell table:style-name="ce25" office:value-type="float" office:value="1000" calcext:value-type="float">
            <text:p>1000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2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13002" calcext:value-type="float">
            <text:p>113002</text:p>
          </table:table-cell>
          <table:table-cell table:style-name="ce25" office:value-type="float" office:value="-530" calcext:value-type="float">
            <text:p>-530</text:p>
          </table:table-cell>
          <table:table-cell table:style-name="ce25" table:formula="of:=[.F359]-[.F350]" office:value-type="float" office:value="-683" calcext:value-type="float">
            <text:p>-683</text:p>
          </table:table-cell>
          <table:table-cell table:style-name="ce25" table:formula="of:=[.H350]/[.F359]" office:value-type="float" office:value="-0.00608089459485929" calcext:value-type="float">
            <text:p>-0.0060808946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number-columns-repeated="2"/>
          <table:table-cell table:style-name="ce25" office:value-type="float" office:value="110" calcext:value-type="float">
            <text:p>110</text:p>
          </table:table-cell>
          <table:table-cell table:style-name="ce25" table:formula="of:=[.O350]+[.L350]+[.E350]" office:value-type="float" office:value="338" calcext:value-type="float">
            <text:p>338</text:p>
          </table:table-cell>
          <table:table-cell table:style-name="ce25" table:formula="of:=[.R350]-[.R349]" office:value-type="float" office:value="345" calcext:value-type="float">
            <text:p>345</text:p>
          </table:table-cell>
          <table:table-cell table:style-name="ce25" office:value-type="float" office:value="1345" calcext:value-type="float">
            <text:p>1345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2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12270" calcext:value-type="float">
            <text:p>112270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formula="of:=[.F359]-[.F351]" office:value-type="float" office:value="49" calcext:value-type="float">
            <text:p>49</text:p>
          </table:table-cell>
          <table:table-cell table:style-name="ce25" table:formula="of:=[.H351]/[.F359]" office:value-type="float" office:value="0.000436257445312013" calcext:value-type="float">
            <text:p>0.0004362574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table:number-columns-repeated="2"/>
          <table:table-cell table:style-name="ce25" office:value-type="float" office:value="112" calcext:value-type="float">
            <text:p>112</text:p>
          </table:table-cell>
          <table:table-cell table:style-name="ce25" table:formula="of:=[.O351]+[.L351]+[.E351]" office:value-type="float" office:value="339" calcext:value-type="float">
            <text:p>339</text:p>
          </table:table-cell>
          <table:table-cell table:style-name="ce25" table:formula="of:=[.R351]-[.R350]" office:value-type="float" office:value="347" calcext:value-type="float">
            <text:p>347</text:p>
          </table:table-cell>
          <table:table-cell table:style-name="ce25" office:value-type="float" office:value="1692" calcext:value-type="float">
            <text:p>1692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2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12005" calcext:value-type="float">
            <text:p>112005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formula="of:=[.F359]-[.F352]" office:value-type="float" office:value="314" calcext:value-type="float">
            <text:p>314</text:p>
          </table:table-cell>
          <table:table-cell table:style-name="ce25" table:formula="of:=[.H352]/[.F359]" office:value-type="float" office:value="0.00279560893526474" calcext:value-type="float">
            <text:p>0.0027956089</text:p>
          </table:table-cell>
          <table:table-cell table:style-name="ce25" table:number-columns-repeated="2"/>
          <table:table-cell table:style-name="ce25" office:value-type="float" office:value="46" calcext:value-type="float">
            <text:p>46</text:p>
          </table:table-cell>
          <table:table-cell table:style-name="ce25" table:number-columns-repeated="2"/>
          <table:table-cell table:style-name="ce25" office:value-type="float" office:value="107" calcext:value-type="float">
            <text:p>107</text:p>
          </table:table-cell>
          <table:table-cell table:style-name="ce25" table:formula="of:=[.O352]+[.L352]+[.E352]" office:value-type="float" office:value="289" calcext:value-type="float">
            <text:p>289</text:p>
          </table:table-cell>
          <table:table-cell table:style-name="ce25" table:formula="of:=[.R352]-[.R351]" office:value-type="float" office:value="295" calcext:value-type="float">
            <text:p>295</text:p>
          </table:table-cell>
          <table:table-cell table:style-name="ce25" office:value-type="float" office:value="1987" calcext:value-type="float">
            <text:p>1987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25" table:number-columns-repeated="2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11988" calcext:value-type="float">
            <text:p>111988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table:formula="of:=[.F359]-[.F353]" office:value-type="float" office:value="331" calcext:value-type="float">
            <text:p>331</text:p>
          </table:table-cell>
          <table:table-cell table:style-name="ce25" table:formula="of:=[.G353]/[.F359]" office:value-type="float" office:value="0.00320515674106785" calcext:value-type="float">
            <text:p>0.0032051567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12" calcext:value-type="float">
            <text:p>112</text:p>
          </table:table-cell>
          <table:table-cell table:style-name="ce25" table:formula="of:=[.O353]+[.L353]+[.E353]" office:value-type="float" office:value="296" calcext:value-type="float">
            <text:p>296</text:p>
          </table:table-cell>
          <table:table-cell table:style-name="ce25" table:formula="of:=[.R353]-[.R352]" office:value-type="float" office:value="302" calcext:value-type="float">
            <text:p>302</text:p>
          </table:table-cell>
          <table:table-cell table:style-name="ce25" office:value-type="float" office:value="2289" calcext:value-type="float">
            <text:p>2289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2"/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112054" calcext:value-type="float">
            <text:p>112054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table:formula="of:=[.F359]-[.F354]" office:value-type="float" office:value="265" calcext:value-type="float">
            <text:p>265</text:p>
          </table:table-cell>
          <table:table-cell table:style-name="ce25" table:formula="of:=[.H354]/[.F359]" office:value-type="float" office:value="0.00235935148995272" calcext:value-type="float">
            <text:p>0.0023593515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110" calcext:value-type="float">
            <text:p>110</text:p>
          </table:table-cell>
          <table:table-cell table:style-name="ce25" table:formula="of:=[.O354]+[.L354]+[.E354]" office:value-type="float" office:value="296" calcext:value-type="float">
            <text:p>296</text:p>
          </table:table-cell>
          <table:table-cell table:style-name="ce25" table:formula="of:=[.R354]-[.R353]" office:value-type="float" office:value="303" calcext:value-type="float">
            <text:p>303</text:p>
          </table:table-cell>
          <table:table-cell table:style-name="ce25" office:value-type="float" office:value="2592" calcext:value-type="float">
            <text:p>2592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2"/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12162" calcext:value-type="float">
            <text:p>112162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table:formula="of:=[.F359]-[.F355]" office:value-type="float" office:value="157" calcext:value-type="float">
            <text:p>157</text:p>
          </table:table-cell>
          <table:table-cell table:style-name="ce25" table:formula="of:=[.H355]/[.F359]" office:value-type="float" office:value="0.00139780446763237" calcext:value-type="float">
            <text:p>0.0013978045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112" calcext:value-type="float">
            <text:p>112</text:p>
          </table:table-cell>
          <table:table-cell table:style-name="ce25" table:formula="of:=[.O355]+[.L355]+[.E355]" office:value-type="float" office:value="307" calcext:value-type="float">
            <text:p>307</text:p>
          </table:table-cell>
          <table:table-cell table:style-name="ce25" table:formula="of:=[.R355]-[.R354]" office:value-type="float" office:value="314" calcext:value-type="float">
            <text:p>314</text:p>
          </table:table-cell>
          <table:table-cell table:style-name="ce25" office:value-type="float" office:value="2906" calcext:value-type="float">
            <text:p>2906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2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12235" calcext:value-type="float">
            <text:p>112235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formula="of:=[.F359]-[.F356]" office:value-type="float" office:value="84" calcext:value-type="float">
            <text:p>84</text:p>
          </table:table-cell>
          <table:table-cell table:style-name="ce25" table:formula="of:=[.H356]/[.F359]" office:value-type="float" office:value="0.000747869906249165" calcext:value-type="float">
            <text:p>0.0007478699</text:p>
          </table:table-cell>
          <table:table-cell table:style-name="ce25" table:number-columns-repeated="2"/>
          <table:table-cell table:style-name="ce25" office:value-type="float" office:value="45" calcext:value-type="float">
            <text:p>45</text:p>
          </table:table-cell>
          <table:table-cell table:style-name="ce25" table:number-columns-repeated="2"/>
          <table:table-cell table:style-name="ce25" office:value-type="float" office:value="107" calcext:value-type="float">
            <text:p>107</text:p>
          </table:table-cell>
          <table:table-cell table:style-name="ce25" table:formula="of:=[.O356]+[.L356]+[.E356]" office:value-type="float" office:value="288" calcext:value-type="float">
            <text:p>288</text:p>
          </table:table-cell>
          <table:table-cell table:style-name="ce25" table:formula="of:=[.R356]-[.R355]" office:value-type="float" office:value="295" calcext:value-type="float">
            <text:p>295</text:p>
          </table:table-cell>
          <table:table-cell table:style-name="ce25" office:value-type="float" office:value="3201" calcext:value-type="float">
            <text:p>3201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9</text:p>
          </table:table-cell>
          <table:table-cell table:style-name="ce96" office:value-type="float" office:value="67.3" calcext:value-type="float">
            <text:p>67.3</text:p>
          </table:table-cell>
          <table:table-cell table:style-name="ce25" table:number-columns-repeated="2"/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12322" calcext:value-type="float">
            <text:p>112322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formula="of:=[.F359]-[.F357]" office:value-type="float" office:value="-3" calcext:value-type="float">
            <text:p>-3</text:p>
          </table:table-cell>
          <table:table-cell table:style-name="ce25" table:formula="of:=[.H357]/[.F359]" office:value-type="float" office:value="-0.0000267096395088988" calcext:value-type="float">
            <text:p>-2.67096395088988E-005</text:p>
          </table:table-cell>
          <table:table-cell table:style-name="ce25" table:number-columns-repeated="2"/>
          <table:table-cell table:style-name="ce25" office:value-type="float" office:value="45" calcext:value-type="float">
            <text:p>45</text:p>
          </table:table-cell>
          <table:table-cell table:style-name="ce25" table:number-columns-repeated="2"/>
          <table:table-cell table:style-name="ce25" office:value-type="float" office:value="105" calcext:value-type="float">
            <text:p>105</text:p>
          </table:table-cell>
          <table:table-cell table:style-name="ce25" table:formula="of:=[.O357]+[.L357]+[.E357]" office:value-type="float" office:value="284" calcext:value-type="float">
            <text:p>284</text:p>
          </table:table-cell>
          <table:table-cell table:style-name="ce25" table:formula="of:=[.R357]-[.R356]" office:value-type="float" office:value="292" calcext:value-type="float">
            <text:p>292</text:p>
          </table:table-cell>
          <table:table-cell table:style-name="ce25" office:value-type="float" office:value="3493" calcext:value-type="float">
            <text:p>3493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10</text:p>
          </table:table-cell>
          <table:table-cell table:style-name="ce96" office:value-type="float" office:value="74" calcext:value-type="float">
            <text:p>74</text:p>
          </table:table-cell>
          <table:table-cell table:style-name="ce25" table:number-columns-repeated="2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12320" calcext:value-type="float">
            <text:p>112320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formula="of:=[.F359]-[.F358]" office:value-type="float" office:value="-1" calcext:value-type="float">
            <text:p>-1</text:p>
          </table:table-cell>
          <table:table-cell table:style-name="ce25" table:formula="of:=[.H358]/[.F359]" office:value-type="float" office:value="-0.00000890321316963292" calcext:value-type="float">
            <text:p>-8.90321316963292E-006</text:p>
          </table:table-cell>
          <table:table-cell table:style-name="ce25" table:number-columns-repeated="2"/>
          <table:table-cell table:style-name="ce25" office:value-type="float" office:value="44" calcext:value-type="float">
            <text:p>44</text:p>
          </table:table-cell>
          <table:table-cell table:style-name="ce25" table:number-columns-repeated="2"/>
          <table:table-cell table:style-name="ce25" office:value-type="float" office:value="104" calcext:value-type="float">
            <text:p>104</text:p>
          </table:table-cell>
          <table:table-cell table:style-name="ce25" table:formula="of:=[.O358]+[.L358]+[.E358]" office:value-type="float" office:value="296" calcext:value-type="float">
            <text:p>296</text:p>
          </table:table-cell>
          <table:table-cell table:style-name="ce25" table:formula="of:=[.R358]-[.R357]" office:value-type="float" office:value="284" calcext:value-type="float">
            <text:p>284</text:p>
          </table:table-cell>
          <table:table-cell table:style-name="ce25" office:value-type="float" office:value="3777" calcext:value-type="float">
            <text:p>3777</text:p>
          </table:table-cell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96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string" calcext:value-type="string">
            <text:p>97 (weakpc)</text:p>
          </table:table-cell>
          <table:table-cell table:style-name="ce25" office:value-type="float" office:value="112319" calcext:value-type="float">
            <text:p>112319</text:p>
          </table:table-cell>
          <table:table-cell table:style-name="ce48" table:number-columns-repeated="9"/>
          <table:table-cell table:style-name="ce25" table:formula="of:=[.O359]+[.L359]+[.E359]" office:value-type="string" office:string-value="" calcext:value-type="error">
            <text:p>#VALUE!</text:p>
          </table:table-cell>
          <table:table-cell table:number-columns-repeated="2" table:style-name="ce25" office:value-type="float" office:value="120" calcext:value-type="float">
            <text:p>120</text:p>
          </table:table-cell>
          <table:table-cell table:style-name="ce1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0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2"/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10628" calcext:value-type="float">
            <text:p>110628</text:p>
          </table:table-cell>
          <table:table-cell table:style-name="ce25" office:value-type="float" office:value="-2951" calcext:value-type="float">
            <text:p>-2951</text:p>
          </table:table-cell>
          <table:table-cell table:style-name="ce25" table:formula="of:=[.F374]-[.F366]" office:value-type="float" office:value="-3289" calcext:value-type="float">
            <text:p>-3289</text:p>
          </table:table-cell>
          <table:table-cell table:style-name="ce25" table:formula="of:=[.H366]/[.F374]" office:value-type="float" office:value="-0.0306412394376694" calcext:value-type="float">
            <text:p>-0.0306412394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92" calcext:value-type="float">
            <text:p>92</text:p>
          </table:table-cell>
          <table:table-cell table:style-name="ce25" table:formula="of:=[.O366]+[.L366]+[.E366]" office:value-type="float" office:value="227" calcext:value-type="float">
            <text:p>22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87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2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07320" calcext:value-type="float">
            <text:p>107320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formula="of:=[.F374]-[.F367]" office:value-type="float" office:value="19" calcext:value-type="float">
            <text:p>19</text:p>
          </table:table-cell>
          <table:table-cell table:style-name="ce25" table:formula="of:=[.H367]/[.F374]" office:value-type="float" office:value="0.000177009288329498" calcext:value-type="float">
            <text:p>0.0001770093</text:p>
          </table:table-cell>
          <table:table-cell table:style-name="ce25" table:number-columns-repeated="2"/>
          <table:table-cell table:style-name="ce25" office:value-type="float" office:value="56" calcext:value-type="float">
            <text:p>56</text:p>
          </table:table-cell>
          <table:table-cell table:style-name="ce25" table:number-columns-repeated="2"/>
          <table:table-cell table:style-name="ce25" office:value-type="float" office:value="94" calcext:value-type="float">
            <text:p>94</text:p>
          </table:table-cell>
          <table:table-cell table:style-name="ce25" table:formula="of:=[.O367]+[.L367]+[.E367]" office:value-type="float" office:value="239" calcext:value-type="float">
            <text:p>23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2"/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07336" calcext:value-type="float">
            <text:p>107336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table:formula="of:=[.F374]-[.F368]" office:value-type="float" office:value="3" calcext:value-type="float">
            <text:p>3</text:p>
          </table:table-cell>
          <table:table-cell table:style-name="ce25" table:formula="of:=[.H368]/[.F374]" office:value-type="float" office:value="0.0000279488349993944" calcext:value-type="float">
            <text:p>2.79488349993944E-005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95" calcext:value-type="float">
            <text:p>95</text:p>
          </table:table-cell>
          <table:table-cell table:style-name="ce25" table:formula="of:=[.O368]+[.L368]+[.E368]" office:value-type="float" office:value="231" calcext:value-type="float">
            <text:p>23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7156" calcext:value-type="float">
            <text:p>107156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table:formula="of:=[.F374]-[.F369]" office:value-type="float" office:value="183" calcext:value-type="float">
            <text:p>183</text:p>
          </table:table-cell>
          <table:table-cell table:style-name="ce25" table:formula="of:=[.H369]/[.F374]" office:value-type="float" office:value="0.00170487893496306" calcext:value-type="float">
            <text:p>0.0017048789</text:p>
          </table:table-cell>
          <table:table-cell table:style-name="ce25" table:number-columns-repeated="2"/>
          <table:table-cell table:style-name="ce25" office:value-type="float" office:value="58" calcext:value-type="float">
            <text:p>58</text:p>
          </table:table-cell>
          <table:table-cell table:style-name="ce25" table:number-columns-repeated="2"/>
          <table:table-cell table:style-name="ce25" office:value-type="float" office:value="98" calcext:value-type="float">
            <text:p>98</text:p>
          </table:table-cell>
          <table:table-cell table:style-name="ce25" table:formula="of:=[.O369]+[.L369]+[.E369]" office:value-type="float" office:value="247" calcext:value-type="float">
            <text:p>24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374]-[.F370]" office:value-type="float" office:value="107339" calcext:value-type="float">
            <text:p>107339</text:p>
          </table:table-cell>
          <table:table-cell table:style-name="ce25" table:formula="of:=[.H370]/[.F374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70]+[.L370]+[.E370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374]-[.F371]" office:value-type="float" office:value="107339" calcext:value-type="float">
            <text:p>107339</text:p>
          </table:table-cell>
          <table:table-cell table:style-name="ce25" table:formula="of:=[.H371]/[.F374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71]+[.L371]+[.E37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374]-[.F372]" office:value-type="float" office:value="107339" calcext:value-type="float">
            <text:p>107339</text:p>
          </table:table-cell>
          <table:table-cell table:style-name="ce25" table:formula="of:=[.H372]/[.F374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72]+[.L372]+[.E37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374]-[.F373]" office:value-type="float" office:value="107339" calcext:value-type="float">
            <text:p>107339</text:p>
          </table:table-cell>
          <table:table-cell table:style-name="ce25" table:formula="of:=[.H373]/[.F374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73]+[.L373]+[.E37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07339" calcext:value-type="float">
            <text:p>107339</text:p>
          </table:table-cell>
          <table:table-cell table:style-name="ce48" table:number-columns-repeated="9"/>
          <table:table-cell table:style-name="ce25" table:formula="of:=[.O374]+[.L374]+[.E374]" office:value-type="float" office:value="93" calcext:value-type="float">
            <text:p>9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1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2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110300" calcext:value-type="float">
            <text:p>110300</text:p>
          </table:table-cell>
          <table:table-cell table:style-name="ce25" office:value-type="float" office:value="-3074" calcext:value-type="float">
            <text:p>-3074</text:p>
          </table:table-cell>
          <table:table-cell table:style-name="ce25" table:formula="of:=[.F389]-[.F381]" office:value-type="float" office:value="-3149" calcext:value-type="float">
            <text:p>-3149</text:p>
          </table:table-cell>
          <table:table-cell table:style-name="ce25" table:formula="of:=[.H381]/[.F389]" office:value-type="float" office:value="-0.0293884331457476" calcext:value-type="float">
            <text:p>-0.0293884331</text:p>
          </table:table-cell>
          <table:table-cell table:style-name="ce25" table:number-columns-repeated="2"/>
          <table:table-cell table:style-name="ce25" office:value-type="float" office:value="55" calcext:value-type="float">
            <text:p>55</text:p>
          </table:table-cell>
          <table:table-cell table:style-name="ce25" table:number-columns-repeated="2"/>
          <table:table-cell table:style-name="ce25" office:value-type="float" office:value="99" calcext:value-type="float">
            <text:p>99</text:p>
          </table:table-cell>
          <table:table-cell table:style-name="ce25" table:formula="of:=[.O381]+[.L381]+[.E381]" office:value-type="float" office:value="242" calcext:value-type="float">
            <text:p>24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8607" calcext:value-type="float">
            <text:p>108607</text:p>
          </table:table-cell>
          <table:table-cell table:style-name="ce25" office:value-type="float" office:value="-1648" calcext:value-type="float">
            <text:p>-1648</text:p>
          </table:table-cell>
          <table:table-cell table:style-name="ce25" table:formula="of:=[.F389]-[.F382]" office:value-type="float" office:value="-1456" calcext:value-type="float">
            <text:p>-1456</text:p>
          </table:table-cell>
          <table:table-cell table:style-name="ce25" table:formula="of:=[.H382]/[.F389]" office:value-type="float" office:value="-0.013588300622486" calcext:value-type="float">
            <text:p>-0.0135883006</text:p>
          </table:table-cell>
          <table:table-cell table:style-name="ce25" table:number-columns-repeated="2"/>
          <table:table-cell table:style-name="ce25" office:value-type="float" office:value="56" calcext:value-type="float">
            <text:p>56</text:p>
          </table:table-cell>
          <table:table-cell table:style-name="ce25" table:number-columns-repeated="2"/>
          <table:table-cell table:style-name="ce25" office:value-type="float" office:value="120" calcext:value-type="float">
            <text:p>120</text:p>
          </table:table-cell>
          <table:table-cell table:style-name="ce25" table:formula="of:=[.O382]+[.L382]+[.E382]" office:value-type="float" office:value="267" calcext:value-type="float">
            <text:p>26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2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07597" calcext:value-type="float">
            <text:p>107597</text:p>
          </table:table-cell>
          <table:table-cell table:style-name="ce25" office:value-type="float" office:value="-597" calcext:value-type="float">
            <text:p>-597</text:p>
          </table:table-cell>
          <table:table-cell table:style-name="ce25" table:formula="of:=[.F389]-[.F383]" office:value-type="float" office:value="-446" calcext:value-type="float">
            <text:p>-446</text:p>
          </table:table-cell>
          <table:table-cell table:style-name="ce25" table:formula="of:=[.H383]/[.F389]" office:value-type="float" office:value="-0.00416235032804174" calcext:value-type="float">
            <text:p>-0.0041623503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98" calcext:value-type="float">
            <text:p>98</text:p>
          </table:table-cell>
          <table:table-cell table:style-name="ce25" table:formula="of:=[.O383]+[.L383]+[.E383]" office:value-type="float" office:value="235" calcext:value-type="float">
            <text:p>23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389]-[.F384]" office:value-type="float" office:value="107151" calcext:value-type="float">
            <text:p>107151</text:p>
          </table:table-cell>
          <table:table-cell table:style-name="ce25" table:formula="of:=[.H384]/[.F389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84]+[.L384]+[.E38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389]-[.F385]" office:value-type="float" office:value="107151" calcext:value-type="float">
            <text:p>107151</text:p>
          </table:table-cell>
          <table:table-cell table:style-name="ce25" table:formula="of:=[.H385]/[.F389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85]+[.L385]+[.E385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389]-[.F386]" office:value-type="float" office:value="107151" calcext:value-type="float">
            <text:p>107151</text:p>
          </table:table-cell>
          <table:table-cell table:style-name="ce25" table:formula="of:=[.H386]/[.F389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86]+[.L386]+[.E38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389]-[.F387]" office:value-type="float" office:value="107151" calcext:value-type="float">
            <text:p>107151</text:p>
          </table:table-cell>
          <table:table-cell table:style-name="ce25" table:formula="of:=[.H387]/[.F389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87]+[.L387]+[.E38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389]-[.F388]" office:value-type="float" office:value="107151" calcext:value-type="float">
            <text:p>107151</text:p>
          </table:table-cell>
          <table:table-cell table:style-name="ce25" table:formula="of:=[.H388]/[.F389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388]+[.L388]+[.E38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7151" calcext:value-type="float">
            <text:p>107151</text:p>
          </table:table-cell>
          <table:table-cell table:style-name="ce48" table:number-columns-repeated="9"/>
          <table:table-cell table:style-name="ce25" table:formula="of:=[.O389]+[.L389]+[.E389]" office:value-type="float" office:value="91" calcext:value-type="float">
            <text:p>9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2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04]-[.F396]" office:value-type="float" office:value="0" calcext:value-type="float">
            <text:p>0</text:p>
          </table:table-cell>
          <table:table-cell table:style-name="ce25" table:formula="of:=[.H396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396]+[.L396]+[.E39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04]-[.F397]" office:value-type="float" office:value="0" calcext:value-type="float">
            <text:p>0</text:p>
          </table:table-cell>
          <table:table-cell table:style-name="ce25" table:formula="of:=[.H397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397]+[.L397]+[.E39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04]-[.F398]" office:value-type="float" office:value="0" calcext:value-type="float">
            <text:p>0</text:p>
          </table:table-cell>
          <table:table-cell table:style-name="ce25" table:formula="of:=[.H398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398]+[.L398]+[.E39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04]-[.F399]" office:value-type="float" office:value="0" calcext:value-type="float">
            <text:p>0</text:p>
          </table:table-cell>
          <table:table-cell table:style-name="ce25" table:formula="of:=[.H399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399]+[.L399]+[.E39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04]-[.F400]" office:value-type="float" office:value="0" calcext:value-type="float">
            <text:p>0</text:p>
          </table:table-cell>
          <table:table-cell table:style-name="ce25" table:formula="of:=[.H400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00]+[.L400]+[.E400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04]-[.F401]" office:value-type="float" office:value="0" calcext:value-type="float">
            <text:p>0</text:p>
          </table:table-cell>
          <table:table-cell table:style-name="ce25" table:formula="of:=[.H401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01]+[.L401]+[.E40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04]-[.F402]" office:value-type="float" office:value="0" calcext:value-type="float">
            <text:p>0</text:p>
          </table:table-cell>
          <table:table-cell table:style-name="ce25" table:formula="of:=[.H402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02]+[.L402]+[.E40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04]-[.F403]" office:value-type="float" office:value="0" calcext:value-type="float">
            <text:p>0</text:p>
          </table:table-cell>
          <table:table-cell table:style-name="ce25" table:formula="of:=[.H403]/[.F40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03]+[.L403]+[.E40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04]+[.L404]+[.E40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3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19]-[.F411]" office:value-type="float" office:value="0" calcext:value-type="float">
            <text:p>0</text:p>
          </table:table-cell>
          <table:table-cell table:style-name="ce25" table:formula="of:=[.H411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1]+[.L411]+[.E41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19]-[.F412]" office:value-type="float" office:value="0" calcext:value-type="float">
            <text:p>0</text:p>
          </table:table-cell>
          <table:table-cell table:style-name="ce25" table:formula="of:=[.H412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2]+[.L412]+[.E41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19]-[.F413]" office:value-type="float" office:value="0" calcext:value-type="float">
            <text:p>0</text:p>
          </table:table-cell>
          <table:table-cell table:style-name="ce25" table:formula="of:=[.H413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3]+[.L413]+[.E41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19]-[.F414]" office:value-type="float" office:value="0" calcext:value-type="float">
            <text:p>0</text:p>
          </table:table-cell>
          <table:table-cell table:style-name="ce25" table:formula="of:=[.H414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4]+[.L414]+[.E41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19]-[.F415]" office:value-type="float" office:value="0" calcext:value-type="float">
            <text:p>0</text:p>
          </table:table-cell>
          <table:table-cell table:style-name="ce25" table:formula="of:=[.H415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5]+[.L415]+[.E415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19]-[.F416]" office:value-type="float" office:value="0" calcext:value-type="float">
            <text:p>0</text:p>
          </table:table-cell>
          <table:table-cell table:style-name="ce25" table:formula="of:=[.H416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6]+[.L416]+[.E41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19]-[.F417]" office:value-type="float" office:value="0" calcext:value-type="float">
            <text:p>0</text:p>
          </table:table-cell>
          <table:table-cell table:style-name="ce25" table:formula="of:=[.H417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7]+[.L417]+[.E41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19]-[.F418]" office:value-type="float" office:value="0" calcext:value-type="float">
            <text:p>0</text:p>
          </table:table-cell>
          <table:table-cell table:style-name="ce25" table:formula="of:=[.H418]/[.F41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18]+[.L418]+[.E41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19]+[.L419]+[.E41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4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34]-[.F426]" office:value-type="float" office:value="0" calcext:value-type="float">
            <text:p>0</text:p>
          </table:table-cell>
          <table:table-cell table:style-name="ce25" table:formula="of:=[.H426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26]+[.L426]+[.E42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34]-[.F427]" office:value-type="float" office:value="0" calcext:value-type="float">
            <text:p>0</text:p>
          </table:table-cell>
          <table:table-cell table:style-name="ce25" table:formula="of:=[.H427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27]+[.L427]+[.E42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34]-[.F428]" office:value-type="float" office:value="0" calcext:value-type="float">
            <text:p>0</text:p>
          </table:table-cell>
          <table:table-cell table:style-name="ce25" table:formula="of:=[.H428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28]+[.L428]+[.E42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34]-[.F429]" office:value-type="float" office:value="0" calcext:value-type="float">
            <text:p>0</text:p>
          </table:table-cell>
          <table:table-cell table:style-name="ce25" table:formula="of:=[.H429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29]+[.L429]+[.E42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34]-[.F430]" office:value-type="float" office:value="0" calcext:value-type="float">
            <text:p>0</text:p>
          </table:table-cell>
          <table:table-cell table:style-name="ce25" table:formula="of:=[.H430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30]+[.L430]+[.E430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34]-[.F431]" office:value-type="float" office:value="0" calcext:value-type="float">
            <text:p>0</text:p>
          </table:table-cell>
          <table:table-cell table:style-name="ce25" table:formula="of:=[.H431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31]+[.L431]+[.E43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34]-[.F432]" office:value-type="float" office:value="0" calcext:value-type="float">
            <text:p>0</text:p>
          </table:table-cell>
          <table:table-cell table:style-name="ce25" table:formula="of:=[.H432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32]+[.L432]+[.E43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34]-[.F433]" office:value-type="float" office:value="0" calcext:value-type="float">
            <text:p>0</text:p>
          </table:table-cell>
          <table:table-cell table:style-name="ce25" table:formula="of:=[.H433]/[.F43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33]+[.L433]+[.E43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34]+[.L434]+[.E43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5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49]-[.F441]" office:value-type="float" office:value="0" calcext:value-type="float">
            <text:p>0</text:p>
          </table:table-cell>
          <table:table-cell table:style-name="ce25" table:formula="of:=[.H441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1]+[.L441]+[.E44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49]-[.F442]" office:value-type="float" office:value="0" calcext:value-type="float">
            <text:p>0</text:p>
          </table:table-cell>
          <table:table-cell table:style-name="ce25" table:formula="of:=[.H442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2]+[.L442]+[.E44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49]-[.F443]" office:value-type="float" office:value="0" calcext:value-type="float">
            <text:p>0</text:p>
          </table:table-cell>
          <table:table-cell table:style-name="ce25" table:formula="of:=[.H443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3]+[.L443]+[.E44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49]-[.F444]" office:value-type="float" office:value="0" calcext:value-type="float">
            <text:p>0</text:p>
          </table:table-cell>
          <table:table-cell table:style-name="ce25" table:formula="of:=[.H444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4]+[.L444]+[.E44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49]-[.F445]" office:value-type="float" office:value="0" calcext:value-type="float">
            <text:p>0</text:p>
          </table:table-cell>
          <table:table-cell table:style-name="ce25" table:formula="of:=[.H445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5]+[.L445]+[.E445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49]-[.F446]" office:value-type="float" office:value="0" calcext:value-type="float">
            <text:p>0</text:p>
          </table:table-cell>
          <table:table-cell table:style-name="ce25" table:formula="of:=[.H446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6]+[.L446]+[.E44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49]-[.F447]" office:value-type="float" office:value="0" calcext:value-type="float">
            <text:p>0</text:p>
          </table:table-cell>
          <table:table-cell table:style-name="ce25" table:formula="of:=[.H447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7]+[.L447]+[.E44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49]-[.F448]" office:value-type="float" office:value="0" calcext:value-type="float">
            <text:p>0</text:p>
          </table:table-cell>
          <table:table-cell table:style-name="ce25" table:formula="of:=[.H448]/[.F44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48]+[.L448]+[.E44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49]+[.L449]+[.E44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6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64]-[.F456]" office:value-type="float" office:value="0" calcext:value-type="float">
            <text:p>0</text:p>
          </table:table-cell>
          <table:table-cell table:style-name="ce25" table:formula="of:=[.H456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56]+[.L456]+[.E45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64]-[.F457]" office:value-type="float" office:value="0" calcext:value-type="float">
            <text:p>0</text:p>
          </table:table-cell>
          <table:table-cell table:style-name="ce25" table:formula="of:=[.H457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57]+[.L457]+[.E45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64]-[.F458]" office:value-type="float" office:value="0" calcext:value-type="float">
            <text:p>0</text:p>
          </table:table-cell>
          <table:table-cell table:style-name="ce25" table:formula="of:=[.H458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58]+[.L458]+[.E45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64]-[.F459]" office:value-type="float" office:value="0" calcext:value-type="float">
            <text:p>0</text:p>
          </table:table-cell>
          <table:table-cell table:style-name="ce25" table:formula="of:=[.H459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59]+[.L459]+[.E45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64]-[.F460]" office:value-type="float" office:value="0" calcext:value-type="float">
            <text:p>0</text:p>
          </table:table-cell>
          <table:table-cell table:style-name="ce25" table:formula="of:=[.H460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60]+[.L460]+[.E460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64]-[.F461]" office:value-type="float" office:value="0" calcext:value-type="float">
            <text:p>0</text:p>
          </table:table-cell>
          <table:table-cell table:style-name="ce25" table:formula="of:=[.H461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61]+[.L461]+[.E46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64]-[.F462]" office:value-type="float" office:value="0" calcext:value-type="float">
            <text:p>0</text:p>
          </table:table-cell>
          <table:table-cell table:style-name="ce25" table:formula="of:=[.H462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62]+[.L462]+[.E46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64]-[.F463]" office:value-type="float" office:value="0" calcext:value-type="float">
            <text:p>0</text:p>
          </table:table-cell>
          <table:table-cell table:style-name="ce25" table:formula="of:=[.H463]/[.F46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63]+[.L463]+[.E46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64]+[.L464]+[.E46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7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79]-[.F471]" office:value-type="float" office:value="0" calcext:value-type="float">
            <text:p>0</text:p>
          </table:table-cell>
          <table:table-cell table:style-name="ce25" table:formula="of:=[.H471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1]+[.L471]+[.E47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79]-[.F472]" office:value-type="float" office:value="0" calcext:value-type="float">
            <text:p>0</text:p>
          </table:table-cell>
          <table:table-cell table:style-name="ce25" table:formula="of:=[.H472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2]+[.L472]+[.E47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79]-[.F473]" office:value-type="float" office:value="0" calcext:value-type="float">
            <text:p>0</text:p>
          </table:table-cell>
          <table:table-cell table:style-name="ce25" table:formula="of:=[.H473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3]+[.L473]+[.E47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79]-[.F474]" office:value-type="float" office:value="0" calcext:value-type="float">
            <text:p>0</text:p>
          </table:table-cell>
          <table:table-cell table:style-name="ce25" table:formula="of:=[.H474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4]+[.L474]+[.E47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79]-[.F475]" office:value-type="float" office:value="0" calcext:value-type="float">
            <text:p>0</text:p>
          </table:table-cell>
          <table:table-cell table:style-name="ce25" table:formula="of:=[.H475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5]+[.L475]+[.E475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79]-[.F476]" office:value-type="float" office:value="0" calcext:value-type="float">
            <text:p>0</text:p>
          </table:table-cell>
          <table:table-cell table:style-name="ce25" table:formula="of:=[.H476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6]+[.L476]+[.E47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79]-[.F477]" office:value-type="float" office:value="0" calcext:value-type="float">
            <text:p>0</text:p>
          </table:table-cell>
          <table:table-cell table:style-name="ce25" table:formula="of:=[.H477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7]+[.L477]+[.E47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79]-[.F478]" office:value-type="float" office:value="0" calcext:value-type="float">
            <text:p>0</text:p>
          </table:table-cell>
          <table:table-cell table:style-name="ce25" table:formula="of:=[.H478]/[.F479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78]+[.L478]+[.E47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79]+[.L479]+[.E47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8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5"/>
          <table:table-cell table:style-name="ce25" table:formula="of:=[.F494]-[.F486]" office:value-type="float" office:value="0" calcext:value-type="float">
            <text:p>0</text:p>
          </table:table-cell>
          <table:table-cell table:style-name="ce25" table:formula="of:=[.H486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86]+[.L486]+[.E486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5"/>
          <table:table-cell table:style-name="ce25" table:formula="of:=[.F494]-[.F487]" office:value-type="float" office:value="0" calcext:value-type="float">
            <text:p>0</text:p>
          </table:table-cell>
          <table:table-cell table:style-name="ce25" table:formula="of:=[.H487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87]+[.L487]+[.E487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5"/>
          <table:table-cell table:style-name="ce25" table:formula="of:=[.F494]-[.F488]" office:value-type="float" office:value="0" calcext:value-type="float">
            <text:p>0</text:p>
          </table:table-cell>
          <table:table-cell table:style-name="ce25" table:formula="of:=[.H488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88]+[.L488]+[.E48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5"/>
          <table:table-cell table:style-name="ce25" table:formula="of:=[.F494]-[.F489]" office:value-type="float" office:value="0" calcext:value-type="float">
            <text:p>0</text:p>
          </table:table-cell>
          <table:table-cell table:style-name="ce25" table:formula="of:=[.H489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89]+[.L489]+[.E489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 table:number-columns-repeated="4"/>
          <table:table-cell table:style-name="ce25" table:formula="of:=[.F494]-[.F490]" office:value-type="float" office:value="0" calcext:value-type="float">
            <text:p>0</text:p>
          </table:table-cell>
          <table:table-cell table:style-name="ce25" table:formula="of:=[.H490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90]+[.L490]+[.E490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5"/>
          <table:table-cell table:style-name="ce25" table:formula="of:=[.F494]-[.F491]" office:value-type="float" office:value="0" calcext:value-type="float">
            <text:p>0</text:p>
          </table:table-cell>
          <table:table-cell table:style-name="ce25" table:formula="of:=[.H491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91]+[.L491]+[.E491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5"/>
          <table:table-cell table:style-name="ce25" table:formula="of:=[.F494]-[.F492]" office:value-type="float" office:value="0" calcext:value-type="float">
            <text:p>0</text:p>
          </table:table-cell>
          <table:table-cell table:style-name="ce25" table:formula="of:=[.H492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92]+[.L492]+[.E492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494]-[.F493]" office:value-type="float" office:value="0" calcext:value-type="float">
            <text:p>0</text:p>
          </table:table-cell>
          <table:table-cell table:style-name="ce25" table:formula="of:=[.H493]/[.F494]" office:value-type="string" office:string-value="" calcext:value-type="error">
            <text:p>#DIV/0!</text:p>
          </table:table-cell>
          <table:table-cell table:style-name="ce25" table:number-columns-repeated="6"/>
          <table:table-cell table:style-name="ce25" table:formula="of:=[.O493]+[.L493]+[.E493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4"/>
          <table:table-cell table:style-name="ce48" table:number-columns-repeated="9"/>
          <table:table-cell table:style-name="ce25" table:formula="of:=[.O494]+[.L494]+[.E494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0_r4p2em3_halfdom_50x90x30_noisy9.dat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81"/>
        </table:table-row>
        <table:table-row table:style-name="ro1">
          <table:table-cell table:style-name="ce10"/>
          <table:table-cell table:style-name="ce95"/>
          <table:table-cell table:style-name="ce100" office:value-type="string" calcext:value-type="string" table:number-columns-spanned="7" table:number-rows-spanned="1">
            <text:p>inv</text:p>
          </table:table-cell>
          <table:covered-table-cell table:number-columns-repeated="6" table:style-name="ce106"/>
          <table:table-cell table:style-name="ce100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100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113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office:value-type="float" office:value="9.8" calcext:value-type="float">
            <text:p>9.8</text:p>
          </table:table-cell>
          <table:table-cell table:style-name="ce25" table:number-columns-repeated="2"/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07998" calcext:value-type="float">
            <text:p>107998</text:p>
          </table:table-cell>
          <table:table-cell table:style-name="ce25" office:value-type="float" office:value="-3799" calcext:value-type="float">
            <text:p>-3799</text:p>
          </table:table-cell>
          <table:table-cell table:style-name="ce25" table:formula="of:=[.F509]-[.F501]" office:value-type="float" office:value="-4100" calcext:value-type="float">
            <text:p>-4100</text:p>
          </table:table-cell>
          <table:table-cell table:style-name="ce25" table:formula="of:=[.H501]/[.F509]" office:value-type="float" office:value="-0.0394617798225182" calcext:value-type="float">
            <text:p>-0.0394617798</text:p>
          </table:table-cell>
          <table:table-cell table:style-name="ce25" table:number-columns-repeated="2"/>
          <table:table-cell table:style-name="ce25" office:value-type="float" office:value="54" calcext:value-type="float">
            <text:p>54</text:p>
          </table:table-cell>
          <table:table-cell table:style-name="ce25" table:number-columns-repeated="2"/>
          <table:table-cell table:style-name="ce25" office:value-type="float" office:value="121" calcext:value-type="float">
            <text:p>121</text:p>
          </table:table-cell>
          <table:table-cell table:style-name="ce25" table:formula="of:=[.O501]+[.L501]+[.E501]" office:value-type="float" office:value="258" calcext:value-type="float">
            <text:p>25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office:value-type="float" office:value="16.8" calcext:value-type="float">
            <text:p>16.8</text:p>
          </table:table-cell>
          <table:table-cell table:style-name="ce25" table:number-columns-repeated="2"/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105531" calcext:value-type="float">
            <text:p>105531</text:p>
          </table:table-cell>
          <table:table-cell table:style-name="ce25" office:value-type="float" office:value="-1577" calcext:value-type="float">
            <text:p>-1577</text:p>
          </table:table-cell>
          <table:table-cell table:style-name="ce25" table:formula="of:=[.F509]-[.F502]" office:value-type="float" office:value="-1633" calcext:value-type="float">
            <text:p>-1633</text:p>
          </table:table-cell>
          <table:table-cell table:style-name="ce25" table:formula="of:=[.H502]/[.F509]" office:value-type="float" office:value="-0.0157173381585786" calcext:value-type="float">
            <text:p>-0.0157173382</text:p>
          </table:table-cell>
          <table:table-cell table:style-name="ce25" table:number-columns-repeated="2"/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float" office:value="94" calcext:value-type="float">
            <text:p>94</text:p>
          </table:table-cell>
          <table:table-cell table:style-name="ce25" table:formula="of:=[.O502]+[.L502]+[.E502]" office:value-type="float" office:value="229" calcext:value-type="float">
            <text:p>229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office:value-type="float" office:value="24.7" calcext:value-type="float">
            <text:p>24.7</text:p>
          </table:table-cell>
          <table:table-cell table:style-name="ce25" table:number-columns-repeated="2"/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103780" calcext:value-type="float">
            <text:p>103780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formula="of:=[.F509]-[.F503]" office:value-type="float" office:value="118" calcext:value-type="float">
            <text:p>118</text:p>
          </table:table-cell>
          <table:table-cell table:style-name="ce25" table:formula="of:=[.H503]/[.F509]" office:value-type="float" office:value="0.00113572927294077" calcext:value-type="float">
            <text:p>0.0011357293</text:p>
          </table:table-cell>
          <table:table-cell table:style-name="ce25" table:number-columns-repeated="2"/>
          <table:table-cell table:style-name="ce25" office:value-type="float" office:value="48" calcext:value-type="float">
            <text:p>48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25" table:formula="of:=[.O503]+[.L503]+[.E503]" office:value-type="float" office:value="218" calcext:value-type="float">
            <text:p>21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office:value-type="float" office:value="31.6" calcext:value-type="float">
            <text:p>31.6</text:p>
          </table:table-cell>
          <table:table-cell table:style-name="ce25" table:number-columns-repeated="2"/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03320" calcext:value-type="float">
            <text:p>103320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table:formula="of:=[.F509]-[.F504]" office:value-type="float" office:value="578" calcext:value-type="float">
            <text:p>578</text:p>
          </table:table-cell>
          <table:table-cell table:style-name="ce25" table:formula="of:=[.H504]/[.F509]" office:value-type="float" office:value="0.00556314847254038" calcext:value-type="float">
            <text:p>0.0055631485</text:p>
          </table:table-cell>
          <table:table-cell table:style-name="ce25" table:number-columns-repeated="2"/>
          <table:table-cell table:style-name="ce25" office:value-type="float" office:value="58" calcext:value-type="float">
            <text:p>58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table:formula="of:=[.O504]+[.L504]+[.E504]" office:value-type="float" office:value="244" calcext:value-type="float">
            <text:p>24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office:value-type="float" office:value="38.2" calcext:value-type="float">
            <text:p>38.2</text:p>
          </table:table-cell>
          <table:table-cell table:style-name="ce101"/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03350" calcext:value-type="float">
            <text:p>103350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formula="of:=[.F509]-[.F505]" office:value-type="float" office:value="548" calcext:value-type="float">
            <text:p>548</text:p>
          </table:table-cell>
          <table:table-cell table:style-name="ce25" table:formula="of:=[.H505]/[.F509]" office:value-type="float" office:value="0.00527440374213171" calcext:value-type="float">
            <text:p>0.0052744037</text:p>
          </table:table-cell>
          <table:table-cell table:style-name="ce25" table:number-columns-repeated="2"/>
          <table:table-cell table:style-name="ce25" office:value-type="float" office:value="51" calcext:value-type="float">
            <text:p>51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25" table:formula="of:=[.O505]+[.L505]+[.E505]" office:value-type="float" office:value="220" calcext:value-type="float">
            <text:p>22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office:value-type="float" office:value="45.4" calcext:value-type="float">
            <text:p>45.4</text:p>
          </table:table-cell>
          <table:table-cell table:style-name="ce25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03595" calcext:value-type="float">
            <text:p>103595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formula="of:=[.F509]-[.F506]" office:value-type="float" office:value="303" calcext:value-type="float">
            <text:p>303</text:p>
          </table:table-cell>
          <table:table-cell table:style-name="ce25" table:formula="of:=[.H506]/[.F509]" office:value-type="float" office:value="0.00291632177712757" calcext:value-type="float">
            <text:p>0.0029163218</text:p>
          </table:table-cell>
          <table:table-cell table:style-name="ce25" table:number-columns-repeated="2"/>
          <table:table-cell table:style-name="ce25" office:value-type="float" office:value="49" calcext:value-type="float">
            <text:p>49</text:p>
          </table:table-cell>
          <table:table-cell table:style-name="ce25" table:number-columns-repeated="2"/>
          <table:table-cell table:style-name="ce25" office:value-type="float" office:value="96" calcext:value-type="float">
            <text:p>96</text:p>
          </table:table-cell>
          <table:table-cell table:style-name="ce25" table:formula="of:=[.O506]+[.L506]+[.E506]" office:value-type="float" office:value="220" calcext:value-type="float">
            <text:p>22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office:value-type="float" office:value="52.8" calcext:value-type="float">
            <text:p>52.8</text:p>
          </table:table-cell>
          <table:table-cell table:style-name="ce25" table:number-columns-repeated="2"/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03834" calcext:value-type="float">
            <text:p>103834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formula="of:=[.F509]-[.F507]" office:value-type="float" office:value="64" calcext:value-type="float">
            <text:p>64</text:p>
          </table:table-cell>
          <table:table-cell table:style-name="ce25" table:formula="of:=[.H507]/[.F509]" office:value-type="float" office:value="0.000615988758205163" calcext:value-type="float">
            <text:p>0.0006159888</text:p>
          </table:table-cell>
          <table:table-cell table:style-name="ce25" table:number-columns-repeated="2"/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95" calcext:value-type="float">
            <text:p>95</text:p>
          </table:table-cell>
          <table:table-cell table:style-name="ce25" table:formula="of:=[.O507]+[.L507]+[.E507]" office:value-type="float" office:value="218" calcext:value-type="float">
            <text:p>21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office:value-type="float" office:value="60.2" calcext:value-type="float">
            <text:p>60.2</text:p>
          </table:table-cell>
          <table:table-cell table:style-name="ce25" table:number-columns-repeated="5"/>
          <table:table-cell table:style-name="ce25" table:formula="of:=[.F509]-[.F508]" office:value-type="float" office:value="103898" calcext:value-type="float">
            <text:p>103898</text:p>
          </table:table-cell>
          <table:table-cell table:style-name="ce25" table:formula="of:=[.H508]/[.F509]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[.O508]+[.L508]+[.E508]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"/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03898" calcext:value-type="float">
            <text:p>103898</text:p>
          </table:table-cell>
          <table:table-cell table:style-name="ce48" table:number-columns-repeated="9"/>
          <table:table-cell table:style-name="ce25" table:formula="of:=[.O509]+[.L509]+[.E509]" office:value-type="float" office:value="94" calcext:value-type="float">
            <text:p>9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: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table:formula="of:=[.B501]" office:value-type="float" office:value="9.8" calcext:value-type="float">
            <text:p>9.8</text:p>
          </table:table-cell>
          <table:table-cell table:style-name="ce25" table:formula="of:=AVERAGE([.C501];[.C486];[.C471];[.C456];[.C441];[.C426];[.C411];[.C396];[.C381];[.C366])" office:value-type="string" office:string-value="" calcext:value-type="error">
            <text:p>#DIV/0!</text:p>
          </table:table-cell>
          <table:table-cell table:style-name="ce25" table:formula="of:=AVERAGE([.D501];[.D486];[.D471];[.D456];[.D441];[.D426];[.D411];[.D396];[.D381];[.D366])" office:value-type="string" office:string-value="" calcext:value-type="error">
            <text:p>#DIV/0!</text:p>
          </table:table-cell>
          <table:table-cell table:style-name="ce25" table:formula="of:=AVERAGE([.E501];[.E486];[.E471];[.E456];[.E441];[.E426];[.E411];[.E396];[.E381];[.E366])" office:value-type="float" office:value="84.6666666666667" calcext:value-type="float">
            <text:p>84.6666666667</text:p>
          </table:table-cell>
          <table:table-cell table:style-name="ce25" table:formula="of:=AVERAGE([.F501];[.F486];[.F471];[.F456];[.F441];[.F426];[.F411];[.F396];[.F381];[.F366])" office:value-type="float" office:value="109642" calcext:value-type="float">
            <text:p>109642</text:p>
          </table:table-cell>
          <table:table-cell table:style-name="ce25" table:formula="of:=AVERAGE([.G501];[.G486];[.G471];[.G456];[.G441];[.G426];[.G411];[.G396];[.G381];[.G366])" office:value-type="float" office:value="-3274.66666666667" calcext:value-type="float">
            <text:p>-3274.6666666667</text:p>
          </table:table-cell>
          <table:table-cell table:style-name="ce25" table:formula="of:=AVERAGE([.H501];[.H486];[.H471];[.H456];[.H441];[.H426];[.H411];[.H396];[.H381];[.H366])" office:value-type="float" office:value="-1053.8" calcext:value-type="float">
            <text:p>-1053.8</text:p>
          </table:table-cell>
          <table:table-cell table:style-name="ce25" table:formula="of:=AVERAGE([.I501];[.I486];[.I471];[.I456];[.I441];[.I426];[.I411];[.I396];[.I381];[.I366])" office:value-type="string" office:string-value="" calcext:value-type="error">
            <text:p>#DIV/0!</text:p>
          </table:table-cell>
          <table:table-cell table:style-name="ce25" table:formula="of:=AVERAGE([.J501];[.J486];[.J471];[.J456];[.J441];[.J426];[.J411];[.J396];[.J381];[.J366])" office:value-type="string" office:string-value="" calcext:value-type="error">
            <text:p>#DIV/0!</text:p>
          </table:table-cell>
          <table:table-cell table:style-name="ce25" table:formula="of:=AVERAGE([.K501];[.K486];[.K471];[.K456];[.K441];[.K426];[.K411];[.K396];[.K381];[.K366])" office:value-type="string" office:string-value="" calcext:value-type="error">
            <text:p>#DIV/0!</text:p>
          </table:table-cell>
          <table:table-cell table:style-name="ce25" table:formula="of:=AVERAGE([.L501];[.L486];[.L471];[.L456];[.L441];[.L426];[.L411];[.L396];[.L381];[.L366])" office:value-type="float" office:value="53.6666666666667" calcext:value-type="float">
            <text:p>53.6666666667</text:p>
          </table:table-cell>
          <table:table-cell table:style-name="ce25" table:formula="of:=AVERAGE([.M501];[.M486];[.M471];[.M456];[.M441];[.M426];[.M411];[.M396];[.M381];[.M366])" office:value-type="string" office:string-value="" calcext:value-type="error">
            <text:p>#DIV/0!</text:p>
          </table:table-cell>
          <table:table-cell table:style-name="ce25" table:formula="of:=AVERAGE([.N501];[.N486];[.N471];[.N456];[.N441];[.N426];[.N411];[.N396];[.N381];[.N366])" office:value-type="string" office:string-value="" calcext:value-type="error">
            <text:p>#DIV/0!</text:p>
          </table:table-cell>
          <table:table-cell table:style-name="ce25" table:formula="of:=AVERAGE([.O501];[.O486];[.O471];[.O456];[.O441];[.O426];[.O411];[.O396];[.O381];[.O366])" office:value-type="float" office:value="104" calcext:value-type="float">
            <text:p>104</text:p>
          </table:table-cell>
          <table:table-cell table:style-name="ce25" table:formula="of:=AVERAGE([.P501];[.P486];[.P471];[.P456];[.P441];[.P426];[.P411];[.P396];[.P381];[.P366])" office:value-type="float" office:value="72.7" calcext:value-type="float">
            <text:p>72.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table:formula="of:=[.B502]" office:value-type="float" office:value="16.8" calcext:value-type="float">
            <text:p>16.8</text:p>
          </table:table-cell>
          <table:table-cell table:style-name="ce25" table:formula="of:=AVERAGE([.C502];[.C487];[.C472];[.C457];[.C442];[.C427];[.C412];[.C397];[.C382];[.C367])" office:value-type="string" office:string-value="" calcext:value-type="error">
            <text:p>#DIV/0!</text:p>
          </table:table-cell>
          <table:table-cell table:style-name="ce25" table:formula="of:=AVERAGE([.D502];[.D487];[.D472];[.D457];[.D442];[.D427];[.D412];[.D397];[.D382];[.D367])" office:value-type="string" office:string-value="" calcext:value-type="error">
            <text:p>#DIV/0!</text:p>
          </table:table-cell>
          <table:table-cell table:style-name="ce25" table:formula="of:=AVERAGE([.E502];[.E487];[.E472];[.E457];[.E442];[.E427];[.E412];[.E397];[.E382];[.E367])" office:value-type="float" office:value="87.6666666666667" calcext:value-type="float">
            <text:p>87.6666666667</text:p>
          </table:table-cell>
          <table:table-cell table:style-name="ce25" table:formula="of:=AVERAGE([.F502];[.F487];[.F472];[.F457];[.F442];[.F427];[.F412];[.F397];[.F382];[.F367])" office:value-type="float" office:value="107152.666666667" calcext:value-type="float">
            <text:p>107152.666666667</text:p>
          </table:table-cell>
          <table:table-cell table:style-name="ce25" table:formula="of:=AVERAGE([.G502];[.G487];[.G472];[.G457];[.G442];[.G427];[.G412];[.G397];[.G382];[.G367])" office:value-type="float" office:value="-1050" calcext:value-type="float">
            <text:p>-1050</text:p>
          </table:table-cell>
          <table:table-cell table:style-name="ce25" table:formula="of:=AVERAGE([.H502];[.H487];[.H472];[.H457];[.H442];[.H427];[.H412];[.H397];[.H382];[.H367])" office:value-type="float" office:value="-307" calcext:value-type="float">
            <text:p>-307</text:p>
          </table:table-cell>
          <table:table-cell table:style-name="ce25" table:formula="of:=AVERAGE([.I502];[.I487];[.I472];[.I457];[.I442];[.I427];[.I412];[.I397];[.I382];[.I367])" office:value-type="string" office:string-value="" calcext:value-type="error">
            <text:p>#DIV/0!</text:p>
          </table:table-cell>
          <table:table-cell table:style-name="ce25" table:formula="of:=AVERAGE([.J502];[.J487];[.J472];[.J457];[.J442];[.J427];[.J412];[.J397];[.J382];[.J367])" office:value-type="string" office:string-value="" calcext:value-type="error">
            <text:p>#DIV/0!</text:p>
          </table:table-cell>
          <table:table-cell table:style-name="ce25" table:formula="of:=AVERAGE([.K502];[.K487];[.K472];[.K457];[.K442];[.K427];[.K412];[.K397];[.K382];[.K367])" office:value-type="string" office:string-value="" calcext:value-type="error">
            <text:p>#DIV/0!</text:p>
          </table:table-cell>
          <table:table-cell table:style-name="ce25" table:formula="of:=AVERAGE([.L502];[.L487];[.L472];[.L457];[.L442];[.L427];[.L412];[.L397];[.L382];[.L367])" office:value-type="float" office:value="54.6666666666667" calcext:value-type="float">
            <text:p>54.6666666667</text:p>
          </table:table-cell>
          <table:table-cell table:style-name="ce25" table:formula="of:=AVERAGE([.M502];[.M487];[.M472];[.M457];[.M442];[.M427];[.M412];[.M397];[.M382];[.M367])" office:value-type="string" office:string-value="" calcext:value-type="error">
            <text:p>#DIV/0!</text:p>
          </table:table-cell>
          <table:table-cell table:style-name="ce25" table:formula="of:=AVERAGE([.N502];[.N487];[.N472];[.N457];[.N442];[.N427];[.N412];[.N397];[.N382];[.N367])" office:value-type="string" office:string-value="" calcext:value-type="error">
            <text:p>#DIV/0!</text:p>
          </table:table-cell>
          <table:table-cell table:style-name="ce25" table:formula="of:=AVERAGE([.O502];[.O487];[.O472];[.O457];[.O442];[.O427];[.O412];[.O397];[.O382];[.O367])" office:value-type="float" office:value="102.666666666667" calcext:value-type="float">
            <text:p>102.6666666667</text:p>
          </table:table-cell>
          <table:table-cell table:style-name="ce25" table:formula="of:=AVERAGE([.P502];[.P487];[.P472];[.P457];[.P442];[.P427];[.P412];[.P397];[.P382];[.P367])" office:value-type="float" office:value="73.5" calcext:value-type="float">
            <text:p>73.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table:formula="of:=[.B503]" office:value-type="float" office:value="24.7" calcext:value-type="float">
            <text:p>24.7</text:p>
          </table:table-cell>
          <table:table-cell table:style-name="ce25" table:formula="of:=AVERAGE([.C503];[.C488];[.C473];[.C458];[.C443];[.C428];[.C413];[.C398];[.C383];[.C368])" office:value-type="string" office:string-value="" calcext:value-type="error">
            <text:p>#DIV/0!</text:p>
          </table:table-cell>
          <table:table-cell table:style-name="ce25" table:formula="of:=AVERAGE([.D503];[.D488];[.D473];[.D458];[.D443];[.D428];[.D413];[.D398];[.D383];[.D368])" office:value-type="string" office:string-value="" calcext:value-type="error">
            <text:p>#DIV/0!</text:p>
          </table:table-cell>
          <table:table-cell table:style-name="ce25" table:formula="of:=AVERAGE([.E503];[.E488];[.E473];[.E458];[.E443];[.E428];[.E413];[.E398];[.E383];[.E368])" office:value-type="float" office:value="82" calcext:value-type="float">
            <text:p>82</text:p>
          </table:table-cell>
          <table:table-cell table:style-name="ce25" table:formula="of:=AVERAGE([.F503];[.F488];[.F473];[.F458];[.F443];[.F428];[.F413];[.F398];[.F383];[.F368])" office:value-type="float" office:value="106237.666666667" calcext:value-type="float">
            <text:p>106237.666666667</text:p>
          </table:table-cell>
          <table:table-cell table:style-name="ce25" table:formula="of:=AVERAGE([.G503];[.G488];[.G473];[.G458];[.G443];[.G428];[.G413];[.G398];[.G383];[.G368])" office:value-type="float" office:value="-76.3333333333333" calcext:value-type="float">
            <text:p>-76.3333333333</text:p>
          </table:table-cell>
          <table:table-cell table:style-name="ce25" table:formula="of:=AVERAGE([.H503];[.H488];[.H473];[.H458];[.H443];[.H428];[.H413];[.H398];[.H383];[.H368])" office:value-type="float" office:value="-32.5" calcext:value-type="float">
            <text:p>-32.5</text:p>
          </table:table-cell>
          <table:table-cell table:style-name="ce25" table:formula="of:=AVERAGE([.I503];[.I488];[.I473];[.I458];[.I443];[.I428];[.I413];[.I398];[.I383];[.I368])" office:value-type="string" office:string-value="" calcext:value-type="error">
            <text:p>#DIV/0!</text:p>
          </table:table-cell>
          <table:table-cell table:style-name="ce25" table:formula="of:=AVERAGE([.J503];[.J488];[.J473];[.J458];[.J443];[.J428];[.J413];[.J398];[.J383];[.J368])" office:value-type="string" office:string-value="" calcext:value-type="error">
            <text:p>#DIV/0!</text:p>
          </table:table-cell>
          <table:table-cell table:style-name="ce25" table:formula="of:=AVERAGE([.K503];[.K488];[.K473];[.K458];[.K443];[.K428];[.K413];[.K398];[.K383];[.K368])" office:value-type="string" office:string-value="" calcext:value-type="error">
            <text:p>#DIV/0!</text:p>
          </table:table-cell>
          <table:table-cell table:style-name="ce25" table:formula="of:=AVERAGE([.L503];[.L488];[.L473];[.L458];[.L443];[.L428];[.L413];[.L398];[.L383];[.L368])" office:value-type="float" office:value="50.6666666666667" calcext:value-type="float">
            <text:p>50.6666666667</text:p>
          </table:table-cell>
          <table:table-cell table:style-name="ce25" table:formula="of:=AVERAGE([.M503];[.M488];[.M473];[.M458];[.M443];[.M428];[.M413];[.M398];[.M383];[.M368])" office:value-type="string" office:string-value="" calcext:value-type="error">
            <text:p>#DIV/0!</text:p>
          </table:table-cell>
          <table:table-cell table:style-name="ce25" table:formula="of:=AVERAGE([.N503];[.N488];[.N473];[.N458];[.N443];[.N428];[.N413];[.N398];[.N383];[.N368])" office:value-type="string" office:string-value="" calcext:value-type="error">
            <text:p>#DIV/0!</text:p>
          </table:table-cell>
          <table:table-cell table:style-name="ce25" table:formula="of:=AVERAGE([.O503];[.O488];[.O473];[.O458];[.O443];[.O428];[.O413];[.O398];[.O383];[.O368])" office:value-type="float" office:value="95.3333333333333" calcext:value-type="float">
            <text:p>95.3333333333</text:p>
          </table:table-cell>
          <table:table-cell table:style-name="ce25" table:formula="of:=AVERAGE([.P503];[.P488];[.P473];[.P458];[.P443];[.P428];[.P413];[.P398];[.P383];[.P368])" office:value-type="float" office:value="68.4" calcext:value-type="float">
            <text:p>68.4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table:formula="of:=[.B504]" office:value-type="float" office:value="31.6" calcext:value-type="float">
            <text:p>31.6</text:p>
          </table:table-cell>
          <table:table-cell table:style-name="ce25" table:formula="of:=AVERAGE([.C504];[.C489];[.C474];[.C459];[.C444];[.C429];[.C414];[.C399];[.C384];[.C369])" office:value-type="string" office:string-value="" calcext:value-type="error">
            <text:p>#DIV/0!</text:p>
          </table:table-cell>
          <table:table-cell table:style-name="ce25" table:formula="of:=AVERAGE([.D504];[.D489];[.D474];[.D459];[.D444];[.D429];[.D414];[.D399];[.D384];[.D369])" office:value-type="string" office:string-value="" calcext:value-type="error">
            <text:p>#DIV/0!</text:p>
          </table:table-cell>
          <table:table-cell table:style-name="ce25" table:formula="of:=AVERAGE([.E504];[.E489];[.E474];[.E459];[.E444];[.E429];[.E414];[.E399];[.E384];[.E369])" office:value-type="float" office:value="93" calcext:value-type="float">
            <text:p>93</text:p>
          </table:table-cell>
          <table:table-cell table:style-name="ce25" table:formula="of:=AVERAGE([.F504];[.F489];[.F474];[.F459];[.F444];[.F429];[.F414];[.F399];[.F384];[.F369])" office:value-type="float" office:value="105238" calcext:value-type="float">
            <text:p>105238</text:p>
          </table:table-cell>
          <table:table-cell table:style-name="ce25" table:formula="of:=AVERAGE([.G504];[.G489];[.G474];[.G459];[.G444];[.G429];[.G414];[.G399];[.G384];[.G369])" office:value-type="float" office:value="405" calcext:value-type="float">
            <text:p>405</text:p>
          </table:table-cell>
          <table:table-cell table:style-name="ce25" table:formula="of:=AVERAGE([.H504];[.H489];[.H474];[.H459];[.H444];[.H429];[.H414];[.H399];[.H384];[.H369])" office:value-type="float" office:value="10791.2" calcext:value-type="float">
            <text:p>10791.2</text:p>
          </table:table-cell>
          <table:table-cell table:style-name="ce25" table:formula="of:=AVERAGE([.I504];[.I489];[.I474];[.I459];[.I444];[.I429];[.I414];[.I399];[.I384];[.I369])" office:value-type="string" office:string-value="" calcext:value-type="error">
            <text:p>#DIV/0!</text:p>
          </table:table-cell>
          <table:table-cell table:style-name="ce25" table:formula="of:=AVERAGE([.J504];[.J489];[.J474];[.J459];[.J444];[.J429];[.J414];[.J399];[.J384];[.J369])" office:value-type="string" office:string-value="" calcext:value-type="error">
            <text:p>#DIV/0!</text:p>
          </table:table-cell>
          <table:table-cell table:style-name="ce25" table:formula="of:=AVERAGE([.K504];[.K489];[.K474];[.K459];[.K444];[.K429];[.K414];[.K399];[.K384];[.K369])" office:value-type="string" office:string-value="" calcext:value-type="error">
            <text:p>#DIV/0!</text:p>
          </table:table-cell>
          <table:table-cell table:style-name="ce25" table:formula="of:=AVERAGE([.L504];[.L489];[.L474];[.L459];[.L444];[.L429];[.L414];[.L399];[.L384];[.L369])" office:value-type="float" office:value="58" calcext:value-type="float">
            <text:p>58</text:p>
          </table:table-cell>
          <table:table-cell table:style-name="ce25" table:formula="of:=AVERAGE([.M504];[.M489];[.M474];[.M459];[.M444];[.M429];[.M414];[.M399];[.M384];[.M369])" office:value-type="string" office:string-value="" calcext:value-type="error">
            <text:p>#DIV/0!</text:p>
          </table:table-cell>
          <table:table-cell table:style-name="ce25" table:formula="of:=AVERAGE([.N504];[.N489];[.N474];[.N459];[.N444];[.N429];[.N414];[.N399];[.N384];[.N369])" office:value-type="string" office:string-value="" calcext:value-type="error">
            <text:p>#DIV/0!</text:p>
          </table:table-cell>
          <table:table-cell table:style-name="ce25" table:formula="of:=AVERAGE([.O504];[.O489];[.O474];[.O459];[.O444];[.O429];[.O414];[.O399];[.O384];[.O369])" office:value-type="float" office:value="94.5" calcext:value-type="float">
            <text:p>94.5</text:p>
          </table:table-cell>
          <table:table-cell table:style-name="ce25" table:formula="of:=AVERAGE([.P504];[.P489];[.P474];[.P459];[.P444];[.P429];[.P414];[.P399];[.P384];[.P369])" office:value-type="float" office:value="49.1" calcext:value-type="float">
            <text:p>49.1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table:formula="of:=[.B505]" office:value-type="float" office:value="38.2" calcext:value-type="float">
            <text:p>38.2</text:p>
          </table:table-cell>
          <table:table-cell table:style-name="ce25" table:formula="of:=AVERAGE([.C505];[.C490];[.C475];[.C460];[.C445];[.C430];[.C415];[.C400];[.C385];[.C370])" office:value-type="string" office:string-value="" calcext:value-type="error">
            <text:p>#DIV/0!</text:p>
          </table:table-cell>
          <table:table-cell table:style-name="ce25" table:formula="of:=AVERAGE([.D505];[.D490];[.D475];[.D460];[.D445];[.D430];[.D415];[.D400];[.D385];[.D370])" office:value-type="string" office:string-value="" calcext:value-type="error">
            <text:p>#DIV/0!</text:p>
          </table:table-cell>
          <table:table-cell table:style-name="ce25" table:formula="of:=AVERAGE([.E505];[.E490];[.E475];[.E460];[.E445];[.E430];[.E415];[.E400];[.E385];[.E370])" office:value-type="float" office:value="76" calcext:value-type="float">
            <text:p>76</text:p>
          </table:table-cell>
          <table:table-cell table:style-name="ce25" table:formula="of:=AVERAGE([.F505];[.F490];[.F475];[.F460];[.F445];[.F430];[.F415];[.F400];[.F385];[.F370])" office:value-type="float" office:value="103350" calcext:value-type="float">
            <text:p>103350</text:p>
          </table:table-cell>
          <table:table-cell table:style-name="ce25" table:formula="of:=AVERAGE([.G505];[.G490];[.G475];[.G460];[.G445];[.G430];[.G415];[.G400];[.G385];[.G370])" office:value-type="float" office:value="565" calcext:value-type="float">
            <text:p>565</text:p>
          </table:table-cell>
          <table:table-cell table:style-name="ce25" table:formula="of:=AVERAGE([.H505];[.H490];[.H475];[.H460];[.H445];[.H430];[.H415];[.H400];[.H385];[.H370])" office:value-type="float" office:value="21503.8" calcext:value-type="float">
            <text:p>21503.8</text:p>
          </table:table-cell>
          <table:table-cell table:style-name="ce25" table:formula="of:=AVERAGE([.I505];[.I490];[.I475];[.I460];[.I445];[.I430];[.I415];[.I400];[.I385];[.I370])" office:value-type="string" office:string-value="" calcext:value-type="error">
            <text:p>#DIV/0!</text:p>
          </table:table-cell>
          <table:table-cell table:style-name="ce25" table:formula="of:=AVERAGE([.J505];[.J490];[.J475];[.J460];[.J445];[.J430];[.J415];[.J400];[.J385];[.J370])" office:value-type="string" office:string-value="" calcext:value-type="error">
            <text:p>#DIV/0!</text:p>
          </table:table-cell>
          <table:table-cell table:style-name="ce25" table:formula="of:=AVERAGE([.K505];[.K490];[.K475];[.K460];[.K445];[.K430];[.K415];[.K400];[.K385];[.K370])" office:value-type="string" office:string-value="" calcext:value-type="error">
            <text:p>#DIV/0!</text:p>
          </table:table-cell>
          <table:table-cell table:style-name="ce25" table:formula="of:=AVERAGE([.L505];[.L490];[.L475];[.L460];[.L445];[.L430];[.L415];[.L400];[.L385];[.L370])" office:value-type="float" office:value="51" calcext:value-type="float">
            <text:p>51</text:p>
          </table:table-cell>
          <table:table-cell table:style-name="ce25" table:formula="of:=AVERAGE([.M505];[.M490];[.M475];[.M460];[.M445];[.M430];[.M415];[.M400];[.M385];[.M370])" office:value-type="string" office:string-value="" calcext:value-type="error">
            <text:p>#DIV/0!</text:p>
          </table:table-cell>
          <table:table-cell table:style-name="ce25" table:formula="of:=AVERAGE([.N505];[.N490];[.N475];[.N460];[.N445];[.N430];[.N415];[.N400];[.N385];[.N370])" office:value-type="string" office:string-value="" calcext:value-type="error">
            <text:p>#DIV/0!</text:p>
          </table:table-cell>
          <table:table-cell table:style-name="ce25" table:formula="of:=AVERAGE([.O505];[.O490];[.O475];[.O460];[.O445];[.O430];[.O415];[.O400];[.O385];[.O370])" office:value-type="float" office:value="93" calcext:value-type="float">
            <text:p>93</text:p>
          </table:table-cell>
          <table:table-cell table:style-name="ce25" table:formula="of:=AVERAGE([.P505];[.P490];[.P475];[.P460];[.P445];[.P430];[.P415];[.P400];[.P385];[.P370])" office:value-type="float" office:value="22" calcext:value-type="float">
            <text:p>2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table:formula="of:=[.B506]" office:value-type="float" office:value="45.4" calcext:value-type="float">
            <text:p>45.4</text:p>
          </table:table-cell>
          <table:table-cell table:style-name="ce25" table:formula="of:=AVERAGE([.C506];[.C491];[.C476];[.C461];[.C446];[.C431];[.C416];[.C401];[.C386];[.C371])" office:value-type="string" office:string-value="" calcext:value-type="error">
            <text:p>#DIV/0!</text:p>
          </table:table-cell>
          <table:table-cell table:style-name="ce25" table:formula="of:=AVERAGE([.D506];[.D491];[.D476];[.D461];[.D446];[.D431];[.D416];[.D401];[.D386];[.D371])" office:value-type="string" office:string-value="" calcext:value-type="error">
            <text:p>#DIV/0!</text:p>
          </table:table-cell>
          <table:table-cell table:style-name="ce25" table:formula="of:=AVERAGE([.E506];[.E491];[.E476];[.E461];[.E446];[.E431];[.E416];[.E401];[.E386];[.E371])" office:value-type="float" office:value="75" calcext:value-type="float">
            <text:p>75</text:p>
          </table:table-cell>
          <table:table-cell table:style-name="ce25" table:formula="of:=AVERAGE([.F506];[.F491];[.F476];[.F461];[.F446];[.F431];[.F416];[.F401];[.F386];[.F371])" office:value-type="float" office:value="103595" calcext:value-type="float">
            <text:p>103595</text:p>
          </table:table-cell>
          <table:table-cell table:style-name="ce25" table:formula="of:=AVERAGE([.G506];[.G491];[.G476];[.G461];[.G446];[.G431];[.G416];[.G401];[.G386];[.G371])" office:value-type="float" office:value="314" calcext:value-type="float">
            <text:p>314</text:p>
          </table:table-cell>
          <table:table-cell table:style-name="ce25" table:formula="of:=AVERAGE([.H506];[.H491];[.H476];[.H461];[.H446];[.H431];[.H416];[.H401];[.H386];[.H371])" office:value-type="float" office:value="21479.3" calcext:value-type="float">
            <text:p>21479.3</text:p>
          </table:table-cell>
          <table:table-cell table:style-name="ce25" table:formula="of:=AVERAGE([.I506];[.I491];[.I476];[.I461];[.I446];[.I431];[.I416];[.I401];[.I386];[.I371])" office:value-type="string" office:string-value="" calcext:value-type="error">
            <text:p>#DIV/0!</text:p>
          </table:table-cell>
          <table:table-cell table:style-name="ce25" table:formula="of:=AVERAGE([.J506];[.J491];[.J476];[.J461];[.J446];[.J431];[.J416];[.J401];[.J386];[.J371])" office:value-type="string" office:string-value="" calcext:value-type="error">
            <text:p>#DIV/0!</text:p>
          </table:table-cell>
          <table:table-cell table:style-name="ce25" table:formula="of:=AVERAGE([.K506];[.K491];[.K476];[.K461];[.K446];[.K431];[.K416];[.K401];[.K386];[.K371])" office:value-type="string" office:string-value="" calcext:value-type="error">
            <text:p>#DIV/0!</text:p>
          </table:table-cell>
          <table:table-cell table:style-name="ce25" table:formula="of:=AVERAGE([.L506];[.L491];[.L476];[.L461];[.L446];[.L431];[.L416];[.L401];[.L386];[.L371])" office:value-type="float" office:value="49" calcext:value-type="float">
            <text:p>49</text:p>
          </table:table-cell>
          <table:table-cell table:style-name="ce25" table:formula="of:=AVERAGE([.M506];[.M491];[.M476];[.M461];[.M446];[.M431];[.M416];[.M401];[.M386];[.M371])" office:value-type="string" office:string-value="" calcext:value-type="error">
            <text:p>#DIV/0!</text:p>
          </table:table-cell>
          <table:table-cell table:style-name="ce25" table:formula="of:=AVERAGE([.N506];[.N491];[.N476];[.N461];[.N446];[.N431];[.N416];[.N401];[.N386];[.N371])" office:value-type="string" office:string-value="" calcext:value-type="error">
            <text:p>#DIV/0!</text:p>
          </table:table-cell>
          <table:table-cell table:style-name="ce25" table:formula="of:=AVERAGE([.O506];[.O491];[.O476];[.O461];[.O446];[.O431];[.O416];[.O401];[.O386];[.O371])" office:value-type="float" office:value="96" calcext:value-type="float">
            <text:p>96</text:p>
          </table:table-cell>
          <table:table-cell table:style-name="ce25" table:formula="of:=AVERAGE([.P506];[.P491];[.P476];[.P461];[.P446];[.P431];[.P416];[.P401];[.P386];[.P371])" office:value-type="float" office:value="22" calcext:value-type="float">
            <text:p>2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table:formula="of:=[.B507]" office:value-type="float" office:value="52.8" calcext:value-type="float">
            <text:p>52.8</text:p>
          </table:table-cell>
          <table:table-cell table:style-name="ce25" table:formula="of:=AVERAGE([.C507];[.C492];[.C477];[.C462];[.C447];[.C432];[.C417];[.C402];[.C387];[.C372])" office:value-type="string" office:string-value="" calcext:value-type="error">
            <text:p>#DIV/0!</text:p>
          </table:table-cell>
          <table:table-cell table:style-name="ce25" table:formula="of:=AVERAGE([.D507];[.D492];[.D477];[.D462];[.D447];[.D432];[.D417];[.D402];[.D387];[.D372])" office:value-type="string" office:string-value="" calcext:value-type="error">
            <text:p>#DIV/0!</text:p>
          </table:table-cell>
          <table:table-cell table:style-name="ce25" table:formula="of:=AVERAGE([.E507];[.E492];[.E477];[.E462];[.E447];[.E432];[.E417];[.E402];[.E387];[.E372])" office:value-type="float" office:value="76" calcext:value-type="float">
            <text:p>76</text:p>
          </table:table-cell>
          <table:table-cell table:style-name="ce25" table:formula="of:=AVERAGE([.F507];[.F492];[.F477];[.F462];[.F447];[.F432];[.F417];[.F402];[.F387];[.F372])" office:value-type="float" office:value="103834" calcext:value-type="float">
            <text:p>103834</text:p>
          </table:table-cell>
          <table:table-cell table:style-name="ce25" table:formula="of:=AVERAGE([.G507];[.G492];[.G477];[.G462];[.G447];[.G432];[.G417];[.G402];[.G387];[.G372])" office:value-type="float" office:value="71" calcext:value-type="float">
            <text:p>71</text:p>
          </table:table-cell>
          <table:table-cell table:style-name="ce25" table:formula="of:=AVERAGE([.H507];[.H492];[.H477];[.H462];[.H447];[.H432];[.H417];[.H402];[.H387];[.H372])" office:value-type="float" office:value="21455.4" calcext:value-type="float">
            <text:p>21455.4</text:p>
          </table:table-cell>
          <table:table-cell table:style-name="ce25" table:formula="of:=AVERAGE([.I507];[.I492];[.I477];[.I462];[.I447];[.I432];[.I417];[.I402];[.I387];[.I372])" office:value-type="string" office:string-value="" calcext:value-type="error">
            <text:p>#DIV/0!</text:p>
          </table:table-cell>
          <table:table-cell table:style-name="ce25" table:formula="of:=AVERAGE([.J507];[.J492];[.J477];[.J462];[.J447];[.J432];[.J417];[.J402];[.J387];[.J372])" office:value-type="string" office:string-value="" calcext:value-type="error">
            <text:p>#DIV/0!</text:p>
          </table:table-cell>
          <table:table-cell table:style-name="ce25" table:formula="of:=AVERAGE([.K507];[.K492];[.K477];[.K462];[.K447];[.K432];[.K417];[.K402];[.K387];[.K372])" office:value-type="string" office:string-value="" calcext:value-type="error">
            <text:p>#DIV/0!</text:p>
          </table:table-cell>
          <table:table-cell table:style-name="ce25" table:formula="of:=AVERAGE([.L507];[.L492];[.L477];[.L462];[.L447];[.L432];[.L417];[.L402];[.L387];[.L372])" office:value-type="float" office:value="47" calcext:value-type="float">
            <text:p>47</text:p>
          </table:table-cell>
          <table:table-cell table:style-name="ce25" table:formula="of:=AVERAGE([.M507];[.M492];[.M477];[.M462];[.M447];[.M432];[.M417];[.M402];[.M387];[.M372])" office:value-type="string" office:string-value="" calcext:value-type="error">
            <text:p>#DIV/0!</text:p>
          </table:table-cell>
          <table:table-cell table:style-name="ce25" table:formula="of:=AVERAGE([.N507];[.N492];[.N477];[.N462];[.N447];[.N432];[.N417];[.N402];[.N387];[.N372])" office:value-type="string" office:string-value="" calcext:value-type="error">
            <text:p>#DIV/0!</text:p>
          </table:table-cell>
          <table:table-cell table:style-name="ce25" table:formula="of:=AVERAGE([.O507];[.O492];[.O477];[.O462];[.O447];[.O432];[.O417];[.O402];[.O387];[.O372])" office:value-type="float" office:value="95" calcext:value-type="float">
            <text:p>95</text:p>
          </table:table-cell>
          <table:table-cell table:style-name="ce25" table:formula="of:=AVERAGE([.P507];[.P492];[.P477];[.P462];[.P447];[.P432];[.P417];[.P402];[.P387];[.P372])" office:value-type="float" office:value="21.8" calcext:value-type="float">
            <text:p>21.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table:formula="of:=[.B508]" office:value-type="float" office:value="60.2" calcext:value-type="float">
            <text:p>60.2</text:p>
          </table:table-cell>
          <table:table-cell table:style-name="ce25" table:formula="of:=AVERAGE([.C508];[.C493];[.C478];[.C463];[.C448];[.C433];[.C418];[.C403];[.C388];[.C373])" office:value-type="string" office:string-value="" calcext:value-type="error">
            <text:p>#DIV/0!</text:p>
          </table:table-cell>
          <table:table-cell table:style-name="ce25" table:formula="of:=AVERAGE([.D508];[.D493];[.D478];[.D463];[.D448];[.D433];[.D418];[.D403];[.D388];[.D373])" office:value-type="string" office:string-value="" calcext:value-type="error">
            <text:p>#DIV/0!</text:p>
          </table:table-cell>
          <table:table-cell table:style-name="ce25" table:formula="of:=AVERAGE([.E508];[.E493];[.E478];[.E463];[.E448];[.E433];[.E418];[.E403];[.E388];[.E373])" office:value-type="string" office:string-value="" calcext:value-type="error">
            <text:p>#DIV/0!</text:p>
          </table:table-cell>
          <table:table-cell table:style-name="ce25" table:formula="of:=AVERAGE([.F508];[.F493];[.F478];[.F463];[.F448];[.F433];[.F418];[.F403];[.F388];[.F373])" office:value-type="string" office:string-value="" calcext:value-type="error">
            <text:p>#DIV/0!</text:p>
          </table:table-cell>
          <table:table-cell table:style-name="ce25" table:formula="of:=AVERAGE([.G508];[.G493];[.G478];[.G463];[.G448];[.G433];[.G418];[.G403];[.G388];[.G373])" office:value-type="string" office:string-value="" calcext:value-type="error">
            <text:p>#DIV/0!</text:p>
          </table:table-cell>
          <table:table-cell table:style-name="ce25" table:formula="of:=AVERAGE([.H508];[.H493];[.H478];[.H463];[.H448];[.H433];[.H418];[.H403];[.H388];[.H373])" office:value-type="float" office:value="31838.8" calcext:value-type="float">
            <text:p>31838.8</text:p>
          </table:table-cell>
          <table:table-cell table:style-name="ce25" table:formula="of:=AVERAGE([.I508];[.I493];[.I478];[.I463];[.I448];[.I433];[.I418];[.I403];[.I388];[.I373])" office:value-type="string" office:string-value="" calcext:value-type="error">
            <text:p>#DIV/0!</text:p>
          </table:table-cell>
          <table:table-cell table:style-name="ce25" table:formula="of:=AVERAGE([.J508];[.J493];[.J478];[.J463];[.J448];[.J433];[.J418];[.J403];[.J388];[.J373])" office:value-type="string" office:string-value="" calcext:value-type="error">
            <text:p>#DIV/0!</text:p>
          </table:table-cell>
          <table:table-cell table:style-name="ce25" table:formula="of:=AVERAGE([.K508];[.K493];[.K478];[.K463];[.K448];[.K433];[.K418];[.K403];[.K388];[.K373])" office:value-type="string" office:string-value="" calcext:value-type="error">
            <text:p>#DIV/0!</text:p>
          </table:table-cell>
          <table:table-cell table:style-name="ce25" table:formula="of:=AVERAGE([.L508];[.L493];[.L478];[.L463];[.L448];[.L433];[.L418];[.L403];[.L388];[.L373])" office:value-type="string" office:string-value="" calcext:value-type="error">
            <text:p>#DIV/0!</text:p>
          </table:table-cell>
          <table:table-cell table:style-name="ce25" table:formula="of:=AVERAGE([.M508];[.M493];[.M478];[.M463];[.M448];[.M433];[.M418];[.M403];[.M388];[.M373])" office:value-type="string" office:string-value="" calcext:value-type="error">
            <text:p>#DIV/0!</text:p>
          </table:table-cell>
          <table:table-cell table:style-name="ce25" table:formula="of:=AVERAGE([.N508];[.N493];[.N478];[.N463];[.N448];[.N433];[.N418];[.N403];[.N388];[.N373])" office:value-type="string" office:string-value="" calcext:value-type="error">
            <text:p>#DIV/0!</text:p>
          </table:table-cell>
          <table:table-cell table:style-name="ce25" table:formula="of:=AVERAGE([.O508];[.O493];[.O478];[.O463];[.O448];[.O433];[.O418];[.O403];[.O388];[.O373])" office:value-type="string" office:string-value="" calcext:value-type="error">
            <text:p>#DIV/0!</text:p>
          </table:table-cell>
          <table:table-cell table:style-name="ce25" table:formula="of:=AVERAGE([.P508];[.P493];[.P478];[.P463];[.P448];[.P433];[.P418];[.P403];[.P388];[.P373])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AVERAGE([.C509];[.C494];[.C479];[.C464];[.C449];[.C434];[.C419];[.C404];[.C389];[.C374])" office:value-type="string" office:string-value="" calcext:value-type="error">
            <text:p>#DIV/0!</text:p>
          </table:table-cell>
          <table:table-cell table:style-name="ce25" table:formula="of:=AVERAGE([.D509];[.D494];[.D479];[.D464];[.D449];[.D434];[.D419];[.D404];[.D389];[.D374])" office:value-type="string" office:string-value="" calcext:value-type="error">
            <text:p>#DIV/0!</text:p>
          </table:table-cell>
          <table:table-cell table:style-name="ce25" table:formula="of:=AVERAGE([.E509];[.E494];[.E479];[.E464];[.E449];[.E434];[.E419];[.E404];[.E389];[.E374])" office:value-type="float" office:value="92.6666666666667" calcext:value-type="float">
            <text:p>92.6666666667</text:p>
          </table:table-cell>
          <table:table-cell table:style-name="ce25" table:formula="of:=AVERAGE([.F509];[.F494];[.F479];[.F464];[.F449];[.F434];[.F419];[.F404];[.F389];[.F374])" office:value-type="float" office:value="106129.333333333" calcext:value-type="float">
            <text:p>106129.333333333</text:p>
          </table:table-cell>
          <table:table-cell table:style-name="ce48" table:number-columns-repeated="9"/>
          <table:table-cell table:style-name="ce25" table:formula="of:=AVERAGE([.P509];[.P494];[.P479];[.P464];[.P449];[.P434];[.P419];[.P404];[.P389];[.P374])" office:value-type="float" office:value="27.8" calcext:value-type="float">
            <text:p>27.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dev: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1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96" table:formula="of:=[.B513]" office:value-type="float" office:value="9.8" calcext:value-type="float">
            <text:p>9.8</text:p>
          </table:table-cell>
          <table:table-cell table:style-name="ce25" table:formula="of:=STDEV([.C501];[.C486];[.C471];[.C456];[.C441];[.C426];[.C411];[.C396];[.C381];[.C366])" office:value-type="string" office:string-value="" calcext:value-type="error">
            <text:p>#DIV/0!</text:p>
          </table:table-cell>
          <table:table-cell table:style-name="ce25" table:formula="of:=STDEV([.D501];[.D486];[.D471];[.D456];[.D441];[.D426];[.D411];[.D396];[.D381];[.D366])" office:value-type="string" office:string-value="" calcext:value-type="error">
            <text:p>#DIV/0!</text:p>
          </table:table-cell>
          <table:table-cell table:style-name="ce25" table:formula="of:=STDEV([.E501];[.E486];[.E471];[.E456];[.E441];[.E426];[.E411];[.E396];[.E381];[.E366])" office:value-type="float" office:value="2.88675134594813" calcext:value-type="float">
            <text:p>2.8867513459</text:p>
          </table:table-cell>
          <table:table-cell table:style-name="ce25" table:formula="of:=STDEV([.F501];[.F486];[.F471];[.F456];[.F441];[.F426];[.F411];[.F396];[.F381];[.F366])" office:value-type="float" office:value="1433.16014457562" calcext:value-type="float">
            <text:p>1433.1601445756</text:p>
          </table:table-cell>
          <table:table-cell table:style-name="ce25" table:formula="of:=STDEV([.G501];[.G486];[.G471];[.G456];[.G441];[.G426];[.G411];[.G396];[.G381];[.G366])" office:value-type="float" office:value="458.231746317661" calcext:value-type="float">
            <text:p>458.2317463177</text:p>
          </table:table-cell>
          <table:table-cell table:style-name="ce25" table:formula="of:=STDEV([.H501];[.H486];[.H471];[.H456];[.H441];[.H426];[.H411];[.H396];[.H381];[.H366])" office:value-type="float" office:value="1713.95506229176" calcext:value-type="float">
            <text:p>1713.9550622918</text:p>
          </table:table-cell>
          <table:table-cell table:style-name="ce25" table:formula="of:=STDEV([.I501];[.I486];[.I471];[.I456];[.I441];[.I426];[.I411];[.I396];[.I381];[.I366])" office:value-type="string" office:string-value="" calcext:value-type="error">
            <text:p>#DIV/0!</text:p>
          </table:table-cell>
          <table:table-cell table:style-name="ce25" table:formula="of:=STDEV([.J501];[.J486];[.J471];[.J456];[.J441];[.J426];[.J411];[.J396];[.J381];[.J366])" office:value-type="string" office:string-value="" calcext:value-type="error">
            <text:p>#DIV/0!</text:p>
          </table:table-cell>
          <table:table-cell table:style-name="ce25" table:formula="of:=STDEV([.K501];[.K486];[.K471];[.K456];[.K441];[.K426];[.K411];[.K396];[.K381];[.K366])" office:value-type="string" office:string-value="" calcext:value-type="error">
            <text:p>#DIV/0!</text:p>
          </table:table-cell>
          <table:table-cell table:style-name="ce25" table:formula="of:=STDEV([.L501];[.L486];[.L471];[.L456];[.L441];[.L426];[.L411];[.L396];[.L381];[.L366])" office:value-type="float" office:value="1.52752523165195" calcext:value-type="float">
            <text:p>1.5275252317</text:p>
          </table:table-cell>
          <table:table-cell table:style-name="ce25" table:formula="of:=STDEV([.M501];[.M486];[.M471];[.M456];[.M441];[.M426];[.M411];[.M396];[.M381];[.M366])" office:value-type="string" office:string-value="" calcext:value-type="error">
            <text:p>#DIV/0!</text:p>
          </table:table-cell>
          <table:table-cell table:style-name="ce25" table:formula="of:=STDEV([.N501];[.N486];[.N471];[.N456];[.N441];[.N426];[.N411];[.N396];[.N381];[.N366])" office:value-type="string" office:string-value="" calcext:value-type="error">
            <text:p>#DIV/0!</text:p>
          </table:table-cell>
          <table:table-cell table:style-name="ce25" table:formula="of:=STDEV([.O501];[.O486];[.O471];[.O456];[.O441];[.O426];[.O411];[.O396];[.O381];[.O366])" office:value-type="float" office:value="15.1327459504216" calcext:value-type="float">
            <text:p>15.1327459504</text:p>
          </table:table-cell>
          <table:table-cell table:style-name="ce25" table:formula="of:=STDEV([.P501];[.P486];[.P471];[.P456];[.P441];[.P426];[.P411];[.P396];[.P381];[.P366])" office:value-type="float" office:value="117.28602265876" calcext:value-type="float">
            <text:p>117.286022658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96" table:formula="of:=[.B514]" office:value-type="float" office:value="16.8" calcext:value-type="float">
            <text:p>16.8</text:p>
          </table:table-cell>
          <table:table-cell table:style-name="ce25" table:formula="of:=STDEV([.C502];[.C487];[.C472];[.C457];[.C442];[.C427];[.C412];[.C397];[.C382];[.C367])" office:value-type="string" office:string-value="" calcext:value-type="error">
            <text:p>#DIV/0!</text:p>
          </table:table-cell>
          <table:table-cell table:style-name="ce25" table:formula="of:=STDEV([.D502];[.D487];[.D472];[.D457];[.D442];[.D427];[.D412];[.D397];[.D382];[.D367])" office:value-type="string" office:string-value="" calcext:value-type="error">
            <text:p>#DIV/0!</text:p>
          </table:table-cell>
          <table:table-cell table:style-name="ce25" table:formula="of:=STDEV([.E502];[.E487];[.E472];[.E457];[.E442];[.E427];[.E412];[.E397];[.E382];[.E367])" office:value-type="float" office:value="4.16333199893227" calcext:value-type="float">
            <text:p>4.1633319989</text:p>
          </table:table-cell>
          <table:table-cell table:style-name="ce25" table:formula="of:=STDEV([.F502];[.F487];[.F472];[.F457];[.F442];[.F427];[.F412];[.F397];[.F382];[.F367])" office:value-type="float" office:value="1544.81207055529" calcext:value-type="float">
            <text:p>1544.8120705553</text:p>
          </table:table-cell>
          <table:table-cell table:style-name="ce25" table:formula="of:=STDEV([.G502];[.G487];[.G472];[.G457];[.G442];[.G427];[.G412];[.G397];[.G382];[.G367])" office:value-type="float" office:value="974.925125330146" calcext:value-type="float">
            <text:p>974.9251253301</text:p>
          </table:table-cell>
          <table:table-cell table:style-name="ce25" table:formula="of:=STDEV([.H502];[.H487];[.H472];[.H457];[.H442];[.H427];[.H412];[.H397];[.H382];[.H367])" office:value-type="float" office:value="653.579545443569" calcext:value-type="float">
            <text:p>653.5795454436</text:p>
          </table:table-cell>
          <table:table-cell table:style-name="ce25" table:formula="of:=STDEV([.I502];[.I487];[.I472];[.I457];[.I442];[.I427];[.I412];[.I397];[.I382];[.I367])" office:value-type="string" office:string-value="" calcext:value-type="error">
            <text:p>#DIV/0!</text:p>
          </table:table-cell>
          <table:table-cell table:style-name="ce25" table:formula="of:=STDEV([.J502];[.J487];[.J472];[.J457];[.J442];[.J427];[.J412];[.J397];[.J382];[.J367])" office:value-type="string" office:string-value="" calcext:value-type="error">
            <text:p>#DIV/0!</text:p>
          </table:table-cell>
          <table:table-cell table:style-name="ce25" table:formula="of:=STDEV([.K502];[.K487];[.K472];[.K457];[.K442];[.K427];[.K412];[.K397];[.K382];[.K367])" office:value-type="string" office:string-value="" calcext:value-type="error">
            <text:p>#DIV/0!</text:p>
          </table:table-cell>
          <table:table-cell table:style-name="ce25" table:formula="of:=STDEV([.L502];[.L487];[.L472];[.L457];[.L442];[.L427];[.L412];[.L397];[.L382];[.L367])" office:value-type="float" office:value="2.3094010767585" calcext:value-type="float">
            <text:p>2.3094010768</text:p>
          </table:table-cell>
          <table:table-cell table:style-name="ce25" table:formula="of:=STDEV([.M502];[.M487];[.M472];[.M457];[.M442];[.M427];[.M412];[.M397];[.M382];[.M367])" office:value-type="string" office:string-value="" calcext:value-type="error">
            <text:p>#DIV/0!</text:p>
          </table:table-cell>
          <table:table-cell table:style-name="ce25" table:formula="of:=STDEV([.N502];[.N487];[.N472];[.N457];[.N442];[.N427];[.N412];[.N397];[.N382];[.N367])" office:value-type="string" office:string-value="" calcext:value-type="error">
            <text:p>#DIV/0!</text:p>
          </table:table-cell>
          <table:table-cell table:style-name="ce25" table:formula="of:=STDEV([.O502];[.O487];[.O472];[.O457];[.O442];[.O427];[.O412];[.O397];[.O382];[.O367])" office:value-type="float" office:value="15.0111069989303" calcext:value-type="float">
            <text:p>15.0111069989</text:p>
          </table:table-cell>
          <table:table-cell table:style-name="ce25" table:formula="of:=STDEV([.P502];[.P487];[.P472];[.P457];[.P442];[.P427];[.P412];[.P397];[.P382];[.P367])" office:value-type="float" office:value="118.709964011264" calcext:value-type="float">
            <text:p>118.7099640113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96" table:formula="of:=[.B515]" office:value-type="float" office:value="24.7" calcext:value-type="float">
            <text:p>24.7</text:p>
          </table:table-cell>
          <table:table-cell table:style-name="ce25" table:formula="of:=STDEV([.C503];[.C488];[.C473];[.C458];[.C443];[.C428];[.C413];[.C398];[.C383];[.C368])" office:value-type="string" office:string-value="" calcext:value-type="error">
            <text:p>#DIV/0!</text:p>
          </table:table-cell>
          <table:table-cell table:style-name="ce25" table:formula="of:=STDEV([.D503];[.D488];[.D473];[.D458];[.D443];[.D428];[.D413];[.D398];[.D383];[.D368])" office:value-type="string" office:string-value="" calcext:value-type="error">
            <text:p>#DIV/0!</text:p>
          </table:table-cell>
          <table:table-cell table:style-name="ce25" table:formula="of:=STDEV([.E503];[.E488];[.E473];[.E458];[.E443];[.E428];[.E413];[.E398];[.E383];[.E368])" office:value-type="float" office:value="4.35889894354067" calcext:value-type="float">
            <text:p>4.3588989435</text:p>
          </table:table-cell>
          <table:table-cell table:style-name="ce25" table:formula="of:=STDEV([.F503];[.F488];[.F473];[.F458];[.F443];[.F428];[.F413];[.F398];[.F383];[.F368])" office:value-type="float" office:value="2132.39872756793" calcext:value-type="float">
            <text:p>2132.3987275679</text:p>
          </table:table-cell>
          <table:table-cell table:style-name="ce25" table:formula="of:=STDEV([.G503];[.G488];[.G473];[.G458];[.G443];[.G428];[.G413];[.G398];[.G383];[.G368])" office:value-type="float" office:value="454.754146032044" calcext:value-type="float">
            <text:p>454.754146032</text:p>
          </table:table-cell>
          <table:table-cell table:style-name="ce25" table:formula="of:=STDEV([.H503];[.H488];[.H473];[.H458];[.H443];[.H428];[.H413];[.H398];[.H383];[.H368])" office:value-type="float" office:value="149.920905072567" calcext:value-type="float">
            <text:p>149.9209050726</text:p>
          </table:table-cell>
          <table:table-cell table:style-name="ce25" table:formula="of:=STDEV([.I503];[.I488];[.I473];[.I458];[.I443];[.I428];[.I413];[.I398];[.I383];[.I368])" office:value-type="string" office:string-value="" calcext:value-type="error">
            <text:p>#DIV/0!</text:p>
          </table:table-cell>
          <table:table-cell table:style-name="ce25" table:formula="of:=STDEV([.J503];[.J488];[.J473];[.J458];[.J443];[.J428];[.J413];[.J398];[.J383];[.J368])" office:value-type="string" office:string-value="" calcext:value-type="error">
            <text:p>#DIV/0!</text:p>
          </table:table-cell>
          <table:table-cell table:style-name="ce25" table:formula="of:=STDEV([.K503];[.K488];[.K473];[.K458];[.K443];[.K428];[.K413];[.K398];[.K383];[.K368])" office:value-type="string" office:string-value="" calcext:value-type="error">
            <text:p>#DIV/0!</text:p>
          </table:table-cell>
          <table:table-cell table:style-name="ce25" table:formula="of:=STDEV([.L503];[.L488];[.L473];[.L458];[.L443];[.L428];[.L413];[.L398];[.L383];[.L368])" office:value-type="float" office:value="2.3094010767585" calcext:value-type="float">
            <text:p>2.3094010768</text:p>
          </table:table-cell>
          <table:table-cell table:style-name="ce25" table:formula="of:=STDEV([.M503];[.M488];[.M473];[.M458];[.M443];[.M428];[.M413];[.M398];[.M383];[.M368])" office:value-type="string" office:string-value="" calcext:value-type="error">
            <text:p>#DIV/0!</text:p>
          </table:table-cell>
          <table:table-cell table:style-name="ce25" table:formula="of:=STDEV([.N503];[.N488];[.N473];[.N458];[.N443];[.N428];[.N413];[.N398];[.N383];[.N368])" office:value-type="string" office:string-value="" calcext:value-type="error">
            <text:p>#DIV/0!</text:p>
          </table:table-cell>
          <table:table-cell table:style-name="ce25" table:formula="of:=STDEV([.O503];[.O488];[.O473];[.O458];[.O443];[.O428];[.O413];[.O398];[.O383];[.O368])" office:value-type="float" office:value="2.51661147842358" calcext:value-type="float">
            <text:p>2.5166114784</text:p>
          </table:table-cell>
          <table:table-cell table:style-name="ce25" table:formula="of:=STDEV([.P503];[.P488];[.P473];[.P458];[.P443];[.P428];[.P413];[.P398];[.P383];[.P368])" office:value-type="float" office:value="110.214135007972" calcext:value-type="float">
            <text:p>110.214135008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96" table:formula="of:=[.B516]" office:value-type="float" office:value="31.6" calcext:value-type="float">
            <text:p>31.6</text:p>
          </table:table-cell>
          <table:table-cell table:style-name="ce25" table:formula="of:=STDEV([.C504];[.C489];[.C474];[.C459];[.C444];[.C429];[.C414];[.C399];[.C384];[.C369])" office:value-type="string" office:string-value="" calcext:value-type="error">
            <text:p>#DIV/0!</text:p>
          </table:table-cell>
          <table:table-cell table:style-name="ce25" table:formula="of:=STDEV([.D504];[.D489];[.D474];[.D459];[.D444];[.D429];[.D414];[.D399];[.D384];[.D369])" office:value-type="string" office:string-value="" calcext:value-type="error">
            <text:p>#DIV/0!</text:p>
          </table:table-cell>
          <table:table-cell table:style-name="ce25" table:formula="of:=STDEV([.E504];[.E489];[.E474];[.E459];[.E444];[.E429];[.E414];[.E399];[.E384];[.E369])" office:value-type="float" office:value="2.82842712474619" calcext:value-type="float">
            <text:p>2.8284271247</text:p>
          </table:table-cell>
          <table:table-cell table:style-name="ce25" table:formula="of:=STDEV([.F504];[.F489];[.F474];[.F459];[.F444];[.F429];[.F414];[.F399];[.F384];[.F369])" office:value-type="float" office:value="2712.4616126316" calcext:value-type="float">
            <text:p>2712.4616126316</text:p>
          </table:table-cell>
          <table:table-cell table:style-name="ce25" table:formula="of:=STDEV([.G504];[.G489];[.G474];[.G459];[.G444];[.G429];[.G414];[.G399];[.G384];[.G369])" office:value-type="float" office:value="280.014285349873" calcext:value-type="float">
            <text:p>280.0142853499</text:p>
          </table:table-cell>
          <table:table-cell table:style-name="ce25" table:formula="of:=STDEV([.H504];[.H489];[.H474];[.H459];[.H444];[.H429];[.H414];[.H399];[.H384];[.H369])" office:value-type="float" office:value="33857.8800931187" calcext:value-type="float">
            <text:p>33857.8800931187</text:p>
          </table:table-cell>
          <table:table-cell table:style-name="ce25" table:formula="of:=STDEV([.I504];[.I489];[.I474];[.I459];[.I444];[.I429];[.I414];[.I399];[.I384];[.I369])" office:value-type="string" office:string-value="" calcext:value-type="error">
            <text:p>#DIV/0!</text:p>
          </table:table-cell>
          <table:table-cell table:style-name="ce25" table:formula="of:=STDEV([.J504];[.J489];[.J474];[.J459];[.J444];[.J429];[.J414];[.J399];[.J384];[.J369])" office:value-type="string" office:string-value="" calcext:value-type="error">
            <text:p>#DIV/0!</text:p>
          </table:table-cell>
          <table:table-cell table:style-name="ce25" table:formula="of:=STDEV([.K504];[.K489];[.K474];[.K459];[.K444];[.K429];[.K414];[.K399];[.K384];[.K369])" office:value-type="string" office:string-value="" calcext:value-type="error">
            <text:p>#DIV/0!</text:p>
          </table:table-cell>
          <table:table-cell table:style-name="ce25" table:formula="of:=STDEV([.L504];[.L489];[.L474];[.L459];[.L444];[.L429];[.L414];[.L399];[.L384];[.L369])" office:value-type="float" office:value="0" calcext:value-type="float">
            <text:p>0</text:p>
          </table:table-cell>
          <table:table-cell table:style-name="ce25" table:formula="of:=STDEV([.M504];[.M489];[.M474];[.M459];[.M444];[.M429];[.M414];[.M399];[.M384];[.M369])" office:value-type="string" office:string-value="" calcext:value-type="error">
            <text:p>#DIV/0!</text:p>
          </table:table-cell>
          <table:table-cell table:style-name="ce25" table:formula="of:=STDEV([.N504];[.N489];[.N474];[.N459];[.N444];[.N429];[.N414];[.N399];[.N384];[.N369])" office:value-type="string" office:string-value="" calcext:value-type="error">
            <text:p>#DIV/0!</text:p>
          </table:table-cell>
          <table:table-cell table:style-name="ce25" table:formula="of:=STDEV([.O504];[.O489];[.O474];[.O459];[.O444];[.O429];[.O414];[.O399];[.O384];[.O369])" office:value-type="float" office:value="4.94974746830583" calcext:value-type="float">
            <text:p>4.9497474683</text:p>
          </table:table-cell>
          <table:table-cell table:style-name="ce25" table:formula="of:=STDEV([.P504];[.P489];[.P474];[.P459];[.P444];[.P429];[.P414];[.P399];[.P384];[.P369])" office:value-type="float" office:value="103.514303896182" calcext:value-type="float">
            <text:p>103.5143038962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96" table:formula="of:=[.B517]" office:value-type="float" office:value="38.2" calcext:value-type="float">
            <text:p>38.2</text:p>
          </table:table-cell>
          <table:table-cell table:style-name="ce25" table:formula="of:=STDEV([.C505];[.C490];[.C475];[.C460];[.C445];[.C430];[.C415];[.C400];[.C385];[.C370])" office:value-type="string" office:string-value="" calcext:value-type="error">
            <text:p>#DIV/0!</text:p>
          </table:table-cell>
          <table:table-cell table:style-name="ce25" table:formula="of:=STDEV([.D505];[.D490];[.D475];[.D460];[.D445];[.D430];[.D415];[.D400];[.D385];[.D370])" office:value-type="string" office:string-value="" calcext:value-type="error">
            <text:p>#DIV/0!</text:p>
          </table:table-cell>
          <table:table-cell table:style-name="ce25" table:formula="of:=STDEV([.E505];[.E490];[.E475];[.E460];[.E445];[.E430];[.E415];[.E400];[.E385];[.E370])" office:value-type="string" office:string-value="" calcext:value-type="error">
            <text:p>#DIV/0!</text:p>
          </table:table-cell>
          <table:table-cell table:style-name="ce25" table:formula="of:=STDEV([.F505];[.F490];[.F475];[.F460];[.F445];[.F430];[.F415];[.F400];[.F385];[.F370])" office:value-type="string" office:string-value="" calcext:value-type="error">
            <text:p>#DIV/0!</text:p>
          </table:table-cell>
          <table:table-cell table:style-name="ce25" table:formula="of:=STDEV([.G505];[.G490];[.G475];[.G460];[.G445];[.G430];[.G415];[.G400];[.G385];[.G370])" office:value-type="string" office:string-value="" calcext:value-type="error">
            <text:p>#DIV/0!</text:p>
          </table:table-cell>
          <table:table-cell table:style-name="ce25" table:formula="of:=STDEV([.H505];[.H490];[.H475];[.H460];[.H445];[.H430];[.H415];[.H400];[.H385];[.H370])" office:value-type="float" office:value="45189.9249853082" calcext:value-type="float">
            <text:p>45189.9249853082</text:p>
          </table:table-cell>
          <table:table-cell table:style-name="ce25" table:formula="of:=STDEV([.I505];[.I490];[.I475];[.I460];[.I445];[.I430];[.I415];[.I400];[.I385];[.I370])" office:value-type="string" office:string-value="" calcext:value-type="error">
            <text:p>#DIV/0!</text:p>
          </table:table-cell>
          <table:table-cell table:style-name="ce25" table:formula="of:=STDEV([.J505];[.J490];[.J475];[.J460];[.J445];[.J430];[.J415];[.J400];[.J385];[.J370])" office:value-type="string" office:string-value="" calcext:value-type="error">
            <text:p>#DIV/0!</text:p>
          </table:table-cell>
          <table:table-cell table:style-name="ce25" table:formula="of:=STDEV([.K505];[.K490];[.K475];[.K460];[.K445];[.K430];[.K415];[.K400];[.K385];[.K370])" office:value-type="string" office:string-value="" calcext:value-type="error">
            <text:p>#DIV/0!</text:p>
          </table:table-cell>
          <table:table-cell table:style-name="ce25" table:formula="of:=STDEV([.L505];[.L490];[.L475];[.L460];[.L445];[.L430];[.L415];[.L400];[.L385];[.L370])" office:value-type="string" office:string-value="" calcext:value-type="error">
            <text:p>#DIV/0!</text:p>
          </table:table-cell>
          <table:table-cell table:style-name="ce25" table:formula="of:=STDEV([.M505];[.M490];[.M475];[.M460];[.M445];[.M430];[.M415];[.M400];[.M385];[.M370])" office:value-type="string" office:string-value="" calcext:value-type="error">
            <text:p>#DIV/0!</text:p>
          </table:table-cell>
          <table:table-cell table:style-name="ce25" table:formula="of:=STDEV([.N505];[.N490];[.N475];[.N460];[.N445];[.N430];[.N415];[.N400];[.N385];[.N370])" office:value-type="string" office:string-value="" calcext:value-type="error">
            <text:p>#DIV/0!</text:p>
          </table:table-cell>
          <table:table-cell table:style-name="ce25" table:formula="of:=STDEV([.O505];[.O490];[.O475];[.O460];[.O445];[.O430];[.O415];[.O400];[.O385];[.O370])" office:value-type="string" office:string-value="" calcext:value-type="error">
            <text:p>#DIV/0!</text:p>
          </table:table-cell>
          <table:table-cell table:style-name="ce25" table:formula="of:=STDEV([.P505];[.P490];[.P475];[.P460];[.P445];[.P430];[.P415];[.P400];[.P385];[.P370])" office:value-type="float" office:value="69.5701085237044" calcext:value-type="float">
            <text:p>69.570108523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96" table:formula="of:=[.B518]" office:value-type="float" office:value="45.4" calcext:value-type="float">
            <text:p>45.4</text:p>
          </table:table-cell>
          <table:table-cell table:style-name="ce25" table:formula="of:=STDEV([.C506];[.C491];[.C476];[.C461];[.C446];[.C431];[.C416];[.C401];[.C386];[.C371])" office:value-type="string" office:string-value="" calcext:value-type="error">
            <text:p>#DIV/0!</text:p>
          </table:table-cell>
          <table:table-cell table:style-name="ce25" table:formula="of:=STDEV([.D506];[.D491];[.D476];[.D461];[.D446];[.D431];[.D416];[.D401];[.D386];[.D371])" office:value-type="string" office:string-value="" calcext:value-type="error">
            <text:p>#DIV/0!</text:p>
          </table:table-cell>
          <table:table-cell table:style-name="ce25" table:formula="of:=STDEV([.E506];[.E491];[.E476];[.E461];[.E446];[.E431];[.E416];[.E401];[.E386];[.E371])" office:value-type="string" office:string-value="" calcext:value-type="error">
            <text:p>#DIV/0!</text:p>
          </table:table-cell>
          <table:table-cell table:style-name="ce25" table:formula="of:=STDEV([.F506];[.F491];[.F476];[.F461];[.F446];[.F431];[.F416];[.F401];[.F386];[.F371])" office:value-type="string" office:string-value="" calcext:value-type="error">
            <text:p>#DIV/0!</text:p>
          </table:table-cell>
          <table:table-cell table:style-name="ce25" table:formula="of:=STDEV([.G506];[.G491];[.G476];[.G461];[.G446];[.G431];[.G416];[.G401];[.G386];[.G371])" office:value-type="string" office:string-value="" calcext:value-type="error">
            <text:p>#DIV/0!</text:p>
          </table:table-cell>
          <table:table-cell table:style-name="ce25" table:formula="of:=STDEV([.H506];[.H491];[.H476];[.H461];[.H446];[.H431];[.H416];[.H401];[.H386];[.H371])" office:value-type="float" office:value="45202.6133046162" calcext:value-type="float">
            <text:p>45202.6133046162</text:p>
          </table:table-cell>
          <table:table-cell table:style-name="ce25" table:formula="of:=STDEV([.I506];[.I491];[.I476];[.I461];[.I446];[.I431];[.I416];[.I401];[.I386];[.I371])" office:value-type="string" office:string-value="" calcext:value-type="error">
            <text:p>#DIV/0!</text:p>
          </table:table-cell>
          <table:table-cell table:style-name="ce25" table:formula="of:=STDEV([.J506];[.J491];[.J476];[.J461];[.J446];[.J431];[.J416];[.J401];[.J386];[.J371])" office:value-type="string" office:string-value="" calcext:value-type="error">
            <text:p>#DIV/0!</text:p>
          </table:table-cell>
          <table:table-cell table:style-name="ce25" table:formula="of:=STDEV([.K506];[.K491];[.K476];[.K461];[.K446];[.K431];[.K416];[.K401];[.K386];[.K371])" office:value-type="string" office:string-value="" calcext:value-type="error">
            <text:p>#DIV/0!</text:p>
          </table:table-cell>
          <table:table-cell table:style-name="ce25" table:formula="of:=STDEV([.L506];[.L491];[.L476];[.L461];[.L446];[.L431];[.L416];[.L401];[.L386];[.L371])" office:value-type="string" office:string-value="" calcext:value-type="error">
            <text:p>#DIV/0!</text:p>
          </table:table-cell>
          <table:table-cell table:style-name="ce25" table:formula="of:=STDEV([.M506];[.M491];[.M476];[.M461];[.M446];[.M431];[.M416];[.M401];[.M386];[.M371])" office:value-type="string" office:string-value="" calcext:value-type="error">
            <text:p>#DIV/0!</text:p>
          </table:table-cell>
          <table:table-cell table:style-name="ce25" table:formula="of:=STDEV([.N506];[.N491];[.N476];[.N461];[.N446];[.N431];[.N416];[.N401];[.N386];[.N371])" office:value-type="string" office:string-value="" calcext:value-type="error">
            <text:p>#DIV/0!</text:p>
          </table:table-cell>
          <table:table-cell table:style-name="ce25" table:formula="of:=STDEV([.O506];[.O491];[.O476];[.O461];[.O446];[.O431];[.O416];[.O401];[.O386];[.O371])" office:value-type="string" office:string-value="" calcext:value-type="error">
            <text:p>#DIV/0!</text:p>
          </table:table-cell>
          <table:table-cell table:style-name="ce25" table:formula="of:=STDEV([.P506];[.P491];[.P476];[.P461];[.P446];[.P431];[.P416];[.P401];[.P386];[.P371])" office:value-type="float" office:value="69.5701085237044" calcext:value-type="float">
            <text:p>69.570108523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7</text:p>
          </table:table-cell>
          <table:table-cell table:style-name="ce96" table:formula="of:=[.B519]" office:value-type="float" office:value="52.8" calcext:value-type="float">
            <text:p>52.8</text:p>
          </table:table-cell>
          <table:table-cell table:style-name="ce25" table:formula="of:=STDEV([.C507];[.C492];[.C477];[.C462];[.C447];[.C432];[.C417];[.C402];[.C387];[.C372])" office:value-type="string" office:string-value="" calcext:value-type="error">
            <text:p>#DIV/0!</text:p>
          </table:table-cell>
          <table:table-cell table:style-name="ce25" table:formula="of:=STDEV([.D507];[.D492];[.D477];[.D462];[.D447];[.D432];[.D417];[.D402];[.D387];[.D372])" office:value-type="string" office:string-value="" calcext:value-type="error">
            <text:p>#DIV/0!</text:p>
          </table:table-cell>
          <table:table-cell table:style-name="ce25" table:formula="of:=STDEV([.E507];[.E492];[.E477];[.E462];[.E447];[.E432];[.E417];[.E402];[.E387];[.E372])" office:value-type="string" office:string-value="" calcext:value-type="error">
            <text:p>#DIV/0!</text:p>
          </table:table-cell>
          <table:table-cell table:style-name="ce25" table:formula="of:=STDEV([.F507];[.F492];[.F477];[.F462];[.F447];[.F432];[.F417];[.F402];[.F387];[.F372])" office:value-type="string" office:string-value="" calcext:value-type="error">
            <text:p>#DIV/0!</text:p>
          </table:table-cell>
          <table:table-cell table:style-name="ce25" table:formula="of:=STDEV([.G507];[.G492];[.G477];[.G462];[.G447];[.G432];[.G417];[.G402];[.G387];[.G372])" office:value-type="string" office:string-value="" calcext:value-type="error">
            <text:p>#DIV/0!</text:p>
          </table:table-cell>
          <table:table-cell table:style-name="ce25" table:formula="of:=STDEV([.H507];[.H492];[.H477];[.H462];[.H447];[.H432];[.H417];[.H402];[.H387];[.H372])" office:value-type="float" office:value="45215.1153762643" calcext:value-type="float">
            <text:p>45215.1153762643</text:p>
          </table:table-cell>
          <table:table-cell table:style-name="ce25" table:formula="of:=STDEV([.I507];[.I492];[.I477];[.I462];[.I447];[.I432];[.I417];[.I402];[.I387];[.I372])" office:value-type="string" office:string-value="" calcext:value-type="error">
            <text:p>#DIV/0!</text:p>
          </table:table-cell>
          <table:table-cell table:style-name="ce25" table:formula="of:=STDEV([.J507];[.J492];[.J477];[.J462];[.J447];[.J432];[.J417];[.J402];[.J387];[.J372])" office:value-type="string" office:string-value="" calcext:value-type="error">
            <text:p>#DIV/0!</text:p>
          </table:table-cell>
          <table:table-cell table:style-name="ce25" table:formula="of:=STDEV([.K507];[.K492];[.K477];[.K462];[.K447];[.K432];[.K417];[.K402];[.K387];[.K372])" office:value-type="string" office:string-value="" calcext:value-type="error">
            <text:p>#DIV/0!</text:p>
          </table:table-cell>
          <table:table-cell table:style-name="ce25" table:formula="of:=STDEV([.L507];[.L492];[.L477];[.L462];[.L447];[.L432];[.L417];[.L402];[.L387];[.L372])" office:value-type="string" office:string-value="" calcext:value-type="error">
            <text:p>#DIV/0!</text:p>
          </table:table-cell>
          <table:table-cell table:style-name="ce25" table:formula="of:=STDEV([.M507];[.M492];[.M477];[.M462];[.M447];[.M432];[.M417];[.M402];[.M387];[.M372])" office:value-type="string" office:string-value="" calcext:value-type="error">
            <text:p>#DIV/0!</text:p>
          </table:table-cell>
          <table:table-cell table:style-name="ce25" table:formula="of:=STDEV([.N507];[.N492];[.N477];[.N462];[.N447];[.N432];[.N417];[.N402];[.N387];[.N372])" office:value-type="string" office:string-value="" calcext:value-type="error">
            <text:p>#DIV/0!</text:p>
          </table:table-cell>
          <table:table-cell table:style-name="ce25" table:formula="of:=STDEV([.O507];[.O492];[.O477];[.O462];[.O447];[.O432];[.O417];[.O402];[.O387];[.O372])" office:value-type="string" office:string-value="" calcext:value-type="error">
            <text:p>#DIV/0!</text:p>
          </table:table-cell>
          <table:table-cell table:style-name="ce25" table:formula="of:=STDEV([.P507];[.P492];[.P477];[.P462];[.P447];[.P432];[.P417];[.P402];[.P387];[.P372])" office:value-type="float" office:value="68.9376529916707" calcext:value-type="float">
            <text:p>68.9376529917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MF08</text:p>
          </table:table-cell>
          <table:table-cell table:style-name="ce96" table:formula="of:=[.B520]" office:value-type="float" office:value="60.2" calcext:value-type="float">
            <text:p>60.2</text:p>
          </table:table-cell>
          <table:table-cell table:style-name="ce25" table:formula="of:=STDEV([.C508];[.C493];[.C478];[.C463];[.C448];[.C433];[.C418];[.C403];[.C388];[.C373])" office:value-type="string" office:string-value="" calcext:value-type="error">
            <text:p>#DIV/0!</text:p>
          </table:table-cell>
          <table:table-cell table:style-name="ce25" table:formula="of:=STDEV([.D508];[.D493];[.D478];[.D463];[.D448];[.D433];[.D418];[.D403];[.D388];[.D373])" office:value-type="string" office:string-value="" calcext:value-type="error">
            <text:p>#DIV/0!</text:p>
          </table:table-cell>
          <table:table-cell table:style-name="ce25" table:formula="of:=STDEV([.E508];[.E493];[.E478];[.E463];[.E448];[.E433];[.E418];[.E403];[.E388];[.E373])" office:value-type="string" office:string-value="" calcext:value-type="error">
            <text:p>#DIV/0!</text:p>
          </table:table-cell>
          <table:table-cell table:style-name="ce25" table:formula="of:=STDEV([.F508];[.F493];[.F478];[.F463];[.F448];[.F433];[.F418];[.F403];[.F388];[.F373])" office:value-type="string" office:string-value="" calcext:value-type="error">
            <text:p>#DIV/0!</text:p>
          </table:table-cell>
          <table:table-cell table:style-name="ce25" table:formula="of:=STDEV([.G508];[.G493];[.G478];[.G463];[.G448];[.G433];[.G418];[.G403];[.G388];[.G373])" office:value-type="string" office:string-value="" calcext:value-type="error">
            <text:p>#DIV/0!</text:p>
          </table:table-cell>
          <table:table-cell table:style-name="ce25" table:formula="of:=STDEV([.H508];[.H493];[.H478];[.H463];[.H448];[.H433];[.H418];[.H403];[.H388];[.H373])" office:value-type="float" office:value="51273.4502139698" calcext:value-type="float">
            <text:p>51273.4502139698</text:p>
          </table:table-cell>
          <table:table-cell table:style-name="ce25" table:formula="of:=STDEV([.I508];[.I493];[.I478];[.I463];[.I448];[.I433];[.I418];[.I403];[.I388];[.I373])" office:value-type="string" office:string-value="" calcext:value-type="error">
            <text:p>#DIV/0!</text:p>
          </table:table-cell>
          <table:table-cell table:style-name="ce25" table:formula="of:=STDEV([.J508];[.J493];[.J478];[.J463];[.J448];[.J433];[.J418];[.J403];[.J388];[.J373])" office:value-type="string" office:string-value="" calcext:value-type="error">
            <text:p>#DIV/0!</text:p>
          </table:table-cell>
          <table:table-cell table:style-name="ce25" table:formula="of:=STDEV([.K508];[.K493];[.K478];[.K463];[.K448];[.K433];[.K418];[.K403];[.K388];[.K373])" office:value-type="string" office:string-value="" calcext:value-type="error">
            <text:p>#DIV/0!</text:p>
          </table:table-cell>
          <table:table-cell table:style-name="ce25" table:formula="of:=STDEV([.L508];[.L493];[.L478];[.L463];[.L448];[.L433];[.L418];[.L403];[.L388];[.L373])" office:value-type="string" office:string-value="" calcext:value-type="error">
            <text:p>#DIV/0!</text:p>
          </table:table-cell>
          <table:table-cell table:style-name="ce25" table:formula="of:=STDEV([.M508];[.M493];[.M478];[.M463];[.M448];[.M433];[.M418];[.M403];[.M388];[.M373])" office:value-type="string" office:string-value="" calcext:value-type="error">
            <text:p>#DIV/0!</text:p>
          </table:table-cell>
          <table:table-cell table:style-name="ce25" table:formula="of:=STDEV([.N508];[.N493];[.N478];[.N463];[.N448];[.N433];[.N418];[.N403];[.N388];[.N373])" office:value-type="string" office:string-value="" calcext:value-type="error">
            <text:p>#DIV/0!</text:p>
          </table:table-cell>
          <table:table-cell table:style-name="ce25" table:formula="of:=STDEV([.O508];[.O493];[.O478];[.O463];[.O448];[.O433];[.O418];[.O403];[.O388];[.O373])" office:value-type="string" office:string-value="" calcext:value-type="error">
            <text:p>#DIV/0!</text:p>
          </table:table-cell>
          <table:table-cell table:style-name="ce25" table:formula="of:=STDEV([.P508];[.P493];[.P478];[.P463];[.P448];[.P433];[.P418];[.P403];[.P388];[.P373])" office:value-type="float" office:value="0" calcext:value-type="float">
            <text:p>0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STDEV([.C509];[.C494];[.C479];[.C464];[.C449];[.C434];[.C419];[.C404];[.C389];[.C374])" office:value-type="string" office:string-value="" calcext:value-type="error">
            <text:p>#DIV/0!</text:p>
          </table:table-cell>
          <table:table-cell table:style-name="ce25" table:formula="of:=STDEV([.D509];[.D494];[.D479];[.D464];[.D449];[.D434];[.D419];[.D404];[.D389];[.D374])" office:value-type="string" office:string-value="" calcext:value-type="error">
            <text:p>#DIV/0!</text:p>
          </table:table-cell>
          <table:table-cell table:style-name="ce25" table:formula="of:=STDEV([.E509];[.E494];[.E479];[.E464];[.E449];[.E434];[.E419];[.E404];[.E389];[.E374])" office:value-type="float" office:value="1.52752523165195" calcext:value-type="float">
            <text:p>1.5275252317</text:p>
          </table:table-cell>
          <table:table-cell table:style-name="ce25" table:formula="of:=STDEV([.F509];[.F494];[.F479];[.F464];[.F449];[.F434];[.F419];[.F404];[.F389];[.F374])" office:value-type="float" office:value="1934.67628644519" calcext:value-type="float">
            <text:p>1934.6762864452</text:p>
          </table:table-cell>
          <table:table-cell table:style-name="ce48" table:number-columns-repeated="9"/>
          <table:table-cell table:style-name="ce25" table:formula="of:=STDEV([.P509];[.P494];[.P479];[.P464];[.P449];[.P434];[.P419];[.P404];[.P389];[.P374])" office:value-type="float" office:value="44.7680441585042" calcext:value-type="float">
            <text:p>44.7680441585</text:p>
          </table:table-cell>
          <table:table-cell table:style-name="ce26"/>
          <table:table-cell table:style-name="ce11" table:number-columns-repeated="1006"/>
          <table:table-cell table:style-name="ce81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0" table:default-cell-style-name="ce8"/>
        <table:table-column table:style-name="co3" table:default-cell-style-name="ce8"/>
        <table:table-column table:style-name="co11" table:default-cell-style-name="ce8"/>
        <table:table-column table:style-name="co21" table:default-cell-style-name="ce8"/>
        <table:table-column table:style-name="co14" table:default-cell-style-name="ce8"/>
        <table:table-column table:style-name="co12" table:default-cell-style-name="ce8"/>
        <table:table-column table:style-name="co3" table:default-cell-style-name="ce8"/>
        <table:table-column table:style-name="co11" table:default-cell-style-name="ce8"/>
        <table:table-column table:style-name="co21" table:default-cell-style-name="ce8"/>
        <table:table-column table:style-name="co3" table:default-cell-style-name="ce8"/>
        <table:table-column table:style-name="co11" table:default-cell-style-name="ce8"/>
        <table:table-column table:style-name="co21" table:default-cell-style-name="ce8"/>
        <table:table-column table:style-name="co3" table:number-columns-repeated="1012" table:default-cell-style-name="ce8"/>
        <table:table-row table:style-name="ro1">
          <table:table-cell table:style-name="ce115" office:value-type="string" calcext:value-type="string">
            <text:p>LF mesh:</text:p>
          </table:table-cell>
          <table:table-cell table:style-name="ce117" office:value-type="string" calcext:value-type="string">
            <text:p>16x32x16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HF mesh:</text:p>
          </table:table-cell>
          <table:table-cell table:style-name="ce117" office:value-type="string" calcext:value-type="string">
            <text:p>32x64x32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superadj mesh:</text:p>
          </table:table-cell>
          <table:table-cell table:style-name="ce117" office:value-type="string" calcext:value-type="string">
            <text:p>32x64x32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QoI option: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adaptive step:</text:p>
          </table:table-cell>
          <table:table-cell table:style-name="ce117" office:value-type="float" office:value="0.05" calcext:value-type="float">
            <text:p>0.05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init guess:</text:p>
          </table:table-cell>
          <table:table-cell table:style-name="ce117" office:value-type="string" calcext:value-type="string">
            <text:p>LF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data:</text:p>
          </table:table-cell>
          <table:table-cell table:style-name="ce117" office:value-type="string" calcext:value-type="string">
            <text:p>Measurements_diri0_r4p2em3_bigdom.dat</text:p>
          </table:table-cell>
          <table:table-cell table:style-name="ce117" table:number-columns-repeated="1022"/>
        </table:table-row>
        <table:table-row table:style-name="ro1">
          <table:table-cell table:style-name="ce115"/>
          <table:table-cell table:style-name="ce118" office:value-type="string" calcext:value-type="string" table:number-columns-spanned="5" table:number-rows-spanned="1">
            <text:p>inv</text:p>
          </table:table-cell>
          <table:covered-table-cell table:number-columns-repeated="4" table:style-name="ce116"/>
          <table:table-cell table:style-name="ce118" office:value-type="string" calcext:value-type="string" table:number-columns-spanned="3" table:number-rows-spanned="1">
            <text:p>aux</text:p>
          </table:table-cell>
          <table:covered-table-cell table:number-columns-repeated="2" table:style-name="ce116"/>
          <table:table-cell table:style-name="ce118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16"/>
          <table:table-cell table:style-name="ce115" table:number-columns-repeated="1012"/>
        </table:table-row>
        <table:table-row table:style-name="ro1">
          <table:table-cell table:style-name="ce115"/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6" office:value-type="string" calcext:value-type="string">
            <text:p>time/NL iter</text:p>
          </table:table-cell>
          <table:table-cell table:style-name="ce116" office:value-type="string" calcext:value-type="string">
            <text:p>time/KSP iter</text:p>
          </table:table-cell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5" table:number-columns-repeated="1011"/>
          <table:table-cell table:style-name="ce122"/>
        </table:table-row>
        <table:table-row table:style-name="ro1">
          <table:table-cell table:style-name="ce116" office:value-type="string" calcext:value-type="string">
            <text:p>LF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17+11" office:value-type="float" office:value="28" calcext:value-type="float">
            <text:p>28</text:p>
          </table:table-cell>
          <table:table-cell table:style-name="ce99" office:value-type="float" office:value="35" calcext:value-type="float">
            <text:p>35</text:p>
          </table:table-cell>
          <table:table-cell table:style-name="ce99" table:formula="of:=[.D10]/[.B10]" office:value-type="float" office:value="17.5" calcext:value-type="float">
            <text:p>17.5</text:p>
          </table:table-cell>
          <table:table-cell table:style-name="ce99" table:formula="of:=[.D10]/[.C10]" office:value-type="float" office:value="1.25" calcext:value-type="float">
            <text:p>1.25</text:p>
          </table:table-cell>
          <table:table-cell table:style-name="ce119" table:number-columns-repeated="6"/>
          <table:table-cell table:style-name="ce117" table:number-columns-repeated="1011"/>
          <table:table-cell table:style-name="ce122"/>
        </table:table-row>
        <table:table-row table:style-name="ro1">
          <table:table-cell table:style-name="ce116" office:value-type="string" calcext:value-type="string">
            <text:p>MF01</text:p>
          </table:table-cell>
          <table:table-cell table:style-name="ce99" office:value-type="float" office:value="6" calcext:value-type="float">
            <text:p>6</text:p>
          </table:table-cell>
          <table:table-cell table:style-name="ce99" table:formula="of:=41+36+33+30+21+5" office:value-type="float" office:value="166" calcext:value-type="float">
            <text:p>166</text:p>
          </table:table-cell>
          <table:table-cell table:style-name="ce99" office:value-type="float" office:value="535" calcext:value-type="float">
            <text:p>535</text:p>
          </table:table-cell>
          <table:table-cell table:style-name="ce99" table:formula="of:=[.D11]/[.B11]" office:value-type="float" office:value="89.1666666666667" calcext:value-type="float">
            <text:p>89.1666666667</text:p>
          </table:table-cell>
          <table:table-cell table:style-name="ce99" table:formula="of:=[.D11]/[.C11]" office:value-type="float" office:value="3.22289156626506" calcext:value-type="float">
            <text:p>3.2228915663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36+34" office:value-type="float" office:value="70" calcext:value-type="float">
            <text:p>70</text:p>
          </table:table-cell>
          <table:table-cell table:style-name="ce99" office:value-type="float" office:value="230" calcext:value-type="float">
            <text:p>230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25+5+25+24" office:value-type="float" office:value="79" calcext:value-type="float">
            <text:p>79</text:p>
          </table:table-cell>
          <table:table-cell table:style-name="ce99" office:value-type="float" office:value="850" calcext:value-type="float">
            <text:p>850</text:p>
          </table:table-cell>
          <table:table-cell table:style-name="ce117" table:number-columns-repeated="1011"/>
          <table:table-cell table:style-name="ce122"/>
        </table:table-row>
        <table:table-row table:style-name="ro1">
          <table:table-cell table:style-name="ce116" office:value-type="string" calcext:value-type="string">
            <text:p>MF02</text:p>
          </table:table-cell>
          <table:table-cell table:style-name="ce99" office:value-type="float" office:value="6" calcext:value-type="float">
            <text:p>6</text:p>
          </table:table-cell>
          <table:table-cell table:style-name="ce99" table:formula="of:=46+40+38+34+25+5" office:value-type="float" office:value="188" calcext:value-type="float">
            <text:p>188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table:formula="of:=[.D12]/[.B12]" office:value-type="float" office:value="133.333333333333" calcext:value-type="float">
            <text:p>133.3333333333</text:p>
          </table:table-cell>
          <table:table-cell table:style-name="ce99" table:formula="of:=[.D12]/[.C12]" office:value-type="float" office:value="4.25531914893617" calcext:value-type="float">
            <text:p>4.2553191489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39+39" office:value-type="float" office:value="78" calcext:value-type="float">
            <text:p>78</text:p>
          </table:table-cell>
          <table:table-cell table:style-name="ce99" office:value-type="float" office:value="350" calcext:value-type="float">
            <text:p>350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24+5+24+21" office:value-type="float" office:value="74" calcext:value-type="float">
            <text:p>74</text:p>
          </table:table-cell>
          <table:table-cell table:style-name="ce99" office:value-type="float" office:value="650" calcext:value-type="float">
            <text:p>650</text:p>
          </table:table-cell>
          <table:table-cell table:style-name="ce117" table:number-columns-repeated="1011"/>
          <table:table-cell table:style-name="ce122"/>
        </table:table-row>
        <table:table-row table:style-name="ro1">
          <table:table-cell table:style-name="ce116" office:value-type="string" calcext:value-type="string">
            <text:p>MF03</text:p>
          </table:table-cell>
          <table:table-cell table:style-name="ce99" office:value-type="float" office:value="6" calcext:value-type="float">
            <text:p>6</text:p>
          </table:table-cell>
          <table:table-cell table:style-name="ce99" table:formula="of:=141+42+40+36+28+7" office:value-type="float" office:value="294" calcext:value-type="float">
            <text:p>294</text:p>
          </table:table-cell>
          <table:table-cell table:style-name="ce99" office:value-type="float" office:value="980" calcext:value-type="float">
            <text:p>980</text:p>
          </table:table-cell>
          <table:table-cell table:style-name="ce99" table:formula="of:=[.D13]/[.B13]" office:value-type="float" office:value="163.333333333333" calcext:value-type="float">
            <text:p>163.3333333333</text:p>
          </table:table-cell>
          <table:table-cell table:style-name="ce99" table:formula="of:=[.D13]/[.C13]" office:value-type="float" office:value="3.33333333333333" calcext:value-type="float">
            <text:p>3.3333333333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42+73" office:value-type="float" office:value="115" calcext:value-type="float">
            <text:p>115</text:p>
          </table:table-cell>
          <table:table-cell table:style-name="ce99" office:value-type="float" office:value="435" calcext:value-type="float">
            <text:p>435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24+4+25+22" office:value-type="float" office:value="75" calcext:value-type="float">
            <text:p>75</text:p>
          </table:table-cell>
          <table:table-cell table:style-name="ce99" office:value-type="float" office:value="850" calcext:value-type="float">
            <text:p>850</text:p>
          </table:table-cell>
          <table:table-cell table:style-name="ce115"/>
          <table:table-cell table:style-name="ce117" table:number-columns-repeated="1010"/>
          <table:table-cell table:style-name="ce122"/>
        </table:table-row>
        <table:table-row table:style-name="ro1">
          <table:table-cell table:style-name="ce116" office:value-type="string" calcext:value-type="string">
            <text:p>HF</text:p>
          </table:table-cell>
          <table:table-cell table:style-name="ce99" office:value-type="float" office:value="16" calcext:value-type="float">
            <text:p>16</text:p>
          </table:table-cell>
          <table:table-cell table:style-name="ce99" table:formula="of:=75+41+47+50+66+82+170+222+211+43+42+39+34+32+28+21" office:value-type="float" office:value="1203" calcext:value-type="float">
            <text:p>1203</text:p>
          </table:table-cell>
          <table:table-cell table:style-name="ce99" office:value-type="float" office:value="2150" calcext:value-type="float">
            <text:p>2150</text:p>
          </table:table-cell>
          <table:table-cell table:style-name="ce99" table:formula="of:=[.D14]/[.B14]" office:value-type="float" office:value="134.375" calcext:value-type="float">
            <text:p>134.375</text:p>
          </table:table-cell>
          <table:table-cell table:style-name="ce99" table:formula="of:=[.D14]/[.C14]" office:value-type="float" office:value="1.78719866999169" calcext:value-type="float">
            <text:p>1.78719867</text:p>
          </table:table-cell>
          <table:table-cell table:style-name="ce119" table:number-columns-repeated="6"/>
          <table:table-cell table:style-name="ce117" table:number-columns-repeated="1011"/>
          <table:table-cell table:style-name="ce122"/>
        </table:table-row>
        <table:table-row table:style-name="ro1">
          <table:table-cell table:style-name="ce117" table:number-columns-repeated="1024"/>
        </table:table-row>
        <table:table-row table:style-name="ro1">
          <table:table-cell table:style-name="ce115" office:value-type="string" calcext:value-type="string">
            <text:p>init guess:</text:p>
          </table:table-cell>
          <table:table-cell table:style-name="ce117" office:value-type="string" calcext:value-type="string">
            <text:p>R=0</text:p>
          </table:table-cell>
          <table:table-cell table:style-name="ce117" table:number-columns-repeated="1022"/>
        </table:table-row>
        <table:table-row table:style-name="ro1">
          <table:table-cell table:style-name="ce115"/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6" office:value-type="string" calcext:value-type="string">
            <text:p>time/NL iter</text:p>
          </table:table-cell>
          <table:table-cell table:style-name="ce116" office:value-type="string" calcext:value-type="string">
            <text:p>time/KSP iter</text:p>
          </table:table-cell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R=0</text:p>
          </table:table-cell>
          <table:table-cell table:style-name="ce99" table:number-columns-repeated="5"/>
          <table:table-cell table:style-name="ce119" table:number-columns-repeated="6"/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MF01</text:p>
          </table:table-cell>
          <table:table-cell table:style-name="ce99" office:value-type="float" office:value="5" calcext:value-type="float">
            <text:p>5</text:p>
          </table:table-cell>
          <table:table-cell table:style-name="ce99" table:formula="of:=36+32+29+18+6" office:value-type="float" office:value="121" calcext:value-type="float">
            <text:p>121</text:p>
          </table:table-cell>
          <table:table-cell table:style-name="ce99" office:value-type="float" office:value="415" calcext:value-type="float">
            <text:p>415</text:p>
          </table:table-cell>
          <table:table-cell table:style-name="ce99" table:formula="of:=[.D19]/[.B19]" office:value-type="float" office:value="83" calcext:value-type="float">
            <text:p>83</text:p>
          </table:table-cell>
          <table:table-cell table:style-name="ce99" table:formula="of:=[.D19]/[.C19]" office:value-type="float" office:value="3.4297520661157" calcext:value-type="float">
            <text:p>3.4297520661</text:p>
          </table:table-cell>
          <table:table-cell table:style-name="ce99" table:number-columns-repeated="6"/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MF02</text:p>
          </table:table-cell>
          <table:table-cell table:style-name="ce99" office:value-type="float" office:value="5" calcext:value-type="float">
            <text:p>5</text:p>
          </table:table-cell>
          <table:table-cell table:style-name="ce99" table:formula="of:=42+37+33+22+6" office:value-type="float" office:value="140" calcext:value-type="float">
            <text:p>140</text:p>
          </table:table-cell>
          <table:table-cell table:style-name="ce99" office:value-type="float" office:value="685" calcext:value-type="float">
            <text:p>685</text:p>
          </table:table-cell>
          <table:table-cell table:style-name="ce99" table:formula="of:=[.D20]/[.B20]" office:value-type="float" office:value="137" calcext:value-type="float">
            <text:p>137</text:p>
          </table:table-cell>
          <table:table-cell table:style-name="ce99" table:formula="of:=[.D20]/[.C20]" office:value-type="float" office:value="4.89285714285714" calcext:value-type="float">
            <text:p>4.8928571429</text:p>
          </table:table-cell>
          <table:table-cell table:style-name="ce99" table:number-columns-repeated="6"/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MF03</text:p>
          </table:table-cell>
          <table:table-cell table:style-name="ce99" office:value-type="float" office:value="5" calcext:value-type="float">
            <text:p>5</text:p>
          </table:table-cell>
          <table:table-cell table:style-name="ce99" table:formula="of:=134+40+35+26+4" office:value-type="float" office:value="239" calcext:value-type="float">
            <text:p>239</text:p>
          </table:table-cell>
          <table:table-cell table:style-name="ce99" office:value-type="float" office:value="845" calcext:value-type="float">
            <text:p>845</text:p>
          </table:table-cell>
          <table:table-cell table:style-name="ce99" table:formula="of:=[.D21]/[.B21]" office:value-type="float" office:value="169" calcext:value-type="float">
            <text:p>169</text:p>
          </table:table-cell>
          <table:table-cell table:style-name="ce99" table:formula="of:=[.D21]/[.C21]" office:value-type="float" office:value="3.53556485355649" calcext:value-type="float">
            <text:p>3.5355648536</text:p>
          </table:table-cell>
          <table:table-cell table:style-name="ce99" table:number-columns-repeated="6"/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HF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27+23+20+15" office:value-type="float" office:value="85" calcext:value-type="float">
            <text:p>85</text:p>
          </table:table-cell>
          <table:table-cell table:style-name="ce99" office:value-type="float" office:value="510" calcext:value-type="float">
            <text:p>510</text:p>
          </table:table-cell>
          <table:table-cell table:style-name="ce99" table:formula="of:=[.D22]/[.B22]" office:value-type="float" office:value="127.5" calcext:value-type="float">
            <text:p>127.5</text:p>
          </table:table-cell>
          <table:table-cell table:style-name="ce99" table:formula="of:=[.D22]/[.C22]" office:value-type="float" office:value="6" calcext:value-type="float">
            <text:p>6</text:p>
          </table:table-cell>
          <table:table-cell table:style-name="ce119" table:number-columns-repeated="6"/>
          <table:table-cell table:style-name="ce117" table:number-columns-repeated="1012"/>
        </table:table-row>
        <table:table-row table:style-name="ro1">
          <table:table-cell table:style-name="ce115"/>
          <table:table-cell table:style-name="ce117" table:number-columns-repeated="5"/>
          <table:table-cell table:style-name="ce120"/>
          <table:table-cell table:style-name="ce117"/>
          <table:table-cell table:style-name="ce121"/>
          <table:table-cell table:style-name="ce117" table:number-columns-repeated="1015"/>
        </table:table-row>
        <table:table-row table:style-name="ro1">
          <table:table-cell table:style-name="ce115" office:value-type="string" calcext:value-type="string">
            <text:p>init guess:</text:p>
          </table:table-cell>
          <table:table-cell table:style-name="ce117" office:value-type="string" calcext:value-type="string">
            <text:p>LF</text:p>
          </table:table-cell>
          <table:table-cell table:style-name="ce117" table:number-columns-repeated="1022"/>
        </table:table-row>
        <table:table-row table:style-name="ro1">
          <table:table-cell table:style-name="ce115" office:value-type="string" calcext:value-type="string">
            <text:p>flags:</text:p>
          </table:table-cell>
          <table:table-cell table:style-name="ce117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7" table:number-columns-repeated="1021"/>
          <table:table-cell table:style-name="ce122"/>
        </table:table-row>
        <table:table-row table:style-name="ro1">
          <table:table-cell table:style-name="ce115"/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6" office:value-type="string" calcext:value-type="string">
            <text:p>time/NL iter</text:p>
          </table:table-cell>
          <table:table-cell table:style-name="ce116" office:value-type="string" calcext:value-type="string">
            <text:p>time/KSP iter</text:p>
          </table:table-cell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6" office:value-type="string" calcext:value-type="string">
            <text:p>NL iters</text:p>
          </table:table-cell>
          <table:table-cell table:style-name="ce116" office:value-type="string" calcext:value-type="string">
            <text:p>total KSP iters</text:p>
          </table:table-cell>
          <table:table-cell table:style-name="ce116" office:value-type="string" calcext:value-type="string">
            <text:p>time (solve)</text:p>
          </table:table-cell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MF01</text:p>
          </table:table-cell>
          <table:table-cell table:style-name="ce99" office:value-type="float" office:value="6" calcext:value-type="float">
            <text:p>6</text:p>
          </table:table-cell>
          <table:table-cell table:style-name="ce99" table:formula="of:=58+52+50+44+31+9" office:value-type="float" office:value="244" calcext:value-type="float">
            <text:p>244</text:p>
          </table:table-cell>
          <table:table-cell table:style-name="ce99" office:value-type="float" office:value="85" calcext:value-type="float">
            <text:p>85</text:p>
          </table:table-cell>
          <table:table-cell table:style-name="ce99" table:formula="of:=[.D27]/[.B27]" office:value-type="float" office:value="14.1666666666667" calcext:value-type="float">
            <text:p>14.1666666667</text:p>
          </table:table-cell>
          <table:table-cell table:style-name="ce99" table:formula="of:=[.D27]/[.C27]" office:value-type="float" office:value="0.348360655737705" calcext:value-type="float">
            <text:p>0.3483606557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82+517" office:value-type="float" office:value="599" calcext:value-type="float">
            <text:p>599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40+9+41+39" office:value-type="float" office:value="129" calcext:value-type="float">
            <text:p>129</text:p>
          </table:table-cell>
          <table:table-cell table:style-name="ce99" office:value-type="float" office:value="175" calcext:value-type="float">
            <text:p>175</text:p>
          </table:table-cell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MF02</text:p>
          </table:table-cell>
          <table:table-cell table:style-name="ce99" office:value-type="float" office:value="6" calcext:value-type="float">
            <text:p>6</text:p>
          </table:table-cell>
          <table:table-cell table:style-name="ce99" table:formula="of:=372+58+65+51+38+9" office:value-type="float" office:value="593" calcext:value-type="float">
            <text:p>593</text:p>
          </table:table-cell>
          <table:table-cell table:style-name="ce99" office:value-type="float" office:value="190" calcext:value-type="float">
            <text:p>190</text:p>
          </table:table-cell>
          <table:table-cell table:style-name="ce99" table:formula="of:=[.D28]/[.B28]" office:value-type="float" office:value="31.6666666666667" calcext:value-type="float">
            <text:p>31.6666666667</text:p>
          </table:table-cell>
          <table:table-cell table:style-name="ce99" table:formula="of:=[.D28]/[.C28]" office:value-type="float" office:value="0.320404721753794" calcext:value-type="float">
            <text:p>0.3204047218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60+62" office:value-type="float" office:value="122" calcext:value-type="float">
            <text:p>122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40+10+40+37" office:value-type="float" office:value="127" calcext:value-type="float">
            <text:p>127</text:p>
          </table:table-cell>
          <table:table-cell table:style-name="ce99" office:value-type="float" office:value="175" calcext:value-type="float">
            <text:p>175</text:p>
          </table:table-cell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MF03</text:p>
          </table:table-cell>
          <table:table-cell table:style-name="ce99" office:value-type="float" office:value="6" calcext:value-type="float">
            <text:p>6</text:p>
          </table:table-cell>
          <table:table-cell table:style-name="ce99" table:formula="of:=522+81+61+56+42+10" office:value-type="float" office:value="772" calcext:value-type="float">
            <text:p>772</text:p>
          </table:table-cell>
          <table:table-cell table:style-name="ce99" office:value-type="float" office:value="300" calcext:value-type="float">
            <text:p>300</text:p>
          </table:table-cell>
          <table:table-cell table:style-name="ce99" table:formula="of:=[.D29]/[.B29]" office:value-type="float" office:value="50" calcext:value-type="float">
            <text:p>50</text:p>
          </table:table-cell>
          <table:table-cell table:style-name="ce99" table:formula="of:=[.D29]/[.C29]" office:value-type="float" office:value="0.38860103626943" calcext:value-type="float">
            <text:p>0.3886010363</text:p>
          </table:table-cell>
          <table:table-cell table:style-name="ce99" office:value-type="float" office:value="2" calcext:value-type="float">
            <text:p>2</text:p>
          </table:table-cell>
          <table:table-cell table:style-name="ce99" table:formula="of:=208+518" office:value-type="float" office:value="726" calcext:value-type="float">
            <text:p>726</text:p>
          </table:table-cell>
          <table:table-cell table:style-name="ce99" office:value-type="float" office:value="205" calcext:value-type="float">
            <text:p>205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formula="of:=40+10+41+36" office:value-type="float" office:value="127" calcext:value-type="float">
            <text:p>127</text:p>
          </table:table-cell>
          <table:table-cell table:style-name="ce99" office:value-type="float" office:value="175" calcext:value-type="float">
            <text:p>175</text:p>
          </table:table-cell>
          <table:table-cell table:style-name="ce117" table:number-columns-repeated="1012"/>
        </table:table-row>
        <table:table-row table:style-name="ro1">
          <table:table-cell table:style-name="ce116" office:value-type="string" calcext:value-type="string">
            <text:p>HF</text:p>
          </table:table-cell>
          <table:table-cell table:style-name="ce99" office:value-type="float" office:value="16" calcext:value-type="float">
            <text:p>16</text:p>
          </table:table-cell>
          <table:table-cell table:style-name="ce99" table:formula="of:=526+533+555+561+543+534+542+547+549+549+539+535+525+523+45+34" office:value-type="float" office:value="7640" calcext:value-type="float">
            <text:p>7640</text:p>
          </table:table-cell>
          <table:table-cell table:style-name="ce99" office:value-type="float" office:value="3140" calcext:value-type="float">
            <text:p>3140</text:p>
          </table:table-cell>
          <table:table-cell table:style-name="ce99" table:formula="of:=[.D30]/[.B30]" office:value-type="float" office:value="196.25" calcext:value-type="float">
            <text:p>196.25</text:p>
          </table:table-cell>
          <table:table-cell table:style-name="ce99" table:formula="of:=[.D30]/[.C30]" office:value-type="float" office:value="0.410994764397906" calcext:value-type="float">
            <text:p>0.4109947644</text:p>
          </table:table-cell>
          <table:table-cell table:style-name="ce119" table:number-columns-repeated="6"/>
          <table:table-cell table:style-name="ce117"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oo" table:base-cell-address="$Sheet1.$B$98" table:cell-range-address="$Sheet1.$B$98"/>
        <table:named-range table:name="eep" table:base-cell-address="$Sheet2.$E$70" table:cell-range-address="$Sheet2.$F$82"/>
        <table:named-range table:name="HFqoi" table:base-cell-address="$Sheet1.$B$12" table:cell-range-address="$Sheet1.$B$12"/>
        <table:named-range table:name="HFqoi2" table:base-cell-address="$Sheet1.$B$55" table:cell-range-address="$Sheet1.$B$55"/>
        <table:named-range table:name="HFqoidiri" table:base-cell-address="$Sheet2.$F$48" table:cell-range-address="$Sheet2.$E$48"/>
        <table:named-range table:name="HFqoidiri5" table:base-cell-address="$Sheet2.$E$59" table:cell-range-address="$Sheet2.$E$59"/>
        <table:named-range table:name="HFqoishift" table:base-cell-address="$Sheet2.$F$94" table:cell-range-address="$Sheet2.$F$106"/>
        <table:named-range table:name="Meep" table:base-cell-address="$Sheet2.$F$82" table:cell-range-address="$Sheet2.$F$93"/>
        <table:named-range table:name="yarp" table:base-cell-address="$Sheet2.$F$83" table:cell-range-address="$Sheet2.$F$9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9:44:01.788935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7:54:38.759451284</meta:creation-date>
    <dc:date>2016-09-08T17:50:04.647371163</dc:date>
    <meta:editing-duration>P22DT1H42M20S</meta:editing-duration>
    <meta:editing-cycles>114</meta:editing-cycles>
    <meta:generator>LibreOffice/4.2.8.2$Linux_X86_64 LibreOffice_project/420m0$Build-2</meta:generator>
    <meta:document-statistic meta:table-count="3" meta:cell-count="8775" meta:object-count="0"/>
  </office:meta>
</office:document-meta>
</file>